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57.45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1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" style:family="table-cell" style:parent-style-name="Default">
      <style:table-cell-properties fo:border-bottom="none" fo:background-color="#5b9bd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2e75b5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29">
      <style:table-cell-properties fo:border-bottom="1.76pt solid #2e75b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e75b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fef2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7" style:family="table-cell" style:parent-style-name="Default">
      <style:table-cell-properties fo:background-color="#00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ef2c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0" style:family="table-cell" style:parent-style-name="Default">
      <style:table-cell-properties fo:background-color="#4f81bd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cc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32">
      <style:table-cell-properties fo:background-color="#00ffcc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cc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29">
      <style:table-cell-properties fo:background-color="#00ffcc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bdd6ee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bdd6ee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4f81b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fo:background-color="#00ffcc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ackground-color="#00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1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30">
      <style:table-cell-properties fo:background-color="#fef2c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double-thin #5b9bd5" style:border-line-width-bottom="0.18mm 0.53mm 0.18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32">
      <style:table-cell-properties fo:border-bottom="2.49pt double-thin #5b9bd5" style:border-line-width-bottom="0.18mm 0.53mm 0.18mm" fo:background-color="#00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32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29">
      <style:table-cell-properties fo:border-bottom="2.49pt double-thin #5b9bd5" style:border-line-width-bottom="0.18mm 0.53mm 0.18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29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29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29">
      <style:table-cell-properties fo:background-color="#00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29">
      <style:table-cell-properties fo:background-color="#00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29">
      <style:table-cell-properties fo:border-bottom="2.49pt double-thin #5b9bd5" style:border-line-width-bottom="0.18mm 0.53mm 0.18mm" fo:background-color="#00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29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29">
      <style:table-cell-properties fo:background-color="#fef2c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30">
      <style:table-cell-properties fo:background-color="#bdd6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4f81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2e75b5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2e75b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e75b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4f81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2e75b5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2e75b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e75b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5b9bd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2e75b5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29">
      <style:table-cell-properties fo:border-bottom="1.76pt solid #2e75b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e75b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fef2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8" style:family="table-cell" style:parent-style-name="Default">
      <style:table-cell-properties fo:background-color="#00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ackground-color="#fef2c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00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4f81bd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00ffcc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00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132">
      <style:table-cell-properties fo:background-color="#00ff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00ff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129">
      <style:table-cell-properties fo:background-color="#00ff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bdd6e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ackground-color="#bdd6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4f81b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33">
      <style:table-cell-properties fo:background-color="#00ffcc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>
      <style:table-cell-properties fo:background-color="#00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30">
      <style:table-cell-properties fo:background-color="#fef2c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2.49pt double-thin #5b9bd5" style:border-line-width-bottom="0.18mm 0.53mm 0.18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32">
      <style:table-cell-properties fo:border-bottom="2.49pt double-thin #5b9bd5" style:border-line-width-bottom="0.18mm 0.53mm 0.18mm" fo:background-color="#00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 style:data-style-name="N132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29">
      <style:table-cell-properties fo:border-bottom="2.49pt double-thin #5b9bd5" style:border-line-width-bottom="0.18mm 0.53mm 0.18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129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29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29">
      <style:table-cell-properties fo:background-color="#00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 style:data-style-name="N129">
      <style:table-cell-properties fo:background-color="#00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29">
      <style:table-cell-properties fo:border-bottom="2.49pt double-thin #5b9bd5" style:border-line-width-bottom="0.18mm 0.53mm 0.18mm" fo:background-color="#00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129">
      <style:table-cell-properties fo:background-color="#00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 style:data-style-name="N129">
      <style:table-cell-properties fo:background-color="#fef2c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30">
      <style:table-cell-properties fo:background-color="#bdd6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0.17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Appendix A</text:p>
          </table:table-cell>
          <table:table-cell table:style-name="ce6" table:number-columns-repeated="6"/>
          <table:table-cell table:style-name="ce15"/>
          <table:table-cell table:style-name="ce6"/>
          <table:table-cell table:style-name="ce15" table:number-columns-repeated="2"/>
          <table:table-cell table:style-name="ce6"/>
          <table:table-cell table:style-name="ce15"/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Out - Going Summary Apr 2015</text:p>
          </table:table-cell>
          <table:table-cell table:style-name="ce3" table:number-columns-repeated="6"/>
          <table:table-cell table:style-name="ce16"/>
          <table:table-cell table:style-name="ce3"/>
          <table:table-cell table:style-name="ce16" table:number-columns-repeated="2"/>
          <table:table-cell table:style-name="ce3"/>
          <table:table-cell table:style-name="ce16"/>
          <table:table-cell table:style-name="ce3"/>
          <table:table-cell table:style-name="ce6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2">
          <table:table-cell table:style-name="ce3" table:number-columns-repeated="7"/>
          <table:table-cell table:style-name="ce16"/>
          <table:table-cell table:style-name="ce3"/>
          <table:table-cell table:style-name="ce16" table:number-columns-repeated="2"/>
          <table:table-cell table:style-name="ce3"/>
          <table:table-cell table:style-name="ce16"/>
          <table:table-cell table:style-name="ce3"/>
          <table:table-cell table:style-name="ce6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1" office:value-type="string" calcext:value-type="string">
            <text:p>Customer:</text:p>
          </table:table-cell>
          <table:table-cell table:style-name="ce3"/>
          <table:table-cell table:style-name="ce3" office:value-type="string" calcext:value-type="string">
            <text:p>India (CIPL 1504 01 IN)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16"/>
          <table:table-cell table:style-name="ce3"/>
          <table:table-cell table:style-name="ce16" table:number-columns-repeated="2"/>
          <table:table-cell table:style-name="ce3"/>
          <table:table-cell table:style-name="ce16"/>
          <table:table-cell table:style-name="ce3"/>
          <table:table-cell table:style-name="ce6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office:value-type="float" office:value="453659" calcext:value-type="float">
            <text:p>453659</text:p>
          </table:table-cell>
          <table:table-cell table:style-name="ce6" table:number-columns-repeated="4"/>
          <table:table-cell table:number-columns-repeated="998"/>
        </table:table-row>
        <table:table-row table:style-name="ro3">
          <table:table-cell table:style-name="ce1"/>
          <table:table-cell table:style-name="ce3" table:number-columns-repeated="6"/>
          <table:table-cell table:style-name="ce16"/>
          <table:table-cell table:style-name="ce3"/>
          <table:table-cell table:style-name="ce16" table:number-columns-repeated="2"/>
          <table:table-cell table:style-name="ce3"/>
          <table:table-cell table:style-name="ce16"/>
          <table:table-cell table:style-name="ce3"/>
          <table:table-cell table:style-name="ce6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4">
          <table:table-cell table:style-name="ce4" office:value-type="string" calcext:value-type="string">
            <text:p>Base Code</text:p>
          </table:table-cell>
          <table:table-cell table:style-name="ce4" office:value-type="string" calcext:value-type="string">
            <text:p>Acceptance No.</text:p>
          </table:table-cell>
          <table:table-cell table:style-name="ce4" office:value-type="string" calcext:value-type="string">
            <text:p>Order Date</text:p>
          </table:table-cell>
          <table:table-cell table:style-name="ce4" office:value-type="string" calcext:value-type="string">
            <text:p>Order Flg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Ship To</text:p>
          </table:table-cell>
          <table:table-cell table:style-name="ce13" office:value-type="string" calcext:value-type="string">
            <text:p>Ship-To Name</text:p>
          </table:table-cell>
          <table:table-cell table:style-name="ce17" office:value-type="string" calcext:value-type="string">
            <text:p>Order No.</text:p>
          </table:table-cell>
          <table:table-cell table:style-name="ce4" office:value-type="string" calcext:value-type="string">
            <text:p>Shipment Date</text:p>
          </table:table-cell>
          <table:table-cell table:style-name="ce17" office:value-type="string" calcext:value-type="string">
            <text:p>Item Code</text:p>
          </table:table-cell>
          <table:table-cell table:style-name="ce17" office:value-type="string" calcext:value-type="string">
            <text:p>Item Name</text:p>
          </table:table-cell>
          <table:table-cell table:style-name="ce13" office:value-type="string" calcext:value-type="string">
            <text:p>Item Name-reworked</text:p>
          </table:table-cell>
          <table:table-cell table:style-name="ce17" office:value-type="string" calcext:value-type="string">
            <text:p>Subject</text:p>
          </table:table-cell>
          <table:table-cell table:style-name="ce4" office:value-type="string" calcext:value-type="string">
            <text:p>Subject Code</text:p>
          </table:table-cell>
          <table:table-cell table:style-name="ce4" office:value-type="string" calcext:value-type="string">
            <text:p>Level</text:p>
          </table:table-cell>
          <table:table-cell table:style-name="ce17" office:value-type="string" calcext:value-type="string">
            <text:p>Order Quantity</text:p>
          </table:table-cell>
          <table:table-cell table:style-name="ce4" office:value-type="string" calcext:value-type="string">
            <text:p>N</text:p>
          </table:table-cell>
          <table:table-cell table:style-name="ce44" office:value-type="string" office:string-value="Unit Price" calcext:value-type="string">
            <text:p><text:s/>Unit Price </text:p>
          </table:table-cell>
          <table:table-cell table:style-name="ce47" office:value-type="string" office:string-value="Amount (MYR)" calcext:value-type="string">
            <text:p><text:s/>Amount (MYR) </text:p>
          </table:table-cell>
          <table:table-cell table:style-name="ce34" office:value-type="string" calcext:value-type="string">
            <text:p>EXCHANGE RATE</text:p>
          </table:table-cell>
          <table:table-cell table:style-name="ce34" office:value-type="string" calcext:value-type="string">
            <text:p>AMOUNT in INR</text:p>
          </table:table-cell>
          <table:table-cell table:style-name="ce6" office:value-type="string" calcext:value-type="string">
            <text:p>Other cost allocation</text:p>
          </table:table-cell>
          <table:table-cell table:style-name="ce6" office:value-type="string" calcext:value-type="string">
            <text:p>cost after allocaion of other costs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6A151</text:p>
          </table:table-cell>
          <table:table-cell table:style-name="ce18" office:value-type="string" calcext:value-type="string">
            <text:p>ME WKS 6A 151</text:p>
          </table:table-cell>
          <table:table-cell table:style-name="ce28" office:value-type="string" calcext:value-type="string">
            <text:p>ME WKS 6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7]*[.R7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]*[.T7]" office:value-type="float" office:value="1411.22" calcext:value-type="float">
            <text:p><text:s/>1,411.22 </text:p>
          </table:table-cell>
          <table:table-cell table:style-name="ce6" table:formula="of:=ROUND([.$V$4]*[.U7]/[.$U$470];4)" office:value-type="float" office:value="418.9373" calcext:value-type="float">
            <text:p>418.9373</text:p>
          </table:table-cell>
          <table:table-cell table:style-name="ce52" table:formula="of:=[.U7]+[.V7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6A191</text:p>
          </table:table-cell>
          <table:table-cell table:style-name="ce18" office:value-type="string" calcext:value-type="string">
            <text:p>ME WKS 6A 191</text:p>
          </table:table-cell>
          <table:table-cell table:style-name="ce28" office:value-type="string" calcext:value-type="string">
            <text:p>ME WKS 6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8]*[.R8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]*[.T8]" office:value-type="float" office:value="1411.22" calcext:value-type="float">
            <text:p><text:s/>1,411.22 </text:p>
          </table:table-cell>
          <table:table-cell table:style-name="ce6" table:formula="of:=ROUND([.$V$4]*[.U8]/[.$U$470];4)" office:value-type="float" office:value="418.9373" calcext:value-type="float">
            <text:p>418.9373</text:p>
          </table:table-cell>
          <table:table-cell table:style-name="ce52" table:formula="of:=[.U8]+[.V8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011</text:p>
          </table:table-cell>
          <table:table-cell table:style-name="ce18" office:value-type="string" calcext:value-type="string">
            <text:p>ME WKS 5A 01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9]*[.R9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]*[.T9]" office:value-type="float" office:value="1411.22" calcext:value-type="float">
            <text:p><text:s/>1,411.22 </text:p>
          </table:table-cell>
          <table:table-cell table:style-name="ce6" table:formula="of:=ROUND([.$V$4]*[.U9]/[.$U$470];4)" office:value-type="float" office:value="418.9373" calcext:value-type="float">
            <text:p>418.9373</text:p>
          </table:table-cell>
          <table:table-cell table:style-name="ce52" table:formula="of:=[.U9]+[.V9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051</text:p>
          </table:table-cell>
          <table:table-cell table:style-name="ce18" office:value-type="string" calcext:value-type="string">
            <text:p>ME WKS 5A 05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10]*[.R10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]*[.T10]" office:value-type="float" office:value="1411.22" calcext:value-type="float">
            <text:p><text:s/>1,411.22 </text:p>
          </table:table-cell>
          <table:table-cell table:style-name="ce6" table:formula="of:=ROUND([.$V$4]*[.U10]/[.$U$470];4)" office:value-type="float" office:value="418.9373" calcext:value-type="float">
            <text:p>418.9373</text:p>
          </table:table-cell>
          <table:table-cell table:style-name="ce52" table:formula="of:=[.U10]+[.V10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071</text:p>
          </table:table-cell>
          <table:table-cell table:style-name="ce18" office:value-type="string" calcext:value-type="string">
            <text:p>ME WKS 5A 07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11]*[.R11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]*[.T11]" office:value-type="float" office:value="1411.22" calcext:value-type="float">
            <text:p><text:s/>1,411.22 </text:p>
          </table:table-cell>
          <table:table-cell table:style-name="ce6" table:formula="of:=ROUND([.$V$4]*[.U11]/[.$U$470];4)" office:value-type="float" office:value="418.9373" calcext:value-type="float">
            <text:p>418.9373</text:p>
          </table:table-cell>
          <table:table-cell table:style-name="ce52" table:formula="of:=[.U11]+[.V11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121</text:p>
          </table:table-cell>
          <table:table-cell table:style-name="ce18" office:value-type="string" calcext:value-type="string">
            <text:p>ME WKS 5A 12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12]*[.R12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]*[.T12]" office:value-type="float" office:value="1411.22" calcext:value-type="float">
            <text:p><text:s/>1,411.22 </text:p>
          </table:table-cell>
          <table:table-cell table:style-name="ce6" table:formula="of:=ROUND([.$V$4]*[.U12]/[.$U$470];4)" office:value-type="float" office:value="418.9373" calcext:value-type="float">
            <text:p>418.9373</text:p>
          </table:table-cell>
          <table:table-cell table:style-name="ce52" table:formula="of:=[.U12]+[.V12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151</text:p>
          </table:table-cell>
          <table:table-cell table:style-name="ce18" office:value-type="string" calcext:value-type="string">
            <text:p>ME WKS 5A 15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13]*[.R13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]*[.T13]" office:value-type="float" office:value="1411.22" calcext:value-type="float">
            <text:p><text:s/>1,411.22 </text:p>
          </table:table-cell>
          <table:table-cell table:style-name="ce6" table:formula="of:=ROUND([.$V$4]*[.U13]/[.$U$470];4)" office:value-type="float" office:value="418.9373" calcext:value-type="float">
            <text:p>418.9373</text:p>
          </table:table-cell>
          <table:table-cell table:style-name="ce52" table:formula="of:=[.U13]+[.V13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161</text:p>
          </table:table-cell>
          <table:table-cell table:style-name="ce18" office:value-type="string" calcext:value-type="string">
            <text:p>ME WKS 5A 16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14]*[.R14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]*[.T14]" office:value-type="float" office:value="1411.22" calcext:value-type="float">
            <text:p><text:s/>1,411.22 </text:p>
          </table:table-cell>
          <table:table-cell table:style-name="ce6" table:formula="of:=ROUND([.$V$4]*[.U14]/[.$U$470];4)" office:value-type="float" office:value="418.9373" calcext:value-type="float">
            <text:p>418.9373</text:p>
          </table:table-cell>
          <table:table-cell table:style-name="ce52" table:formula="of:=[.U14]+[.V14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171</text:p>
          </table:table-cell>
          <table:table-cell table:style-name="ce18" office:value-type="string" calcext:value-type="string">
            <text:p>ME WKS 5A 17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15]*[.R15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]*[.T15]" office:value-type="float" office:value="1411.22" calcext:value-type="float">
            <text:p><text:s/>1,411.22 </text:p>
          </table:table-cell>
          <table:table-cell table:style-name="ce6" table:formula="of:=ROUND([.$V$4]*[.U15]/[.$U$470];4)" office:value-type="float" office:value="418.9373" calcext:value-type="float">
            <text:p>418.9373</text:p>
          </table:table-cell>
          <table:table-cell table:style-name="ce52" table:formula="of:=[.U15]+[.V15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181</text:p>
          </table:table-cell>
          <table:table-cell table:style-name="ce18" office:value-type="string" calcext:value-type="string">
            <text:p>ME WKS 5A 18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16]*[.R16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]*[.T16]" office:value-type="float" office:value="1411.22" calcext:value-type="float">
            <text:p><text:s/>1,411.22 </text:p>
          </table:table-cell>
          <table:table-cell table:style-name="ce6" table:formula="of:=ROUND([.$V$4]*[.U16]/[.$U$470];4)" office:value-type="float" office:value="418.9373" calcext:value-type="float">
            <text:p>418.9373</text:p>
          </table:table-cell>
          <table:table-cell table:style-name="ce52" table:formula="of:=[.U16]+[.V16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5A191</text:p>
          </table:table-cell>
          <table:table-cell table:style-name="ce18" office:value-type="string" calcext:value-type="string">
            <text:p>ME WKS 5A 191</text:p>
          </table:table-cell>
          <table:table-cell table:style-name="ce28" office:value-type="string" calcext:value-type="string">
            <text:p>M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17]*[.R17])" office:value-type="float" office:value="164" calcext:value-type="float">
            <text:p><text:s/>1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]*[.T17]" office:value-type="float" office:value="2822.44" calcext:value-type="float">
            <text:p><text:s/>2,822.44 </text:p>
          </table:table-cell>
          <table:table-cell table:style-name="ce6" table:formula="of:=ROUND([.$V$4]*[.U17]/[.$U$470];4)" office:value-type="float" office:value="837.8745" calcext:value-type="float">
            <text:p>837.8745</text:p>
          </table:table-cell>
          <table:table-cell table:style-name="ce52" table:formula="of:=[.U17]+[.V17]" office:value-type="float" office:value="3660.3145" calcext:value-type="float">
            <text:p><text:s/>3,660.3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001</text:p>
          </table:table-cell>
          <table:table-cell table:style-name="ce18" office:value-type="string" calcext:value-type="string">
            <text:p>ME WKS 4A 00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18]*[.R18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]*[.T18]" office:value-type="float" office:value="2891.28" calcext:value-type="float">
            <text:p><text:s/>2,891.28 </text:p>
          </table:table-cell>
          <table:table-cell table:style-name="ce6" table:formula="of:=ROUND([.$V$4]*[.U18]/[.$U$470];4)" office:value-type="float" office:value="858.3105" calcext:value-type="float">
            <text:p>858.3105</text:p>
          </table:table-cell>
          <table:table-cell table:style-name="ce52" table:formula="of:=[.U18]+[.V18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031</text:p>
          </table:table-cell>
          <table:table-cell table:style-name="ce18" office:value-type="string" calcext:value-type="string">
            <text:p>ME WKS 4A 03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19]*[.R19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]*[.T19]" office:value-type="float" office:value="2891.28" calcext:value-type="float">
            <text:p><text:s/>2,891.28 </text:p>
          </table:table-cell>
          <table:table-cell table:style-name="ce6" table:formula="of:=ROUND([.$V$4]*[.U19]/[.$U$470];4)" office:value-type="float" office:value="858.3105" calcext:value-type="float">
            <text:p>858.3105</text:p>
          </table:table-cell>
          <table:table-cell table:style-name="ce52" table:formula="of:=[.U19]+[.V19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051</text:p>
          </table:table-cell>
          <table:table-cell table:style-name="ce18" office:value-type="string" calcext:value-type="string">
            <text:p>ME WKS 4A 05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0]*[.R20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]*[.T20]" office:value-type="float" office:value="2891.28" calcext:value-type="float">
            <text:p><text:s/>2,891.28 </text:p>
          </table:table-cell>
          <table:table-cell table:style-name="ce6" table:formula="of:=ROUND([.$V$4]*[.U20]/[.$U$470];4)" office:value-type="float" office:value="858.3105" calcext:value-type="float">
            <text:p>858.3105</text:p>
          </table:table-cell>
          <table:table-cell table:style-name="ce52" table:formula="of:=[.U20]+[.V20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061</text:p>
          </table:table-cell>
          <table:table-cell table:style-name="ce18" office:value-type="string" calcext:value-type="string">
            <text:p>ME WKS 4A 06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1]*[.R21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]*[.T21]" office:value-type="float" office:value="2891.28" calcext:value-type="float">
            <text:p><text:s/>2,891.28 </text:p>
          </table:table-cell>
          <table:table-cell table:style-name="ce6" table:formula="of:=ROUND([.$V$4]*[.U21]/[.$U$470];4)" office:value-type="float" office:value="858.3105" calcext:value-type="float">
            <text:p>858.3105</text:p>
          </table:table-cell>
          <table:table-cell table:style-name="ce52" table:formula="of:=[.U21]+[.V21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071</text:p>
          </table:table-cell>
          <table:table-cell table:style-name="ce18" office:value-type="string" calcext:value-type="string">
            <text:p>ME WKS 4A 07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2]*[.R22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]*[.T22]" office:value-type="float" office:value="2891.28" calcext:value-type="float">
            <text:p><text:s/>2,891.28 </text:p>
          </table:table-cell>
          <table:table-cell table:style-name="ce6" table:formula="of:=ROUND([.$V$4]*[.U22]/[.$U$470];4)" office:value-type="float" office:value="858.3105" calcext:value-type="float">
            <text:p>858.3105</text:p>
          </table:table-cell>
          <table:table-cell table:style-name="ce52" table:formula="of:=[.U22]+[.V22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081</text:p>
          </table:table-cell>
          <table:table-cell table:style-name="ce18" office:value-type="string" calcext:value-type="string">
            <text:p>ME WKS 4A 08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3]*[.R23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]*[.T23]" office:value-type="float" office:value="2891.28" calcext:value-type="float">
            <text:p><text:s/>2,891.28 </text:p>
          </table:table-cell>
          <table:table-cell table:style-name="ce6" table:formula="of:=ROUND([.$V$4]*[.U23]/[.$U$470];4)" office:value-type="float" office:value="858.3105" calcext:value-type="float">
            <text:p>858.3105</text:p>
          </table:table-cell>
          <table:table-cell table:style-name="ce52" table:formula="of:=[.U23]+[.V23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091</text:p>
          </table:table-cell>
          <table:table-cell table:style-name="ce18" office:value-type="string" calcext:value-type="string">
            <text:p>ME WKS 4A 09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4]*[.R24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]*[.T24]" office:value-type="float" office:value="2891.28" calcext:value-type="float">
            <text:p><text:s/>2,891.28 </text:p>
          </table:table-cell>
          <table:table-cell table:style-name="ce6" table:formula="of:=ROUND([.$V$4]*[.U24]/[.$U$470];4)" office:value-type="float" office:value="858.3105" calcext:value-type="float">
            <text:p>858.3105</text:p>
          </table:table-cell>
          <table:table-cell table:style-name="ce52" table:formula="of:=[.U24]+[.V24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01</text:p>
          </table:table-cell>
          <table:table-cell table:style-name="ce18" office:value-type="string" calcext:value-type="string">
            <text:p>ME WKS 4A 10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5]*[.R25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]*[.T25]" office:value-type="float" office:value="2891.28" calcext:value-type="float">
            <text:p><text:s/>2,891.28 </text:p>
          </table:table-cell>
          <table:table-cell table:style-name="ce6" table:formula="of:=ROUND([.$V$4]*[.U25]/[.$U$470];4)" office:value-type="float" office:value="858.3105" calcext:value-type="float">
            <text:p>858.3105</text:p>
          </table:table-cell>
          <table:table-cell table:style-name="ce52" table:formula="of:=[.U25]+[.V25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21</text:p>
          </table:table-cell>
          <table:table-cell table:style-name="ce18" office:value-type="string" calcext:value-type="string">
            <text:p>ME WKS 4A 12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6]*[.R26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]*[.T26]" office:value-type="float" office:value="2891.28" calcext:value-type="float">
            <text:p><text:s/>2,891.28 </text:p>
          </table:table-cell>
          <table:table-cell table:style-name="ce6" table:formula="of:=ROUND([.$V$4]*[.U26]/[.$U$470];4)" office:value-type="float" office:value="858.3105" calcext:value-type="float">
            <text:p>858.3105</text:p>
          </table:table-cell>
          <table:table-cell table:style-name="ce52" table:formula="of:=[.U26]+[.V26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31</text:p>
          </table:table-cell>
          <table:table-cell table:style-name="ce18" office:value-type="string" calcext:value-type="string">
            <text:p>ME WKS 4A 13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7]*[.R27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]*[.T27]" office:value-type="float" office:value="2891.28" calcext:value-type="float">
            <text:p><text:s/>2,891.28 </text:p>
          </table:table-cell>
          <table:table-cell table:style-name="ce6" table:formula="of:=ROUND([.$V$4]*[.U27]/[.$U$470];4)" office:value-type="float" office:value="858.3105" calcext:value-type="float">
            <text:p>858.3105</text:p>
          </table:table-cell>
          <table:table-cell table:style-name="ce52" table:formula="of:=[.U27]+[.V27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41</text:p>
          </table:table-cell>
          <table:table-cell table:style-name="ce18" office:value-type="string" calcext:value-type="string">
            <text:p>ME WKS 4A 14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8]*[.R28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]*[.T28]" office:value-type="float" office:value="2891.28" calcext:value-type="float">
            <text:p><text:s/>2,891.28 </text:p>
          </table:table-cell>
          <table:table-cell table:style-name="ce6" table:formula="of:=ROUND([.$V$4]*[.U28]/[.$U$470];4)" office:value-type="float" office:value="858.3105" calcext:value-type="float">
            <text:p>858.3105</text:p>
          </table:table-cell>
          <table:table-cell table:style-name="ce52" table:formula="of:=[.U28]+[.V28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51</text:p>
          </table:table-cell>
          <table:table-cell table:style-name="ce18" office:value-type="string" calcext:value-type="string">
            <text:p>ME WKS 4A 15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29]*[.R29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]*[.T29]" office:value-type="float" office:value="2891.28" calcext:value-type="float">
            <text:p><text:s/>2,891.28 </text:p>
          </table:table-cell>
          <table:table-cell table:style-name="ce6" table:formula="of:=ROUND([.$V$4]*[.U29]/[.$U$470];4)" office:value-type="float" office:value="858.3105" calcext:value-type="float">
            <text:p>858.3105</text:p>
          </table:table-cell>
          <table:table-cell table:style-name="ce52" table:formula="of:=[.U29]+[.V29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61</text:p>
          </table:table-cell>
          <table:table-cell table:style-name="ce18" office:value-type="string" calcext:value-type="string">
            <text:p>ME WKS 4A 16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0]*[.R30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]*[.T30]" office:value-type="float" office:value="2891.28" calcext:value-type="float">
            <text:p><text:s/>2,891.28 </text:p>
          </table:table-cell>
          <table:table-cell table:style-name="ce6" table:formula="of:=ROUND([.$V$4]*[.U30]/[.$U$470];4)" office:value-type="float" office:value="858.3105" calcext:value-type="float">
            <text:p>858.3105</text:p>
          </table:table-cell>
          <table:table-cell table:style-name="ce52" table:formula="of:=[.U30]+[.V30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71</text:p>
          </table:table-cell>
          <table:table-cell table:style-name="ce18" office:value-type="string" calcext:value-type="string">
            <text:p>ME WKS 4A 17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1]*[.R31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]*[.T31]" office:value-type="float" office:value="2891.28" calcext:value-type="float">
            <text:p><text:s/>2,891.28 </text:p>
          </table:table-cell>
          <table:table-cell table:style-name="ce6" table:formula="of:=ROUND([.$V$4]*[.U31]/[.$U$470];4)" office:value-type="float" office:value="858.3105" calcext:value-type="float">
            <text:p>858.3105</text:p>
          </table:table-cell>
          <table:table-cell table:style-name="ce52" table:formula="of:=[.U31]+[.V31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81</text:p>
          </table:table-cell>
          <table:table-cell table:style-name="ce18" office:value-type="string" calcext:value-type="string">
            <text:p>ME WKS 4A 18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2]*[.R32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]*[.T32]" office:value-type="float" office:value="2891.28" calcext:value-type="float">
            <text:p><text:s/>2,891.28 </text:p>
          </table:table-cell>
          <table:table-cell table:style-name="ce6" table:formula="of:=ROUND([.$V$4]*[.U32]/[.$U$470];4)" office:value-type="float" office:value="858.3105" calcext:value-type="float">
            <text:p>858.3105</text:p>
          </table:table-cell>
          <table:table-cell table:style-name="ce52" table:formula="of:=[.U32]+[.V32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4A191</text:p>
          </table:table-cell>
          <table:table-cell table:style-name="ce18" office:value-type="string" calcext:value-type="string">
            <text:p>ME WKS 4A 191</text:p>
          </table:table-cell>
          <table:table-cell table:style-name="ce29" office:value-type="string" calcext:value-type="string">
            <text:p>M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3]*[.R33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]*[.T33]" office:value-type="float" office:value="2891.28" calcext:value-type="float">
            <text:p><text:s/>2,891.28 </text:p>
          </table:table-cell>
          <table:table-cell table:style-name="ce6" table:formula="of:=ROUND([.$V$4]*[.U33]/[.$U$470];4)" office:value-type="float" office:value="858.3105" calcext:value-type="float">
            <text:p>858.3105</text:p>
          </table:table-cell>
          <table:table-cell table:style-name="ce52" table:formula="of:=[.U33]+[.V33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011</text:p>
          </table:table-cell>
          <table:table-cell table:style-name="ce18" office:value-type="string" calcext:value-type="string">
            <text:p>ME WKS 3A 01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4]*[.R34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]*[.T34]" office:value-type="float" office:value="2891.28" calcext:value-type="float">
            <text:p><text:s/>2,891.28 </text:p>
          </table:table-cell>
          <table:table-cell table:style-name="ce6" table:formula="of:=ROUND([.$V$4]*[.U34]/[.$U$470];4)" office:value-type="float" office:value="858.3105" calcext:value-type="float">
            <text:p>858.3105</text:p>
          </table:table-cell>
          <table:table-cell table:style-name="ce52" table:formula="of:=[.U34]+[.V34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021</text:p>
          </table:table-cell>
          <table:table-cell table:style-name="ce18" office:value-type="string" calcext:value-type="string">
            <text:p>ME WKS 3A 02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5]*[.R35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]*[.T35]" office:value-type="float" office:value="2891.28" calcext:value-type="float">
            <text:p><text:s/>2,891.28 </text:p>
          </table:table-cell>
          <table:table-cell table:style-name="ce6" table:formula="of:=ROUND([.$V$4]*[.U35]/[.$U$470];4)" office:value-type="float" office:value="858.3105" calcext:value-type="float">
            <text:p>858.3105</text:p>
          </table:table-cell>
          <table:table-cell table:style-name="ce52" table:formula="of:=[.U35]+[.V35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031</text:p>
          </table:table-cell>
          <table:table-cell table:style-name="ce18" office:value-type="string" calcext:value-type="string">
            <text:p>ME WKS 3A 03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6]*[.R36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]*[.T36]" office:value-type="float" office:value="2891.28" calcext:value-type="float">
            <text:p><text:s/>2,891.28 </text:p>
          </table:table-cell>
          <table:table-cell table:style-name="ce6" table:formula="of:=ROUND([.$V$4]*[.U36]/[.$U$470];4)" office:value-type="float" office:value="858.3105" calcext:value-type="float">
            <text:p>858.3105</text:p>
          </table:table-cell>
          <table:table-cell table:style-name="ce52" table:formula="of:=[.U36]+[.V36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041</text:p>
          </table:table-cell>
          <table:table-cell table:style-name="ce18" office:value-type="string" calcext:value-type="string">
            <text:p>ME WKS 3A 04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7]*[.R37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]*[.T37]" office:value-type="float" office:value="2891.28" calcext:value-type="float">
            <text:p><text:s/>2,891.28 </text:p>
          </table:table-cell>
          <table:table-cell table:style-name="ce6" table:formula="of:=ROUND([.$V$4]*[.U37]/[.$U$470];4)" office:value-type="float" office:value="858.3105" calcext:value-type="float">
            <text:p>858.3105</text:p>
          </table:table-cell>
          <table:table-cell table:style-name="ce52" table:formula="of:=[.U37]+[.V37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051</text:p>
          </table:table-cell>
          <table:table-cell table:style-name="ce18" office:value-type="string" calcext:value-type="string">
            <text:p>ME WKS 3A 05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8]*[.R38])" office:value-type="float" office:value="168" calcext:value-type="float">
            <text:p><text:s/>1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]*[.T38]" office:value-type="float" office:value="2891.28" calcext:value-type="float">
            <text:p><text:s/>2,891.28 </text:p>
          </table:table-cell>
          <table:table-cell table:style-name="ce6" table:formula="of:=ROUND([.$V$4]*[.U38]/[.$U$470];4)" office:value-type="float" office:value="858.3105" calcext:value-type="float">
            <text:p>858.3105</text:p>
          </table:table-cell>
          <table:table-cell table:style-name="ce52" table:formula="of:=[.U38]+[.V38]" office:value-type="float" office:value="3749.5905" calcext:value-type="float">
            <text:p><text:s/>3,749.5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071</text:p>
          </table:table-cell>
          <table:table-cell table:style-name="ce18" office:value-type="string" calcext:value-type="string">
            <text:p>ME WKS 3A 07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39]*[.R39])" office:value-type="float" office:value="336" calcext:value-type="float">
            <text:p><text:s/>3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]*[.T39]" office:value-type="float" office:value="5782.56" calcext:value-type="float">
            <text:p><text:s/>5,782.56 </text:p>
          </table:table-cell>
          <table:table-cell table:style-name="ce6" table:formula="of:=ROUND([.$V$4]*[.U39]/[.$U$470];4)" office:value-type="float" office:value="1716.621" calcext:value-type="float">
            <text:p>1716.621</text:p>
          </table:table-cell>
          <table:table-cell table:style-name="ce52" table:formula="of:=[.U39]+[.V39]" office:value-type="float" office:value="7499.181" calcext:value-type="float">
            <text:p><text:s/>7,499.1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081</text:p>
          </table:table-cell>
          <table:table-cell table:style-name="ce18" office:value-type="string" calcext:value-type="string">
            <text:p>ME WKS 3A 08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0]*[.R40])" office:value-type="float" office:value="504" calcext:value-type="float">
            <text:p><text:s/>50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]*[.T40]" office:value-type="float" office:value="8673.84" calcext:value-type="float">
            <text:p><text:s/>8,673.84 </text:p>
          </table:table-cell>
          <table:table-cell table:style-name="ce6" table:formula="of:=ROUND([.$V$4]*[.U40]/[.$U$470];4)" office:value-type="float" office:value="2574.9315" calcext:value-type="float">
            <text:p>2574.9315</text:p>
          </table:table-cell>
          <table:table-cell table:style-name="ce52" table:formula="of:=[.U40]+[.V40]" office:value-type="float" office:value="11248.7715" calcext:value-type="float">
            <text:p><text:s/>11,248.7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091</text:p>
          </table:table-cell>
          <table:table-cell table:style-name="ce18" office:value-type="string" calcext:value-type="string">
            <text:p>ME WKS 3A 09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1]*[.R41])" office:value-type="float" office:value="504" calcext:value-type="float">
            <text:p><text:s/>50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1]*[.T41]" office:value-type="float" office:value="8673.84" calcext:value-type="float">
            <text:p><text:s/>8,673.84 </text:p>
          </table:table-cell>
          <table:table-cell table:style-name="ce6" table:formula="of:=ROUND([.$V$4]*[.U41]/[.$U$470];4)" office:value-type="float" office:value="2574.9315" calcext:value-type="float">
            <text:p>2574.9315</text:p>
          </table:table-cell>
          <table:table-cell table:style-name="ce52" table:formula="of:=[.U41]+[.V41]" office:value-type="float" office:value="11248.7715" calcext:value-type="float">
            <text:p><text:s/>11,248.7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01</text:p>
          </table:table-cell>
          <table:table-cell table:style-name="ce18" office:value-type="string" calcext:value-type="string">
            <text:p>ME WKS 3A 10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2]*[.R42])" office:value-type="float" office:value="672" calcext:value-type="float">
            <text:p><text:s/>67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]*[.T42]" office:value-type="float" office:value="11565.12" calcext:value-type="float">
            <text:p><text:s/>11,565.12 </text:p>
          </table:table-cell>
          <table:table-cell table:style-name="ce6" table:formula="of:=ROUND([.$V$4]*[.U42]/[.$U$470];4)" office:value-type="float" office:value="3433.2421" calcext:value-type="float">
            <text:p>3433.2421</text:p>
          </table:table-cell>
          <table:table-cell table:style-name="ce52" table:formula="of:=[.U42]+[.V42]" office:value-type="float" office:value="14998.3621" calcext:value-type="float">
            <text:p><text:s/>14,998.3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11</text:p>
          </table:table-cell>
          <table:table-cell table:style-name="ce18" office:value-type="string" calcext:value-type="string">
            <text:p>ME WKS 3A 11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3]*[.R43])" office:value-type="float" office:value="504" calcext:value-type="float">
            <text:p><text:s/>50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]*[.T43]" office:value-type="float" office:value="8673.84" calcext:value-type="float">
            <text:p><text:s/>8,673.84 </text:p>
          </table:table-cell>
          <table:table-cell table:style-name="ce6" table:formula="of:=ROUND([.$V$4]*[.U43]/[.$U$470];4)" office:value-type="float" office:value="2574.9315" calcext:value-type="float">
            <text:p>2574.9315</text:p>
          </table:table-cell>
          <table:table-cell table:style-name="ce52" table:formula="of:=[.U43]+[.V43]" office:value-type="float" office:value="11248.7715" calcext:value-type="float">
            <text:p><text:s/>11,248.7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21</text:p>
          </table:table-cell>
          <table:table-cell table:style-name="ce18" office:value-type="string" calcext:value-type="string">
            <text:p>ME WKS 3A 12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4]*[.R44])" office:value-type="float" office:value="504" calcext:value-type="float">
            <text:p><text:s/>50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]*[.T44]" office:value-type="float" office:value="8673.84" calcext:value-type="float">
            <text:p><text:s/>8,673.84 </text:p>
          </table:table-cell>
          <table:table-cell table:style-name="ce6" table:formula="of:=ROUND([.$V$4]*[.U44]/[.$U$470];4)" office:value-type="float" office:value="2574.9315" calcext:value-type="float">
            <text:p>2574.9315</text:p>
          </table:table-cell>
          <table:table-cell table:style-name="ce52" table:formula="of:=[.U44]+[.V44]" office:value-type="float" office:value="11248.7715" calcext:value-type="float">
            <text:p><text:s/>11,248.7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31</text:p>
          </table:table-cell>
          <table:table-cell table:style-name="ce18" office:value-type="string" calcext:value-type="string">
            <text:p>ME WKS 3A 13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400" calcext:value-type="float">
            <text:p>2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5]*[.R45])" office:value-type="float" office:value="1008" calcext:value-type="float">
            <text:p><text:s/>1,00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]*[.T45]" office:value-type="float" office:value="17347.68" calcext:value-type="float">
            <text:p><text:s/>17,347.68 </text:p>
          </table:table-cell>
          <table:table-cell table:style-name="ce6" table:formula="of:=ROUND([.$V$4]*[.U45]/[.$U$470];4)" office:value-type="float" office:value="5149.8631" calcext:value-type="float">
            <text:p>5149.8631</text:p>
          </table:table-cell>
          <table:table-cell table:style-name="ce52" table:formula="of:=[.U45]+[.V45]" office:value-type="float" office:value="22497.5431" calcext:value-type="float">
            <text:p><text:s/>22,497.5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41</text:p>
          </table:table-cell>
          <table:table-cell table:style-name="ce18" office:value-type="string" calcext:value-type="string">
            <text:p>ME WKS 3A 14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400" calcext:value-type="float">
            <text:p>2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6]*[.R46])" office:value-type="float" office:value="1008" calcext:value-type="float">
            <text:p><text:s/>1,00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]*[.T46]" office:value-type="float" office:value="17347.68" calcext:value-type="float">
            <text:p><text:s/>17,347.68 </text:p>
          </table:table-cell>
          <table:table-cell table:style-name="ce6" table:formula="of:=ROUND([.$V$4]*[.U46]/[.$U$470];4)" office:value-type="float" office:value="5149.8631" calcext:value-type="float">
            <text:p>5149.8631</text:p>
          </table:table-cell>
          <table:table-cell table:style-name="ce52" table:formula="of:=[.U46]+[.V46]" office:value-type="float" office:value="22497.5431" calcext:value-type="float">
            <text:p><text:s/>22,497.5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51</text:p>
          </table:table-cell>
          <table:table-cell table:style-name="ce18" office:value-type="string" calcext:value-type="string">
            <text:p>ME WKS 3A 15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0" calcext:value-type="float">
            <text:p>20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7]*[.R47])" office:value-type="float" office:value="840" calcext:value-type="float">
            <text:p><text:s/>8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7]*[.T47]" office:value-type="float" office:value="14456.4" calcext:value-type="float">
            <text:p><text:s/>14,456.40 </text:p>
          </table:table-cell>
          <table:table-cell table:style-name="ce6" table:formula="of:=ROUND([.$V$4]*[.U47]/[.$U$470];4)" office:value-type="float" office:value="4291.5526" calcext:value-type="float">
            <text:p>4291.5526</text:p>
          </table:table-cell>
          <table:table-cell table:style-name="ce52" table:formula="of:=[.U47]+[.V47]" office:value-type="float" office:value="18747.9526" calcext:value-type="float">
            <text:p><text:s/>18,747.9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61</text:p>
          </table:table-cell>
          <table:table-cell table:style-name="ce18" office:value-type="string" calcext:value-type="string">
            <text:p>ME WKS 3A 16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0" calcext:value-type="float">
            <text:p>20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8]*[.R48])" office:value-type="float" office:value="840" calcext:value-type="float">
            <text:p><text:s/>8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8]*[.T48]" office:value-type="float" office:value="14456.4" calcext:value-type="float">
            <text:p><text:s/>14,456.40 </text:p>
          </table:table-cell>
          <table:table-cell table:style-name="ce6" table:formula="of:=ROUND([.$V$4]*[.U48]/[.$U$470];4)" office:value-type="float" office:value="4291.5526" calcext:value-type="float">
            <text:p>4291.5526</text:p>
          </table:table-cell>
          <table:table-cell table:style-name="ce52" table:formula="of:=[.U48]+[.V48]" office:value-type="float" office:value="18747.9526" calcext:value-type="float">
            <text:p><text:s/>18,747.9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71</text:p>
          </table:table-cell>
          <table:table-cell table:style-name="ce18" office:value-type="string" calcext:value-type="string">
            <text:p>ME WKS 3A 17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49]*[.R49])" office:value-type="float" office:value="672" calcext:value-type="float">
            <text:p><text:s/>67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9]*[.T49]" office:value-type="float" office:value="11565.12" calcext:value-type="float">
            <text:p><text:s/>11,565.12 </text:p>
          </table:table-cell>
          <table:table-cell table:style-name="ce6" table:formula="of:=ROUND([.$V$4]*[.U49]/[.$U$470];4)" office:value-type="float" office:value="3433.2421" calcext:value-type="float">
            <text:p>3433.2421</text:p>
          </table:table-cell>
          <table:table-cell table:style-name="ce52" table:formula="of:=[.U49]+[.V49]" office:value-type="float" office:value="14998.3621" calcext:value-type="float">
            <text:p><text:s/>14,998.3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81</text:p>
          </table:table-cell>
          <table:table-cell table:style-name="ce18" office:value-type="string" calcext:value-type="string">
            <text:p>ME WKS 3A 18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50]*[.R50])" office:value-type="float" office:value="672" calcext:value-type="float">
            <text:p><text:s/>67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0]*[.T50]" office:value-type="float" office:value="11565.12" calcext:value-type="float">
            <text:p><text:s/>11,565.12 </text:p>
          </table:table-cell>
          <table:table-cell table:style-name="ce6" table:formula="of:=ROUND([.$V$4]*[.U50]/[.$U$470];4)" office:value-type="float" office:value="3433.2421" calcext:value-type="float">
            <text:p>3433.2421</text:p>
          </table:table-cell>
          <table:table-cell table:style-name="ce52" table:formula="of:=[.U50]+[.V50]" office:value-type="float" office:value="14998.3621" calcext:value-type="float">
            <text:p><text:s/>14,998.3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3A191</text:p>
          </table:table-cell>
          <table:table-cell table:style-name="ce18" office:value-type="string" calcext:value-type="string">
            <text:p>ME WKS 3A 191</text:p>
          </table:table-cell>
          <table:table-cell table:style-name="ce29" office:value-type="string" calcext:value-type="string">
            <text:p>M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42" calcext:value-type="float">
            <text:p><text:s/>0.42 </text:p>
          </table:table-cell>
          <table:table-cell table:style-name="ce48" table:formula="of:=SUM([.P51]*[.R51])" office:value-type="float" office:value="672" calcext:value-type="float">
            <text:p><text:s/>67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1]*[.T51]" office:value-type="float" office:value="11565.12" calcext:value-type="float">
            <text:p><text:s/>11,565.12 </text:p>
          </table:table-cell>
          <table:table-cell table:style-name="ce6" table:formula="of:=ROUND([.$V$4]*[.U51]/[.$U$470];4)" office:value-type="float" office:value="3433.2421" calcext:value-type="float">
            <text:p>3433.2421</text:p>
          </table:table-cell>
          <table:table-cell table:style-name="ce52" table:formula="of:=[.U51]+[.V51]" office:value-type="float" office:value="14998.3621" calcext:value-type="float">
            <text:p><text:s/>14,998.3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01</text:p>
          </table:table-cell>
          <table:table-cell table:style-name="ce18" office:value-type="string" calcext:value-type="string">
            <text:p>ME WKS 2A 00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52]*[.R52])" office:value-type="float" office:value="116" calcext:value-type="float">
            <text:p><text:s/>11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2]*[.T52]" office:value-type="float" office:value="1996.36" calcext:value-type="float">
            <text:p><text:s/>1,996.36 </text:p>
          </table:table-cell>
          <table:table-cell table:style-name="ce6" table:formula="of:=ROUND([.$V$4]*[.U52]/[.$U$470];4)" office:value-type="float" office:value="592.643" calcext:value-type="float">
            <text:p>592.643</text:p>
          </table:table-cell>
          <table:table-cell table:style-name="ce52" table:formula="of:=[.U52]+[.V52]" office:value-type="float" office:value="2589.003" calcext:value-type="float">
            <text:p><text:s/>2,589.0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11</text:p>
          </table:table-cell>
          <table:table-cell table:style-name="ce18" office:value-type="string" calcext:value-type="string">
            <text:p>ME WKS 2A 01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53]*[.R53])" office:value-type="float" office:value="348" calcext:value-type="float">
            <text:p><text:s/>3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3]*[.T53]" office:value-type="float" office:value="5989.08" calcext:value-type="float">
            <text:p><text:s/>5,989.08 </text:p>
          </table:table-cell>
          <table:table-cell table:style-name="ce6" table:formula="of:=ROUND([.$V$4]*[.U53]/[.$U$470];4)" office:value-type="float" office:value="1777.9289" calcext:value-type="float">
            <text:p>1777.9289</text:p>
          </table:table-cell>
          <table:table-cell table:style-name="ce52" table:formula="of:=[.U53]+[.V53]" office:value-type="float" office:value="7767.0089" calcext:value-type="float">
            <text:p><text:s/>7,767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21</text:p>
          </table:table-cell>
          <table:table-cell table:style-name="ce18" office:value-type="string" calcext:value-type="string">
            <text:p>ME WKS 2A 02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54]*[.R54])" office:value-type="float" office:value="464" calcext:value-type="float">
            <text:p><text:s/>4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4]*[.T54]" office:value-type="float" office:value="7985.44" calcext:value-type="float">
            <text:p><text:s/>7,985.44 </text:p>
          </table:table-cell>
          <table:table-cell table:style-name="ce6" table:formula="of:=ROUND([.$V$4]*[.U54]/[.$U$470];4)" office:value-type="float" office:value="2370.5719" calcext:value-type="float">
            <text:p>2370.5719</text:p>
          </table:table-cell>
          <table:table-cell table:style-name="ce52" table:formula="of:=[.U54]+[.V54]" office:value-type="float" office:value="10356.0119" calcext:value-type="float">
            <text:p><text:s/>10,356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31</text:p>
          </table:table-cell>
          <table:table-cell table:style-name="ce18" office:value-type="string" calcext:value-type="string">
            <text:p>ME WKS 2A 03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55]*[.R55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5]*[.T55]" office:value-type="float" office:value="3992.72" calcext:value-type="float">
            <text:p><text:s/>3,992.72 </text:p>
          </table:table-cell>
          <table:table-cell table:style-name="ce6" table:formula="of:=ROUND([.$V$4]*[.U55]/[.$U$470];4)" office:value-type="float" office:value="1185.2859" calcext:value-type="float">
            <text:p>1185.2859</text:p>
          </table:table-cell>
          <table:table-cell table:style-name="ce52" table:formula="of:=[.U55]+[.V55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41</text:p>
          </table:table-cell>
          <table:table-cell table:style-name="ce18" office:value-type="string" calcext:value-type="string">
            <text:p>ME WKS 2A 04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56]*[.R56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6]*[.T56]" office:value-type="float" office:value="3992.72" calcext:value-type="float">
            <text:p><text:s/>3,992.72 </text:p>
          </table:table-cell>
          <table:table-cell table:style-name="ce6" table:formula="of:=ROUND([.$V$4]*[.U56]/[.$U$470];4)" office:value-type="float" office:value="1185.2859" calcext:value-type="float">
            <text:p>1185.2859</text:p>
          </table:table-cell>
          <table:table-cell table:style-name="ce52" table:formula="of:=[.U56]+[.V56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51</text:p>
          </table:table-cell>
          <table:table-cell table:style-name="ce18" office:value-type="string" calcext:value-type="string">
            <text:p>ME WKS 2A 05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57]*[.R57])" office:value-type="float" office:value="116" calcext:value-type="float">
            <text:p><text:s/>11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7]*[.T57]" office:value-type="float" office:value="1996.36" calcext:value-type="float">
            <text:p><text:s/>1,996.36 </text:p>
          </table:table-cell>
          <table:table-cell table:style-name="ce6" table:formula="of:=ROUND([.$V$4]*[.U57]/[.$U$470];4)" office:value-type="float" office:value="592.643" calcext:value-type="float">
            <text:p>592.643</text:p>
          </table:table-cell>
          <table:table-cell table:style-name="ce52" table:formula="of:=[.U57]+[.V57]" office:value-type="float" office:value="2589.003" calcext:value-type="float">
            <text:p><text:s/>2,589.0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61</text:p>
          </table:table-cell>
          <table:table-cell table:style-name="ce18" office:value-type="string" calcext:value-type="string">
            <text:p>ME WKS 2A 06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58]*[.R58])" office:value-type="float" office:value="348" calcext:value-type="float">
            <text:p><text:s/>3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8]*[.T58]" office:value-type="float" office:value="5989.08" calcext:value-type="float">
            <text:p><text:s/>5,989.08 </text:p>
          </table:table-cell>
          <table:table-cell table:style-name="ce6" table:formula="of:=ROUND([.$V$4]*[.U58]/[.$U$470];4)" office:value-type="float" office:value="1777.9289" calcext:value-type="float">
            <text:p>1777.9289</text:p>
          </table:table-cell>
          <table:table-cell table:style-name="ce52" table:formula="of:=[.U58]+[.V58]" office:value-type="float" office:value="7767.0089" calcext:value-type="float">
            <text:p><text:s/>7,767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71</text:p>
          </table:table-cell>
          <table:table-cell table:style-name="ce18" office:value-type="string" calcext:value-type="string">
            <text:p>ME WKS 2A 07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59]*[.R59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59]*[.T59]" office:value-type="float" office:value="3992.72" calcext:value-type="float">
            <text:p><text:s/>3,992.72 </text:p>
          </table:table-cell>
          <table:table-cell table:style-name="ce6" table:formula="of:=ROUND([.$V$4]*[.U59]/[.$U$470];4)" office:value-type="float" office:value="1185.2859" calcext:value-type="float">
            <text:p>1185.2859</text:p>
          </table:table-cell>
          <table:table-cell table:style-name="ce52" table:formula="of:=[.U59]+[.V59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81</text:p>
          </table:table-cell>
          <table:table-cell table:style-name="ce18" office:value-type="string" calcext:value-type="string">
            <text:p>ME WKS 2A 08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0]*[.R60])" office:value-type="float" office:value="116" calcext:value-type="float">
            <text:p><text:s/>11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0]*[.T60]" office:value-type="float" office:value="1996.36" calcext:value-type="float">
            <text:p><text:s/>1,996.36 </text:p>
          </table:table-cell>
          <table:table-cell table:style-name="ce6" table:formula="of:=ROUND([.$V$4]*[.U60]/[.$U$470];4)" office:value-type="float" office:value="592.643" calcext:value-type="float">
            <text:p>592.643</text:p>
          </table:table-cell>
          <table:table-cell table:style-name="ce52" table:formula="of:=[.U60]+[.V60]" office:value-type="float" office:value="2589.003" calcext:value-type="float">
            <text:p><text:s/>2,589.0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091</text:p>
          </table:table-cell>
          <table:table-cell table:style-name="ce18" office:value-type="string" calcext:value-type="string">
            <text:p>ME WKS 2A 09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1]*[.R61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1]*[.T61]" office:value-type="float" office:value="3992.72" calcext:value-type="float">
            <text:p><text:s/>3,992.72 </text:p>
          </table:table-cell>
          <table:table-cell table:style-name="ce6" table:formula="of:=ROUND([.$V$4]*[.U61]/[.$U$470];4)" office:value-type="float" office:value="1185.2859" calcext:value-type="float">
            <text:p>1185.2859</text:p>
          </table:table-cell>
          <table:table-cell table:style-name="ce52" table:formula="of:=[.U61]+[.V61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11</text:p>
          </table:table-cell>
          <table:table-cell table:style-name="ce18" office:value-type="string" calcext:value-type="string">
            <text:p>ME WKS 2A 11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2]*[.R62])" office:value-type="float" office:value="116" calcext:value-type="float">
            <text:p><text:s/>11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2]*[.T62]" office:value-type="float" office:value="1996.36" calcext:value-type="float">
            <text:p><text:s/>1,996.36 </text:p>
          </table:table-cell>
          <table:table-cell table:style-name="ce6" table:formula="of:=ROUND([.$V$4]*[.U62]/[.$U$470];4)" office:value-type="float" office:value="592.643" calcext:value-type="float">
            <text:p>592.643</text:p>
          </table:table-cell>
          <table:table-cell table:style-name="ce52" table:formula="of:=[.U62]+[.V62]" office:value-type="float" office:value="2589.003" calcext:value-type="float">
            <text:p><text:s/>2,589.0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21</text:p>
          </table:table-cell>
          <table:table-cell table:style-name="ce18" office:value-type="string" calcext:value-type="string">
            <text:p>ME WKS 2A 12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3]*[.R63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3]*[.T63]" office:value-type="float" office:value="3992.72" calcext:value-type="float">
            <text:p><text:s/>3,992.72 </text:p>
          </table:table-cell>
          <table:table-cell table:style-name="ce6" table:formula="of:=ROUND([.$V$4]*[.U63]/[.$U$470];4)" office:value-type="float" office:value="1185.2859" calcext:value-type="float">
            <text:p>1185.2859</text:p>
          </table:table-cell>
          <table:table-cell table:style-name="ce52" table:formula="of:=[.U63]+[.V63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31</text:p>
          </table:table-cell>
          <table:table-cell table:style-name="ce18" office:value-type="string" calcext:value-type="string">
            <text:p>ME WKS 2A 13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4]*[.R64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4]*[.T64]" office:value-type="float" office:value="3992.72" calcext:value-type="float">
            <text:p><text:s/>3,992.72 </text:p>
          </table:table-cell>
          <table:table-cell table:style-name="ce6" table:formula="of:=ROUND([.$V$4]*[.U64]/[.$U$470];4)" office:value-type="float" office:value="1185.2859" calcext:value-type="float">
            <text:p>1185.2859</text:p>
          </table:table-cell>
          <table:table-cell table:style-name="ce52" table:formula="of:=[.U64]+[.V64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41</text:p>
          </table:table-cell>
          <table:table-cell table:style-name="ce18" office:value-type="string" calcext:value-type="string">
            <text:p>ME WKS 2A 14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5]*[.R65])" office:value-type="float" office:value="116" calcext:value-type="float">
            <text:p><text:s/>11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5]*[.T65]" office:value-type="float" office:value="1996.36" calcext:value-type="float">
            <text:p><text:s/>1,996.36 </text:p>
          </table:table-cell>
          <table:table-cell table:style-name="ce6" table:formula="of:=ROUND([.$V$4]*[.U65]/[.$U$470];4)" office:value-type="float" office:value="592.643" calcext:value-type="float">
            <text:p>592.643</text:p>
          </table:table-cell>
          <table:table-cell table:style-name="ce52" table:formula="of:=[.U65]+[.V65]" office:value-type="float" office:value="2589.003" calcext:value-type="float">
            <text:p><text:s/>2,589.0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51</text:p>
          </table:table-cell>
          <table:table-cell table:style-name="ce18" office:value-type="string" calcext:value-type="string">
            <text:p>ME WKS 2A 15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6]*[.R66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6]*[.T66]" office:value-type="float" office:value="3992.72" calcext:value-type="float">
            <text:p><text:s/>3,992.72 </text:p>
          </table:table-cell>
          <table:table-cell table:style-name="ce6" table:formula="of:=ROUND([.$V$4]*[.U66]/[.$U$470];4)" office:value-type="float" office:value="1185.2859" calcext:value-type="float">
            <text:p>1185.2859</text:p>
          </table:table-cell>
          <table:table-cell table:style-name="ce52" table:formula="of:=[.U66]+[.V66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61</text:p>
          </table:table-cell>
          <table:table-cell table:style-name="ce18" office:value-type="string" calcext:value-type="string">
            <text:p>ME WKS 2A 16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7]*[.R67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7]*[.T67]" office:value-type="float" office:value="3992.72" calcext:value-type="float">
            <text:p><text:s/>3,992.72 </text:p>
          </table:table-cell>
          <table:table-cell table:style-name="ce6" table:formula="of:=ROUND([.$V$4]*[.U67]/[.$U$470];4)" office:value-type="float" office:value="1185.2859" calcext:value-type="float">
            <text:p>1185.2859</text:p>
          </table:table-cell>
          <table:table-cell table:style-name="ce52" table:formula="of:=[.U67]+[.V67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71</text:p>
          </table:table-cell>
          <table:table-cell table:style-name="ce18" office:value-type="string" calcext:value-type="string">
            <text:p>ME WKS 2A 17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8]*[.R68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8]*[.T68]" office:value-type="float" office:value="3992.72" calcext:value-type="float">
            <text:p><text:s/>3,992.72 </text:p>
          </table:table-cell>
          <table:table-cell table:style-name="ce6" table:formula="of:=ROUND([.$V$4]*[.U68]/[.$U$470];4)" office:value-type="float" office:value="1185.2859" calcext:value-type="float">
            <text:p>1185.2859</text:p>
          </table:table-cell>
          <table:table-cell table:style-name="ce52" table:formula="of:=[.U68]+[.V68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81</text:p>
          </table:table-cell>
          <table:table-cell table:style-name="ce18" office:value-type="string" calcext:value-type="string">
            <text:p>ME WKS 2A 18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69]*[.R69])" office:value-type="float" office:value="232" calcext:value-type="float">
            <text:p><text:s/>2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69]*[.T69]" office:value-type="float" office:value="3992.72" calcext:value-type="float">
            <text:p><text:s/>3,992.72 </text:p>
          </table:table-cell>
          <table:table-cell table:style-name="ce6" table:formula="of:=ROUND([.$V$4]*[.U69]/[.$U$470];4)" office:value-type="float" office:value="1185.2859" calcext:value-type="float">
            <text:p>1185.2859</text:p>
          </table:table-cell>
          <table:table-cell table:style-name="ce52" table:formula="of:=[.U69]+[.V69]" office:value-type="float" office:value="5178.0059" calcext:value-type="float">
            <text:p><text:s/>5,178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2A191</text:p>
          </table:table-cell>
          <table:table-cell table:style-name="ce18" office:value-type="string" calcext:value-type="string">
            <text:p>ME WKS 2A 191</text:p>
          </table:table-cell>
          <table:table-cell table:style-name="ce28" office:value-type="string" calcext:value-type="string">
            <text:p>ME WKS 2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70]*[.R70])" office:value-type="float" office:value="348" calcext:value-type="float">
            <text:p><text:s/>3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0]*[.T70]" office:value-type="float" office:value="5989.08" calcext:value-type="float">
            <text:p><text:s/>5,989.08 </text:p>
          </table:table-cell>
          <table:table-cell table:style-name="ce6" table:formula="of:=ROUND([.$V$4]*[.U70]/[.$U$470];4)" office:value-type="float" office:value="1777.9289" calcext:value-type="float">
            <text:p>1777.9289</text:p>
          </table:table-cell>
          <table:table-cell table:style-name="ce52" table:formula="of:=[.U70]+[.V70]" office:value-type="float" office:value="7767.0089" calcext:value-type="float">
            <text:p><text:s/>7,767.0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01</text:p>
          </table:table-cell>
          <table:table-cell table:style-name="ce18" office:value-type="string" calcext:value-type="string">
            <text:p>ME WKS A 00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1]*[.R71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1]*[.T71]" office:value-type="float" office:value="6195.6" calcext:value-type="float">
            <text:p><text:s/>6,195.60 </text:p>
          </table:table-cell>
          <table:table-cell table:style-name="ce6" table:formula="of:=ROUND([.$V$4]*[.U71]/[.$U$470];4)" office:value-type="float" office:value="1839.2368" calcext:value-type="float">
            <text:p>1839.2368</text:p>
          </table:table-cell>
          <table:table-cell table:style-name="ce52" table:formula="of:=[.U71]+[.V71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11</text:p>
          </table:table-cell>
          <table:table-cell table:style-name="ce18" office:value-type="string" calcext:value-type="string">
            <text:p>ME WKS A 01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2]*[.R72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2]*[.T72]" office:value-type="float" office:value="6195.6" calcext:value-type="float">
            <text:p><text:s/>6,195.60 </text:p>
          </table:table-cell>
          <table:table-cell table:style-name="ce6" table:formula="of:=ROUND([.$V$4]*[.U72]/[.$U$470];4)" office:value-type="float" office:value="1839.2368" calcext:value-type="float">
            <text:p>1839.2368</text:p>
          </table:table-cell>
          <table:table-cell table:style-name="ce52" table:formula="of:=[.U72]+[.V72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21</text:p>
          </table:table-cell>
          <table:table-cell table:style-name="ce18" office:value-type="string" calcext:value-type="string">
            <text:p>ME WKS A 02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3]*[.R73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3]*[.T73]" office:value-type="float" office:value="8260.8" calcext:value-type="float">
            <text:p><text:s/>8,260.80 </text:p>
          </table:table-cell>
          <table:table-cell table:style-name="ce6" table:formula="of:=ROUND([.$V$4]*[.U73]/[.$U$470];4)" office:value-type="float" office:value="2452.3158" calcext:value-type="float">
            <text:p>2452.3158</text:p>
          </table:table-cell>
          <table:table-cell table:style-name="ce52" table:formula="of:=[.U73]+[.V73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31</text:p>
          </table:table-cell>
          <table:table-cell table:style-name="ce18" office:value-type="string" calcext:value-type="string">
            <text:p>ME WKS A 03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2000" calcext:value-type="float">
            <text:p>20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4]*[.R74])" office:value-type="float" office:value="600" calcext:value-type="float">
            <text:p><text:s/>6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4]*[.T74]" office:value-type="float" office:value="10326" calcext:value-type="float">
            <text:p><text:s/>10,326.00 </text:p>
          </table:table-cell>
          <table:table-cell table:style-name="ce6" table:formula="of:=ROUND([.$V$4]*[.U74]/[.$U$470];4)" office:value-type="float" office:value="3065.3947" calcext:value-type="float">
            <text:p>3065.3947</text:p>
          </table:table-cell>
          <table:table-cell table:style-name="ce52" table:formula="of:=[.U74]+[.V74]" office:value-type="float" office:value="13391.3947" calcext:value-type="float">
            <text:p><text:s/>13,391.3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41</text:p>
          </table:table-cell>
          <table:table-cell table:style-name="ce18" office:value-type="string" calcext:value-type="string">
            <text:p>ME WKS A 04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5]*[.R75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5]*[.T75]" office:value-type="float" office:value="8260.8" calcext:value-type="float">
            <text:p><text:s/>8,260.80 </text:p>
          </table:table-cell>
          <table:table-cell table:style-name="ce6" table:formula="of:=ROUND([.$V$4]*[.U75]/[.$U$470];4)" office:value-type="float" office:value="2452.3158" calcext:value-type="float">
            <text:p>2452.3158</text:p>
          </table:table-cell>
          <table:table-cell table:style-name="ce52" table:formula="of:=[.U75]+[.V75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51</text:p>
          </table:table-cell>
          <table:table-cell table:style-name="ce18" office:value-type="string" calcext:value-type="string">
            <text:p>ME WKS A 05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6]*[.R76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6]*[.T76]" office:value-type="float" office:value="8260.8" calcext:value-type="float">
            <text:p><text:s/>8,260.80 </text:p>
          </table:table-cell>
          <table:table-cell table:style-name="ce6" table:formula="of:=ROUND([.$V$4]*[.U76]/[.$U$470];4)" office:value-type="float" office:value="2452.3158" calcext:value-type="float">
            <text:p>2452.3158</text:p>
          </table:table-cell>
          <table:table-cell table:style-name="ce52" table:formula="of:=[.U76]+[.V76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61</text:p>
          </table:table-cell>
          <table:table-cell table:style-name="ce18" office:value-type="string" calcext:value-type="string">
            <text:p>ME WKS A 06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400" calcext:value-type="float">
            <text:p>1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7]*[.R77])" office:value-type="float" office:value="420" calcext:value-type="float">
            <text:p><text:s/>4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7]*[.T77]" office:value-type="float" office:value="7228.2" calcext:value-type="float">
            <text:p><text:s/>7,228.20 </text:p>
          </table:table-cell>
          <table:table-cell table:style-name="ce6" table:formula="of:=ROUND([.$V$4]*[.U77]/[.$U$470];4)" office:value-type="float" office:value="2145.7763" calcext:value-type="float">
            <text:p>2145.7763</text:p>
          </table:table-cell>
          <table:table-cell table:style-name="ce52" table:formula="of:=[.U77]+[.V77]" office:value-type="float" office:value="9373.9763" calcext:value-type="float">
            <text:p><text:s/>9,373.9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71</text:p>
          </table:table-cell>
          <table:table-cell table:style-name="ce18" office:value-type="string" calcext:value-type="string">
            <text:p>ME WKS A 07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8]*[.R78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8]*[.T78]" office:value-type="float" office:value="4130.4" calcext:value-type="float">
            <text:p><text:s/>4,130.40 </text:p>
          </table:table-cell>
          <table:table-cell table:style-name="ce6" table:formula="of:=ROUND([.$V$4]*[.U78]/[.$U$470];4)" office:value-type="float" office:value="1226.1579" calcext:value-type="float">
            <text:p>1226.1579</text:p>
          </table:table-cell>
          <table:table-cell table:style-name="ce52" table:formula="of:=[.U78]+[.V78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81</text:p>
          </table:table-cell>
          <table:table-cell table:style-name="ce18" office:value-type="string" calcext:value-type="string">
            <text:p>ME WKS A 08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79]*[.R79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79]*[.T79]" office:value-type="float" office:value="6195.6" calcext:value-type="float">
            <text:p><text:s/>6,195.60 </text:p>
          </table:table-cell>
          <table:table-cell table:style-name="ce6" table:formula="of:=ROUND([.$V$4]*[.U79]/[.$U$470];4)" office:value-type="float" office:value="1839.2368" calcext:value-type="float">
            <text:p>1839.2368</text:p>
          </table:table-cell>
          <table:table-cell table:style-name="ce52" table:formula="of:=[.U79]+[.V79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091</text:p>
          </table:table-cell>
          <table:table-cell table:style-name="ce18" office:value-type="string" calcext:value-type="string">
            <text:p>ME WKS A 09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0]*[.R80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0]*[.T80]" office:value-type="float" office:value="4130.4" calcext:value-type="float">
            <text:p><text:s/>4,130.40 </text:p>
          </table:table-cell>
          <table:table-cell table:style-name="ce6" table:formula="of:=ROUND([.$V$4]*[.U80]/[.$U$470];4)" office:value-type="float" office:value="1226.1579" calcext:value-type="float">
            <text:p>1226.1579</text:p>
          </table:table-cell>
          <table:table-cell table:style-name="ce52" table:formula="of:=[.U80]+[.V80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01</text:p>
          </table:table-cell>
          <table:table-cell table:style-name="ce18" office:value-type="string" calcext:value-type="string">
            <text:p>ME WKS A 10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1]*[.R81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1]*[.T81]" office:value-type="float" office:value="6195.6" calcext:value-type="float">
            <text:p><text:s/>6,195.60 </text:p>
          </table:table-cell>
          <table:table-cell table:style-name="ce6" table:formula="of:=ROUND([.$V$4]*[.U81]/[.$U$470];4)" office:value-type="float" office:value="1839.2368" calcext:value-type="float">
            <text:p>1839.2368</text:p>
          </table:table-cell>
          <table:table-cell table:style-name="ce52" table:formula="of:=[.U81]+[.V81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11</text:p>
          </table:table-cell>
          <table:table-cell table:style-name="ce18" office:value-type="string" calcext:value-type="string">
            <text:p>ME WKS A 11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2]*[.R82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2]*[.T82]" office:value-type="float" office:value="6195.6" calcext:value-type="float">
            <text:p><text:s/>6,195.60 </text:p>
          </table:table-cell>
          <table:table-cell table:style-name="ce6" table:formula="of:=ROUND([.$V$4]*[.U82]/[.$U$470];4)" office:value-type="float" office:value="1839.2368" calcext:value-type="float">
            <text:p>1839.2368</text:p>
          </table:table-cell>
          <table:table-cell table:style-name="ce52" table:formula="of:=[.U82]+[.V82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21</text:p>
          </table:table-cell>
          <table:table-cell table:style-name="ce18" office:value-type="string" calcext:value-type="string">
            <text:p>ME WKS A 12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3]*[.R83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3]*[.T83]" office:value-type="float" office:value="6195.6" calcext:value-type="float">
            <text:p><text:s/>6,195.60 </text:p>
          </table:table-cell>
          <table:table-cell table:style-name="ce6" table:formula="of:=ROUND([.$V$4]*[.U83]/[.$U$470];4)" office:value-type="float" office:value="1839.2368" calcext:value-type="float">
            <text:p>1839.2368</text:p>
          </table:table-cell>
          <table:table-cell table:style-name="ce52" table:formula="of:=[.U83]+[.V83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31</text:p>
          </table:table-cell>
          <table:table-cell table:style-name="ce18" office:value-type="string" calcext:value-type="string">
            <text:p>ME WKS A 13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4]*[.R84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4]*[.T84]" office:value-type="float" office:value="8260.8" calcext:value-type="float">
            <text:p><text:s/>8,260.80 </text:p>
          </table:table-cell>
          <table:table-cell table:style-name="ce6" table:formula="of:=ROUND([.$V$4]*[.U84]/[.$U$470];4)" office:value-type="float" office:value="2452.3158" calcext:value-type="float">
            <text:p>2452.3158</text:p>
          </table:table-cell>
          <table:table-cell table:style-name="ce52" table:formula="of:=[.U84]+[.V84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41</text:p>
          </table:table-cell>
          <table:table-cell table:style-name="ce18" office:value-type="string" calcext:value-type="string">
            <text:p>ME WKS A 14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5]*[.R85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5]*[.T85]" office:value-type="float" office:value="8260.8" calcext:value-type="float">
            <text:p><text:s/>8,260.80 </text:p>
          </table:table-cell>
          <table:table-cell table:style-name="ce6" table:formula="of:=ROUND([.$V$4]*[.U85]/[.$U$470];4)" office:value-type="float" office:value="2452.3158" calcext:value-type="float">
            <text:p>2452.3158</text:p>
          </table:table-cell>
          <table:table-cell table:style-name="ce52" table:formula="of:=[.U85]+[.V85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51</text:p>
          </table:table-cell>
          <table:table-cell table:style-name="ce18" office:value-type="string" calcext:value-type="string">
            <text:p>ME WKS A 15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6]*[.R86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6]*[.T86]" office:value-type="float" office:value="6195.6" calcext:value-type="float">
            <text:p><text:s/>6,195.60 </text:p>
          </table:table-cell>
          <table:table-cell table:style-name="ce6" table:formula="of:=ROUND([.$V$4]*[.U86]/[.$U$470];4)" office:value-type="float" office:value="1839.2368" calcext:value-type="float">
            <text:p>1839.2368</text:p>
          </table:table-cell>
          <table:table-cell table:style-name="ce52" table:formula="of:=[.U86]+[.V86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61</text:p>
          </table:table-cell>
          <table:table-cell table:style-name="ce18" office:value-type="string" calcext:value-type="string">
            <text:p>ME WKS A 16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7]*[.R87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7]*[.T87]" office:value-type="float" office:value="6195.6" calcext:value-type="float">
            <text:p><text:s/>6,195.60 </text:p>
          </table:table-cell>
          <table:table-cell table:style-name="ce6" table:formula="of:=ROUND([.$V$4]*[.U87]/[.$U$470];4)" office:value-type="float" office:value="1839.2368" calcext:value-type="float">
            <text:p>1839.2368</text:p>
          </table:table-cell>
          <table:table-cell table:style-name="ce52" table:formula="of:=[.U87]+[.V87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71</text:p>
          </table:table-cell>
          <table:table-cell table:style-name="ce18" office:value-type="string" calcext:value-type="string">
            <text:p>ME WKS A 17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8]*[.R88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8]*[.T88]" office:value-type="float" office:value="8260.8" calcext:value-type="float">
            <text:p><text:s/>8,260.80 </text:p>
          </table:table-cell>
          <table:table-cell table:style-name="ce6" table:formula="of:=ROUND([.$V$4]*[.U88]/[.$U$470];4)" office:value-type="float" office:value="2452.3158" calcext:value-type="float">
            <text:p>2452.3158</text:p>
          </table:table-cell>
          <table:table-cell table:style-name="ce52" table:formula="of:=[.U88]+[.V88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81</text:p>
          </table:table-cell>
          <table:table-cell table:style-name="ce18" office:value-type="string" calcext:value-type="string">
            <text:p>ME WKS A 18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89]*[.R89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89]*[.T89]" office:value-type="float" office:value="8260.8" calcext:value-type="float">
            <text:p><text:s/>8,260.80 </text:p>
          </table:table-cell>
          <table:table-cell table:style-name="ce6" table:formula="of:=ROUND([.$V$4]*[.U89]/[.$U$470];4)" office:value-type="float" office:value="2452.3158" calcext:value-type="float">
            <text:p>2452.3158</text:p>
          </table:table-cell>
          <table:table-cell table:style-name="ce52" table:formula="of:=[.U89]+[.V89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A191</text:p>
          </table:table-cell>
          <table:table-cell table:style-name="ce18" office:value-type="string" calcext:value-type="string">
            <text:p>ME WKS A 191</text:p>
          </table:table-cell>
          <table:table-cell table:style-name="ce28" office:value-type="string" calcext:value-type="string">
            <text:p>ME WKS 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A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0]*[.R90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0]*[.T90]" office:value-type="float" office:value="6195.6" calcext:value-type="float">
            <text:p><text:s/>6,195.60 </text:p>
          </table:table-cell>
          <table:table-cell table:style-name="ce6" table:formula="of:=ROUND([.$V$4]*[.U90]/[.$U$470];4)" office:value-type="float" office:value="1839.2368" calcext:value-type="float">
            <text:p>1839.2368</text:p>
          </table:table-cell>
          <table:table-cell table:style-name="ce52" table:formula="of:=[.U90]+[.V90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01</text:p>
          </table:table-cell>
          <table:table-cell table:style-name="ce18" office:value-type="string" calcext:value-type="string">
            <text:p>ME WKS B 00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1]*[.R91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1]*[.T91]" office:value-type="float" office:value="4130.4" calcext:value-type="float">
            <text:p><text:s/>4,130.40 </text:p>
          </table:table-cell>
          <table:table-cell table:style-name="ce6" table:formula="of:=ROUND([.$V$4]*[.U91]/[.$U$470];4)" office:value-type="float" office:value="1226.1579" calcext:value-type="float">
            <text:p>1226.1579</text:p>
          </table:table-cell>
          <table:table-cell table:style-name="ce52" table:formula="of:=[.U91]+[.V91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11</text:p>
          </table:table-cell>
          <table:table-cell table:style-name="ce18" office:value-type="string" calcext:value-type="string">
            <text:p>ME WKS B 01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2]*[.R92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2]*[.T92]" office:value-type="float" office:value="4130.4" calcext:value-type="float">
            <text:p><text:s/>4,130.40 </text:p>
          </table:table-cell>
          <table:table-cell table:style-name="ce6" table:formula="of:=ROUND([.$V$4]*[.U92]/[.$U$470];4)" office:value-type="float" office:value="1226.1579" calcext:value-type="float">
            <text:p>1226.1579</text:p>
          </table:table-cell>
          <table:table-cell table:style-name="ce52" table:formula="of:=[.U92]+[.V92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21</text:p>
          </table:table-cell>
          <table:table-cell table:style-name="ce18" office:value-type="string" calcext:value-type="string">
            <text:p>ME WKS B 02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3]*[.R93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3]*[.T93]" office:value-type="float" office:value="4130.4" calcext:value-type="float">
            <text:p><text:s/>4,130.40 </text:p>
          </table:table-cell>
          <table:table-cell table:style-name="ce6" table:formula="of:=ROUND([.$V$4]*[.U93]/[.$U$470];4)" office:value-type="float" office:value="1226.1579" calcext:value-type="float">
            <text:p>1226.1579</text:p>
          </table:table-cell>
          <table:table-cell table:style-name="ce52" table:formula="of:=[.U93]+[.V93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31</text:p>
          </table:table-cell>
          <table:table-cell table:style-name="ce18" office:value-type="string" calcext:value-type="string">
            <text:p>ME WKS B 03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4]*[.R94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4]*[.T94]" office:value-type="float" office:value="4130.4" calcext:value-type="float">
            <text:p><text:s/>4,130.40 </text:p>
          </table:table-cell>
          <table:table-cell table:style-name="ce6" table:formula="of:=ROUND([.$V$4]*[.U94]/[.$U$470];4)" office:value-type="float" office:value="1226.1579" calcext:value-type="float">
            <text:p>1226.1579</text:p>
          </table:table-cell>
          <table:table-cell table:style-name="ce52" table:formula="of:=[.U94]+[.V94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41</text:p>
          </table:table-cell>
          <table:table-cell table:style-name="ce18" office:value-type="string" calcext:value-type="string">
            <text:p>ME WKS B 04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5]*[.R95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5]*[.T95]" office:value-type="float" office:value="6195.6" calcext:value-type="float">
            <text:p><text:s/>6,195.60 </text:p>
          </table:table-cell>
          <table:table-cell table:style-name="ce6" table:formula="of:=ROUND([.$V$4]*[.U95]/[.$U$470];4)" office:value-type="float" office:value="1839.2368" calcext:value-type="float">
            <text:p>1839.2368</text:p>
          </table:table-cell>
          <table:table-cell table:style-name="ce52" table:formula="of:=[.U95]+[.V95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51</text:p>
          </table:table-cell>
          <table:table-cell table:style-name="ce18" office:value-type="string" calcext:value-type="string">
            <text:p>ME WKS B 05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6]*[.R96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6]*[.T96]" office:value-type="float" office:value="4130.4" calcext:value-type="float">
            <text:p><text:s/>4,130.40 </text:p>
          </table:table-cell>
          <table:table-cell table:style-name="ce6" table:formula="of:=ROUND([.$V$4]*[.U96]/[.$U$470];4)" office:value-type="float" office:value="1226.1579" calcext:value-type="float">
            <text:p>1226.1579</text:p>
          </table:table-cell>
          <table:table-cell table:style-name="ce52" table:formula="of:=[.U96]+[.V96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61</text:p>
          </table:table-cell>
          <table:table-cell table:style-name="ce18" office:value-type="string" calcext:value-type="string">
            <text:p>ME WKS B 06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7]*[.R97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7]*[.T97]" office:value-type="float" office:value="6195.6" calcext:value-type="float">
            <text:p><text:s/>6,195.60 </text:p>
          </table:table-cell>
          <table:table-cell table:style-name="ce6" table:formula="of:=ROUND([.$V$4]*[.U97]/[.$U$470];4)" office:value-type="float" office:value="1839.2368" calcext:value-type="float">
            <text:p>1839.2368</text:p>
          </table:table-cell>
          <table:table-cell table:style-name="ce52" table:formula="of:=[.U97]+[.V97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71</text:p>
          </table:table-cell>
          <table:table-cell table:style-name="ce18" office:value-type="string" calcext:value-type="string">
            <text:p>ME WKS B 07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8]*[.R98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8]*[.T98]" office:value-type="float" office:value="6195.6" calcext:value-type="float">
            <text:p><text:s/>6,195.60 </text:p>
          </table:table-cell>
          <table:table-cell table:style-name="ce6" table:formula="of:=ROUND([.$V$4]*[.U98]/[.$U$470];4)" office:value-type="float" office:value="1839.2368" calcext:value-type="float">
            <text:p>1839.2368</text:p>
          </table:table-cell>
          <table:table-cell table:style-name="ce52" table:formula="of:=[.U98]+[.V98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81</text:p>
          </table:table-cell>
          <table:table-cell table:style-name="ce18" office:value-type="string" calcext:value-type="string">
            <text:p>ME WKS B 08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99]*[.R99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99]*[.T99]" office:value-type="float" office:value="8260.8" calcext:value-type="float">
            <text:p><text:s/>8,260.80 </text:p>
          </table:table-cell>
          <table:table-cell table:style-name="ce6" table:formula="of:=ROUND([.$V$4]*[.U99]/[.$U$470];4)" office:value-type="float" office:value="2452.3158" calcext:value-type="float">
            <text:p>2452.3158</text:p>
          </table:table-cell>
          <table:table-cell table:style-name="ce52" table:formula="of:=[.U99]+[.V99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091</text:p>
          </table:table-cell>
          <table:table-cell table:style-name="ce18" office:value-type="string" calcext:value-type="string">
            <text:p>ME WKS B 09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0]*[.R100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0]*[.T100]" office:value-type="float" office:value="8260.8" calcext:value-type="float">
            <text:p><text:s/>8,260.80 </text:p>
          </table:table-cell>
          <table:table-cell table:style-name="ce6" table:formula="of:=ROUND([.$V$4]*[.U100]/[.$U$470];4)" office:value-type="float" office:value="2452.3158" calcext:value-type="float">
            <text:p>2452.3158</text:p>
          </table:table-cell>
          <table:table-cell table:style-name="ce52" table:formula="of:=[.U100]+[.V100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01</text:p>
          </table:table-cell>
          <table:table-cell table:style-name="ce18" office:value-type="string" calcext:value-type="string">
            <text:p>ME WKS B 10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1]*[.R101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1]*[.T101]" office:value-type="float" office:value="4130.4" calcext:value-type="float">
            <text:p><text:s/>4,130.40 </text:p>
          </table:table-cell>
          <table:table-cell table:style-name="ce6" table:formula="of:=ROUND([.$V$4]*[.U101]/[.$U$470];4)" office:value-type="float" office:value="1226.1579" calcext:value-type="float">
            <text:p>1226.1579</text:p>
          </table:table-cell>
          <table:table-cell table:style-name="ce52" table:formula="of:=[.U101]+[.V101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11</text:p>
          </table:table-cell>
          <table:table-cell table:style-name="ce18" office:value-type="string" calcext:value-type="string">
            <text:p>ME WKS B 11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2]*[.R102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2]*[.T102]" office:value-type="float" office:value="4130.4" calcext:value-type="float">
            <text:p><text:s/>4,130.40 </text:p>
          </table:table-cell>
          <table:table-cell table:style-name="ce6" table:formula="of:=ROUND([.$V$4]*[.U102]/[.$U$470];4)" office:value-type="float" office:value="1226.1579" calcext:value-type="float">
            <text:p>1226.1579</text:p>
          </table:table-cell>
          <table:table-cell table:style-name="ce52" table:formula="of:=[.U102]+[.V102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21</text:p>
          </table:table-cell>
          <table:table-cell table:style-name="ce18" office:value-type="string" calcext:value-type="string">
            <text:p>ME WKS B 12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1600" calcext:value-type="float">
            <text:p>16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3]*[.R103])" office:value-type="float" office:value="480" calcext:value-type="float">
            <text:p><text:s/>4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3]*[.T103]" office:value-type="float" office:value="8260.8" calcext:value-type="float">
            <text:p><text:s/>8,260.80 </text:p>
          </table:table-cell>
          <table:table-cell table:style-name="ce6" table:formula="of:=ROUND([.$V$4]*[.U103]/[.$U$470];4)" office:value-type="float" office:value="2452.3158" calcext:value-type="float">
            <text:p>2452.3158</text:p>
          </table:table-cell>
          <table:table-cell table:style-name="ce52" table:formula="of:=[.U103]+[.V103]" office:value-type="float" office:value="10713.1158" calcext:value-type="float">
            <text:p><text:s/>10,713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31</text:p>
          </table:table-cell>
          <table:table-cell table:style-name="ce18" office:value-type="string" calcext:value-type="string">
            <text:p>ME WKS B 13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4]*[.R104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4]*[.T104]" office:value-type="float" office:value="4130.4" calcext:value-type="float">
            <text:p><text:s/>4,130.40 </text:p>
          </table:table-cell>
          <table:table-cell table:style-name="ce6" table:formula="of:=ROUND([.$V$4]*[.U104]/[.$U$470];4)" office:value-type="float" office:value="1226.1579" calcext:value-type="float">
            <text:p>1226.1579</text:p>
          </table:table-cell>
          <table:table-cell table:style-name="ce52" table:formula="of:=[.U104]+[.V104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41</text:p>
          </table:table-cell>
          <table:table-cell table:style-name="ce18" office:value-type="string" calcext:value-type="string">
            <text:p>ME WKS B 14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5]*[.R105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5]*[.T105]" office:value-type="float" office:value="6195.6" calcext:value-type="float">
            <text:p><text:s/>6,195.60 </text:p>
          </table:table-cell>
          <table:table-cell table:style-name="ce6" table:formula="of:=ROUND([.$V$4]*[.U105]/[.$U$470];4)" office:value-type="float" office:value="1839.2368" calcext:value-type="float">
            <text:p>1839.2368</text:p>
          </table:table-cell>
          <table:table-cell table:style-name="ce52" table:formula="of:=[.U105]+[.V105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51</text:p>
          </table:table-cell>
          <table:table-cell table:style-name="ce18" office:value-type="string" calcext:value-type="string">
            <text:p>ME WKS B 15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6]*[.R106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6]*[.T106]" office:value-type="float" office:value="4130.4" calcext:value-type="float">
            <text:p><text:s/>4,130.40 </text:p>
          </table:table-cell>
          <table:table-cell table:style-name="ce6" table:formula="of:=ROUND([.$V$4]*[.U106]/[.$U$470];4)" office:value-type="float" office:value="1226.1579" calcext:value-type="float">
            <text:p>1226.1579</text:p>
          </table:table-cell>
          <table:table-cell table:style-name="ce52" table:formula="of:=[.U106]+[.V106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61</text:p>
          </table:table-cell>
          <table:table-cell table:style-name="ce18" office:value-type="string" calcext:value-type="string">
            <text:p>ME WKS B 16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7]*[.R107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7]*[.T107]" office:value-type="float" office:value="4130.4" calcext:value-type="float">
            <text:p><text:s/>4,130.40 </text:p>
          </table:table-cell>
          <table:table-cell table:style-name="ce6" table:formula="of:=ROUND([.$V$4]*[.U107]/[.$U$470];4)" office:value-type="float" office:value="1226.1579" calcext:value-type="float">
            <text:p>1226.1579</text:p>
          </table:table-cell>
          <table:table-cell table:style-name="ce52" table:formula="of:=[.U107]+[.V107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71</text:p>
          </table:table-cell>
          <table:table-cell table:style-name="ce18" office:value-type="string" calcext:value-type="string">
            <text:p>ME WKS B 17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8]*[.R108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8]*[.T108]" office:value-type="float" office:value="4130.4" calcext:value-type="float">
            <text:p><text:s/>4,130.40 </text:p>
          </table:table-cell>
          <table:table-cell table:style-name="ce6" table:formula="of:=ROUND([.$V$4]*[.U108]/[.$U$470];4)" office:value-type="float" office:value="1226.1579" calcext:value-type="float">
            <text:p>1226.1579</text:p>
          </table:table-cell>
          <table:table-cell table:style-name="ce52" table:formula="of:=[.U108]+[.V108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81</text:p>
          </table:table-cell>
          <table:table-cell table:style-name="ce18" office:value-type="string" calcext:value-type="string">
            <text:p>ME WKS B 18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09]*[.R109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09]*[.T109]" office:value-type="float" office:value="4130.4" calcext:value-type="float">
            <text:p><text:s/>4,130.40 </text:p>
          </table:table-cell>
          <table:table-cell table:style-name="ce6" table:formula="of:=ROUND([.$V$4]*[.U109]/[.$U$470];4)" office:value-type="float" office:value="1226.1579" calcext:value-type="float">
            <text:p>1226.1579</text:p>
          </table:table-cell>
          <table:table-cell table:style-name="ce52" table:formula="of:=[.U109]+[.V109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B191</text:p>
          </table:table-cell>
          <table:table-cell table:style-name="ce18" office:value-type="string" calcext:value-type="string">
            <text:p>ME WKS B 191</text:p>
          </table:table-cell>
          <table:table-cell table:style-name="ce22" office:value-type="string" calcext:value-type="string">
            <text:p>ME WKS B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B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0]*[.R110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0]*[.T110]" office:value-type="float" office:value="6195.6" calcext:value-type="float">
            <text:p><text:s/>6,195.60 </text:p>
          </table:table-cell>
          <table:table-cell table:style-name="ce6" table:formula="of:=ROUND([.$V$4]*[.U110]/[.$U$470];4)" office:value-type="float" office:value="1839.2368" calcext:value-type="float">
            <text:p>1839.2368</text:p>
          </table:table-cell>
          <table:table-cell table:style-name="ce52" table:formula="of:=[.U110]+[.V110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051</text:p>
          </table:table-cell>
          <table:table-cell table:style-name="ce18" office:value-type="string" calcext:value-type="string">
            <text:p>ME WKS C 05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1]*[.R111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1]*[.T111]" office:value-type="float" office:value="2065.2" calcext:value-type="float">
            <text:p><text:s/>2,065.20 </text:p>
          </table:table-cell>
          <table:table-cell table:style-name="ce6" table:formula="of:=ROUND([.$V$4]*[.U111]/[.$U$470];4)" office:value-type="float" office:value="613.0789" calcext:value-type="float">
            <text:p>613.0789</text:p>
          </table:table-cell>
          <table:table-cell table:style-name="ce52" table:formula="of:=[.U111]+[.V111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061</text:p>
          </table:table-cell>
          <table:table-cell table:style-name="ce18" office:value-type="string" calcext:value-type="string">
            <text:p>ME WKS C 06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2]*[.R112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2]*[.T112]" office:value-type="float" office:value="4130.4" calcext:value-type="float">
            <text:p><text:s/>4,130.40 </text:p>
          </table:table-cell>
          <table:table-cell table:style-name="ce6" table:formula="of:=ROUND([.$V$4]*[.U112]/[.$U$470];4)" office:value-type="float" office:value="1226.1579" calcext:value-type="float">
            <text:p>1226.1579</text:p>
          </table:table-cell>
          <table:table-cell table:style-name="ce52" table:formula="of:=[.U112]+[.V112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071</text:p>
          </table:table-cell>
          <table:table-cell table:style-name="ce18" office:value-type="string" calcext:value-type="string">
            <text:p>ME WKS C 07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3]*[.R113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3]*[.T113]" office:value-type="float" office:value="4130.4" calcext:value-type="float">
            <text:p><text:s/>4,130.40 </text:p>
          </table:table-cell>
          <table:table-cell table:style-name="ce6" table:formula="of:=ROUND([.$V$4]*[.U113]/[.$U$470];4)" office:value-type="float" office:value="1226.1579" calcext:value-type="float">
            <text:p>1226.1579</text:p>
          </table:table-cell>
          <table:table-cell table:style-name="ce52" table:formula="of:=[.U113]+[.V113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081</text:p>
          </table:table-cell>
          <table:table-cell table:style-name="ce18" office:value-type="string" calcext:value-type="string">
            <text:p>ME WKS C 08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4]*[.R114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4]*[.T114]" office:value-type="float" office:value="2065.2" calcext:value-type="float">
            <text:p><text:s/>2,065.20 </text:p>
          </table:table-cell>
          <table:table-cell table:style-name="ce6" table:formula="of:=ROUND([.$V$4]*[.U114]/[.$U$470];4)" office:value-type="float" office:value="613.0789" calcext:value-type="float">
            <text:p>613.0789</text:p>
          </table:table-cell>
          <table:table-cell table:style-name="ce52" table:formula="of:=[.U114]+[.V114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091</text:p>
          </table:table-cell>
          <table:table-cell table:style-name="ce18" office:value-type="string" calcext:value-type="string">
            <text:p>ME WKS C 09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5]*[.R115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5]*[.T115]" office:value-type="float" office:value="2065.2" calcext:value-type="float">
            <text:p><text:s/>2,065.20 </text:p>
          </table:table-cell>
          <table:table-cell table:style-name="ce6" table:formula="of:=ROUND([.$V$4]*[.U115]/[.$U$470];4)" office:value-type="float" office:value="613.0789" calcext:value-type="float">
            <text:p>613.0789</text:p>
          </table:table-cell>
          <table:table-cell table:style-name="ce52" table:formula="of:=[.U115]+[.V115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101</text:p>
          </table:table-cell>
          <table:table-cell table:style-name="ce18" office:value-type="string" calcext:value-type="string">
            <text:p>ME WKS C 10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6]*[.R116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6]*[.T116]" office:value-type="float" office:value="2065.2" calcext:value-type="float">
            <text:p><text:s/>2,065.20 </text:p>
          </table:table-cell>
          <table:table-cell table:style-name="ce6" table:formula="of:=ROUND([.$V$4]*[.U116]/[.$U$470];4)" office:value-type="float" office:value="613.0789" calcext:value-type="float">
            <text:p>613.0789</text:p>
          </table:table-cell>
          <table:table-cell table:style-name="ce52" table:formula="of:=[.U116]+[.V116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121</text:p>
          </table:table-cell>
          <table:table-cell table:style-name="ce18" office:value-type="string" calcext:value-type="string">
            <text:p>ME WKS C 12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7]*[.R117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7]*[.T117]" office:value-type="float" office:value="2065.2" calcext:value-type="float">
            <text:p><text:s/>2,065.20 </text:p>
          </table:table-cell>
          <table:table-cell table:style-name="ce6" table:formula="of:=ROUND([.$V$4]*[.U117]/[.$U$470];4)" office:value-type="float" office:value="613.0789" calcext:value-type="float">
            <text:p>613.0789</text:p>
          </table:table-cell>
          <table:table-cell table:style-name="ce52" table:formula="of:=[.U117]+[.V117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131</text:p>
          </table:table-cell>
          <table:table-cell table:style-name="ce18" office:value-type="string" calcext:value-type="string">
            <text:p>ME WKS C 13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8]*[.R118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8]*[.T118]" office:value-type="float" office:value="4130.4" calcext:value-type="float">
            <text:p><text:s/>4,130.40 </text:p>
          </table:table-cell>
          <table:table-cell table:style-name="ce6" table:formula="of:=ROUND([.$V$4]*[.U118]/[.$U$470];4)" office:value-type="float" office:value="1226.1579" calcext:value-type="float">
            <text:p>1226.1579</text:p>
          </table:table-cell>
          <table:table-cell table:style-name="ce52" table:formula="of:=[.U118]+[.V118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161</text:p>
          </table:table-cell>
          <table:table-cell table:style-name="ce18" office:value-type="string" calcext:value-type="string">
            <text:p>ME WKS C 16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19]*[.R119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19]*[.T119]" office:value-type="float" office:value="4130.4" calcext:value-type="float">
            <text:p><text:s/>4,130.40 </text:p>
          </table:table-cell>
          <table:table-cell table:style-name="ce6" table:formula="of:=ROUND([.$V$4]*[.U119]/[.$U$470];4)" office:value-type="float" office:value="1226.1579" calcext:value-type="float">
            <text:p>1226.1579</text:p>
          </table:table-cell>
          <table:table-cell table:style-name="ce52" table:formula="of:=[.U119]+[.V119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171</text:p>
          </table:table-cell>
          <table:table-cell table:style-name="ce18" office:value-type="string" calcext:value-type="string">
            <text:p>ME WKS C 17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0]*[.R120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0]*[.T120]" office:value-type="float" office:value="2065.2" calcext:value-type="float">
            <text:p><text:s/>2,065.20 </text:p>
          </table:table-cell>
          <table:table-cell table:style-name="ce6" table:formula="of:=ROUND([.$V$4]*[.U120]/[.$U$470];4)" office:value-type="float" office:value="613.0789" calcext:value-type="float">
            <text:p>613.0789</text:p>
          </table:table-cell>
          <table:table-cell table:style-name="ce52" table:formula="of:=[.U120]+[.V120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181</text:p>
          </table:table-cell>
          <table:table-cell table:style-name="ce18" office:value-type="string" calcext:value-type="string">
            <text:p>ME WKS C 18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1]*[.R121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1]*[.T121]" office:value-type="float" office:value="4130.4" calcext:value-type="float">
            <text:p><text:s/>4,130.40 </text:p>
          </table:table-cell>
          <table:table-cell table:style-name="ce6" table:formula="of:=ROUND([.$V$4]*[.U121]/[.$U$470];4)" office:value-type="float" office:value="1226.1579" calcext:value-type="float">
            <text:p>1226.1579</text:p>
          </table:table-cell>
          <table:table-cell table:style-name="ce52" table:formula="of:=[.U121]+[.V121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C191</text:p>
          </table:table-cell>
          <table:table-cell table:style-name="ce18" office:value-type="string" calcext:value-type="string">
            <text:p>ME WKS C 19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2]*[.R122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2]*[.T122]" office:value-type="float" office:value="2065.2" calcext:value-type="float">
            <text:p><text:s/>2,065.20 </text:p>
          </table:table-cell>
          <table:table-cell table:style-name="ce6" table:formula="of:=ROUND([.$V$4]*[.U122]/[.$U$470];4)" office:value-type="float" office:value="613.0789" calcext:value-type="float">
            <text:p>613.0789</text:p>
          </table:table-cell>
          <table:table-cell table:style-name="ce52" table:formula="of:=[.U122]+[.V122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01</text:p>
          </table:table-cell>
          <table:table-cell table:style-name="ce18" office:value-type="string" calcext:value-type="string">
            <text:p>ME WKS D 00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3]*[.R123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3]*[.T123]" office:value-type="float" office:value="2065.2" calcext:value-type="float">
            <text:p><text:s/>2,065.20 </text:p>
          </table:table-cell>
          <table:table-cell table:style-name="ce6" table:formula="of:=ROUND([.$V$4]*[.U123]/[.$U$470];4)" office:value-type="float" office:value="613.0789" calcext:value-type="float">
            <text:p>613.0789</text:p>
          </table:table-cell>
          <table:table-cell table:style-name="ce52" table:formula="of:=[.U123]+[.V123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11</text:p>
          </table:table-cell>
          <table:table-cell table:style-name="ce18" office:value-type="string" calcext:value-type="string">
            <text:p>ME WKS D 01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4]*[.R124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4]*[.T124]" office:value-type="float" office:value="2065.2" calcext:value-type="float">
            <text:p><text:s/>2,065.20 </text:p>
          </table:table-cell>
          <table:table-cell table:style-name="ce6" table:formula="of:=ROUND([.$V$4]*[.U124]/[.$U$470];4)" office:value-type="float" office:value="613.0789" calcext:value-type="float">
            <text:p>613.0789</text:p>
          </table:table-cell>
          <table:table-cell table:style-name="ce52" table:formula="of:=[.U124]+[.V124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21</text:p>
          </table:table-cell>
          <table:table-cell table:style-name="ce18" office:value-type="string" calcext:value-type="string">
            <text:p>ME WKS D 02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5]*[.R125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5]*[.T125]" office:value-type="float" office:value="2065.2" calcext:value-type="float">
            <text:p><text:s/>2,065.20 </text:p>
          </table:table-cell>
          <table:table-cell table:style-name="ce6" table:formula="of:=ROUND([.$V$4]*[.U125]/[.$U$470];4)" office:value-type="float" office:value="613.0789" calcext:value-type="float">
            <text:p>613.0789</text:p>
          </table:table-cell>
          <table:table-cell table:style-name="ce52" table:formula="of:=[.U125]+[.V125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31</text:p>
          </table:table-cell>
          <table:table-cell table:style-name="ce18" office:value-type="string" calcext:value-type="string">
            <text:p>ME WKS D 03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6]*[.R126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6]*[.T126]" office:value-type="float" office:value="2065.2" calcext:value-type="float">
            <text:p><text:s/>2,065.20 </text:p>
          </table:table-cell>
          <table:table-cell table:style-name="ce6" table:formula="of:=ROUND([.$V$4]*[.U126]/[.$U$470];4)" office:value-type="float" office:value="613.0789" calcext:value-type="float">
            <text:p>613.0789</text:p>
          </table:table-cell>
          <table:table-cell table:style-name="ce52" table:formula="of:=[.U126]+[.V126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41</text:p>
          </table:table-cell>
          <table:table-cell table:style-name="ce18" office:value-type="string" calcext:value-type="string">
            <text:p>ME WKS D 04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7]*[.R127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7]*[.T127]" office:value-type="float" office:value="2065.2" calcext:value-type="float">
            <text:p><text:s/>2,065.20 </text:p>
          </table:table-cell>
          <table:table-cell table:style-name="ce6" table:formula="of:=ROUND([.$V$4]*[.U127]/[.$U$470];4)" office:value-type="float" office:value="613.0789" calcext:value-type="float">
            <text:p>613.0789</text:p>
          </table:table-cell>
          <table:table-cell table:style-name="ce52" table:formula="of:=[.U127]+[.V127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51</text:p>
          </table:table-cell>
          <table:table-cell table:style-name="ce18" office:value-type="string" calcext:value-type="string">
            <text:p>ME WKS D 05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8]*[.R128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8]*[.T128]" office:value-type="float" office:value="2065.2" calcext:value-type="float">
            <text:p><text:s/>2,065.20 </text:p>
          </table:table-cell>
          <table:table-cell table:style-name="ce6" table:formula="of:=ROUND([.$V$4]*[.U128]/[.$U$470];4)" office:value-type="float" office:value="613.0789" calcext:value-type="float">
            <text:p>613.0789</text:p>
          </table:table-cell>
          <table:table-cell table:style-name="ce52" table:formula="of:=[.U128]+[.V128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61</text:p>
          </table:table-cell>
          <table:table-cell table:style-name="ce18" office:value-type="string" calcext:value-type="string">
            <text:p>ME WKS D 06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29]*[.R129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29]*[.T129]" office:value-type="float" office:value="2065.2" calcext:value-type="float">
            <text:p><text:s/>2,065.20 </text:p>
          </table:table-cell>
          <table:table-cell table:style-name="ce6" table:formula="of:=ROUND([.$V$4]*[.U129]/[.$U$470];4)" office:value-type="float" office:value="613.0789" calcext:value-type="float">
            <text:p>613.0789</text:p>
          </table:table-cell>
          <table:table-cell table:style-name="ce52" table:formula="of:=[.U129]+[.V129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71</text:p>
          </table:table-cell>
          <table:table-cell table:style-name="ce18" office:value-type="string" calcext:value-type="string">
            <text:p>ME WKS D 07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0]*[.R130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0]*[.T130]" office:value-type="float" office:value="2065.2" calcext:value-type="float">
            <text:p><text:s/>2,065.20 </text:p>
          </table:table-cell>
          <table:table-cell table:style-name="ce6" table:formula="of:=ROUND([.$V$4]*[.U130]/[.$U$470];4)" office:value-type="float" office:value="613.0789" calcext:value-type="float">
            <text:p>613.0789</text:p>
          </table:table-cell>
          <table:table-cell table:style-name="ce52" table:formula="of:=[.U130]+[.V130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81</text:p>
          </table:table-cell>
          <table:table-cell table:style-name="ce18" office:value-type="string" calcext:value-type="string">
            <text:p>ME WKS D 08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1]*[.R131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1]*[.T131]" office:value-type="float" office:value="2065.2" calcext:value-type="float">
            <text:p><text:s/>2,065.20 </text:p>
          </table:table-cell>
          <table:table-cell table:style-name="ce6" table:formula="of:=ROUND([.$V$4]*[.U131]/[.$U$470];4)" office:value-type="float" office:value="613.0789" calcext:value-type="float">
            <text:p>613.0789</text:p>
          </table:table-cell>
          <table:table-cell table:style-name="ce52" table:formula="of:=[.U131]+[.V131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091</text:p>
          </table:table-cell>
          <table:table-cell table:style-name="ce18" office:value-type="string" calcext:value-type="string">
            <text:p>ME WKS D 09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2]*[.R132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2]*[.T132]" office:value-type="float" office:value="2065.2" calcext:value-type="float">
            <text:p><text:s/>2,065.20 </text:p>
          </table:table-cell>
          <table:table-cell table:style-name="ce6" table:formula="of:=ROUND([.$V$4]*[.U132]/[.$U$470];4)" office:value-type="float" office:value="613.0789" calcext:value-type="float">
            <text:p>613.0789</text:p>
          </table:table-cell>
          <table:table-cell table:style-name="ce52" table:formula="of:=[.U132]+[.V132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111</text:p>
          </table:table-cell>
          <table:table-cell table:style-name="ce18" office:value-type="string" calcext:value-type="string">
            <text:p>ME WKS D 11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3]*[.R133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3]*[.T133]" office:value-type="float" office:value="2065.2" calcext:value-type="float">
            <text:p><text:s/>2,065.20 </text:p>
          </table:table-cell>
          <table:table-cell table:style-name="ce6" table:formula="of:=ROUND([.$V$4]*[.U133]/[.$U$470];4)" office:value-type="float" office:value="613.0789" calcext:value-type="float">
            <text:p>613.0789</text:p>
          </table:table-cell>
          <table:table-cell table:style-name="ce52" table:formula="of:=[.U133]+[.V133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121</text:p>
          </table:table-cell>
          <table:table-cell table:style-name="ce18" office:value-type="string" calcext:value-type="string">
            <text:p>ME WKS D 12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4]*[.R134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4]*[.T134]" office:value-type="float" office:value="2065.2" calcext:value-type="float">
            <text:p><text:s/>2,065.20 </text:p>
          </table:table-cell>
          <table:table-cell table:style-name="ce6" table:formula="of:=ROUND([.$V$4]*[.U134]/[.$U$470];4)" office:value-type="float" office:value="613.0789" calcext:value-type="float">
            <text:p>613.0789</text:p>
          </table:table-cell>
          <table:table-cell table:style-name="ce52" table:formula="of:=[.U134]+[.V134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131</text:p>
          </table:table-cell>
          <table:table-cell table:style-name="ce18" office:value-type="string" calcext:value-type="string">
            <text:p>ME WKS D 13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5]*[.R135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5]*[.T135]" office:value-type="float" office:value="2065.2" calcext:value-type="float">
            <text:p><text:s/>2,065.20 </text:p>
          </table:table-cell>
          <table:table-cell table:style-name="ce6" table:formula="of:=ROUND([.$V$4]*[.U135]/[.$U$470];4)" office:value-type="float" office:value="613.0789" calcext:value-type="float">
            <text:p>613.0789</text:p>
          </table:table-cell>
          <table:table-cell table:style-name="ce52" table:formula="of:=[.U135]+[.V135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171</text:p>
          </table:table-cell>
          <table:table-cell table:style-name="ce18" office:value-type="string" calcext:value-type="string">
            <text:p>ME WKS D 17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6]*[.R136])" office:value-type="float" office:value="240" calcext:value-type="float">
            <text:p><text:s/>2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6]*[.T136]" office:value-type="float" office:value="4130.4" calcext:value-type="float">
            <text:p><text:s/>4,130.40 </text:p>
          </table:table-cell>
          <table:table-cell table:style-name="ce6" table:formula="of:=ROUND([.$V$4]*[.U136]/[.$U$470];4)" office:value-type="float" office:value="1226.1579" calcext:value-type="float">
            <text:p>1226.1579</text:p>
          </table:table-cell>
          <table:table-cell table:style-name="ce52" table:formula="of:=[.U136]+[.V136]" office:value-type="float" office:value="5356.5579" calcext:value-type="float">
            <text:p><text:s/>5,356.5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181</text:p>
          </table:table-cell>
          <table:table-cell table:style-name="ce18" office:value-type="string" calcext:value-type="string">
            <text:p>ME WKS D 18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7]*[.R137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7]*[.T137]" office:value-type="float" office:value="2065.2" calcext:value-type="float">
            <text:p><text:s/>2,065.20 </text:p>
          </table:table-cell>
          <table:table-cell table:style-name="ce6" table:formula="of:=ROUND([.$V$4]*[.U137]/[.$U$470];4)" office:value-type="float" office:value="613.0789" calcext:value-type="float">
            <text:p>613.0789</text:p>
          </table:table-cell>
          <table:table-cell table:style-name="ce52" table:formula="of:=[.U137]+[.V137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--D191</text:p>
          </table:table-cell>
          <table:table-cell table:style-name="ce18" office:value-type="string" calcext:value-type="string">
            <text:p>ME WKS D 191</text:p>
          </table:table-cell>
          <table:table-cell table:style-name="ce22" office:value-type="string" calcext:value-type="string">
            <text:p>ME WKS D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D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138]*[.R138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8]*[.T138]" office:value-type="float" office:value="2065.2" calcext:value-type="float">
            <text:p><text:s/>2,065.20 </text:p>
          </table:table-cell>
          <table:table-cell table:style-name="ce6" table:formula="of:=ROUND([.$V$4]*[.U138]/[.$U$470];4)" office:value-type="float" office:value="613.0789" calcext:value-type="float">
            <text:p>613.0789</text:p>
          </table:table-cell>
          <table:table-cell table:style-name="ce52" table:formula="of:=[.U138]+[.V138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11</text:p>
          </table:table-cell>
          <table:table-cell table:style-name="ce18" office:value-type="string" calcext:value-type="string">
            <text:p>ME WKS E 01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39]*[.R139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39]*[.T139]" office:value-type="float" office:value="1170.28" calcext:value-type="float">
            <text:p><text:s/>1,170.28 </text:p>
          </table:table-cell>
          <table:table-cell table:style-name="ce6" table:formula="of:=ROUND([.$V$4]*[.U139]/[.$U$470];4)" office:value-type="float" office:value="347.4114" calcext:value-type="float">
            <text:p>347.4114</text:p>
          </table:table-cell>
          <table:table-cell table:style-name="ce52" table:formula="of:=[.U139]+[.V139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21</text:p>
          </table:table-cell>
          <table:table-cell table:style-name="ce18" office:value-type="string" calcext:value-type="string">
            <text:p>ME WKS E 02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0]*[.R140])" office:value-type="float" office:value="272" calcext:value-type="float">
            <text:p><text:s/>27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0]*[.T140]" office:value-type="float" office:value="4681.12" calcext:value-type="float">
            <text:p><text:s/>4,681.12 </text:p>
          </table:table-cell>
          <table:table-cell table:style-name="ce6" table:formula="of:=ROUND([.$V$4]*[.U140]/[.$U$470];4)" office:value-type="float" office:value="1389.6456" calcext:value-type="float">
            <text:p>1389.6456</text:p>
          </table:table-cell>
          <table:table-cell table:style-name="ce52" table:formula="of:=[.U140]+[.V140]" office:value-type="float" office:value="6070.7656" calcext:value-type="float">
            <text:p><text:s/>6,070.7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31</text:p>
          </table:table-cell>
          <table:table-cell table:style-name="ce18" office:value-type="string" calcext:value-type="string">
            <text:p>ME WKS E 03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1]*[.R141])" office:value-type="float" office:value="204" calcext:value-type="float">
            <text:p><text:s/>20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1]*[.T141]" office:value-type="float" office:value="3510.84" calcext:value-type="float">
            <text:p><text:s/>3,510.84 </text:p>
          </table:table-cell>
          <table:table-cell table:style-name="ce6" table:formula="of:=ROUND([.$V$4]*[.U141]/[.$U$470];4)" office:value-type="float" office:value="1042.2342" calcext:value-type="float">
            <text:p>1042.2342</text:p>
          </table:table-cell>
          <table:table-cell table:style-name="ce52" table:formula="of:=[.U141]+[.V141]" office:value-type="float" office:value="4553.0742" calcext:value-type="float">
            <text:p><text:s/>4,553.0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41</text:p>
          </table:table-cell>
          <table:table-cell table:style-name="ce18" office:value-type="string" calcext:value-type="string">
            <text:p>ME WKS E 04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2]*[.R142])" office:value-type="float" office:value="204" calcext:value-type="float">
            <text:p><text:s/>20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2]*[.T142]" office:value-type="float" office:value="3510.84" calcext:value-type="float">
            <text:p><text:s/>3,510.84 </text:p>
          </table:table-cell>
          <table:table-cell table:style-name="ce6" table:formula="of:=ROUND([.$V$4]*[.U142]/[.$U$470];4)" office:value-type="float" office:value="1042.2342" calcext:value-type="float">
            <text:p>1042.2342</text:p>
          </table:table-cell>
          <table:table-cell table:style-name="ce52" table:formula="of:=[.U142]+[.V142]" office:value-type="float" office:value="4553.0742" calcext:value-type="float">
            <text:p><text:s/>4,553.0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51</text:p>
          </table:table-cell>
          <table:table-cell table:style-name="ce18" office:value-type="string" calcext:value-type="string">
            <text:p>ME WKS E 05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3]*[.R143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3]*[.T143]" office:value-type="float" office:value="2340.56" calcext:value-type="float">
            <text:p><text:s/>2,340.56 </text:p>
          </table:table-cell>
          <table:table-cell table:style-name="ce6" table:formula="of:=ROUND([.$V$4]*[.U143]/[.$U$470];4)" office:value-type="float" office:value="694.8228" calcext:value-type="float">
            <text:p>694.8228</text:p>
          </table:table-cell>
          <table:table-cell table:style-name="ce52" table:formula="of:=[.U143]+[.V143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61</text:p>
          </table:table-cell>
          <table:table-cell table:style-name="ce18" office:value-type="string" calcext:value-type="string">
            <text:p>ME WKS E 06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4]*[.R144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4]*[.T144]" office:value-type="float" office:value="1170.28" calcext:value-type="float">
            <text:p><text:s/>1,170.28 </text:p>
          </table:table-cell>
          <table:table-cell table:style-name="ce6" table:formula="of:=ROUND([.$V$4]*[.U144]/[.$U$470];4)" office:value-type="float" office:value="347.4114" calcext:value-type="float">
            <text:p>347.4114</text:p>
          </table:table-cell>
          <table:table-cell table:style-name="ce52" table:formula="of:=[.U144]+[.V144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71</text:p>
          </table:table-cell>
          <table:table-cell table:style-name="ce18" office:value-type="string" calcext:value-type="string">
            <text:p>ME WKS E 07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5]*[.R145])" office:value-type="float" office:value="204" calcext:value-type="float">
            <text:p><text:s/>20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5]*[.T145]" office:value-type="float" office:value="3510.84" calcext:value-type="float">
            <text:p><text:s/>3,510.84 </text:p>
          </table:table-cell>
          <table:table-cell table:style-name="ce6" table:formula="of:=ROUND([.$V$4]*[.U145]/[.$U$470];4)" office:value-type="float" office:value="1042.2342" calcext:value-type="float">
            <text:p>1042.2342</text:p>
          </table:table-cell>
          <table:table-cell table:style-name="ce52" table:formula="of:=[.U145]+[.V145]" office:value-type="float" office:value="4553.0742" calcext:value-type="float">
            <text:p><text:s/>4,553.0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81</text:p>
          </table:table-cell>
          <table:table-cell table:style-name="ce18" office:value-type="string" calcext:value-type="string">
            <text:p>ME WKS E 08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6]*[.R146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6]*[.T146]" office:value-type="float" office:value="1170.28" calcext:value-type="float">
            <text:p><text:s/>1,170.28 </text:p>
          </table:table-cell>
          <table:table-cell table:style-name="ce6" table:formula="of:=ROUND([.$V$4]*[.U146]/[.$U$470];4)" office:value-type="float" office:value="347.4114" calcext:value-type="float">
            <text:p>347.4114</text:p>
          </table:table-cell>
          <table:table-cell table:style-name="ce52" table:formula="of:=[.U146]+[.V146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091</text:p>
          </table:table-cell>
          <table:table-cell table:style-name="ce18" office:value-type="string" calcext:value-type="string">
            <text:p>ME WKS E 09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1000" calcext:value-type="float">
            <text:p>10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7]*[.R147])" office:value-type="float" office:value="340" calcext:value-type="float">
            <text:p><text:s/>3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7]*[.T147]" office:value-type="float" office:value="5851.4" calcext:value-type="float">
            <text:p><text:s/>5,851.40 </text:p>
          </table:table-cell>
          <table:table-cell table:style-name="ce6" table:formula="of:=ROUND([.$V$4]*[.U147]/[.$U$470];4)" office:value-type="float" office:value="1737.057" calcext:value-type="float">
            <text:p>1737.057</text:p>
          </table:table-cell>
          <table:table-cell table:style-name="ce52" table:formula="of:=[.U147]+[.V147]" office:value-type="float" office:value="7588.457" calcext:value-type="float">
            <text:p><text:s/>7,588.4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01</text:p>
          </table:table-cell>
          <table:table-cell table:style-name="ce18" office:value-type="string" calcext:value-type="string">
            <text:p>ME WKS E 10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1000" calcext:value-type="float">
            <text:p>10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8]*[.R148])" office:value-type="float" office:value="340" calcext:value-type="float">
            <text:p><text:s/>3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8]*[.T148]" office:value-type="float" office:value="5851.4" calcext:value-type="float">
            <text:p><text:s/>5,851.40 </text:p>
          </table:table-cell>
          <table:table-cell table:style-name="ce6" table:formula="of:=ROUND([.$V$4]*[.U148]/[.$U$470];4)" office:value-type="float" office:value="1737.057" calcext:value-type="float">
            <text:p>1737.057</text:p>
          </table:table-cell>
          <table:table-cell table:style-name="ce52" table:formula="of:=[.U148]+[.V148]" office:value-type="float" office:value="7588.457" calcext:value-type="float">
            <text:p><text:s/>7,588.4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11</text:p>
          </table:table-cell>
          <table:table-cell table:style-name="ce18" office:value-type="string" calcext:value-type="string">
            <text:p>ME WKS E 11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49]*[.R149])" office:value-type="float" office:value="272" calcext:value-type="float">
            <text:p><text:s/>27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49]*[.T149]" office:value-type="float" office:value="4681.12" calcext:value-type="float">
            <text:p><text:s/>4,681.12 </text:p>
          </table:table-cell>
          <table:table-cell table:style-name="ce6" table:formula="of:=ROUND([.$V$4]*[.U149]/[.$U$470];4)" office:value-type="float" office:value="1389.6456" calcext:value-type="float">
            <text:p>1389.6456</text:p>
          </table:table-cell>
          <table:table-cell table:style-name="ce52" table:formula="of:=[.U149]+[.V149]" office:value-type="float" office:value="6070.7656" calcext:value-type="float">
            <text:p><text:s/>6,070.7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21</text:p>
          </table:table-cell>
          <table:table-cell table:style-name="ce18" office:value-type="string" calcext:value-type="string">
            <text:p>ME WKS E 12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1000" calcext:value-type="float">
            <text:p>10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50]*[.R150])" office:value-type="float" office:value="340" calcext:value-type="float">
            <text:p><text:s/>3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0]*[.T150]" office:value-type="float" office:value="5851.4" calcext:value-type="float">
            <text:p><text:s/>5,851.40 </text:p>
          </table:table-cell>
          <table:table-cell table:style-name="ce6" table:formula="of:=ROUND([.$V$4]*[.U150]/[.$U$470];4)" office:value-type="float" office:value="1737.057" calcext:value-type="float">
            <text:p>1737.057</text:p>
          </table:table-cell>
          <table:table-cell table:style-name="ce52" table:formula="of:=[.U150]+[.V150]" office:value-type="float" office:value="7588.457" calcext:value-type="float">
            <text:p><text:s/>7,588.4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31</text:p>
          </table:table-cell>
          <table:table-cell table:style-name="ce18" office:value-type="string" calcext:value-type="string">
            <text:p>ME WKS E 13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1000" calcext:value-type="float">
            <text:p>10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51]*[.R151])" office:value-type="float" office:value="340" calcext:value-type="float">
            <text:p><text:s/>34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1]*[.T151]" office:value-type="float" office:value="5851.4" calcext:value-type="float">
            <text:p><text:s/>5,851.40 </text:p>
          </table:table-cell>
          <table:table-cell table:style-name="ce6" table:formula="of:=ROUND([.$V$4]*[.U151]/[.$U$470];4)" office:value-type="float" office:value="1737.057" calcext:value-type="float">
            <text:p>1737.057</text:p>
          </table:table-cell>
          <table:table-cell table:style-name="ce52" table:formula="of:=[.U151]+[.V151]" office:value-type="float" office:value="7588.457" calcext:value-type="float">
            <text:p><text:s/>7,588.4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41</text:p>
          </table:table-cell>
          <table:table-cell table:style-name="ce18" office:value-type="string" calcext:value-type="string">
            <text:p>ME WKS E 14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52]*[.R152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2]*[.T152]" office:value-type="float" office:value="2340.56" calcext:value-type="float">
            <text:p><text:s/>2,340.56 </text:p>
          </table:table-cell>
          <table:table-cell table:style-name="ce6" table:formula="of:=ROUND([.$V$4]*[.U152]/[.$U$470];4)" office:value-type="float" office:value="694.8228" calcext:value-type="float">
            <text:p>694.8228</text:p>
          </table:table-cell>
          <table:table-cell table:style-name="ce52" table:formula="of:=[.U152]+[.V152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51</text:p>
          </table:table-cell>
          <table:table-cell table:style-name="ce18" office:value-type="string" calcext:value-type="string">
            <text:p>ME WKS E 15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53]*[.R153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3]*[.T153]" office:value-type="float" office:value="2340.56" calcext:value-type="float">
            <text:p><text:s/>2,340.56 </text:p>
          </table:table-cell>
          <table:table-cell table:style-name="ce6" table:formula="of:=ROUND([.$V$4]*[.U153]/[.$U$470];4)" office:value-type="float" office:value="694.8228" calcext:value-type="float">
            <text:p>694.8228</text:p>
          </table:table-cell>
          <table:table-cell table:style-name="ce52" table:formula="of:=[.U153]+[.V153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61</text:p>
          </table:table-cell>
          <table:table-cell table:style-name="ce18" office:value-type="string" calcext:value-type="string">
            <text:p>ME WKS E 16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54]*[.R154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4]*[.T154]" office:value-type="float" office:value="2340.56" calcext:value-type="float">
            <text:p><text:s/>2,340.56 </text:p>
          </table:table-cell>
          <table:table-cell table:style-name="ce6" table:formula="of:=ROUND([.$V$4]*[.U154]/[.$U$470];4)" office:value-type="float" office:value="694.8228" calcext:value-type="float">
            <text:p>694.8228</text:p>
          </table:table-cell>
          <table:table-cell table:style-name="ce52" table:formula="of:=[.U154]+[.V154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71</text:p>
          </table:table-cell>
          <table:table-cell table:style-name="ce18" office:value-type="string" calcext:value-type="string">
            <text:p>ME WKS E 17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55]*[.R155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5]*[.T155]" office:value-type="float" office:value="1170.28" calcext:value-type="float">
            <text:p><text:s/>1,170.28 </text:p>
          </table:table-cell>
          <table:table-cell table:style-name="ce6" table:formula="of:=ROUND([.$V$4]*[.U155]/[.$U$470];4)" office:value-type="float" office:value="347.4114" calcext:value-type="float">
            <text:p>347.4114</text:p>
          </table:table-cell>
          <table:table-cell table:style-name="ce52" table:formula="of:=[.U155]+[.V155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E191</text:p>
          </table:table-cell>
          <table:table-cell table:style-name="ce18" office:value-type="string" calcext:value-type="string">
            <text:p>ME WKS E 191</text:p>
          </table:table-cell>
          <table:table-cell table:style-name="ce29" office:value-type="string" calcext:value-type="string">
            <text:p>ME WKS E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E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56]*[.R156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6]*[.T156]" office:value-type="float" office:value="1170.28" calcext:value-type="float">
            <text:p><text:s/>1,170.28 </text:p>
          </table:table-cell>
          <table:table-cell table:style-name="ce6" table:formula="of:=ROUND([.$V$4]*[.U156]/[.$U$470];4)" office:value-type="float" office:value="347.4114" calcext:value-type="float">
            <text:p>347.4114</text:p>
          </table:table-cell>
          <table:table-cell table:style-name="ce52" table:formula="of:=[.U156]+[.V156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001</text:p>
          </table:table-cell>
          <table:table-cell table:style-name="ce18" office:value-type="string" calcext:value-type="string">
            <text:p>ME WKS F 00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57]*[.R157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7]*[.T157]" office:value-type="float" office:value="2271.72" calcext:value-type="float">
            <text:p><text:s/>2,271.72 </text:p>
          </table:table-cell>
          <table:table-cell table:style-name="ce6" table:formula="of:=ROUND([.$V$4]*[.U157]/[.$U$470];4)" office:value-type="float" office:value="674.3868" calcext:value-type="float">
            <text:p>674.3868</text:p>
          </table:table-cell>
          <table:table-cell table:style-name="ce52" table:formula="of:=[.U157]+[.V157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011</text:p>
          </table:table-cell>
          <table:table-cell table:style-name="ce18" office:value-type="string" calcext:value-type="string">
            <text:p>ME WKS F 01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58]*[.R158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8]*[.T158]" office:value-type="float" office:value="1135.86" calcext:value-type="float">
            <text:p><text:s/>1,135.86 </text:p>
          </table:table-cell>
          <table:table-cell table:style-name="ce6" table:formula="of:=ROUND([.$V$4]*[.U158]/[.$U$470];4)" office:value-type="float" office:value="337.1934" calcext:value-type="float">
            <text:p>337.1934</text:p>
          </table:table-cell>
          <table:table-cell table:style-name="ce52" table:formula="of:=[.U158]+[.V158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021</text:p>
          </table:table-cell>
          <table:table-cell table:style-name="ce18" office:value-type="string" calcext:value-type="string">
            <text:p>ME WKS F 02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59]*[.R159])" office:value-type="float" office:value="198" calcext:value-type="float">
            <text:p><text:s/>1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59]*[.T159]" office:value-type="float" office:value="3407.58" calcext:value-type="float">
            <text:p><text:s/>3,407.58 </text:p>
          </table:table-cell>
          <table:table-cell table:style-name="ce6" table:formula="of:=ROUND([.$V$4]*[.U159]/[.$U$470];4)" office:value-type="float" office:value="1011.5802" calcext:value-type="float">
            <text:p>1011.5802</text:p>
          </table:table-cell>
          <table:table-cell table:style-name="ce52" table:formula="of:=[.U159]+[.V159]" office:value-type="float" office:value="4419.1602" calcext:value-type="float">
            <text:p><text:s/>4,419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031</text:p>
          </table:table-cell>
          <table:table-cell table:style-name="ce18" office:value-type="string" calcext:value-type="string">
            <text:p>ME WKS F 03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60]*[.R160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0]*[.T160]" office:value-type="float" office:value="1135.86" calcext:value-type="float">
            <text:p><text:s/>1,135.86 </text:p>
          </table:table-cell>
          <table:table-cell table:style-name="ce6" table:formula="of:=ROUND([.$V$4]*[.U160]/[.$U$470];4)" office:value-type="float" office:value="337.1934" calcext:value-type="float">
            <text:p>337.1934</text:p>
          </table:table-cell>
          <table:table-cell table:style-name="ce52" table:formula="of:=[.U160]+[.V160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041</text:p>
          </table:table-cell>
          <table:table-cell table:style-name="ce18" office:value-type="string" calcext:value-type="string">
            <text:p>ME WKS F 04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61]*[.R161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1]*[.T161]" office:value-type="float" office:value="2271.72" calcext:value-type="float">
            <text:p><text:s/>2,271.72 </text:p>
          </table:table-cell>
          <table:table-cell table:style-name="ce6" table:formula="of:=ROUND([.$V$4]*[.U161]/[.$U$470];4)" office:value-type="float" office:value="674.3868" calcext:value-type="float">
            <text:p>674.3868</text:p>
          </table:table-cell>
          <table:table-cell table:style-name="ce52" table:formula="of:=[.U161]+[.V161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051</text:p>
          </table:table-cell>
          <table:table-cell table:style-name="ce18" office:value-type="string" calcext:value-type="string">
            <text:p>ME WKS F 05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62]*[.R162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2]*[.T162]" office:value-type="float" office:value="2271.72" calcext:value-type="float">
            <text:p><text:s/>2,271.72 </text:p>
          </table:table-cell>
          <table:table-cell table:style-name="ce6" table:formula="of:=ROUND([.$V$4]*[.U162]/[.$U$470];4)" office:value-type="float" office:value="674.3868" calcext:value-type="float">
            <text:p>674.3868</text:p>
          </table:table-cell>
          <table:table-cell table:style-name="ce52" table:formula="of:=[.U162]+[.V162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071</text:p>
          </table:table-cell>
          <table:table-cell table:style-name="ce18" office:value-type="string" calcext:value-type="string">
            <text:p>ME WKS F 07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63]*[.R163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3]*[.T163]" office:value-type="float" office:value="1135.86" calcext:value-type="float">
            <text:p><text:s/>1,135.86 </text:p>
          </table:table-cell>
          <table:table-cell table:style-name="ce6" table:formula="of:=ROUND([.$V$4]*[.U163]/[.$U$470];4)" office:value-type="float" office:value="337.1934" calcext:value-type="float">
            <text:p>337.1934</text:p>
          </table:table-cell>
          <table:table-cell table:style-name="ce52" table:formula="of:=[.U163]+[.V163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151</text:p>
          </table:table-cell>
          <table:table-cell table:style-name="ce18" office:value-type="string" calcext:value-type="string">
            <text:p>ME WKS F 15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64]*[.R164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4]*[.T164]" office:value-type="float" office:value="1135.86" calcext:value-type="float">
            <text:p><text:s/>1,135.86 </text:p>
          </table:table-cell>
          <table:table-cell table:style-name="ce6" table:formula="of:=ROUND([.$V$4]*[.U164]/[.$U$470];4)" office:value-type="float" office:value="337.1934" calcext:value-type="float">
            <text:p>337.1934</text:p>
          </table:table-cell>
          <table:table-cell table:style-name="ce52" table:formula="of:=[.U164]+[.V164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161</text:p>
          </table:table-cell>
          <table:table-cell table:style-name="ce18" office:value-type="string" calcext:value-type="string">
            <text:p>ME WKS F 16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65]*[.R165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5]*[.T165]" office:value-type="float" office:value="1135.86" calcext:value-type="float">
            <text:p><text:s/>1,135.86 </text:p>
          </table:table-cell>
          <table:table-cell table:style-name="ce6" table:formula="of:=ROUND([.$V$4]*[.U165]/[.$U$470];4)" office:value-type="float" office:value="337.1934" calcext:value-type="float">
            <text:p>337.1934</text:p>
          </table:table-cell>
          <table:table-cell table:style-name="ce52" table:formula="of:=[.U165]+[.V165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181</text:p>
          </table:table-cell>
          <table:table-cell table:style-name="ce18" office:value-type="string" calcext:value-type="string">
            <text:p>ME WKS F 18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66]*[.R166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6]*[.T166]" office:value-type="float" office:value="1135.86" calcext:value-type="float">
            <text:p><text:s/>1,135.86 </text:p>
          </table:table-cell>
          <table:table-cell table:style-name="ce6" table:formula="of:=ROUND([.$V$4]*[.U166]/[.$U$470];4)" office:value-type="float" office:value="337.1934" calcext:value-type="float">
            <text:p>337.1934</text:p>
          </table:table-cell>
          <table:table-cell table:style-name="ce52" table:formula="of:=[.U166]+[.V166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F191</text:p>
          </table:table-cell>
          <table:table-cell table:style-name="ce18" office:value-type="string" calcext:value-type="string">
            <text:p>ME WKS F 191</text:p>
          </table:table-cell>
          <table:table-cell table:style-name="ce28" office:value-type="string" calcext:value-type="string">
            <text:p>ME WKS F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F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67]*[.R167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7]*[.T167]" office:value-type="float" office:value="1135.86" calcext:value-type="float">
            <text:p><text:s/>1,135.86 </text:p>
          </table:table-cell>
          <table:table-cell table:style-name="ce6" table:formula="of:=ROUND([.$V$4]*[.U167]/[.$U$470];4)" office:value-type="float" office:value="337.1934" calcext:value-type="float">
            <text:p>337.1934</text:p>
          </table:table-cell>
          <table:table-cell table:style-name="ce52" table:formula="of:=[.U167]+[.V167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01</text:p>
          </table:table-cell>
          <table:table-cell table:style-name="ce18" office:value-type="string" calcext:value-type="string">
            <text:p>ME WKS G 00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68]*[.R168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8]*[.T168]" office:value-type="float" office:value="2202.88" calcext:value-type="float">
            <text:p><text:s/>2,202.88 </text:p>
          </table:table-cell>
          <table:table-cell table:style-name="ce6" table:formula="of:=ROUND([.$V$4]*[.U168]/[.$U$470];4)" office:value-type="float" office:value="653.9509" calcext:value-type="float">
            <text:p>653.9509</text:p>
          </table:table-cell>
          <table:table-cell table:style-name="ce52" table:formula="of:=[.U168]+[.V168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11</text:p>
          </table:table-cell>
          <table:table-cell table:style-name="ce18" office:value-type="string" calcext:value-type="string">
            <text:p>ME WKS G 01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69]*[.R169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69]*[.T169]" office:value-type="float" office:value="1101.44" calcext:value-type="float">
            <text:p><text:s/>1,101.44 </text:p>
          </table:table-cell>
          <table:table-cell table:style-name="ce6" table:formula="of:=ROUND([.$V$4]*[.U169]/[.$U$470];4)" office:value-type="float" office:value="326.9754" calcext:value-type="float">
            <text:p>326.9754</text:p>
          </table:table-cell>
          <table:table-cell table:style-name="ce52" table:formula="of:=[.U169]+[.V169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21</text:p>
          </table:table-cell>
          <table:table-cell table:style-name="ce18" office:value-type="string" calcext:value-type="string">
            <text:p>ME WKS G 02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0]*[.R170])" office:value-type="float" office:value="192" calcext:value-type="float">
            <text:p><text:s/>1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0]*[.T170]" office:value-type="float" office:value="3304.32" calcext:value-type="float">
            <text:p><text:s/>3,304.32 </text:p>
          </table:table-cell>
          <table:table-cell table:style-name="ce6" table:formula="of:=ROUND([.$V$4]*[.U170]/[.$U$470];4)" office:value-type="float" office:value="980.9263" calcext:value-type="float">
            <text:p>980.9263</text:p>
          </table:table-cell>
          <table:table-cell table:style-name="ce52" table:formula="of:=[.U170]+[.V170]" office:value-type="float" office:value="4285.2463" calcext:value-type="float">
            <text:p><text:s/>4,285.2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31</text:p>
          </table:table-cell>
          <table:table-cell table:style-name="ce18" office:value-type="string" calcext:value-type="string">
            <text:p>ME WKS G 03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1]*[.R171])" office:value-type="float" office:value="192" calcext:value-type="float">
            <text:p><text:s/>1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1]*[.T171]" office:value-type="float" office:value="3304.32" calcext:value-type="float">
            <text:p><text:s/>3,304.32 </text:p>
          </table:table-cell>
          <table:table-cell table:style-name="ce6" table:formula="of:=ROUND([.$V$4]*[.U171]/[.$U$470];4)" office:value-type="float" office:value="980.9263" calcext:value-type="float">
            <text:p>980.9263</text:p>
          </table:table-cell>
          <table:table-cell table:style-name="ce52" table:formula="of:=[.U171]+[.V171]" office:value-type="float" office:value="4285.2463" calcext:value-type="float">
            <text:p><text:s/>4,285.2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41</text:p>
          </table:table-cell>
          <table:table-cell table:style-name="ce18" office:value-type="string" calcext:value-type="string">
            <text:p>ME WKS G 04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2]*[.R172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2]*[.T172]" office:value-type="float" office:value="2202.88" calcext:value-type="float">
            <text:p><text:s/>2,202.88 </text:p>
          </table:table-cell>
          <table:table-cell table:style-name="ce6" table:formula="of:=ROUND([.$V$4]*[.U172]/[.$U$470];4)" office:value-type="float" office:value="653.9509" calcext:value-type="float">
            <text:p>653.9509</text:p>
          </table:table-cell>
          <table:table-cell table:style-name="ce52" table:formula="of:=[.U172]+[.V172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51</text:p>
          </table:table-cell>
          <table:table-cell table:style-name="ce18" office:value-type="string" calcext:value-type="string">
            <text:p>ME WKS G 05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3]*[.R173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3]*[.T173]" office:value-type="float" office:value="2202.88" calcext:value-type="float">
            <text:p><text:s/>2,202.88 </text:p>
          </table:table-cell>
          <table:table-cell table:style-name="ce6" table:formula="of:=ROUND([.$V$4]*[.U173]/[.$U$470];4)" office:value-type="float" office:value="653.9509" calcext:value-type="float">
            <text:p>653.9509</text:p>
          </table:table-cell>
          <table:table-cell table:style-name="ce52" table:formula="of:=[.U173]+[.V173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61</text:p>
          </table:table-cell>
          <table:table-cell table:style-name="ce18" office:value-type="string" calcext:value-type="string">
            <text:p>ME WKS G 06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4]*[.R174])" office:value-type="float" office:value="192" calcext:value-type="float">
            <text:p><text:s/>1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4]*[.T174]" office:value-type="float" office:value="3304.32" calcext:value-type="float">
            <text:p><text:s/>3,304.32 </text:p>
          </table:table-cell>
          <table:table-cell table:style-name="ce6" table:formula="of:=ROUND([.$V$4]*[.U174]/[.$U$470];4)" office:value-type="float" office:value="980.9263" calcext:value-type="float">
            <text:p>980.9263</text:p>
          </table:table-cell>
          <table:table-cell table:style-name="ce52" table:formula="of:=[.U174]+[.V174]" office:value-type="float" office:value="4285.2463" calcext:value-type="float">
            <text:p><text:s/>4,285.2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71</text:p>
          </table:table-cell>
          <table:table-cell table:style-name="ce18" office:value-type="string" calcext:value-type="string">
            <text:p>ME WKS G 07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5]*[.R175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5]*[.T175]" office:value-type="float" office:value="1101.44" calcext:value-type="float">
            <text:p><text:s/>1,101.44 </text:p>
          </table:table-cell>
          <table:table-cell table:style-name="ce6" table:formula="of:=ROUND([.$V$4]*[.U175]/[.$U$470];4)" office:value-type="float" office:value="326.9754" calcext:value-type="float">
            <text:p>326.9754</text:p>
          </table:table-cell>
          <table:table-cell table:style-name="ce52" table:formula="of:=[.U175]+[.V175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091</text:p>
          </table:table-cell>
          <table:table-cell table:style-name="ce18" office:value-type="string" calcext:value-type="string">
            <text:p>ME WKS G 09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6]*[.R176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6]*[.T176]" office:value-type="float" office:value="1101.44" calcext:value-type="float">
            <text:p><text:s/>1,101.44 </text:p>
          </table:table-cell>
          <table:table-cell table:style-name="ce6" table:formula="of:=ROUND([.$V$4]*[.U176]/[.$U$470];4)" office:value-type="float" office:value="326.9754" calcext:value-type="float">
            <text:p>326.9754</text:p>
          </table:table-cell>
          <table:table-cell table:style-name="ce52" table:formula="of:=[.U176]+[.V176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101</text:p>
          </table:table-cell>
          <table:table-cell table:style-name="ce18" office:value-type="string" calcext:value-type="string">
            <text:p>ME WKS G 10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7]*[.R177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7]*[.T177]" office:value-type="float" office:value="2202.88" calcext:value-type="float">
            <text:p><text:s/>2,202.88 </text:p>
          </table:table-cell>
          <table:table-cell table:style-name="ce6" table:formula="of:=ROUND([.$V$4]*[.U177]/[.$U$470];4)" office:value-type="float" office:value="653.9509" calcext:value-type="float">
            <text:p>653.9509</text:p>
          </table:table-cell>
          <table:table-cell table:style-name="ce52" table:formula="of:=[.U177]+[.V177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111</text:p>
          </table:table-cell>
          <table:table-cell table:style-name="ce18" office:value-type="string" calcext:value-type="string">
            <text:p>ME WKS G 11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8]*[.R178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8]*[.T178]" office:value-type="float" office:value="1101.44" calcext:value-type="float">
            <text:p><text:s/>1,101.44 </text:p>
          </table:table-cell>
          <table:table-cell table:style-name="ce6" table:formula="of:=ROUND([.$V$4]*[.U178]/[.$U$470];4)" office:value-type="float" office:value="326.9754" calcext:value-type="float">
            <text:p>326.9754</text:p>
          </table:table-cell>
          <table:table-cell table:style-name="ce52" table:formula="of:=[.U178]+[.V178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121</text:p>
          </table:table-cell>
          <table:table-cell table:style-name="ce18" office:value-type="string" calcext:value-type="string">
            <text:p>ME WKS G 12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79]*[.R179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79]*[.T179]" office:value-type="float" office:value="2202.88" calcext:value-type="float">
            <text:p><text:s/>2,202.88 </text:p>
          </table:table-cell>
          <table:table-cell table:style-name="ce6" table:formula="of:=ROUND([.$V$4]*[.U179]/[.$U$470];4)" office:value-type="float" office:value="653.9509" calcext:value-type="float">
            <text:p>653.9509</text:p>
          </table:table-cell>
          <table:table-cell table:style-name="ce52" table:formula="of:=[.U179]+[.V179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G131</text:p>
          </table:table-cell>
          <table:table-cell table:style-name="ce18" office:value-type="string" calcext:value-type="string">
            <text:p>ME WKS G 131</text:p>
          </table:table-cell>
          <table:table-cell table:style-name="ce30" office:value-type="string" calcext:value-type="string">
            <text:p>ME WKS G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G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180]*[.R180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0]*[.T180]" office:value-type="float" office:value="1101.44" calcext:value-type="float">
            <text:p><text:s/>1,101.44 </text:p>
          </table:table-cell>
          <table:table-cell table:style-name="ce6" table:formula="of:=ROUND([.$V$4]*[.U180]/[.$U$470];4)" office:value-type="float" office:value="326.9754" calcext:value-type="float">
            <text:p>326.9754</text:p>
          </table:table-cell>
          <table:table-cell table:style-name="ce52" table:formula="of:=[.U180]+[.V180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H001</text:p>
          </table:table-cell>
          <table:table-cell table:style-name="ce18" office:value-type="string" calcext:value-type="string">
            <text:p>ME WKS H 001</text:p>
          </table:table-cell>
          <table:table-cell table:style-name="ce28" office:value-type="string" calcext:value-type="string">
            <text:p>ME WKS H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H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81]*[.R181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1]*[.T181]" office:value-type="float" office:value="2271.72" calcext:value-type="float">
            <text:p><text:s/>2,271.72 </text:p>
          </table:table-cell>
          <table:table-cell table:style-name="ce6" table:formula="of:=ROUND([.$V$4]*[.U181]/[.$U$470];4)" office:value-type="float" office:value="674.3868" calcext:value-type="float">
            <text:p>674.3868</text:p>
          </table:table-cell>
          <table:table-cell table:style-name="ce52" table:formula="of:=[.U181]+[.V181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H041</text:p>
          </table:table-cell>
          <table:table-cell table:style-name="ce18" office:value-type="string" calcext:value-type="string">
            <text:p>ME WKS H 041</text:p>
          </table:table-cell>
          <table:table-cell table:style-name="ce28" office:value-type="string" calcext:value-type="string">
            <text:p>ME WKS H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H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82]*[.R182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2]*[.T182]" office:value-type="float" office:value="1135.86" calcext:value-type="float">
            <text:p><text:s/>1,135.86 </text:p>
          </table:table-cell>
          <table:table-cell table:style-name="ce6" table:formula="of:=ROUND([.$V$4]*[.U182]/[.$U$470];4)" office:value-type="float" office:value="337.1934" calcext:value-type="float">
            <text:p>337.1934</text:p>
          </table:table-cell>
          <table:table-cell table:style-name="ce52" table:formula="of:=[.U182]+[.V182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H071</text:p>
          </table:table-cell>
          <table:table-cell table:style-name="ce18" office:value-type="string" calcext:value-type="string">
            <text:p>ME WKS H 071</text:p>
          </table:table-cell>
          <table:table-cell table:style-name="ce28" office:value-type="string" calcext:value-type="string">
            <text:p>ME WKS H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H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83]*[.R183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3]*[.T183]" office:value-type="float" office:value="1135.86" calcext:value-type="float">
            <text:p><text:s/>1,135.86 </text:p>
          </table:table-cell>
          <table:table-cell table:style-name="ce6" table:formula="of:=ROUND([.$V$4]*[.U183]/[.$U$470];4)" office:value-type="float" office:value="337.1934" calcext:value-type="float">
            <text:p>337.1934</text:p>
          </table:table-cell>
          <table:table-cell table:style-name="ce52" table:formula="of:=[.U183]+[.V183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H081</text:p>
          </table:table-cell>
          <table:table-cell table:style-name="ce18" office:value-type="string" calcext:value-type="string">
            <text:p>ME WKS H 081</text:p>
          </table:table-cell>
          <table:table-cell table:style-name="ce28" office:value-type="string" calcext:value-type="string">
            <text:p>ME WKS H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H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84]*[.R184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4]*[.T184]" office:value-type="float" office:value="2271.72" calcext:value-type="float">
            <text:p><text:s/>2,271.72 </text:p>
          </table:table-cell>
          <table:table-cell table:style-name="ce6" table:formula="of:=ROUND([.$V$4]*[.U184]/[.$U$470];4)" office:value-type="float" office:value="674.3868" calcext:value-type="float">
            <text:p>674.3868</text:p>
          </table:table-cell>
          <table:table-cell table:style-name="ce52" table:formula="of:=[.U184]+[.V184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H121</text:p>
          </table:table-cell>
          <table:table-cell table:style-name="ce18" office:value-type="string" calcext:value-type="string">
            <text:p>ME WKS H 121</text:p>
          </table:table-cell>
          <table:table-cell table:style-name="ce28" office:value-type="string" calcext:value-type="string">
            <text:p>ME WKS H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H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85]*[.R185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5]*[.T185]" office:value-type="float" office:value="1135.86" calcext:value-type="float">
            <text:p><text:s/>1,135.86 </text:p>
          </table:table-cell>
          <table:table-cell table:style-name="ce6" table:formula="of:=ROUND([.$V$4]*[.U185]/[.$U$470];4)" office:value-type="float" office:value="337.1934" calcext:value-type="float">
            <text:p>337.1934</text:p>
          </table:table-cell>
          <table:table-cell table:style-name="ce52" table:formula="of:=[.U185]+[.V185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H141</text:p>
          </table:table-cell>
          <table:table-cell table:style-name="ce18" office:value-type="string" calcext:value-type="string">
            <text:p>ME WKS H 141</text:p>
          </table:table-cell>
          <table:table-cell table:style-name="ce28" office:value-type="string" calcext:value-type="string">
            <text:p>ME WKS H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H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86]*[.R186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6]*[.T186]" office:value-type="float" office:value="1135.86" calcext:value-type="float">
            <text:p><text:s/>1,135.86 </text:p>
          </table:table-cell>
          <table:table-cell table:style-name="ce6" table:formula="of:=ROUND([.$V$4]*[.U186]/[.$U$470];4)" office:value-type="float" office:value="337.1934" calcext:value-type="float">
            <text:p>337.1934</text:p>
          </table:table-cell>
          <table:table-cell table:style-name="ce52" table:formula="of:=[.U186]+[.V186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H181</text:p>
          </table:table-cell>
          <table:table-cell table:style-name="ce18" office:value-type="string" calcext:value-type="string">
            <text:p>ME WKS H 181</text:p>
          </table:table-cell>
          <table:table-cell table:style-name="ce28" office:value-type="string" calcext:value-type="string">
            <text:p>ME WKS H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H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87]*[.R187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7]*[.T187]" office:value-type="float" office:value="1135.86" calcext:value-type="float">
            <text:p><text:s/>1,135.86 </text:p>
          </table:table-cell>
          <table:table-cell table:style-name="ce6" table:formula="of:=ROUND([.$V$4]*[.U187]/[.$U$470];4)" office:value-type="float" office:value="337.1934" calcext:value-type="float">
            <text:p>337.1934</text:p>
          </table:table-cell>
          <table:table-cell table:style-name="ce52" table:formula="of:=[.U187]+[.V187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H191</text:p>
          </table:table-cell>
          <table:table-cell table:style-name="ce18" office:value-type="string" calcext:value-type="string">
            <text:p>ME WKS H 191</text:p>
          </table:table-cell>
          <table:table-cell table:style-name="ce28" office:value-type="string" calcext:value-type="string">
            <text:p>ME WKS H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H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188]*[.R188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8]*[.T188]" office:value-type="float" office:value="1135.86" calcext:value-type="float">
            <text:p><text:s/>1,135.86 </text:p>
          </table:table-cell>
          <table:table-cell table:style-name="ce6" table:formula="of:=ROUND([.$V$4]*[.U188]/[.$U$470];4)" office:value-type="float" office:value="337.1934" calcext:value-type="float">
            <text:p>337.1934</text:p>
          </table:table-cell>
          <table:table-cell table:style-name="ce52" table:formula="of:=[.U188]+[.V188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001</text:p>
          </table:table-cell>
          <table:table-cell table:style-name="ce18" office:value-type="string" calcext:value-type="string">
            <text:p>ME WKS I 00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89]*[.R189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89]*[.T189]" office:value-type="float" office:value="1170.28" calcext:value-type="float">
            <text:p><text:s/>1,170.28 </text:p>
          </table:table-cell>
          <table:table-cell table:style-name="ce6" table:formula="of:=ROUND([.$V$4]*[.U189]/[.$U$470];4)" office:value-type="float" office:value="347.4114" calcext:value-type="float">
            <text:p>347.4114</text:p>
          </table:table-cell>
          <table:table-cell table:style-name="ce52" table:formula="of:=[.U189]+[.V189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011</text:p>
          </table:table-cell>
          <table:table-cell table:style-name="ce18" office:value-type="string" calcext:value-type="string">
            <text:p>ME WKS I 01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0]*[.R190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0]*[.T190]" office:value-type="float" office:value="2340.56" calcext:value-type="float">
            <text:p><text:s/>2,340.56 </text:p>
          </table:table-cell>
          <table:table-cell table:style-name="ce6" table:formula="of:=ROUND([.$V$4]*[.U190]/[.$U$470];4)" office:value-type="float" office:value="694.8228" calcext:value-type="float">
            <text:p>694.8228</text:p>
          </table:table-cell>
          <table:table-cell table:style-name="ce52" table:formula="of:=[.U190]+[.V190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021</text:p>
          </table:table-cell>
          <table:table-cell table:style-name="ce18" office:value-type="string" calcext:value-type="string">
            <text:p>ME WKS I 02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1]*[.R191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1]*[.T191]" office:value-type="float" office:value="2340.56" calcext:value-type="float">
            <text:p><text:s/>2,340.56 </text:p>
          </table:table-cell>
          <table:table-cell table:style-name="ce6" table:formula="of:=ROUND([.$V$4]*[.U191]/[.$U$470];4)" office:value-type="float" office:value="694.8228" calcext:value-type="float">
            <text:p>694.8228</text:p>
          </table:table-cell>
          <table:table-cell table:style-name="ce52" table:formula="of:=[.U191]+[.V191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031</text:p>
          </table:table-cell>
          <table:table-cell table:style-name="ce18" office:value-type="string" calcext:value-type="string">
            <text:p>ME WKS I 03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2]*[.R192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2]*[.T192]" office:value-type="float" office:value="2340.56" calcext:value-type="float">
            <text:p><text:s/>2,340.56 </text:p>
          </table:table-cell>
          <table:table-cell table:style-name="ce6" table:formula="of:=ROUND([.$V$4]*[.U192]/[.$U$470];4)" office:value-type="float" office:value="694.8228" calcext:value-type="float">
            <text:p>694.8228</text:p>
          </table:table-cell>
          <table:table-cell table:style-name="ce52" table:formula="of:=[.U192]+[.V192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041</text:p>
          </table:table-cell>
          <table:table-cell table:style-name="ce18" office:value-type="string" calcext:value-type="string">
            <text:p>ME WKS I 04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3]*[.R193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3]*[.T193]" office:value-type="float" office:value="1170.28" calcext:value-type="float">
            <text:p><text:s/>1,170.28 </text:p>
          </table:table-cell>
          <table:table-cell table:style-name="ce6" table:formula="of:=ROUND([.$V$4]*[.U193]/[.$U$470];4)" office:value-type="float" office:value="347.4114" calcext:value-type="float">
            <text:p>347.4114</text:p>
          </table:table-cell>
          <table:table-cell table:style-name="ce52" table:formula="of:=[.U193]+[.V193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051</text:p>
          </table:table-cell>
          <table:table-cell table:style-name="ce18" office:value-type="string" calcext:value-type="string">
            <text:p>ME WKS I 05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4]*[.R194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4]*[.T194]" office:value-type="float" office:value="2340.56" calcext:value-type="float">
            <text:p><text:s/>2,340.56 </text:p>
          </table:table-cell>
          <table:table-cell table:style-name="ce6" table:formula="of:=ROUND([.$V$4]*[.U194]/[.$U$470];4)" office:value-type="float" office:value="694.8228" calcext:value-type="float">
            <text:p>694.8228</text:p>
          </table:table-cell>
          <table:table-cell table:style-name="ce52" table:formula="of:=[.U194]+[.V194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071</text:p>
          </table:table-cell>
          <table:table-cell table:style-name="ce18" office:value-type="string" calcext:value-type="string">
            <text:p>ME WKS I 07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5]*[.R195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5]*[.T195]" office:value-type="float" office:value="1170.28" calcext:value-type="float">
            <text:p><text:s/>1,170.28 </text:p>
          </table:table-cell>
          <table:table-cell table:style-name="ce6" table:formula="of:=ROUND([.$V$4]*[.U195]/[.$U$470];4)" office:value-type="float" office:value="347.4114" calcext:value-type="float">
            <text:p>347.4114</text:p>
          </table:table-cell>
          <table:table-cell table:style-name="ce52" table:formula="of:=[.U195]+[.V195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081</text:p>
          </table:table-cell>
          <table:table-cell table:style-name="ce18" office:value-type="string" calcext:value-type="string">
            <text:p>ME WKS I 08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6]*[.R196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6]*[.T196]" office:value-type="float" office:value="1170.28" calcext:value-type="float">
            <text:p><text:s/>1,170.28 </text:p>
          </table:table-cell>
          <table:table-cell table:style-name="ce6" table:formula="of:=ROUND([.$V$4]*[.U196]/[.$U$470];4)" office:value-type="float" office:value="347.4114" calcext:value-type="float">
            <text:p>347.4114</text:p>
          </table:table-cell>
          <table:table-cell table:style-name="ce52" table:formula="of:=[.U196]+[.V196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101</text:p>
          </table:table-cell>
          <table:table-cell table:style-name="ce18" office:value-type="string" calcext:value-type="string">
            <text:p>ME WKS I 10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7]*[.R197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7]*[.T197]" office:value-type="float" office:value="1170.28" calcext:value-type="float">
            <text:p><text:s/>1,170.28 </text:p>
          </table:table-cell>
          <table:table-cell table:style-name="ce6" table:formula="of:=ROUND([.$V$4]*[.U197]/[.$U$470];4)" office:value-type="float" office:value="347.4114" calcext:value-type="float">
            <text:p>347.4114</text:p>
          </table:table-cell>
          <table:table-cell table:style-name="ce52" table:formula="of:=[.U197]+[.V197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121</text:p>
          </table:table-cell>
          <table:table-cell table:style-name="ce18" office:value-type="string" calcext:value-type="string">
            <text:p>ME WKS I 12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8]*[.R198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8]*[.T198]" office:value-type="float" office:value="1170.28" calcext:value-type="float">
            <text:p><text:s/>1,170.28 </text:p>
          </table:table-cell>
          <table:table-cell table:style-name="ce6" table:formula="of:=ROUND([.$V$4]*[.U198]/[.$U$470];4)" office:value-type="float" office:value="347.4114" calcext:value-type="float">
            <text:p>347.4114</text:p>
          </table:table-cell>
          <table:table-cell table:style-name="ce52" table:formula="of:=[.U198]+[.V198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141</text:p>
          </table:table-cell>
          <table:table-cell table:style-name="ce18" office:value-type="string" calcext:value-type="string">
            <text:p>ME WKS I 14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199]*[.R199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199]*[.T199]" office:value-type="float" office:value="1170.28" calcext:value-type="float">
            <text:p><text:s/>1,170.28 </text:p>
          </table:table-cell>
          <table:table-cell table:style-name="ce6" table:formula="of:=ROUND([.$V$4]*[.U199]/[.$U$470];4)" office:value-type="float" office:value="347.4114" calcext:value-type="float">
            <text:p>347.4114</text:p>
          </table:table-cell>
          <table:table-cell table:style-name="ce52" table:formula="of:=[.U199]+[.V199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161</text:p>
          </table:table-cell>
          <table:table-cell table:style-name="ce18" office:value-type="string" calcext:value-type="string">
            <text:p>ME WKS I 16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0]*[.R200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0]*[.T200]" office:value-type="float" office:value="1170.28" calcext:value-type="float">
            <text:p><text:s/>1,170.28 </text:p>
          </table:table-cell>
          <table:table-cell table:style-name="ce6" table:formula="of:=ROUND([.$V$4]*[.U200]/[.$U$470];4)" office:value-type="float" office:value="347.4114" calcext:value-type="float">
            <text:p>347.4114</text:p>
          </table:table-cell>
          <table:table-cell table:style-name="ce52" table:formula="of:=[.U200]+[.V200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171</text:p>
          </table:table-cell>
          <table:table-cell table:style-name="ce18" office:value-type="string" calcext:value-type="string">
            <text:p>ME WKS I 17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1]*[.R201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1]*[.T201]" office:value-type="float" office:value="1170.28" calcext:value-type="float">
            <text:p><text:s/>1,170.28 </text:p>
          </table:table-cell>
          <table:table-cell table:style-name="ce6" table:formula="of:=ROUND([.$V$4]*[.U201]/[.$U$470];4)" office:value-type="float" office:value="347.4114" calcext:value-type="float">
            <text:p>347.4114</text:p>
          </table:table-cell>
          <table:table-cell table:style-name="ce52" table:formula="of:=[.U201]+[.V201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181</text:p>
          </table:table-cell>
          <table:table-cell table:style-name="ce18" office:value-type="string" calcext:value-type="string">
            <text:p>ME WKS I 18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2]*[.R202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2]*[.T202]" office:value-type="float" office:value="1170.28" calcext:value-type="float">
            <text:p><text:s/>1,170.28 </text:p>
          </table:table-cell>
          <table:table-cell table:style-name="ce6" table:formula="of:=ROUND([.$V$4]*[.U202]/[.$U$470];4)" office:value-type="float" office:value="347.4114" calcext:value-type="float">
            <text:p>347.4114</text:p>
          </table:table-cell>
          <table:table-cell table:style-name="ce52" table:formula="of:=[.U202]+[.V202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I191</text:p>
          </table:table-cell>
          <table:table-cell table:style-name="ce18" office:value-type="string" calcext:value-type="string">
            <text:p>ME WKS I 191</text:p>
          </table:table-cell>
          <table:table-cell table:style-name="ce29" office:value-type="string" calcext:value-type="string">
            <text:p>ME WKS I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I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3]*[.R203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3]*[.T203]" office:value-type="float" office:value="1170.28" calcext:value-type="float">
            <text:p><text:s/>1,170.28 </text:p>
          </table:table-cell>
          <table:table-cell table:style-name="ce6" table:formula="of:=ROUND([.$V$4]*[.U203]/[.$U$470];4)" office:value-type="float" office:value="347.4114" calcext:value-type="float">
            <text:p>347.4114</text:p>
          </table:table-cell>
          <table:table-cell table:style-name="ce52" table:formula="of:=[.U203]+[.V203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J011</text:p>
          </table:table-cell>
          <table:table-cell table:style-name="ce18" office:value-type="string" calcext:value-type="string">
            <text:p>ME WKS J 011</text:p>
          </table:table-cell>
          <table:table-cell table:style-name="ce29" office:value-type="string" calcext:value-type="string">
            <text:p>ME WKS J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4]*[.R204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4]*[.T204]" office:value-type="float" office:value="1170.28" calcext:value-type="float">
            <text:p><text:s/>1,170.28 </text:p>
          </table:table-cell>
          <table:table-cell table:style-name="ce6" table:formula="of:=ROUND([.$V$4]*[.U204]/[.$U$470];4)" office:value-type="float" office:value="347.4114" calcext:value-type="float">
            <text:p>347.4114</text:p>
          </table:table-cell>
          <table:table-cell table:style-name="ce52" table:formula="of:=[.U204]+[.V204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J061</text:p>
          </table:table-cell>
          <table:table-cell table:style-name="ce18" office:value-type="string" calcext:value-type="string">
            <text:p>ME WKS J 061</text:p>
          </table:table-cell>
          <table:table-cell table:style-name="ce29" office:value-type="string" calcext:value-type="string">
            <text:p>ME WKS J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5]*[.R205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5]*[.T205]" office:value-type="float" office:value="1170.28" calcext:value-type="float">
            <text:p><text:s/>1,170.28 </text:p>
          </table:table-cell>
          <table:table-cell table:style-name="ce6" table:formula="of:=ROUND([.$V$4]*[.U205]/[.$U$470];4)" office:value-type="float" office:value="347.4114" calcext:value-type="float">
            <text:p>347.4114</text:p>
          </table:table-cell>
          <table:table-cell table:style-name="ce52" table:formula="of:=[.U205]+[.V205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J171</text:p>
          </table:table-cell>
          <table:table-cell table:style-name="ce18" office:value-type="string" calcext:value-type="string">
            <text:p>ME WKS J 171</text:p>
          </table:table-cell>
          <table:table-cell table:style-name="ce29" office:value-type="string" calcext:value-type="string">
            <text:p>ME WKS J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6]*[.R206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6]*[.T206]" office:value-type="float" office:value="1170.28" calcext:value-type="float">
            <text:p><text:s/>1,170.28 </text:p>
          </table:table-cell>
          <table:table-cell table:style-name="ce6" table:formula="of:=ROUND([.$V$4]*[.U206]/[.$U$470];4)" office:value-type="float" office:value="347.4114" calcext:value-type="float">
            <text:p>347.4114</text:p>
          </table:table-cell>
          <table:table-cell table:style-name="ce52" table:formula="of:=[.U206]+[.V206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J181</text:p>
          </table:table-cell>
          <table:table-cell table:style-name="ce18" office:value-type="string" calcext:value-type="string">
            <text:p>ME WKS J 181</text:p>
          </table:table-cell>
          <table:table-cell table:style-name="ce29" office:value-type="string" calcext:value-type="string">
            <text:p>ME WKS J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7]*[.R207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7]*[.T207]" office:value-type="float" office:value="1170.28" calcext:value-type="float">
            <text:p><text:s/>1,170.28 </text:p>
          </table:table-cell>
          <table:table-cell table:style-name="ce6" table:formula="of:=ROUND([.$V$4]*[.U207]/[.$U$470];4)" office:value-type="float" office:value="347.4114" calcext:value-type="float">
            <text:p>347.4114</text:p>
          </table:table-cell>
          <table:table-cell table:style-name="ce52" table:formula="of:=[.U207]+[.V207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ME--J191</text:p>
          </table:table-cell>
          <table:table-cell table:style-name="ce18" office:value-type="string" calcext:value-type="string">
            <text:p>ME WKS J 191</text:p>
          </table:table-cell>
          <table:table-cell table:style-name="ce29" office:value-type="string" calcext:value-type="string">
            <text:p>ME WKS J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208]*[.R208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8]*[.T208]" office:value-type="float" office:value="1170.28" calcext:value-type="float">
            <text:p><text:s/>1,170.28 </text:p>
          </table:table-cell>
          <table:table-cell table:style-name="ce6" table:formula="of:=ROUND([.$V$4]*[.U208]/[.$U$470];4)" office:value-type="float" office:value="347.4114" calcext:value-type="float">
            <text:p>347.4114</text:p>
          </table:table-cell>
          <table:table-cell table:style-name="ce52" table:formula="of:=[.U208]+[.V208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U-C011</text:p>
          </table:table-cell>
          <table:table-cell table:style-name="ce18" office:value-type="string" calcext:value-type="string">
            <text:p>ME (US) WKS C 01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U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209]*[.R209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09]*[.T209]" office:value-type="float" office:value="2065.2" calcext:value-type="float">
            <text:p><text:s/>2,065.20 </text:p>
          </table:table-cell>
          <table:table-cell table:style-name="ce6" table:formula="of:=ROUND([.$V$4]*[.U209]/[.$U$470];4)" office:value-type="float" office:value="613.0789" calcext:value-type="float">
            <text:p>613.0789</text:p>
          </table:table-cell>
          <table:table-cell table:style-name="ce52" table:formula="of:=[.U209]+[.V209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U-C021</text:p>
          </table:table-cell>
          <table:table-cell table:style-name="ce18" office:value-type="string" calcext:value-type="string">
            <text:p>ME (US) WKS C 02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U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210]*[.R210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0]*[.T210]" office:value-type="float" office:value="2065.2" calcext:value-type="float">
            <text:p><text:s/>2,065.20 </text:p>
          </table:table-cell>
          <table:table-cell table:style-name="ce6" table:formula="of:=ROUND([.$V$4]*[.U210]/[.$U$470];4)" office:value-type="float" office:value="613.0789" calcext:value-type="float">
            <text:p>613.0789</text:p>
          </table:table-cell>
          <table:table-cell table:style-name="ce52" table:formula="of:=[.U210]+[.V210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U-C031</text:p>
          </table:table-cell>
          <table:table-cell table:style-name="ce18" office:value-type="string" calcext:value-type="string">
            <text:p>ME (US) WKS C 03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U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211]*[.R211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1]*[.T211]" office:value-type="float" office:value="6195.6" calcext:value-type="float">
            <text:p><text:s/>6,195.60 </text:p>
          </table:table-cell>
          <table:table-cell table:style-name="ce6" table:formula="of:=ROUND([.$V$4]*[.U211]/[.$U$470];4)" office:value-type="float" office:value="1839.2368" calcext:value-type="float">
            <text:p>1839.2368</text:p>
          </table:table-cell>
          <table:table-cell table:style-name="ce52" table:formula="of:=[.U211]+[.V211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MEU-C041</text:p>
          </table:table-cell>
          <table:table-cell table:style-name="ce18" office:value-type="string" calcext:value-type="string">
            <text:p>ME (US) WKS C 041</text:p>
          </table:table-cell>
          <table:table-cell table:style-name="ce22" office:value-type="string" calcext:value-type="string">
            <text:p>ME WKS C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MEU</text:p>
          </table:table-cell>
          <table:table-cell table:style-name="ce5" office:value-type="string" calcext:value-type="string">
            <text:p>C</text:p>
          </table:table-cell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800" calcext:value-type="float">
            <text:p>8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212]*[.R212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2]*[.T212]" office:value-type="float" office:value="6195.6" calcext:value-type="float">
            <text:p><text:s/>6,195.60 </text:p>
          </table:table-cell>
          <table:table-cell table:style-name="ce6" table:formula="of:=ROUND([.$V$4]*[.U212]/[.$U$470];4)" office:value-type="float" office:value="1839.2368" calcext:value-type="float">
            <text:p>1839.2368</text:p>
          </table:table-cell>
          <table:table-cell table:style-name="ce52" table:formula="of:=[.U212]+[.V212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7A001</text:p>
          </table:table-cell>
          <table:table-cell table:style-name="ce18" office:value-type="string" calcext:value-type="string">
            <text:p>EE WKS 7A 001</text:p>
          </table:table-cell>
          <table:table-cell table:style-name="ce29" office:value-type="string" calcext:value-type="string">
            <text:p>EE WKS 7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7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13]*[.R213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3]*[.T213]" office:value-type="float" office:value="1686.58" calcext:value-type="float">
            <text:p><text:s/>1,686.58 </text:p>
          </table:table-cell>
          <table:table-cell table:style-name="ce6" table:formula="of:=ROUND([.$V$4]*[.U213]/[.$U$470];4)" office:value-type="float" office:value="500.6811" calcext:value-type="float">
            <text:p>500.6811</text:p>
          </table:table-cell>
          <table:table-cell table:style-name="ce52" table:formula="of:=[.U213]+[.V213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7A011</text:p>
          </table:table-cell>
          <table:table-cell table:style-name="ce18" office:value-type="string" calcext:value-type="string">
            <text:p>EE WKS 7A 011</text:p>
          </table:table-cell>
          <table:table-cell table:style-name="ce29" office:value-type="string" calcext:value-type="string">
            <text:p>EE WKS 7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7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14]*[.R214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4]*[.T214]" office:value-type="float" office:value="1686.58" calcext:value-type="float">
            <text:p><text:s/>1,686.58 </text:p>
          </table:table-cell>
          <table:table-cell table:style-name="ce6" table:formula="of:=ROUND([.$V$4]*[.U214]/[.$U$470];4)" office:value-type="float" office:value="500.6811" calcext:value-type="float">
            <text:p>500.6811</text:p>
          </table:table-cell>
          <table:table-cell table:style-name="ce52" table:formula="of:=[.U214]+[.V214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7A021</text:p>
          </table:table-cell>
          <table:table-cell table:style-name="ce18" office:value-type="string" calcext:value-type="string">
            <text:p>EE WKS 7A 021</text:p>
          </table:table-cell>
          <table:table-cell table:style-name="ce29" office:value-type="string" calcext:value-type="string">
            <text:p>EE WKS 7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7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15]*[.R215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5]*[.T215]" office:value-type="float" office:value="1686.58" calcext:value-type="float">
            <text:p><text:s/>1,686.58 </text:p>
          </table:table-cell>
          <table:table-cell table:style-name="ce6" table:formula="of:=ROUND([.$V$4]*[.U215]/[.$U$470];4)" office:value-type="float" office:value="500.6811" calcext:value-type="float">
            <text:p>500.6811</text:p>
          </table:table-cell>
          <table:table-cell table:style-name="ce52" table:formula="of:=[.U215]+[.V215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7A031</text:p>
          </table:table-cell>
          <table:table-cell table:style-name="ce18" office:value-type="string" calcext:value-type="string">
            <text:p>EE WKS 7A 031</text:p>
          </table:table-cell>
          <table:table-cell table:style-name="ce29" office:value-type="string" calcext:value-type="string">
            <text:p>EE WKS 7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7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16]*[.R216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6]*[.T216]" office:value-type="float" office:value="1686.58" calcext:value-type="float">
            <text:p><text:s/>1,686.58 </text:p>
          </table:table-cell>
          <table:table-cell table:style-name="ce6" table:formula="of:=ROUND([.$V$4]*[.U216]/[.$U$470];4)" office:value-type="float" office:value="500.6811" calcext:value-type="float">
            <text:p>500.6811</text:p>
          </table:table-cell>
          <table:table-cell table:style-name="ce52" table:formula="of:=[.U216]+[.V216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7A061</text:p>
          </table:table-cell>
          <table:table-cell table:style-name="ce18" office:value-type="string" calcext:value-type="string">
            <text:p>EE WKS 7A 061</text:p>
          </table:table-cell>
          <table:table-cell table:style-name="ce29" office:value-type="string" calcext:value-type="string">
            <text:p>EE WKS 7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7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17]*[.R217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7]*[.T217]" office:value-type="float" office:value="1686.58" calcext:value-type="float">
            <text:p><text:s/>1,686.58 </text:p>
          </table:table-cell>
          <table:table-cell table:style-name="ce6" table:formula="of:=ROUND([.$V$4]*[.U217]/[.$U$470];4)" office:value-type="float" office:value="500.6811" calcext:value-type="float">
            <text:p>500.6811</text:p>
          </table:table-cell>
          <table:table-cell table:style-name="ce52" table:formula="of:=[.U217]+[.V217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7A081</text:p>
          </table:table-cell>
          <table:table-cell table:style-name="ce18" office:value-type="string" calcext:value-type="string">
            <text:p>EE WKS 7A 081</text:p>
          </table:table-cell>
          <table:table-cell table:style-name="ce29" office:value-type="string" calcext:value-type="string">
            <text:p>EE WKS 7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7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18]*[.R218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8]*[.T218]" office:value-type="float" office:value="1686.58" calcext:value-type="float">
            <text:p><text:s/>1,686.58 </text:p>
          </table:table-cell>
          <table:table-cell table:style-name="ce6" table:formula="of:=ROUND([.$V$4]*[.U218]/[.$U$470];4)" office:value-type="float" office:value="500.6811" calcext:value-type="float">
            <text:p>500.6811</text:p>
          </table:table-cell>
          <table:table-cell table:style-name="ce52" table:formula="of:=[.U218]+[.V218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7A091</text:p>
          </table:table-cell>
          <table:table-cell table:style-name="ce18" office:value-type="string" calcext:value-type="string">
            <text:p>EE WKS 7A 091</text:p>
          </table:table-cell>
          <table:table-cell table:style-name="ce29" office:value-type="string" calcext:value-type="string">
            <text:p>EE WKS 7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7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19]*[.R219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19]*[.T219]" office:value-type="float" office:value="1686.58" calcext:value-type="float">
            <text:p><text:s/>1,686.58 </text:p>
          </table:table-cell>
          <table:table-cell table:style-name="ce6" table:formula="of:=ROUND([.$V$4]*[.U219]/[.$U$470];4)" office:value-type="float" office:value="500.6811" calcext:value-type="float">
            <text:p>500.6811</text:p>
          </table:table-cell>
          <table:table-cell table:style-name="ce52" table:formula="of:=[.U219]+[.V219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01</text:p>
          </table:table-cell>
          <table:table-cell table:style-name="ce18" office:value-type="string" calcext:value-type="string">
            <text:p>EE WKS 6A 00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0]*[.R220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0]*[.T220]" office:value-type="float" office:value="1686.58" calcext:value-type="float">
            <text:p><text:s/>1,686.58 </text:p>
          </table:table-cell>
          <table:table-cell table:style-name="ce6" table:formula="of:=ROUND([.$V$4]*[.U220]/[.$U$470];4)" office:value-type="float" office:value="500.6811" calcext:value-type="float">
            <text:p>500.6811</text:p>
          </table:table-cell>
          <table:table-cell table:style-name="ce52" table:formula="of:=[.U220]+[.V220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11</text:p>
          </table:table-cell>
          <table:table-cell table:style-name="ce18" office:value-type="string" calcext:value-type="string">
            <text:p>EE WKS 6A 01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1]*[.R221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1]*[.T221]" office:value-type="float" office:value="1686.58" calcext:value-type="float">
            <text:p><text:s/>1,686.58 </text:p>
          </table:table-cell>
          <table:table-cell table:style-name="ce6" table:formula="of:=ROUND([.$V$4]*[.U221]/[.$U$470];4)" office:value-type="float" office:value="500.6811" calcext:value-type="float">
            <text:p>500.6811</text:p>
          </table:table-cell>
          <table:table-cell table:style-name="ce52" table:formula="of:=[.U221]+[.V221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21</text:p>
          </table:table-cell>
          <table:table-cell table:style-name="ce18" office:value-type="string" calcext:value-type="string">
            <text:p>EE WKS 6A 02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2]*[.R222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2]*[.T222]" office:value-type="float" office:value="1686.58" calcext:value-type="float">
            <text:p><text:s/>1,686.58 </text:p>
          </table:table-cell>
          <table:table-cell table:style-name="ce6" table:formula="of:=ROUND([.$V$4]*[.U222]/[.$U$470];4)" office:value-type="float" office:value="500.6811" calcext:value-type="float">
            <text:p>500.6811</text:p>
          </table:table-cell>
          <table:table-cell table:style-name="ce52" table:formula="of:=[.U222]+[.V222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31</text:p>
          </table:table-cell>
          <table:table-cell table:style-name="ce18" office:value-type="string" calcext:value-type="string">
            <text:p>EE WKS 6A 03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3]*[.R223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3]*[.T223]" office:value-type="float" office:value="1686.58" calcext:value-type="float">
            <text:p><text:s/>1,686.58 </text:p>
          </table:table-cell>
          <table:table-cell table:style-name="ce6" table:formula="of:=ROUND([.$V$4]*[.U223]/[.$U$470];4)" office:value-type="float" office:value="500.6811" calcext:value-type="float">
            <text:p>500.6811</text:p>
          </table:table-cell>
          <table:table-cell table:style-name="ce52" table:formula="of:=[.U223]+[.V223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41</text:p>
          </table:table-cell>
          <table:table-cell table:style-name="ce18" office:value-type="string" calcext:value-type="string">
            <text:p>EE WKS 6A 04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4]*[.R224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4]*[.T224]" office:value-type="float" office:value="1686.58" calcext:value-type="float">
            <text:p><text:s/>1,686.58 </text:p>
          </table:table-cell>
          <table:table-cell table:style-name="ce6" table:formula="of:=ROUND([.$V$4]*[.U224]/[.$U$470];4)" office:value-type="float" office:value="500.6811" calcext:value-type="float">
            <text:p>500.6811</text:p>
          </table:table-cell>
          <table:table-cell table:style-name="ce52" table:formula="of:=[.U224]+[.V224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51</text:p>
          </table:table-cell>
          <table:table-cell table:style-name="ce18" office:value-type="string" calcext:value-type="string">
            <text:p>EE WKS 6A 05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5]*[.R225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5]*[.T225]" office:value-type="float" office:value="1686.58" calcext:value-type="float">
            <text:p><text:s/>1,686.58 </text:p>
          </table:table-cell>
          <table:table-cell table:style-name="ce6" table:formula="of:=ROUND([.$V$4]*[.U225]/[.$U$470];4)" office:value-type="float" office:value="500.6811" calcext:value-type="float">
            <text:p>500.6811</text:p>
          </table:table-cell>
          <table:table-cell table:style-name="ce52" table:formula="of:=[.U225]+[.V225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61</text:p>
          </table:table-cell>
          <table:table-cell table:style-name="ce18" office:value-type="string" calcext:value-type="string">
            <text:p>EE WKS 6A 06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6]*[.R226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6]*[.T226]" office:value-type="float" office:value="1686.58" calcext:value-type="float">
            <text:p><text:s/>1,686.58 </text:p>
          </table:table-cell>
          <table:table-cell table:style-name="ce6" table:formula="of:=ROUND([.$V$4]*[.U226]/[.$U$470];4)" office:value-type="float" office:value="500.6811" calcext:value-type="float">
            <text:p>500.6811</text:p>
          </table:table-cell>
          <table:table-cell table:style-name="ce52" table:formula="of:=[.U226]+[.V226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71</text:p>
          </table:table-cell>
          <table:table-cell table:style-name="ce18" office:value-type="string" calcext:value-type="string">
            <text:p>EE WKS 6A 07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7]*[.R227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7]*[.T227]" office:value-type="float" office:value="1686.58" calcext:value-type="float">
            <text:p><text:s/>1,686.58 </text:p>
          </table:table-cell>
          <table:table-cell table:style-name="ce6" table:formula="of:=ROUND([.$V$4]*[.U227]/[.$U$470];4)" office:value-type="float" office:value="500.6811" calcext:value-type="float">
            <text:p>500.6811</text:p>
          </table:table-cell>
          <table:table-cell table:style-name="ce52" table:formula="of:=[.U227]+[.V227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81</text:p>
          </table:table-cell>
          <table:table-cell table:style-name="ce18" office:value-type="string" calcext:value-type="string">
            <text:p>EE WKS 6A 08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8]*[.R228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8]*[.T228]" office:value-type="float" office:value="1686.58" calcext:value-type="float">
            <text:p><text:s/>1,686.58 </text:p>
          </table:table-cell>
          <table:table-cell table:style-name="ce6" table:formula="of:=ROUND([.$V$4]*[.U228]/[.$U$470];4)" office:value-type="float" office:value="500.6811" calcext:value-type="float">
            <text:p>500.6811</text:p>
          </table:table-cell>
          <table:table-cell table:style-name="ce52" table:formula="of:=[.U228]+[.V228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091</text:p>
          </table:table-cell>
          <table:table-cell table:style-name="ce18" office:value-type="string" calcext:value-type="string">
            <text:p>EE WKS 6A 09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29]*[.R229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29]*[.T229]" office:value-type="float" office:value="1686.58" calcext:value-type="float">
            <text:p><text:s/>1,686.58 </text:p>
          </table:table-cell>
          <table:table-cell table:style-name="ce6" table:formula="of:=ROUND([.$V$4]*[.U229]/[.$U$470];4)" office:value-type="float" office:value="500.6811" calcext:value-type="float">
            <text:p>500.6811</text:p>
          </table:table-cell>
          <table:table-cell table:style-name="ce52" table:formula="of:=[.U229]+[.V229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101</text:p>
          </table:table-cell>
          <table:table-cell table:style-name="ce18" office:value-type="string" calcext:value-type="string">
            <text:p>EE WKS 6A 10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0]*[.R230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0]*[.T230]" office:value-type="float" office:value="1686.58" calcext:value-type="float">
            <text:p><text:s/>1,686.58 </text:p>
          </table:table-cell>
          <table:table-cell table:style-name="ce6" table:formula="of:=ROUND([.$V$4]*[.U230]/[.$U$470];4)" office:value-type="float" office:value="500.6811" calcext:value-type="float">
            <text:p>500.6811</text:p>
          </table:table-cell>
          <table:table-cell table:style-name="ce52" table:formula="of:=[.U230]+[.V230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111</text:p>
          </table:table-cell>
          <table:table-cell table:style-name="ce18" office:value-type="string" calcext:value-type="string">
            <text:p>EE WKS 6A 11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1]*[.R231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1]*[.T231]" office:value-type="float" office:value="1686.58" calcext:value-type="float">
            <text:p><text:s/>1,686.58 </text:p>
          </table:table-cell>
          <table:table-cell table:style-name="ce6" table:formula="of:=ROUND([.$V$4]*[.U231]/[.$U$470];4)" office:value-type="float" office:value="500.6811" calcext:value-type="float">
            <text:p>500.6811</text:p>
          </table:table-cell>
          <table:table-cell table:style-name="ce52" table:formula="of:=[.U231]+[.V231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121</text:p>
          </table:table-cell>
          <table:table-cell table:style-name="ce18" office:value-type="string" calcext:value-type="string">
            <text:p>EE WKS 6A 12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2]*[.R232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2]*[.T232]" office:value-type="float" office:value="1686.58" calcext:value-type="float">
            <text:p><text:s/>1,686.58 </text:p>
          </table:table-cell>
          <table:table-cell table:style-name="ce6" table:formula="of:=ROUND([.$V$4]*[.U232]/[.$U$470];4)" office:value-type="float" office:value="500.6811" calcext:value-type="float">
            <text:p>500.6811</text:p>
          </table:table-cell>
          <table:table-cell table:style-name="ce52" table:formula="of:=[.U232]+[.V232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131</text:p>
          </table:table-cell>
          <table:table-cell table:style-name="ce18" office:value-type="string" calcext:value-type="string">
            <text:p>EE WKS 6A 13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3]*[.R233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3]*[.T233]" office:value-type="float" office:value="1686.58" calcext:value-type="float">
            <text:p><text:s/>1,686.58 </text:p>
          </table:table-cell>
          <table:table-cell table:style-name="ce6" table:formula="of:=ROUND([.$V$4]*[.U233]/[.$U$470];4)" office:value-type="float" office:value="500.6811" calcext:value-type="float">
            <text:p>500.6811</text:p>
          </table:table-cell>
          <table:table-cell table:style-name="ce52" table:formula="of:=[.U233]+[.V233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141</text:p>
          </table:table-cell>
          <table:table-cell table:style-name="ce18" office:value-type="string" calcext:value-type="string">
            <text:p>EE WKS 6A 14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4]*[.R234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4]*[.T234]" office:value-type="float" office:value="1686.58" calcext:value-type="float">
            <text:p><text:s/>1,686.58 </text:p>
          </table:table-cell>
          <table:table-cell table:style-name="ce6" table:formula="of:=ROUND([.$V$4]*[.U234]/[.$U$470];4)" office:value-type="float" office:value="500.6811" calcext:value-type="float">
            <text:p>500.6811</text:p>
          </table:table-cell>
          <table:table-cell table:style-name="ce52" table:formula="of:=[.U234]+[.V234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171</text:p>
          </table:table-cell>
          <table:table-cell table:style-name="ce18" office:value-type="string" calcext:value-type="string">
            <text:p>EE WKS 6A 17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5]*[.R235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5]*[.T235]" office:value-type="float" office:value="1686.58" calcext:value-type="float">
            <text:p><text:s/>1,686.58 </text:p>
          </table:table-cell>
          <table:table-cell table:style-name="ce6" table:formula="of:=ROUND([.$V$4]*[.U235]/[.$U$470];4)" office:value-type="float" office:value="500.6811" calcext:value-type="float">
            <text:p>500.6811</text:p>
          </table:table-cell>
          <table:table-cell table:style-name="ce52" table:formula="of:=[.U235]+[.V235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181</text:p>
          </table:table-cell>
          <table:table-cell table:style-name="ce18" office:value-type="string" calcext:value-type="string">
            <text:p>EE WKS 6A 18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6]*[.R236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6]*[.T236]" office:value-type="float" office:value="1686.58" calcext:value-type="float">
            <text:p><text:s/>1,686.58 </text:p>
          </table:table-cell>
          <table:table-cell table:style-name="ce6" table:formula="of:=ROUND([.$V$4]*[.U236]/[.$U$470];4)" office:value-type="float" office:value="500.6811" calcext:value-type="float">
            <text:p>500.6811</text:p>
          </table:table-cell>
          <table:table-cell table:style-name="ce52" table:formula="of:=[.U236]+[.V236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6A191</text:p>
          </table:table-cell>
          <table:table-cell table:style-name="ce18" office:value-type="string" calcext:value-type="string">
            <text:p>EE WKS 6A 191</text:p>
          </table:table-cell>
          <table:table-cell table:style-name="ce29" office:value-type="string" calcext:value-type="string">
            <text:p>EE WKS 6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6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7]*[.R237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7]*[.T237]" office:value-type="float" office:value="1686.58" calcext:value-type="float">
            <text:p><text:s/>1,686.58 </text:p>
          </table:table-cell>
          <table:table-cell table:style-name="ce6" table:formula="of:=ROUND([.$V$4]*[.U237]/[.$U$470];4)" office:value-type="float" office:value="500.6811" calcext:value-type="float">
            <text:p>500.6811</text:p>
          </table:table-cell>
          <table:table-cell table:style-name="ce52" table:formula="of:=[.U237]+[.V237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01</text:p>
          </table:table-cell>
          <table:table-cell table:style-name="ce18" office:value-type="string" calcext:value-type="string">
            <text:p>EE WKS 5A 00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8]*[.R238])" office:value-type="float" office:value="196" calcext:value-type="float">
            <text:p><text:s/>19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8]*[.T238]" office:value-type="float" office:value="3373.16" calcext:value-type="float">
            <text:p><text:s/>3,373.16 </text:p>
          </table:table-cell>
          <table:table-cell table:style-name="ce6" table:formula="of:=ROUND([.$V$4]*[.U238]/[.$U$470];4)" office:value-type="float" office:value="1001.3623" calcext:value-type="float">
            <text:p>1001.3623</text:p>
          </table:table-cell>
          <table:table-cell table:style-name="ce52" table:formula="of:=[.U238]+[.V238]" office:value-type="float" office:value="4374.5223" calcext:value-type="float">
            <text:p><text:s/>4,374.5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11</text:p>
          </table:table-cell>
          <table:table-cell table:style-name="ce18" office:value-type="string" calcext:value-type="string">
            <text:p>EE WKS 5A 01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39]*[.R239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39]*[.T239]" office:value-type="float" office:value="1686.58" calcext:value-type="float">
            <text:p><text:s/>1,686.58 </text:p>
          </table:table-cell>
          <table:table-cell table:style-name="ce6" table:formula="of:=ROUND([.$V$4]*[.U239]/[.$U$470];4)" office:value-type="float" office:value="500.6811" calcext:value-type="float">
            <text:p>500.6811</text:p>
          </table:table-cell>
          <table:table-cell table:style-name="ce52" table:formula="of:=[.U239]+[.V239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21</text:p>
          </table:table-cell>
          <table:table-cell table:style-name="ce18" office:value-type="string" calcext:value-type="string">
            <text:p>EE WKS 5A 02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0]*[.R240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0]*[.T240]" office:value-type="float" office:value="1686.58" calcext:value-type="float">
            <text:p><text:s/>1,686.58 </text:p>
          </table:table-cell>
          <table:table-cell table:style-name="ce6" table:formula="of:=ROUND([.$V$4]*[.U240]/[.$U$470];4)" office:value-type="float" office:value="500.6811" calcext:value-type="float">
            <text:p>500.6811</text:p>
          </table:table-cell>
          <table:table-cell table:style-name="ce52" table:formula="of:=[.U240]+[.V240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31</text:p>
          </table:table-cell>
          <table:table-cell table:style-name="ce18" office:value-type="string" calcext:value-type="string">
            <text:p>EE WKS 5A 03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1]*[.R241])" office:value-type="float" office:value="196" calcext:value-type="float">
            <text:p><text:s/>19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1]*[.T241]" office:value-type="float" office:value="3373.16" calcext:value-type="float">
            <text:p><text:s/>3,373.16 </text:p>
          </table:table-cell>
          <table:table-cell table:style-name="ce6" table:formula="of:=ROUND([.$V$4]*[.U241]/[.$U$470];4)" office:value-type="float" office:value="1001.3623" calcext:value-type="float">
            <text:p>1001.3623</text:p>
          </table:table-cell>
          <table:table-cell table:style-name="ce52" table:formula="of:=[.U241]+[.V241]" office:value-type="float" office:value="4374.5223" calcext:value-type="float">
            <text:p><text:s/>4,374.5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41</text:p>
          </table:table-cell>
          <table:table-cell table:style-name="ce18" office:value-type="string" calcext:value-type="string">
            <text:p>EE WKS 5A 04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2]*[.R242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2]*[.T242]" office:value-type="float" office:value="1686.58" calcext:value-type="float">
            <text:p><text:s/>1,686.58 </text:p>
          </table:table-cell>
          <table:table-cell table:style-name="ce6" table:formula="of:=ROUND([.$V$4]*[.U242]/[.$U$470];4)" office:value-type="float" office:value="500.6811" calcext:value-type="float">
            <text:p>500.6811</text:p>
          </table:table-cell>
          <table:table-cell table:style-name="ce52" table:formula="of:=[.U242]+[.V242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51</text:p>
          </table:table-cell>
          <table:table-cell table:style-name="ce18" office:value-type="string" calcext:value-type="string">
            <text:p>EE WKS 5A 05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3]*[.R243])" office:value-type="float" office:value="196" calcext:value-type="float">
            <text:p><text:s/>19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3]*[.T243]" office:value-type="float" office:value="3373.16" calcext:value-type="float">
            <text:p><text:s/>3,373.16 </text:p>
          </table:table-cell>
          <table:table-cell table:style-name="ce6" table:formula="of:=ROUND([.$V$4]*[.U243]/[.$U$470];4)" office:value-type="float" office:value="1001.3623" calcext:value-type="float">
            <text:p>1001.3623</text:p>
          </table:table-cell>
          <table:table-cell table:style-name="ce52" table:formula="of:=[.U243]+[.V243]" office:value-type="float" office:value="4374.5223" calcext:value-type="float">
            <text:p><text:s/>4,374.5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61</text:p>
          </table:table-cell>
          <table:table-cell table:style-name="ce18" office:value-type="string" calcext:value-type="string">
            <text:p>EE WKS 5A 06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4]*[.R244])" office:value-type="float" office:value="196" calcext:value-type="float">
            <text:p><text:s/>19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4]*[.T244]" office:value-type="float" office:value="3373.16" calcext:value-type="float">
            <text:p><text:s/>3,373.16 </text:p>
          </table:table-cell>
          <table:table-cell table:style-name="ce6" table:formula="of:=ROUND([.$V$4]*[.U244]/[.$U$470];4)" office:value-type="float" office:value="1001.3623" calcext:value-type="float">
            <text:p>1001.3623</text:p>
          </table:table-cell>
          <table:table-cell table:style-name="ce52" table:formula="of:=[.U244]+[.V244]" office:value-type="float" office:value="4374.5223" calcext:value-type="float">
            <text:p><text:s/>4,374.5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71</text:p>
          </table:table-cell>
          <table:table-cell table:style-name="ce18" office:value-type="string" calcext:value-type="string">
            <text:p>EE WKS 5A 07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5]*[.R245])" office:value-type="float" office:value="196" calcext:value-type="float">
            <text:p><text:s/>19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5]*[.T245]" office:value-type="float" office:value="3373.16" calcext:value-type="float">
            <text:p><text:s/>3,373.16 </text:p>
          </table:table-cell>
          <table:table-cell table:style-name="ce6" table:formula="of:=ROUND([.$V$4]*[.U245]/[.$U$470];4)" office:value-type="float" office:value="1001.3623" calcext:value-type="float">
            <text:p>1001.3623</text:p>
          </table:table-cell>
          <table:table-cell table:style-name="ce52" table:formula="of:=[.U245]+[.V245]" office:value-type="float" office:value="4374.5223" calcext:value-type="float">
            <text:p><text:s/>4,374.5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81</text:p>
          </table:table-cell>
          <table:table-cell table:style-name="ce18" office:value-type="string" calcext:value-type="string">
            <text:p>EE WKS 5A 08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6]*[.R246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6]*[.T246]" office:value-type="float" office:value="1686.58" calcext:value-type="float">
            <text:p><text:s/>1,686.58 </text:p>
          </table:table-cell>
          <table:table-cell table:style-name="ce6" table:formula="of:=ROUND([.$V$4]*[.U246]/[.$U$470];4)" office:value-type="float" office:value="500.6811" calcext:value-type="float">
            <text:p>500.6811</text:p>
          </table:table-cell>
          <table:table-cell table:style-name="ce52" table:formula="of:=[.U246]+[.V246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091</text:p>
          </table:table-cell>
          <table:table-cell table:style-name="ce18" office:value-type="string" calcext:value-type="string">
            <text:p>EE WKS 5A 09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7]*[.R247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7]*[.T247]" office:value-type="float" office:value="1686.58" calcext:value-type="float">
            <text:p><text:s/>1,686.58 </text:p>
          </table:table-cell>
          <table:table-cell table:style-name="ce6" table:formula="of:=ROUND([.$V$4]*[.U247]/[.$U$470];4)" office:value-type="float" office:value="500.6811" calcext:value-type="float">
            <text:p>500.6811</text:p>
          </table:table-cell>
          <table:table-cell table:style-name="ce52" table:formula="of:=[.U247]+[.V247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01</text:p>
          </table:table-cell>
          <table:table-cell table:style-name="ce18" office:value-type="string" calcext:value-type="string">
            <text:p>EE WKS 5A 10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8]*[.R248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8]*[.T248]" office:value-type="float" office:value="1686.58" calcext:value-type="float">
            <text:p><text:s/>1,686.58 </text:p>
          </table:table-cell>
          <table:table-cell table:style-name="ce6" table:formula="of:=ROUND([.$V$4]*[.U248]/[.$U$470];4)" office:value-type="float" office:value="500.6811" calcext:value-type="float">
            <text:p>500.6811</text:p>
          </table:table-cell>
          <table:table-cell table:style-name="ce52" table:formula="of:=[.U248]+[.V248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11</text:p>
          </table:table-cell>
          <table:table-cell table:style-name="ce18" office:value-type="string" calcext:value-type="string">
            <text:p>EE WKS 5A 11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49]*[.R249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49]*[.T249]" office:value-type="float" office:value="1686.58" calcext:value-type="float">
            <text:p><text:s/>1,686.58 </text:p>
          </table:table-cell>
          <table:table-cell table:style-name="ce6" table:formula="of:=ROUND([.$V$4]*[.U249]/[.$U$470];4)" office:value-type="float" office:value="500.6811" calcext:value-type="float">
            <text:p>500.6811</text:p>
          </table:table-cell>
          <table:table-cell table:style-name="ce52" table:formula="of:=[.U249]+[.V249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21</text:p>
          </table:table-cell>
          <table:table-cell table:style-name="ce18" office:value-type="string" calcext:value-type="string">
            <text:p>EE WKS 5A 12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50]*[.R250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0]*[.T250]" office:value-type="float" office:value="1686.58" calcext:value-type="float">
            <text:p><text:s/>1,686.58 </text:p>
          </table:table-cell>
          <table:table-cell table:style-name="ce6" table:formula="of:=ROUND([.$V$4]*[.U250]/[.$U$470];4)" office:value-type="float" office:value="500.6811" calcext:value-type="float">
            <text:p>500.6811</text:p>
          </table:table-cell>
          <table:table-cell table:style-name="ce52" table:formula="of:=[.U250]+[.V250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31</text:p>
          </table:table-cell>
          <table:table-cell table:style-name="ce18" office:value-type="string" calcext:value-type="string">
            <text:p>EE WKS 5A 13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51]*[.R251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1]*[.T251]" office:value-type="float" office:value="1686.58" calcext:value-type="float">
            <text:p><text:s/>1,686.58 </text:p>
          </table:table-cell>
          <table:table-cell table:style-name="ce6" table:formula="of:=ROUND([.$V$4]*[.U251]/[.$U$470];4)" office:value-type="float" office:value="500.6811" calcext:value-type="float">
            <text:p>500.6811</text:p>
          </table:table-cell>
          <table:table-cell table:style-name="ce52" table:formula="of:=[.U251]+[.V251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41</text:p>
          </table:table-cell>
          <table:table-cell table:style-name="ce18" office:value-type="string" calcext:value-type="string">
            <text:p>EE WKS 5A 14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52]*[.R252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2]*[.T252]" office:value-type="float" office:value="1686.58" calcext:value-type="float">
            <text:p><text:s/>1,686.58 </text:p>
          </table:table-cell>
          <table:table-cell table:style-name="ce6" table:formula="of:=ROUND([.$V$4]*[.U252]/[.$U$470];4)" office:value-type="float" office:value="500.6811" calcext:value-type="float">
            <text:p>500.6811</text:p>
          </table:table-cell>
          <table:table-cell table:style-name="ce52" table:formula="of:=[.U252]+[.V252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51</text:p>
          </table:table-cell>
          <table:table-cell table:style-name="ce18" office:value-type="string" calcext:value-type="string">
            <text:p>EE WKS 5A 15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53]*[.R253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3]*[.T253]" office:value-type="float" office:value="1686.58" calcext:value-type="float">
            <text:p><text:s/>1,686.58 </text:p>
          </table:table-cell>
          <table:table-cell table:style-name="ce6" table:formula="of:=ROUND([.$V$4]*[.U253]/[.$U$470];4)" office:value-type="float" office:value="500.6811" calcext:value-type="float">
            <text:p>500.6811</text:p>
          </table:table-cell>
          <table:table-cell table:style-name="ce52" table:formula="of:=[.U253]+[.V253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61</text:p>
          </table:table-cell>
          <table:table-cell table:style-name="ce18" office:value-type="string" calcext:value-type="string">
            <text:p>EE WKS 5A 16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54]*[.R254])" office:value-type="float" office:value="196" calcext:value-type="float">
            <text:p><text:s/>19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4]*[.T254]" office:value-type="float" office:value="3373.16" calcext:value-type="float">
            <text:p><text:s/>3,373.16 </text:p>
          </table:table-cell>
          <table:table-cell table:style-name="ce6" table:formula="of:=ROUND([.$V$4]*[.U254]/[.$U$470];4)" office:value-type="float" office:value="1001.3623" calcext:value-type="float">
            <text:p>1001.3623</text:p>
          </table:table-cell>
          <table:table-cell table:style-name="ce52" table:formula="of:=[.U254]+[.V254]" office:value-type="float" office:value="4374.5223" calcext:value-type="float">
            <text:p><text:s/>4,374.5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71</text:p>
          </table:table-cell>
          <table:table-cell table:style-name="ce18" office:value-type="string" calcext:value-type="string">
            <text:p>EE WKS 5A 17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55]*[.R255])" office:value-type="float" office:value="196" calcext:value-type="float">
            <text:p><text:s/>19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5]*[.T255]" office:value-type="float" office:value="3373.16" calcext:value-type="float">
            <text:p><text:s/>3,373.16 </text:p>
          </table:table-cell>
          <table:table-cell table:style-name="ce6" table:formula="of:=ROUND([.$V$4]*[.U255]/[.$U$470];4)" office:value-type="float" office:value="1001.3623" calcext:value-type="float">
            <text:p>1001.3623</text:p>
          </table:table-cell>
          <table:table-cell table:style-name="ce52" table:formula="of:=[.U255]+[.V255]" office:value-type="float" office:value="4374.5223" calcext:value-type="float">
            <text:p><text:s/>4,374.5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81</text:p>
          </table:table-cell>
          <table:table-cell table:style-name="ce18" office:value-type="string" calcext:value-type="string">
            <text:p>EE WKS 5A 18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56]*[.R256])" office:value-type="float" office:value="196" calcext:value-type="float">
            <text:p><text:s/>19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6]*[.T256]" office:value-type="float" office:value="3373.16" calcext:value-type="float">
            <text:p><text:s/>3,373.16 </text:p>
          </table:table-cell>
          <table:table-cell table:style-name="ce6" table:formula="of:=ROUND([.$V$4]*[.U256]/[.$U$470];4)" office:value-type="float" office:value="1001.3623" calcext:value-type="float">
            <text:p>1001.3623</text:p>
          </table:table-cell>
          <table:table-cell table:style-name="ce52" table:formula="of:=[.U256]+[.V256]" office:value-type="float" office:value="4374.5223" calcext:value-type="float">
            <text:p><text:s/>4,374.5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5A191</text:p>
          </table:table-cell>
          <table:table-cell table:style-name="ce18" office:value-type="string" calcext:value-type="string">
            <text:p>EE WKS 5A 191</text:p>
          </table:table-cell>
          <table:table-cell table:style-name="ce28" office:value-type="string" calcext:value-type="string">
            <text:p>EE WKS 5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5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9" calcext:value-type="float">
            <text:p><text:s/>0.49 </text:p>
          </table:table-cell>
          <table:table-cell table:style-name="ce48" table:formula="of:=SUM([.P257]*[.R257])" office:value-type="float" office:value="98" calcext:value-type="float">
            <text:p><text:s/>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7]*[.T257]" office:value-type="float" office:value="1686.58" calcext:value-type="float">
            <text:p><text:s/>1,686.58 </text:p>
          </table:table-cell>
          <table:table-cell table:style-name="ce6" table:formula="of:=ROUND([.$V$4]*[.U257]/[.$U$470];4)" office:value-type="float" office:value="500.6811" calcext:value-type="float">
            <text:p>500.6811</text:p>
          </table:table-cell>
          <table:table-cell table:style-name="ce52" table:formula="of:=[.U257]+[.V257]" office:value-type="float" office:value="2187.2611" calcext:value-type="float">
            <text:p><text:s/>2,187.2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01</text:p>
          </table:table-cell>
          <table:table-cell table:style-name="ce18" office:value-type="string" calcext:value-type="string">
            <text:p>EE WKS 4A 00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58]*[.R258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8]*[.T258]" office:value-type="float" office:value="2684.76" calcext:value-type="float">
            <text:p><text:s/>2,684.76 </text:p>
          </table:table-cell>
          <table:table-cell table:style-name="ce6" table:formula="of:=ROUND([.$V$4]*[.U258]/[.$U$470];4)" office:value-type="float" office:value="797.0026" calcext:value-type="float">
            <text:p>797.0026</text:p>
          </table:table-cell>
          <table:table-cell table:style-name="ce52" table:formula="of:=[.U258]+[.V258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11</text:p>
          </table:table-cell>
          <table:table-cell table:style-name="ce18" office:value-type="string" calcext:value-type="string">
            <text:p>EE WKS 4A 01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59]*[.R259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59]*[.T259]" office:value-type="float" office:value="1342.38" calcext:value-type="float">
            <text:p><text:s/>1,342.38 </text:p>
          </table:table-cell>
          <table:table-cell table:style-name="ce6" table:formula="of:=ROUND([.$V$4]*[.U259]/[.$U$470];4)" office:value-type="float" office:value="398.5013" calcext:value-type="float">
            <text:p>398.5013</text:p>
          </table:table-cell>
          <table:table-cell table:style-name="ce52" table:formula="of:=[.U259]+[.V259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21</text:p>
          </table:table-cell>
          <table:table-cell table:style-name="ce18" office:value-type="string" calcext:value-type="string">
            <text:p>EE WKS 4A 02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0]*[.R260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0]*[.T260]" office:value-type="float" office:value="1342.38" calcext:value-type="float">
            <text:p><text:s/>1,342.38 </text:p>
          </table:table-cell>
          <table:table-cell table:style-name="ce6" table:formula="of:=ROUND([.$V$4]*[.U260]/[.$U$470];4)" office:value-type="float" office:value="398.5013" calcext:value-type="float">
            <text:p>398.5013</text:p>
          </table:table-cell>
          <table:table-cell table:style-name="ce52" table:formula="of:=[.U260]+[.V260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31</text:p>
          </table:table-cell>
          <table:table-cell table:style-name="ce18" office:value-type="string" calcext:value-type="string">
            <text:p>EE WKS 4A 03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1]*[.R261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1]*[.T261]" office:value-type="float" office:value="1342.38" calcext:value-type="float">
            <text:p><text:s/>1,342.38 </text:p>
          </table:table-cell>
          <table:table-cell table:style-name="ce6" table:formula="of:=ROUND([.$V$4]*[.U261]/[.$U$470];4)" office:value-type="float" office:value="398.5013" calcext:value-type="float">
            <text:p>398.5013</text:p>
          </table:table-cell>
          <table:table-cell table:style-name="ce52" table:formula="of:=[.U261]+[.V261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41</text:p>
          </table:table-cell>
          <table:table-cell table:style-name="ce18" office:value-type="string" calcext:value-type="string">
            <text:p>EE WKS 4A 04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2]*[.R262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2]*[.T262]" office:value-type="float" office:value="1342.38" calcext:value-type="float">
            <text:p><text:s/>1,342.38 </text:p>
          </table:table-cell>
          <table:table-cell table:style-name="ce6" table:formula="of:=ROUND([.$V$4]*[.U262]/[.$U$470];4)" office:value-type="float" office:value="398.5013" calcext:value-type="float">
            <text:p>398.5013</text:p>
          </table:table-cell>
          <table:table-cell table:style-name="ce52" table:formula="of:=[.U262]+[.V262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51</text:p>
          </table:table-cell>
          <table:table-cell table:style-name="ce18" office:value-type="string" calcext:value-type="string">
            <text:p>EE WKS 4A 05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3]*[.R263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3]*[.T263]" office:value-type="float" office:value="1342.38" calcext:value-type="float">
            <text:p><text:s/>1,342.38 </text:p>
          </table:table-cell>
          <table:table-cell table:style-name="ce6" table:formula="of:=ROUND([.$V$4]*[.U263]/[.$U$470];4)" office:value-type="float" office:value="398.5013" calcext:value-type="float">
            <text:p>398.5013</text:p>
          </table:table-cell>
          <table:table-cell table:style-name="ce52" table:formula="of:=[.U263]+[.V263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61</text:p>
          </table:table-cell>
          <table:table-cell table:style-name="ce18" office:value-type="string" calcext:value-type="string">
            <text:p>EE WKS 4A 06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4]*[.R264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4]*[.T264]" office:value-type="float" office:value="2684.76" calcext:value-type="float">
            <text:p><text:s/>2,684.76 </text:p>
          </table:table-cell>
          <table:table-cell table:style-name="ce6" table:formula="of:=ROUND([.$V$4]*[.U264]/[.$U$470];4)" office:value-type="float" office:value="797.0026" calcext:value-type="float">
            <text:p>797.0026</text:p>
          </table:table-cell>
          <table:table-cell table:style-name="ce52" table:formula="of:=[.U264]+[.V264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71</text:p>
          </table:table-cell>
          <table:table-cell table:style-name="ce18" office:value-type="string" calcext:value-type="string">
            <text:p>EE WKS 4A 07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5]*[.R265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5]*[.T265]" office:value-type="float" office:value="1342.38" calcext:value-type="float">
            <text:p><text:s/>1,342.38 </text:p>
          </table:table-cell>
          <table:table-cell table:style-name="ce6" table:formula="of:=ROUND([.$V$4]*[.U265]/[.$U$470];4)" office:value-type="float" office:value="398.5013" calcext:value-type="float">
            <text:p>398.5013</text:p>
          </table:table-cell>
          <table:table-cell table:style-name="ce52" table:formula="of:=[.U265]+[.V265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81</text:p>
          </table:table-cell>
          <table:table-cell table:style-name="ce18" office:value-type="string" calcext:value-type="string">
            <text:p>EE WKS 4A 08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6]*[.R266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6]*[.T266]" office:value-type="float" office:value="2684.76" calcext:value-type="float">
            <text:p><text:s/>2,684.76 </text:p>
          </table:table-cell>
          <table:table-cell table:style-name="ce6" table:formula="of:=ROUND([.$V$4]*[.U266]/[.$U$470];4)" office:value-type="float" office:value="797.0026" calcext:value-type="float">
            <text:p>797.0026</text:p>
          </table:table-cell>
          <table:table-cell table:style-name="ce52" table:formula="of:=[.U266]+[.V266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091</text:p>
          </table:table-cell>
          <table:table-cell table:style-name="ce18" office:value-type="string" calcext:value-type="string">
            <text:p>EE WKS 4A 09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7]*[.R267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7]*[.T267]" office:value-type="float" office:value="2684.76" calcext:value-type="float">
            <text:p><text:s/>2,684.76 </text:p>
          </table:table-cell>
          <table:table-cell table:style-name="ce6" table:formula="of:=ROUND([.$V$4]*[.U267]/[.$U$470];4)" office:value-type="float" office:value="797.0026" calcext:value-type="float">
            <text:p>797.0026</text:p>
          </table:table-cell>
          <table:table-cell table:style-name="ce52" table:formula="of:=[.U267]+[.V267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01</text:p>
          </table:table-cell>
          <table:table-cell table:style-name="ce18" office:value-type="string" calcext:value-type="string">
            <text:p>EE WKS 4A 10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8]*[.R268])" office:value-type="float" office:value="234" calcext:value-type="float">
            <text:p><text:s/>23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8]*[.T268]" office:value-type="float" office:value="4027.14" calcext:value-type="float">
            <text:p><text:s/>4,027.14 </text:p>
          </table:table-cell>
          <table:table-cell table:style-name="ce6" table:formula="of:=ROUND([.$V$4]*[.U268]/[.$U$470];4)" office:value-type="float" office:value="1195.5039" calcext:value-type="float">
            <text:p>1195.5039</text:p>
          </table:table-cell>
          <table:table-cell table:style-name="ce52" table:formula="of:=[.U268]+[.V268]" office:value-type="float" office:value="5222.6439" calcext:value-type="float">
            <text:p><text:s/>5,222.6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11</text:p>
          </table:table-cell>
          <table:table-cell table:style-name="ce18" office:value-type="string" calcext:value-type="string">
            <text:p>EE WKS 4A 11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69]*[.R269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69]*[.T269]" office:value-type="float" office:value="2684.76" calcext:value-type="float">
            <text:p><text:s/>2,684.76 </text:p>
          </table:table-cell>
          <table:table-cell table:style-name="ce6" table:formula="of:=ROUND([.$V$4]*[.U269]/[.$U$470];4)" office:value-type="float" office:value="797.0026" calcext:value-type="float">
            <text:p>797.0026</text:p>
          </table:table-cell>
          <table:table-cell table:style-name="ce52" table:formula="of:=[.U269]+[.V269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21</text:p>
          </table:table-cell>
          <table:table-cell table:style-name="ce18" office:value-type="string" calcext:value-type="string">
            <text:p>EE WKS 4A 12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70]*[.R270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0]*[.T270]" office:value-type="float" office:value="1342.38" calcext:value-type="float">
            <text:p><text:s/>1,342.38 </text:p>
          </table:table-cell>
          <table:table-cell table:style-name="ce6" table:formula="of:=ROUND([.$V$4]*[.U270]/[.$U$470];4)" office:value-type="float" office:value="398.5013" calcext:value-type="float">
            <text:p>398.5013</text:p>
          </table:table-cell>
          <table:table-cell table:style-name="ce52" table:formula="of:=[.U270]+[.V270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31</text:p>
          </table:table-cell>
          <table:table-cell table:style-name="ce18" office:value-type="string" calcext:value-type="string">
            <text:p>EE WKS 4A 13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71]*[.R271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1]*[.T271]" office:value-type="float" office:value="2684.76" calcext:value-type="float">
            <text:p><text:s/>2,684.76 </text:p>
          </table:table-cell>
          <table:table-cell table:style-name="ce6" table:formula="of:=ROUND([.$V$4]*[.U271]/[.$U$470];4)" office:value-type="float" office:value="797.0026" calcext:value-type="float">
            <text:p>797.0026</text:p>
          </table:table-cell>
          <table:table-cell table:style-name="ce52" table:formula="of:=[.U271]+[.V271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41</text:p>
          </table:table-cell>
          <table:table-cell table:style-name="ce18" office:value-type="string" calcext:value-type="string">
            <text:p>EE WKS 4A 14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72]*[.R272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2]*[.T272]" office:value-type="float" office:value="2684.76" calcext:value-type="float">
            <text:p><text:s/>2,684.76 </text:p>
          </table:table-cell>
          <table:table-cell table:style-name="ce6" table:formula="of:=ROUND([.$V$4]*[.U272]/[.$U$470];4)" office:value-type="float" office:value="797.0026" calcext:value-type="float">
            <text:p>797.0026</text:p>
          </table:table-cell>
          <table:table-cell table:style-name="ce52" table:formula="of:=[.U272]+[.V272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51</text:p>
          </table:table-cell>
          <table:table-cell table:style-name="ce18" office:value-type="string" calcext:value-type="string">
            <text:p>EE WKS 4A 15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73]*[.R273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3]*[.T273]" office:value-type="float" office:value="2684.76" calcext:value-type="float">
            <text:p><text:s/>2,684.76 </text:p>
          </table:table-cell>
          <table:table-cell table:style-name="ce6" table:formula="of:=ROUND([.$V$4]*[.U273]/[.$U$470];4)" office:value-type="float" office:value="797.0026" calcext:value-type="float">
            <text:p>797.0026</text:p>
          </table:table-cell>
          <table:table-cell table:style-name="ce52" table:formula="of:=[.U273]+[.V273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61</text:p>
          </table:table-cell>
          <table:table-cell table:style-name="ce18" office:value-type="string" calcext:value-type="string">
            <text:p>EE WKS 4A 16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74]*[.R274])" office:value-type="float" office:value="156" calcext:value-type="float">
            <text:p><text:s/>1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4]*[.T274]" office:value-type="float" office:value="2684.76" calcext:value-type="float">
            <text:p><text:s/>2,684.76 </text:p>
          </table:table-cell>
          <table:table-cell table:style-name="ce6" table:formula="of:=ROUND([.$V$4]*[.U274]/[.$U$470];4)" office:value-type="float" office:value="797.0026" calcext:value-type="float">
            <text:p>797.0026</text:p>
          </table:table-cell>
          <table:table-cell table:style-name="ce52" table:formula="of:=[.U274]+[.V274]" office:value-type="float" office:value="3481.7626" calcext:value-type="float">
            <text:p><text:s/>3,481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71</text:p>
          </table:table-cell>
          <table:table-cell table:style-name="ce18" office:value-type="string" calcext:value-type="string">
            <text:p>EE WKS 4A 17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75]*[.R275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5]*[.T275]" office:value-type="float" office:value="1342.38" calcext:value-type="float">
            <text:p><text:s/>1,342.38 </text:p>
          </table:table-cell>
          <table:table-cell table:style-name="ce6" table:formula="of:=ROUND([.$V$4]*[.U275]/[.$U$470];4)" office:value-type="float" office:value="398.5013" calcext:value-type="float">
            <text:p>398.5013</text:p>
          </table:table-cell>
          <table:table-cell table:style-name="ce52" table:formula="of:=[.U275]+[.V275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4A191</text:p>
          </table:table-cell>
          <table:table-cell table:style-name="ce18" office:value-type="string" calcext:value-type="string">
            <text:p>EE WKS 4A 191</text:p>
          </table:table-cell>
          <table:table-cell table:style-name="ce28" office:value-type="string" calcext:value-type="string">
            <text:p>EE WKS 4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4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9" calcext:value-type="float">
            <text:p><text:s/>0.39 </text:p>
          </table:table-cell>
          <table:table-cell table:style-name="ce48" table:formula="of:=SUM([.P276]*[.R276])" office:value-type="float" office:value="78" calcext:value-type="float">
            <text:p><text:s/>7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6]*[.T276]" office:value-type="float" office:value="1342.38" calcext:value-type="float">
            <text:p><text:s/>1,342.38 </text:p>
          </table:table-cell>
          <table:table-cell table:style-name="ce6" table:formula="of:=ROUND([.$V$4]*[.U276]/[.$U$470];4)" office:value-type="float" office:value="398.5013" calcext:value-type="float">
            <text:p>398.5013</text:p>
          </table:table-cell>
          <table:table-cell table:style-name="ce52" table:formula="of:=[.U276]+[.V276]" office:value-type="float" office:value="1740.8813" calcext:value-type="float">
            <text:p><text:s/>1,740.8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001</text:p>
          </table:table-cell>
          <table:table-cell table:style-name="ce18" office:value-type="string" calcext:value-type="string">
            <text:p>EE WKS 3A 00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77]*[.R277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7]*[.T277]" office:value-type="float" office:value="1273.54" calcext:value-type="float">
            <text:p><text:s/>1,273.54 </text:p>
          </table:table-cell>
          <table:table-cell table:style-name="ce6" table:formula="of:=ROUND([.$V$4]*[.U277]/[.$U$470];4)" office:value-type="float" office:value="378.0653" calcext:value-type="float">
            <text:p>378.0653</text:p>
          </table:table-cell>
          <table:table-cell table:style-name="ce52" table:formula="of:=[.U277]+[.V277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011</text:p>
          </table:table-cell>
          <table:table-cell table:style-name="ce18" office:value-type="string" calcext:value-type="string">
            <text:p>EE WKS 3A 01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78]*[.R278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8]*[.T278]" office:value-type="float" office:value="1273.54" calcext:value-type="float">
            <text:p><text:s/>1,273.54 </text:p>
          </table:table-cell>
          <table:table-cell table:style-name="ce6" table:formula="of:=ROUND([.$V$4]*[.U278]/[.$U$470];4)" office:value-type="float" office:value="378.0653" calcext:value-type="float">
            <text:p>378.0653</text:p>
          </table:table-cell>
          <table:table-cell table:style-name="ce52" table:formula="of:=[.U278]+[.V278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021</text:p>
          </table:table-cell>
          <table:table-cell table:style-name="ce18" office:value-type="string" calcext:value-type="string">
            <text:p>EE WKS 3A 02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79]*[.R279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79]*[.T279]" office:value-type="float" office:value="1273.54" calcext:value-type="float">
            <text:p><text:s/>1,273.54 </text:p>
          </table:table-cell>
          <table:table-cell table:style-name="ce6" table:formula="of:=ROUND([.$V$4]*[.U279]/[.$U$470];4)" office:value-type="float" office:value="378.0653" calcext:value-type="float">
            <text:p>378.0653</text:p>
          </table:table-cell>
          <table:table-cell table:style-name="ce52" table:formula="of:=[.U279]+[.V279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031</text:p>
          </table:table-cell>
          <table:table-cell table:style-name="ce18" office:value-type="string" calcext:value-type="string">
            <text:p>EE WKS 3A 03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0]*[.R280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0]*[.T280]" office:value-type="float" office:value="1273.54" calcext:value-type="float">
            <text:p><text:s/>1,273.54 </text:p>
          </table:table-cell>
          <table:table-cell table:style-name="ce6" table:formula="of:=ROUND([.$V$4]*[.U280]/[.$U$470];4)" office:value-type="float" office:value="378.0653" calcext:value-type="float">
            <text:p>378.0653</text:p>
          </table:table-cell>
          <table:table-cell table:style-name="ce52" table:formula="of:=[.U280]+[.V280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041</text:p>
          </table:table-cell>
          <table:table-cell table:style-name="ce18" office:value-type="string" calcext:value-type="string">
            <text:p>EE WKS 3A 04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1]*[.R281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1]*[.T281]" office:value-type="float" office:value="1273.54" calcext:value-type="float">
            <text:p><text:s/>1,273.54 </text:p>
          </table:table-cell>
          <table:table-cell table:style-name="ce6" table:formula="of:=ROUND([.$V$4]*[.U281]/[.$U$470];4)" office:value-type="float" office:value="378.0653" calcext:value-type="float">
            <text:p>378.0653</text:p>
          </table:table-cell>
          <table:table-cell table:style-name="ce52" table:formula="of:=[.U281]+[.V281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051</text:p>
          </table:table-cell>
          <table:table-cell table:style-name="ce18" office:value-type="string" calcext:value-type="string">
            <text:p>EE WKS 3A 05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2]*[.R282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2]*[.T282]" office:value-type="float" office:value="1273.54" calcext:value-type="float">
            <text:p><text:s/>1,273.54 </text:p>
          </table:table-cell>
          <table:table-cell table:style-name="ce6" table:formula="of:=ROUND([.$V$4]*[.U282]/[.$U$470];4)" office:value-type="float" office:value="378.0653" calcext:value-type="float">
            <text:p>378.0653</text:p>
          </table:table-cell>
          <table:table-cell table:style-name="ce52" table:formula="of:=[.U282]+[.V282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061</text:p>
          </table:table-cell>
          <table:table-cell table:style-name="ce18" office:value-type="string" calcext:value-type="string">
            <text:p>EE WKS 3A 06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3]*[.R283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3]*[.T283]" office:value-type="float" office:value="1273.54" calcext:value-type="float">
            <text:p><text:s/>1,273.54 </text:p>
          </table:table-cell>
          <table:table-cell table:style-name="ce6" table:formula="of:=ROUND([.$V$4]*[.U283]/[.$U$470];4)" office:value-type="float" office:value="378.0653" calcext:value-type="float">
            <text:p>378.0653</text:p>
          </table:table-cell>
          <table:table-cell table:style-name="ce52" table:formula="of:=[.U283]+[.V283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111</text:p>
          </table:table-cell>
          <table:table-cell table:style-name="ce18" office:value-type="string" calcext:value-type="string">
            <text:p>EE WKS 3A 11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4]*[.R284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4]*[.T284]" office:value-type="float" office:value="1273.54" calcext:value-type="float">
            <text:p><text:s/>1,273.54 </text:p>
          </table:table-cell>
          <table:table-cell table:style-name="ce6" table:formula="of:=ROUND([.$V$4]*[.U284]/[.$U$470];4)" office:value-type="float" office:value="378.0653" calcext:value-type="float">
            <text:p>378.0653</text:p>
          </table:table-cell>
          <table:table-cell table:style-name="ce52" table:formula="of:=[.U284]+[.V284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131</text:p>
          </table:table-cell>
          <table:table-cell table:style-name="ce18" office:value-type="string" calcext:value-type="string">
            <text:p>EE WKS 3A 13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5]*[.R285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5]*[.T285]" office:value-type="float" office:value="1273.54" calcext:value-type="float">
            <text:p><text:s/>1,273.54 </text:p>
          </table:table-cell>
          <table:table-cell table:style-name="ce6" table:formula="of:=ROUND([.$V$4]*[.U285]/[.$U$470];4)" office:value-type="float" office:value="378.0653" calcext:value-type="float">
            <text:p>378.0653</text:p>
          </table:table-cell>
          <table:table-cell table:style-name="ce52" table:formula="of:=[.U285]+[.V285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141</text:p>
          </table:table-cell>
          <table:table-cell table:style-name="ce18" office:value-type="string" calcext:value-type="string">
            <text:p>EE WKS 3A 14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6]*[.R286])" office:value-type="float" office:value="148" calcext:value-type="float">
            <text:p><text:s/>1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6]*[.T286]" office:value-type="float" office:value="2547.08" calcext:value-type="float">
            <text:p><text:s/>2,547.08 </text:p>
          </table:table-cell>
          <table:table-cell table:style-name="ce6" table:formula="of:=ROUND([.$V$4]*[.U286]/[.$U$470];4)" office:value-type="float" office:value="756.1307" calcext:value-type="float">
            <text:p>756.1307</text:p>
          </table:table-cell>
          <table:table-cell table:style-name="ce52" table:formula="of:=[.U286]+[.V286]" office:value-type="float" office:value="3303.2107" calcext:value-type="float">
            <text:p><text:s/>3,303.2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151</text:p>
          </table:table-cell>
          <table:table-cell table:style-name="ce18" office:value-type="string" calcext:value-type="string">
            <text:p>EE WKS 3A 15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7]*[.R287])" office:value-type="float" office:value="222" calcext:value-type="float">
            <text:p><text:s/>22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7]*[.T287]" office:value-type="float" office:value="3820.62" calcext:value-type="float">
            <text:p><text:s/>3,820.62 </text:p>
          </table:table-cell>
          <table:table-cell table:style-name="ce6" table:formula="of:=ROUND([.$V$4]*[.U287]/[.$U$470];4)" office:value-type="float" office:value="1134.196" calcext:value-type="float">
            <text:p>1134.196</text:p>
          </table:table-cell>
          <table:table-cell table:style-name="ce52" table:formula="of:=[.U287]+[.V287]" office:value-type="float" office:value="4954.816" calcext:value-type="float">
            <text:p><text:s/>4,954.8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161</text:p>
          </table:table-cell>
          <table:table-cell table:style-name="ce18" office:value-type="string" calcext:value-type="string">
            <text:p>EE WKS 3A 16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8]*[.R288])" office:value-type="float" office:value="148" calcext:value-type="float">
            <text:p><text:s/>1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8]*[.T288]" office:value-type="float" office:value="2547.08" calcext:value-type="float">
            <text:p><text:s/>2,547.08 </text:p>
          </table:table-cell>
          <table:table-cell table:style-name="ce6" table:formula="of:=ROUND([.$V$4]*[.U288]/[.$U$470];4)" office:value-type="float" office:value="756.1307" calcext:value-type="float">
            <text:p>756.1307</text:p>
          </table:table-cell>
          <table:table-cell table:style-name="ce52" table:formula="of:=[.U288]+[.V288]" office:value-type="float" office:value="3303.2107" calcext:value-type="float">
            <text:p><text:s/>3,303.2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171</text:p>
          </table:table-cell>
          <table:table-cell table:style-name="ce18" office:value-type="string" calcext:value-type="string">
            <text:p>EE WKS 3A 17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89]*[.R289])" office:value-type="float" office:value="148" calcext:value-type="float">
            <text:p><text:s/>1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89]*[.T289]" office:value-type="float" office:value="2547.08" calcext:value-type="float">
            <text:p><text:s/>2,547.08 </text:p>
          </table:table-cell>
          <table:table-cell table:style-name="ce6" table:formula="of:=ROUND([.$V$4]*[.U289]/[.$U$470];4)" office:value-type="float" office:value="756.1307" calcext:value-type="float">
            <text:p>756.1307</text:p>
          </table:table-cell>
          <table:table-cell table:style-name="ce52" table:formula="of:=[.U289]+[.V289]" office:value-type="float" office:value="3303.2107" calcext:value-type="float">
            <text:p><text:s/>3,303.2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181</text:p>
          </table:table-cell>
          <table:table-cell table:style-name="ce18" office:value-type="string" calcext:value-type="string">
            <text:p>EE WKS 3A 18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90]*[.R290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0]*[.T290]" office:value-type="float" office:value="1273.54" calcext:value-type="float">
            <text:p><text:s/>1,273.54 </text:p>
          </table:table-cell>
          <table:table-cell table:style-name="ce6" table:formula="of:=ROUND([.$V$4]*[.U290]/[.$U$470];4)" office:value-type="float" office:value="378.0653" calcext:value-type="float">
            <text:p>378.0653</text:p>
          </table:table-cell>
          <table:table-cell table:style-name="ce52" table:formula="of:=[.U290]+[.V290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3A191</text:p>
          </table:table-cell>
          <table:table-cell table:style-name="ce18" office:value-type="string" calcext:value-type="string">
            <text:p>EE WKS 3A 191</text:p>
          </table:table-cell>
          <table:table-cell table:style-name="ce29" office:value-type="string" calcext:value-type="string">
            <text:p>EE WKS 3A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3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291]*[.R291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1]*[.T291]" office:value-type="float" office:value="1273.54" calcext:value-type="float">
            <text:p><text:s/>1,273.54 </text:p>
          </table:table-cell>
          <table:table-cell table:style-name="ce6" table:formula="of:=ROUND([.$V$4]*[.U291]/[.$U$470];4)" office:value-type="float" office:value="378.0653" calcext:value-type="float">
            <text:p>378.0653</text:p>
          </table:table-cell>
          <table:table-cell table:style-name="ce52" table:formula="of:=[.U291]+[.V291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001</text:p>
          </table:table-cell>
          <table:table-cell table:style-name="ce18" office:value-type="string" calcext:value-type="string">
            <text:p>EE WKS 2A 00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292]*[.R292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2]*[.T292]" office:value-type="float" office:value="1411.22" calcext:value-type="float">
            <text:p><text:s/>1,411.22 </text:p>
          </table:table-cell>
          <table:table-cell table:style-name="ce6" table:formula="of:=ROUND([.$V$4]*[.U292]/[.$U$470];4)" office:value-type="float" office:value="418.9373" calcext:value-type="float">
            <text:p>418.9373</text:p>
          </table:table-cell>
          <table:table-cell table:style-name="ce52" table:formula="of:=[.U292]+[.V292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021</text:p>
          </table:table-cell>
          <table:table-cell table:style-name="ce18" office:value-type="string" calcext:value-type="string">
            <text:p>EE WKS 2A 02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293]*[.R293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3]*[.T293]" office:value-type="float" office:value="1411.22" calcext:value-type="float">
            <text:p><text:s/>1,411.22 </text:p>
          </table:table-cell>
          <table:table-cell table:style-name="ce6" table:formula="of:=ROUND([.$V$4]*[.U293]/[.$U$470];4)" office:value-type="float" office:value="418.9373" calcext:value-type="float">
            <text:p>418.9373</text:p>
          </table:table-cell>
          <table:table-cell table:style-name="ce52" table:formula="of:=[.U293]+[.V293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031</text:p>
          </table:table-cell>
          <table:table-cell table:style-name="ce18" office:value-type="string" calcext:value-type="string">
            <text:p>EE WKS 2A 03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294]*[.R294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4]*[.T294]" office:value-type="float" office:value="1411.22" calcext:value-type="float">
            <text:p><text:s/>1,411.22 </text:p>
          </table:table-cell>
          <table:table-cell table:style-name="ce6" table:formula="of:=ROUND([.$V$4]*[.U294]/[.$U$470];4)" office:value-type="float" office:value="418.9373" calcext:value-type="float">
            <text:p>418.9373</text:p>
          </table:table-cell>
          <table:table-cell table:style-name="ce52" table:formula="of:=[.U294]+[.V294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041</text:p>
          </table:table-cell>
          <table:table-cell table:style-name="ce18" office:value-type="string" calcext:value-type="string">
            <text:p>EE WKS 2A 04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295]*[.R295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5]*[.T295]" office:value-type="float" office:value="1411.22" calcext:value-type="float">
            <text:p><text:s/>1,411.22 </text:p>
          </table:table-cell>
          <table:table-cell table:style-name="ce6" table:formula="of:=ROUND([.$V$4]*[.U295]/[.$U$470];4)" office:value-type="float" office:value="418.9373" calcext:value-type="float">
            <text:p>418.9373</text:p>
          </table:table-cell>
          <table:table-cell table:style-name="ce52" table:formula="of:=[.U295]+[.V295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051</text:p>
          </table:table-cell>
          <table:table-cell table:style-name="ce18" office:value-type="string" calcext:value-type="string">
            <text:p>EE WKS 2A 05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296]*[.R296])" office:value-type="float" office:value="164" calcext:value-type="float">
            <text:p><text:s/>1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6]*[.T296]" office:value-type="float" office:value="2822.44" calcext:value-type="float">
            <text:p><text:s/>2,822.44 </text:p>
          </table:table-cell>
          <table:table-cell table:style-name="ce6" table:formula="of:=ROUND([.$V$4]*[.U296]/[.$U$470];4)" office:value-type="float" office:value="837.8745" calcext:value-type="float">
            <text:p>837.8745</text:p>
          </table:table-cell>
          <table:table-cell table:style-name="ce52" table:formula="of:=[.U296]+[.V296]" office:value-type="float" office:value="3660.3145" calcext:value-type="float">
            <text:p><text:s/>3,660.3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061</text:p>
          </table:table-cell>
          <table:table-cell table:style-name="ce18" office:value-type="string" calcext:value-type="string">
            <text:p>EE WKS 2A 06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297]*[.R297])" office:value-type="float" office:value="328" calcext:value-type="float">
            <text:p><text:s/>3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7]*[.T297]" office:value-type="float" office:value="5644.88" calcext:value-type="float">
            <text:p><text:s/>5,644.88 </text:p>
          </table:table-cell>
          <table:table-cell table:style-name="ce6" table:formula="of:=ROUND([.$V$4]*[.U297]/[.$U$470];4)" office:value-type="float" office:value="1675.7491" calcext:value-type="float">
            <text:p>1675.7491</text:p>
          </table:table-cell>
          <table:table-cell table:style-name="ce52" table:formula="of:=[.U297]+[.V297]" office:value-type="float" office:value="7320.6291" calcext:value-type="float">
            <text:p><text:s/>7,320.6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081</text:p>
          </table:table-cell>
          <table:table-cell table:style-name="ce18" office:value-type="string" calcext:value-type="string">
            <text:p>EE WKS 2A 08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298]*[.R298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8]*[.T298]" office:value-type="float" office:value="1411.22" calcext:value-type="float">
            <text:p><text:s/>1,411.22 </text:p>
          </table:table-cell>
          <table:table-cell table:style-name="ce6" table:formula="of:=ROUND([.$V$4]*[.U298]/[.$U$470];4)" office:value-type="float" office:value="418.9373" calcext:value-type="float">
            <text:p>418.9373</text:p>
          </table:table-cell>
          <table:table-cell table:style-name="ce52" table:formula="of:=[.U298]+[.V298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091</text:p>
          </table:table-cell>
          <table:table-cell table:style-name="ce18" office:value-type="string" calcext:value-type="string">
            <text:p>EE WKS 2A 09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299]*[.R299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299]*[.T299]" office:value-type="float" office:value="1411.22" calcext:value-type="float">
            <text:p><text:s/>1,411.22 </text:p>
          </table:table-cell>
          <table:table-cell table:style-name="ce6" table:formula="of:=ROUND([.$V$4]*[.U299]/[.$U$470];4)" office:value-type="float" office:value="418.9373" calcext:value-type="float">
            <text:p>418.9373</text:p>
          </table:table-cell>
          <table:table-cell table:style-name="ce52" table:formula="of:=[.U299]+[.V299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101</text:p>
          </table:table-cell>
          <table:table-cell table:style-name="ce18" office:value-type="string" calcext:value-type="string">
            <text:p>EE WKS 2A 10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300]*[.R300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0]*[.T300]" office:value-type="float" office:value="1411.22" calcext:value-type="float">
            <text:p><text:s/>1,411.22 </text:p>
          </table:table-cell>
          <table:table-cell table:style-name="ce6" table:formula="of:=ROUND([.$V$4]*[.U300]/[.$U$470];4)" office:value-type="float" office:value="418.9373" calcext:value-type="float">
            <text:p>418.9373</text:p>
          </table:table-cell>
          <table:table-cell table:style-name="ce52" table:formula="of:=[.U300]+[.V300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121</text:p>
          </table:table-cell>
          <table:table-cell table:style-name="ce18" office:value-type="string" calcext:value-type="string">
            <text:p>EE WKS 2A 12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301]*[.R301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1]*[.T301]" office:value-type="float" office:value="1411.22" calcext:value-type="float">
            <text:p><text:s/>1,411.22 </text:p>
          </table:table-cell>
          <table:table-cell table:style-name="ce6" table:formula="of:=ROUND([.$V$4]*[.U301]/[.$U$470];4)" office:value-type="float" office:value="418.9373" calcext:value-type="float">
            <text:p>418.9373</text:p>
          </table:table-cell>
          <table:table-cell table:style-name="ce52" table:formula="of:=[.U301]+[.V301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141</text:p>
          </table:table-cell>
          <table:table-cell table:style-name="ce18" office:value-type="string" calcext:value-type="string">
            <text:p>EE WKS 2A 14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302]*[.R302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2]*[.T302]" office:value-type="float" office:value="1411.22" calcext:value-type="float">
            <text:p><text:s/>1,411.22 </text:p>
          </table:table-cell>
          <table:table-cell table:style-name="ce6" table:formula="of:=ROUND([.$V$4]*[.U302]/[.$U$470];4)" office:value-type="float" office:value="418.9373" calcext:value-type="float">
            <text:p>418.9373</text:p>
          </table:table-cell>
          <table:table-cell table:style-name="ce52" table:formula="of:=[.U302]+[.V302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161</text:p>
          </table:table-cell>
          <table:table-cell table:style-name="ce18" office:value-type="string" calcext:value-type="string">
            <text:p>EE WKS 2A 16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303]*[.R303])" office:value-type="float" office:value="164" calcext:value-type="float">
            <text:p><text:s/>1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3]*[.T303]" office:value-type="float" office:value="2822.44" calcext:value-type="float">
            <text:p><text:s/>2,822.44 </text:p>
          </table:table-cell>
          <table:table-cell table:style-name="ce6" table:formula="of:=ROUND([.$V$4]*[.U303]/[.$U$470];4)" office:value-type="float" office:value="837.8745" calcext:value-type="float">
            <text:p>837.8745</text:p>
          </table:table-cell>
          <table:table-cell table:style-name="ce52" table:formula="of:=[.U303]+[.V303]" office:value-type="float" office:value="3660.3145" calcext:value-type="float">
            <text:p><text:s/>3,660.3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171</text:p>
          </table:table-cell>
          <table:table-cell table:style-name="ce18" office:value-type="string" calcext:value-type="string">
            <text:p>EE WKS 2A 17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304]*[.R304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4]*[.T304]" office:value-type="float" office:value="1411.22" calcext:value-type="float">
            <text:p><text:s/>1,411.22 </text:p>
          </table:table-cell>
          <table:table-cell table:style-name="ce6" table:formula="of:=ROUND([.$V$4]*[.U304]/[.$U$470];4)" office:value-type="float" office:value="418.9373" calcext:value-type="float">
            <text:p>418.9373</text:p>
          </table:table-cell>
          <table:table-cell table:style-name="ce52" table:formula="of:=[.U304]+[.V304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2A191</text:p>
          </table:table-cell>
          <table:table-cell table:style-name="ce18" office:value-type="string" calcext:value-type="string">
            <text:p>EE WKS 2A 191</text:p>
          </table:table-cell>
          <table:table-cell table:style-name="ce29" office:value-type="string" calcext:value-type="string">
            <text:p>EE WKS 2A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2A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1" calcext:value-type="float">
            <text:p><text:s/>0.41 </text:p>
          </table:table-cell>
          <table:table-cell table:style-name="ce48" table:formula="of:=SUM([.P305]*[.R305])" office:value-type="float" office:value="82" calcext:value-type="float">
            <text:p><text:s/>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5]*[.T305]" office:value-type="float" office:value="1411.22" calcext:value-type="float">
            <text:p><text:s/>1,411.22 </text:p>
          </table:table-cell>
          <table:table-cell table:style-name="ce6" table:formula="of:=ROUND([.$V$4]*[.U305]/[.$U$470];4)" office:value-type="float" office:value="418.9373" calcext:value-type="float">
            <text:p>418.9373</text:p>
          </table:table-cell>
          <table:table-cell table:style-name="ce52" table:formula="of:=[.U305]+[.V305]" office:value-type="float" office:value="1830.1573" calcext:value-type="float">
            <text:p><text:s/>1,830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01</text:p>
          </table:table-cell>
          <table:table-cell table:style-name="ce18" office:value-type="string" calcext:value-type="string">
            <text:p>EE WKS A1 00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06]*[.R306])" office:value-type="float" office:value="256" calcext:value-type="float">
            <text:p><text:s/>2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6]*[.T306]" office:value-type="float" office:value="4405.76" calcext:value-type="float">
            <text:p><text:s/>4,405.76 </text:p>
          </table:table-cell>
          <table:table-cell table:style-name="ce6" table:formula="of:=ROUND([.$V$4]*[.U306]/[.$U$470];4)" office:value-type="float" office:value="1307.9017" calcext:value-type="float">
            <text:p>1307.9017</text:p>
          </table:table-cell>
          <table:table-cell table:style-name="ce52" table:formula="of:=[.U306]+[.V306]" office:value-type="float" office:value="5713.6617" calcext:value-type="float">
            <text:p><text:s/>5,713.6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11</text:p>
          </table:table-cell>
          <table:table-cell table:style-name="ce18" office:value-type="string" calcext:value-type="string">
            <text:p>EE WKS A1 01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07]*[.R307])" office:value-type="float" office:value="192" calcext:value-type="float">
            <text:p><text:s/>1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7]*[.T307]" office:value-type="float" office:value="3304.32" calcext:value-type="float">
            <text:p><text:s/>3,304.32 </text:p>
          </table:table-cell>
          <table:table-cell table:style-name="ce6" table:formula="of:=ROUND([.$V$4]*[.U307]/[.$U$470];4)" office:value-type="float" office:value="980.9263" calcext:value-type="float">
            <text:p>980.9263</text:p>
          </table:table-cell>
          <table:table-cell table:style-name="ce52" table:formula="of:=[.U307]+[.V307]" office:value-type="float" office:value="4285.2463" calcext:value-type="float">
            <text:p><text:s/>4,285.2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21</text:p>
          </table:table-cell>
          <table:table-cell table:style-name="ce18" office:value-type="string" calcext:value-type="string">
            <text:p>EE WKS A1 02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08]*[.R308])" office:value-type="float" office:value="256" calcext:value-type="float">
            <text:p><text:s/>2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8]*[.T308]" office:value-type="float" office:value="4405.76" calcext:value-type="float">
            <text:p><text:s/>4,405.76 </text:p>
          </table:table-cell>
          <table:table-cell table:style-name="ce6" table:formula="of:=ROUND([.$V$4]*[.U308]/[.$U$470];4)" office:value-type="float" office:value="1307.9017" calcext:value-type="float">
            <text:p>1307.9017</text:p>
          </table:table-cell>
          <table:table-cell table:style-name="ce52" table:formula="of:=[.U308]+[.V308]" office:value-type="float" office:value="5713.6617" calcext:value-type="float">
            <text:p><text:s/>5,713.6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31</text:p>
          </table:table-cell>
          <table:table-cell table:style-name="ce18" office:value-type="string" calcext:value-type="string">
            <text:p>EE WKS A1 03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09]*[.R309])" office:value-type="float" office:value="192" calcext:value-type="float">
            <text:p><text:s/>1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09]*[.T309]" office:value-type="float" office:value="3304.32" calcext:value-type="float">
            <text:p><text:s/>3,304.32 </text:p>
          </table:table-cell>
          <table:table-cell table:style-name="ce6" table:formula="of:=ROUND([.$V$4]*[.U309]/[.$U$470];4)" office:value-type="float" office:value="980.9263" calcext:value-type="float">
            <text:p>980.9263</text:p>
          </table:table-cell>
          <table:table-cell table:style-name="ce52" table:formula="of:=[.U309]+[.V309]" office:value-type="float" office:value="4285.2463" calcext:value-type="float">
            <text:p><text:s/>4,285.2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41</text:p>
          </table:table-cell>
          <table:table-cell table:style-name="ce18" office:value-type="string" calcext:value-type="string">
            <text:p>EE WKS A1 04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1000" calcext:value-type="float">
            <text:p>10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0]*[.R310])" office:value-type="float" office:value="320" calcext:value-type="float">
            <text:p><text:s/>3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0]*[.T310]" office:value-type="float" office:value="5507.2" calcext:value-type="float">
            <text:p><text:s/>5,507.20 </text:p>
          </table:table-cell>
          <table:table-cell table:style-name="ce6" table:formula="of:=ROUND([.$V$4]*[.U310]/[.$U$470];4)" office:value-type="float" office:value="1634.8772" calcext:value-type="float">
            <text:p>1634.8772</text:p>
          </table:table-cell>
          <table:table-cell table:style-name="ce52" table:formula="of:=[.U310]+[.V310]" office:value-type="float" office:value="7142.0772" calcext:value-type="float">
            <text:p><text:s/>7,142.0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51</text:p>
          </table:table-cell>
          <table:table-cell table:style-name="ce18" office:value-type="string" calcext:value-type="string">
            <text:p>EE WKS A1 05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1]*[.R311])" office:value-type="float" office:value="256" calcext:value-type="float">
            <text:p><text:s/>25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1]*[.T311]" office:value-type="float" office:value="4405.76" calcext:value-type="float">
            <text:p><text:s/>4,405.76 </text:p>
          </table:table-cell>
          <table:table-cell table:style-name="ce6" table:formula="of:=ROUND([.$V$4]*[.U311]/[.$U$470];4)" office:value-type="float" office:value="1307.9017" calcext:value-type="float">
            <text:p>1307.9017</text:p>
          </table:table-cell>
          <table:table-cell table:style-name="ce52" table:formula="of:=[.U311]+[.V311]" office:value-type="float" office:value="5713.6617" calcext:value-type="float">
            <text:p><text:s/>5,713.6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61</text:p>
          </table:table-cell>
          <table:table-cell table:style-name="ce18" office:value-type="string" calcext:value-type="string">
            <text:p>EE WKS A1 06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2]*[.R312])" office:value-type="float" office:value="192" calcext:value-type="float">
            <text:p><text:s/>1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2]*[.T312]" office:value-type="float" office:value="3304.32" calcext:value-type="float">
            <text:p><text:s/>3,304.32 </text:p>
          </table:table-cell>
          <table:table-cell table:style-name="ce6" table:formula="of:=ROUND([.$V$4]*[.U312]/[.$U$470];4)" office:value-type="float" office:value="980.9263" calcext:value-type="float">
            <text:p>980.9263</text:p>
          </table:table-cell>
          <table:table-cell table:style-name="ce52" table:formula="of:=[.U312]+[.V312]" office:value-type="float" office:value="4285.2463" calcext:value-type="float">
            <text:p><text:s/>4,285.2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71</text:p>
          </table:table-cell>
          <table:table-cell table:style-name="ce18" office:value-type="string" calcext:value-type="string">
            <text:p>EE WKS A1 07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3]*[.R313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3]*[.T313]" office:value-type="float" office:value="2202.88" calcext:value-type="float">
            <text:p><text:s/>2,202.88 </text:p>
          </table:table-cell>
          <table:table-cell table:style-name="ce6" table:formula="of:=ROUND([.$V$4]*[.U313]/[.$U$470];4)" office:value-type="float" office:value="653.9509" calcext:value-type="float">
            <text:p>653.9509</text:p>
          </table:table-cell>
          <table:table-cell table:style-name="ce52" table:formula="of:=[.U313]+[.V313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81</text:p>
          </table:table-cell>
          <table:table-cell table:style-name="ce18" office:value-type="string" calcext:value-type="string">
            <text:p>EE WKS A1 08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4]*[.R314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4]*[.T314]" office:value-type="float" office:value="2202.88" calcext:value-type="float">
            <text:p><text:s/>2,202.88 </text:p>
          </table:table-cell>
          <table:table-cell table:style-name="ce6" table:formula="of:=ROUND([.$V$4]*[.U314]/[.$U$470];4)" office:value-type="float" office:value="653.9509" calcext:value-type="float">
            <text:p>653.9509</text:p>
          </table:table-cell>
          <table:table-cell table:style-name="ce52" table:formula="of:=[.U314]+[.V314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091</text:p>
          </table:table-cell>
          <table:table-cell table:style-name="ce18" office:value-type="string" calcext:value-type="string">
            <text:p>EE WKS A1 09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5]*[.R315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5]*[.T315]" office:value-type="float" office:value="2202.88" calcext:value-type="float">
            <text:p><text:s/>2,202.88 </text:p>
          </table:table-cell>
          <table:table-cell table:style-name="ce6" table:formula="of:=ROUND([.$V$4]*[.U315]/[.$U$470];4)" office:value-type="float" office:value="653.9509" calcext:value-type="float">
            <text:p>653.9509</text:p>
          </table:table-cell>
          <table:table-cell table:style-name="ce52" table:formula="of:=[.U315]+[.V315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101</text:p>
          </table:table-cell>
          <table:table-cell table:style-name="ce18" office:value-type="string" calcext:value-type="string">
            <text:p>EE WKS A1 10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6]*[.R316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6]*[.T316]" office:value-type="float" office:value="2202.88" calcext:value-type="float">
            <text:p><text:s/>2,202.88 </text:p>
          </table:table-cell>
          <table:table-cell table:style-name="ce6" table:formula="of:=ROUND([.$V$4]*[.U316]/[.$U$470];4)" office:value-type="float" office:value="653.9509" calcext:value-type="float">
            <text:p>653.9509</text:p>
          </table:table-cell>
          <table:table-cell table:style-name="ce52" table:formula="of:=[.U316]+[.V316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A1111</text:p>
          </table:table-cell>
          <table:table-cell table:style-name="ce18" office:value-type="string" calcext:value-type="string">
            <text:p>EE WKS A1 11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317]*[.R317])" office:value-type="float" office:value="180" calcext:value-type="float">
            <text:p><text:s/>18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7]*[.T317]" office:value-type="float" office:value="3097.8" calcext:value-type="float">
            <text:p><text:s/>3,097.80 </text:p>
          </table:table-cell>
          <table:table-cell table:style-name="ce6" table:formula="of:=ROUND([.$V$4]*[.U317]/[.$U$470];4)" office:value-type="float" office:value="919.6184" calcext:value-type="float">
            <text:p>919.6184</text:p>
          </table:table-cell>
          <table:table-cell table:style-name="ce52" table:formula="of:=[.U317]+[.V317]" office:value-type="float" office:value="4017.4184" calcext:value-type="float">
            <text:p><text:s/>4,017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121</text:p>
          </table:table-cell>
          <table:table-cell table:style-name="ce18" office:value-type="string" calcext:value-type="string">
            <text:p>EE WKS A1 12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8]*[.R318])" office:value-type="float" office:value="192" calcext:value-type="float">
            <text:p><text:s/>1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8]*[.T318]" office:value-type="float" office:value="3304.32" calcext:value-type="float">
            <text:p><text:s/>3,304.32 </text:p>
          </table:table-cell>
          <table:table-cell table:style-name="ce6" table:formula="of:=ROUND([.$V$4]*[.U318]/[.$U$470];4)" office:value-type="float" office:value="980.9263" calcext:value-type="float">
            <text:p>980.9263</text:p>
          </table:table-cell>
          <table:table-cell table:style-name="ce52" table:formula="of:=[.U318]+[.V318]" office:value-type="float" office:value="4285.2463" calcext:value-type="float">
            <text:p><text:s/>4,285.2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131</text:p>
          </table:table-cell>
          <table:table-cell table:style-name="ce18" office:value-type="string" calcext:value-type="string">
            <text:p>EE WKS A1 13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19]*[.R319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19]*[.T319]" office:value-type="float" office:value="2202.88" calcext:value-type="float">
            <text:p><text:s/>2,202.88 </text:p>
          </table:table-cell>
          <table:table-cell table:style-name="ce6" table:formula="of:=ROUND([.$V$4]*[.U319]/[.$U$470];4)" office:value-type="float" office:value="653.9509" calcext:value-type="float">
            <text:p>653.9509</text:p>
          </table:table-cell>
          <table:table-cell table:style-name="ce52" table:formula="of:=[.U319]+[.V319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A1141</text:p>
          </table:table-cell>
          <table:table-cell table:style-name="ce18" office:value-type="string" calcext:value-type="string">
            <text:p>EE WKS A1 14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320]*[.R320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0]*[.T320]" office:value-type="float" office:value="2065.2" calcext:value-type="float">
            <text:p><text:s/>2,065.20 </text:p>
          </table:table-cell>
          <table:table-cell table:style-name="ce6" table:formula="of:=ROUND([.$V$4]*[.U320]/[.$U$470];4)" office:value-type="float" office:value="613.0789" calcext:value-type="float">
            <text:p>613.0789</text:p>
          </table:table-cell>
          <table:table-cell table:style-name="ce52" table:formula="of:=[.U320]+[.V320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151</text:p>
          </table:table-cell>
          <table:table-cell table:style-name="ce18" office:value-type="string" calcext:value-type="string">
            <text:p>EE WKS A1 15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21]*[.R321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1]*[.T321]" office:value-type="float" office:value="1101.44" calcext:value-type="float">
            <text:p><text:s/>1,101.44 </text:p>
          </table:table-cell>
          <table:table-cell table:style-name="ce6" table:formula="of:=ROUND([.$V$4]*[.U321]/[.$U$470];4)" office:value-type="float" office:value="326.9754" calcext:value-type="float">
            <text:p>326.9754</text:p>
          </table:table-cell>
          <table:table-cell table:style-name="ce52" table:formula="of:=[.U321]+[.V321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161</text:p>
          </table:table-cell>
          <table:table-cell table:style-name="ce18" office:value-type="string" calcext:value-type="string">
            <text:p>EE WKS A1 16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22]*[.R322])" office:value-type="float" office:value="192" calcext:value-type="float">
            <text:p><text:s/>1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2]*[.T322]" office:value-type="float" office:value="3304.32" calcext:value-type="float">
            <text:p><text:s/>3,304.32 </text:p>
          </table:table-cell>
          <table:table-cell table:style-name="ce6" table:formula="of:=ROUND([.$V$4]*[.U322]/[.$U$470];4)" office:value-type="float" office:value="980.9263" calcext:value-type="float">
            <text:p>980.9263</text:p>
          </table:table-cell>
          <table:table-cell table:style-name="ce52" table:formula="of:=[.U322]+[.V322]" office:value-type="float" office:value="4285.2463" calcext:value-type="float">
            <text:p><text:s/>4,285.2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171</text:p>
          </table:table-cell>
          <table:table-cell table:style-name="ce18" office:value-type="string" calcext:value-type="string">
            <text:p>EE WKS A1 17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23]*[.R323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3]*[.T323]" office:value-type="float" office:value="1101.44" calcext:value-type="float">
            <text:p><text:s/>1,101.44 </text:p>
          </table:table-cell>
          <table:table-cell table:style-name="ce6" table:formula="of:=ROUND([.$V$4]*[.U323]/[.$U$470];4)" office:value-type="float" office:value="326.9754" calcext:value-type="float">
            <text:p>326.9754</text:p>
          </table:table-cell>
          <table:table-cell table:style-name="ce52" table:formula="of:=[.U323]+[.V323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1181</text:p>
          </table:table-cell>
          <table:table-cell table:style-name="ce18" office:value-type="string" calcext:value-type="string">
            <text:p>EE WKS A1 18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24]*[.R324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4]*[.T324]" office:value-type="float" office:value="2202.88" calcext:value-type="float">
            <text:p><text:s/>2,202.88 </text:p>
          </table:table-cell>
          <table:table-cell table:style-name="ce6" table:formula="of:=ROUND([.$V$4]*[.U324]/[.$U$470];4)" office:value-type="float" office:value="653.9509" calcext:value-type="float">
            <text:p>653.9509</text:p>
          </table:table-cell>
          <table:table-cell table:style-name="ce52" table:formula="of:=[.U324]+[.V324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A1191</text:p>
          </table:table-cell>
          <table:table-cell table:style-name="ce18" office:value-type="string" calcext:value-type="string">
            <text:p>EE WKS A1 191</text:p>
          </table:table-cell>
          <table:table-cell table:style-name="ce28" office:value-type="string" calcext:value-type="string">
            <text:p>EE WKS A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325]*[.R325])" office:value-type="float" office:value="120" calcext:value-type="float">
            <text:p><text:s/>12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5]*[.T325]" office:value-type="float" office:value="2065.2" calcext:value-type="float">
            <text:p><text:s/>2,065.20 </text:p>
          </table:table-cell>
          <table:table-cell table:style-name="ce6" table:formula="of:=ROUND([.$V$4]*[.U325]/[.$U$470];4)" office:value-type="float" office:value="613.0789" calcext:value-type="float">
            <text:p>613.0789</text:p>
          </table:table-cell>
          <table:table-cell table:style-name="ce52" table:formula="of:=[.U325]+[.V325]" office:value-type="float" office:value="2678.2789" calcext:value-type="float">
            <text:p><text:s/>2,678.2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001</text:p>
          </table:table-cell>
          <table:table-cell table:style-name="ce18" office:value-type="string" calcext:value-type="string">
            <text:p>EE WKS A2 00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26]*[.R326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6]*[.T326]" office:value-type="float" office:value="1101.44" calcext:value-type="float">
            <text:p><text:s/>1,101.44 </text:p>
          </table:table-cell>
          <table:table-cell table:style-name="ce6" table:formula="of:=ROUND([.$V$4]*[.U326]/[.$U$470];4)" office:value-type="float" office:value="326.9754" calcext:value-type="float">
            <text:p>326.9754</text:p>
          </table:table-cell>
          <table:table-cell table:style-name="ce52" table:formula="of:=[.U326]+[.V326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011</text:p>
          </table:table-cell>
          <table:table-cell table:style-name="ce18" office:value-type="string" calcext:value-type="string">
            <text:p>EE WKS A2 01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27]*[.R327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7]*[.T327]" office:value-type="float" office:value="1101.44" calcext:value-type="float">
            <text:p><text:s/>1,101.44 </text:p>
          </table:table-cell>
          <table:table-cell table:style-name="ce6" table:formula="of:=ROUND([.$V$4]*[.U327]/[.$U$470];4)" office:value-type="float" office:value="326.9754" calcext:value-type="float">
            <text:p>326.9754</text:p>
          </table:table-cell>
          <table:table-cell table:style-name="ce52" table:formula="of:=[.U327]+[.V327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021</text:p>
          </table:table-cell>
          <table:table-cell table:style-name="ce18" office:value-type="string" calcext:value-type="string">
            <text:p>EE WKS A2 02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28]*[.R328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8]*[.T328]" office:value-type="float" office:value="1101.44" calcext:value-type="float">
            <text:p><text:s/>1,101.44 </text:p>
          </table:table-cell>
          <table:table-cell table:style-name="ce6" table:formula="of:=ROUND([.$V$4]*[.U328]/[.$U$470];4)" office:value-type="float" office:value="326.9754" calcext:value-type="float">
            <text:p>326.9754</text:p>
          </table:table-cell>
          <table:table-cell table:style-name="ce52" table:formula="of:=[.U328]+[.V328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031</text:p>
          </table:table-cell>
          <table:table-cell table:style-name="ce18" office:value-type="string" calcext:value-type="string">
            <text:p>EE WKS A2 03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29]*[.R329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29]*[.T329]" office:value-type="float" office:value="1101.44" calcext:value-type="float">
            <text:p><text:s/>1,101.44 </text:p>
          </table:table-cell>
          <table:table-cell table:style-name="ce6" table:formula="of:=ROUND([.$V$4]*[.U329]/[.$U$470];4)" office:value-type="float" office:value="326.9754" calcext:value-type="float">
            <text:p>326.9754</text:p>
          </table:table-cell>
          <table:table-cell table:style-name="ce52" table:formula="of:=[.U329]+[.V329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A2051</text:p>
          </table:table-cell>
          <table:table-cell table:style-name="ce18" office:value-type="string" calcext:value-type="string">
            <text:p>EE WKS A2 05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330]*[.R330])" office:value-type="float" office:value="60" calcext:value-type="float">
            <text:p><text:s/>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0]*[.T330]" office:value-type="float" office:value="1032.6" calcext:value-type="float">
            <text:p><text:s/>1,032.60 </text:p>
          </table:table-cell>
          <table:table-cell table:style-name="ce6" table:formula="of:=ROUND([.$V$4]*[.U330]/[.$U$470];4)" office:value-type="float" office:value="306.5395" calcext:value-type="float">
            <text:p>306.5395</text:p>
          </table:table-cell>
          <table:table-cell table:style-name="ce52" table:formula="of:=[.U330]+[.V330]" office:value-type="float" office:value="1339.1395" calcext:value-type="float">
            <text:p><text:s/>1,339.1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061</text:p>
          </table:table-cell>
          <table:table-cell table:style-name="ce18" office:value-type="string" calcext:value-type="string">
            <text:p>EE WKS A2 06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31]*[.R331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1]*[.T331]" office:value-type="float" office:value="1101.44" calcext:value-type="float">
            <text:p><text:s/>1,101.44 </text:p>
          </table:table-cell>
          <table:table-cell table:style-name="ce6" table:formula="of:=ROUND([.$V$4]*[.U331]/[.$U$470];4)" office:value-type="float" office:value="326.9754" calcext:value-type="float">
            <text:p>326.9754</text:p>
          </table:table-cell>
          <table:table-cell table:style-name="ce52" table:formula="of:=[.U331]+[.V331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A2101</text:p>
          </table:table-cell>
          <table:table-cell table:style-name="ce18" office:value-type="string" calcext:value-type="string">
            <text:p>EE WKS A2 10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332]*[.R332])" office:value-type="float" office:value="60" calcext:value-type="float">
            <text:p><text:s/>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2]*[.T332]" office:value-type="float" office:value="1032.6" calcext:value-type="float">
            <text:p><text:s/>1,032.60 </text:p>
          </table:table-cell>
          <table:table-cell table:style-name="ce6" table:formula="of:=ROUND([.$V$4]*[.U332]/[.$U$470];4)" office:value-type="float" office:value="306.5395" calcext:value-type="float">
            <text:p>306.5395</text:p>
          </table:table-cell>
          <table:table-cell table:style-name="ce52" table:formula="of:=[.U332]+[.V332]" office:value-type="float" office:value="1339.1395" calcext:value-type="float">
            <text:p><text:s/>1,339.1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111</text:p>
          </table:table-cell>
          <table:table-cell table:style-name="ce18" office:value-type="string" calcext:value-type="string">
            <text:p>EE WKS A2 11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33]*[.R333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3]*[.T333]" office:value-type="float" office:value="2202.88" calcext:value-type="float">
            <text:p><text:s/>2,202.88 </text:p>
          </table:table-cell>
          <table:table-cell table:style-name="ce6" table:formula="of:=ROUND([.$V$4]*[.U333]/[.$U$470];4)" office:value-type="float" office:value="653.9509" calcext:value-type="float">
            <text:p>653.9509</text:p>
          </table:table-cell>
          <table:table-cell table:style-name="ce52" table:formula="of:=[.U333]+[.V333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121</text:p>
          </table:table-cell>
          <table:table-cell table:style-name="ce18" office:value-type="string" calcext:value-type="string">
            <text:p>EE WKS A2 12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34]*[.R334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4]*[.T334]" office:value-type="float" office:value="1101.44" calcext:value-type="float">
            <text:p><text:s/>1,101.44 </text:p>
          </table:table-cell>
          <table:table-cell table:style-name="ce6" table:formula="of:=ROUND([.$V$4]*[.U334]/[.$U$470];4)" office:value-type="float" office:value="326.9754" calcext:value-type="float">
            <text:p>326.9754</text:p>
          </table:table-cell>
          <table:table-cell table:style-name="ce52" table:formula="of:=[.U334]+[.V334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131</text:p>
          </table:table-cell>
          <table:table-cell table:style-name="ce18" office:value-type="string" calcext:value-type="string">
            <text:p>EE WKS A2 13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35]*[.R335])" office:value-type="float" office:value="128" calcext:value-type="float">
            <text:p><text:s/>1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5]*[.T335]" office:value-type="float" office:value="2202.88" calcext:value-type="float">
            <text:p><text:s/>2,202.88 </text:p>
          </table:table-cell>
          <table:table-cell table:style-name="ce6" table:formula="of:=ROUND([.$V$4]*[.U335]/[.$U$470];4)" office:value-type="float" office:value="653.9509" calcext:value-type="float">
            <text:p>653.9509</text:p>
          </table:table-cell>
          <table:table-cell table:style-name="ce52" table:formula="of:=[.U335]+[.V335]" office:value-type="float" office:value="2856.8309" calcext:value-type="float">
            <text:p><text:s/>2,856.8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141</text:p>
          </table:table-cell>
          <table:table-cell table:style-name="ce18" office:value-type="string" calcext:value-type="string">
            <text:p>EE WKS A2 14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36]*[.R336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6]*[.T336]" office:value-type="float" office:value="1101.44" calcext:value-type="float">
            <text:p><text:s/>1,101.44 </text:p>
          </table:table-cell>
          <table:table-cell table:style-name="ce6" table:formula="of:=ROUND([.$V$4]*[.U336]/[.$U$470];4)" office:value-type="float" office:value="326.9754" calcext:value-type="float">
            <text:p>326.9754</text:p>
          </table:table-cell>
          <table:table-cell table:style-name="ce52" table:formula="of:=[.U336]+[.V336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171</text:p>
          </table:table-cell>
          <table:table-cell table:style-name="ce18" office:value-type="string" calcext:value-type="string">
            <text:p>EE WKS A2 17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37]*[.R337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7]*[.T337]" office:value-type="float" office:value="1101.44" calcext:value-type="float">
            <text:p><text:s/>1,101.44 </text:p>
          </table:table-cell>
          <table:table-cell table:style-name="ce6" table:formula="of:=ROUND([.$V$4]*[.U337]/[.$U$470];4)" office:value-type="float" office:value="326.9754" calcext:value-type="float">
            <text:p>326.9754</text:p>
          </table:table-cell>
          <table:table-cell table:style-name="ce52" table:formula="of:=[.U337]+[.V337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A2181</text:p>
          </table:table-cell>
          <table:table-cell table:style-name="ce18" office:value-type="string" calcext:value-type="string">
            <text:p>EE WKS A2 181</text:p>
          </table:table-cell>
          <table:table-cell table:style-name="ce29" office:value-type="string" calcext:value-type="string">
            <text:p>EE WKS A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2" calcext:value-type="float">
            <text:p><text:s/>0.32 </text:p>
          </table:table-cell>
          <table:table-cell table:style-name="ce48" table:formula="of:=SUM([.P338]*[.R338])" office:value-type="float" office:value="64" calcext:value-type="float">
            <text:p><text:s/>6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8]*[.T338]" office:value-type="float" office:value="1101.44" calcext:value-type="float">
            <text:p><text:s/>1,101.44 </text:p>
          </table:table-cell>
          <table:table-cell table:style-name="ce6" table:formula="of:=ROUND([.$V$4]*[.U338]/[.$U$470];4)" office:value-type="float" office:value="326.9754" calcext:value-type="float">
            <text:p>326.9754</text:p>
          </table:table-cell>
          <table:table-cell table:style-name="ce52" table:formula="of:=[.U338]+[.V338]" office:value-type="float" office:value="1428.4154" calcext:value-type="float">
            <text:p><text:s/>1,428.4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1011</text:p>
          </table:table-cell>
          <table:table-cell table:style-name="ce18" office:value-type="string" calcext:value-type="string">
            <text:p>EE WKS B1 01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39]*[.R339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39]*[.T339]" office:value-type="float" office:value="1135.86" calcext:value-type="float">
            <text:p><text:s/>1,135.86 </text:p>
          </table:table-cell>
          <table:table-cell table:style-name="ce6" table:formula="of:=ROUND([.$V$4]*[.U339]/[.$U$470];4)" office:value-type="float" office:value="337.1934" calcext:value-type="float">
            <text:p>337.1934</text:p>
          </table:table-cell>
          <table:table-cell table:style-name="ce52" table:formula="of:=[.U339]+[.V339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1031</text:p>
          </table:table-cell>
          <table:table-cell table:style-name="ce18" office:value-type="string" calcext:value-type="string">
            <text:p>EE WKS B1 03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40]*[.R340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0]*[.T340]" office:value-type="float" office:value="1135.86" calcext:value-type="float">
            <text:p><text:s/>1,135.86 </text:p>
          </table:table-cell>
          <table:table-cell table:style-name="ce6" table:formula="of:=ROUND([.$V$4]*[.U340]/[.$U$470];4)" office:value-type="float" office:value="337.1934" calcext:value-type="float">
            <text:p>337.1934</text:p>
          </table:table-cell>
          <table:table-cell table:style-name="ce52" table:formula="of:=[.U340]+[.V340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1041</text:p>
          </table:table-cell>
          <table:table-cell table:style-name="ce18" office:value-type="string" calcext:value-type="string">
            <text:p>EE WKS B1 04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41]*[.R341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1]*[.T341]" office:value-type="float" office:value="1135.86" calcext:value-type="float">
            <text:p><text:s/>1,135.86 </text:p>
          </table:table-cell>
          <table:table-cell table:style-name="ce6" table:formula="of:=ROUND([.$V$4]*[.U341]/[.$U$470];4)" office:value-type="float" office:value="337.1934" calcext:value-type="float">
            <text:p>337.1934</text:p>
          </table:table-cell>
          <table:table-cell table:style-name="ce52" table:formula="of:=[.U341]+[.V341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1071</text:p>
          </table:table-cell>
          <table:table-cell table:style-name="ce18" office:value-type="string" calcext:value-type="string">
            <text:p>EE WKS B1 07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42]*[.R342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2]*[.T342]" office:value-type="float" office:value="1135.86" calcext:value-type="float">
            <text:p><text:s/>1,135.86 </text:p>
          </table:table-cell>
          <table:table-cell table:style-name="ce6" table:formula="of:=ROUND([.$V$4]*[.U342]/[.$U$470];4)" office:value-type="float" office:value="337.1934" calcext:value-type="float">
            <text:p>337.1934</text:p>
          </table:table-cell>
          <table:table-cell table:style-name="ce52" table:formula="of:=[.U342]+[.V342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1081</text:p>
          </table:table-cell>
          <table:table-cell table:style-name="ce18" office:value-type="string" calcext:value-type="string">
            <text:p>EE WKS B1 08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43]*[.R343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3]*[.T343]" office:value-type="float" office:value="1170.28" calcext:value-type="float">
            <text:p><text:s/>1,170.28 </text:p>
          </table:table-cell>
          <table:table-cell table:style-name="ce6" table:formula="of:=ROUND([.$V$4]*[.U343]/[.$U$470];4)" office:value-type="float" office:value="347.4114" calcext:value-type="float">
            <text:p>347.4114</text:p>
          </table:table-cell>
          <table:table-cell table:style-name="ce52" table:formula="of:=[.U343]+[.V343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1091</text:p>
          </table:table-cell>
          <table:table-cell table:style-name="ce18" office:value-type="string" calcext:value-type="string">
            <text:p>EE WKS B1 09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44]*[.R344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4]*[.T344]" office:value-type="float" office:value="1170.28" calcext:value-type="float">
            <text:p><text:s/>1,170.28 </text:p>
          </table:table-cell>
          <table:table-cell table:style-name="ce6" table:formula="of:=ROUND([.$V$4]*[.U344]/[.$U$470];4)" office:value-type="float" office:value="347.4114" calcext:value-type="float">
            <text:p>347.4114</text:p>
          </table:table-cell>
          <table:table-cell table:style-name="ce52" table:formula="of:=[.U344]+[.V344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1121</text:p>
          </table:table-cell>
          <table:table-cell table:style-name="ce18" office:value-type="string" calcext:value-type="string">
            <text:p>EE WKS B1 12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45]*[.R345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5]*[.T345]" office:value-type="float" office:value="1135.86" calcext:value-type="float">
            <text:p><text:s/>1,135.86 </text:p>
          </table:table-cell>
          <table:table-cell table:style-name="ce6" table:formula="of:=ROUND([.$V$4]*[.U345]/[.$U$470];4)" office:value-type="float" office:value="337.1934" calcext:value-type="float">
            <text:p>337.1934</text:p>
          </table:table-cell>
          <table:table-cell table:style-name="ce52" table:formula="of:=[.U345]+[.V345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1131</text:p>
          </table:table-cell>
          <table:table-cell table:style-name="ce18" office:value-type="string" calcext:value-type="string">
            <text:p>EE WKS B1 13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46]*[.R346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6]*[.T346]" office:value-type="float" office:value="1170.28" calcext:value-type="float">
            <text:p><text:s/>1,170.28 </text:p>
          </table:table-cell>
          <table:table-cell table:style-name="ce6" table:formula="of:=ROUND([.$V$4]*[.U346]/[.$U$470];4)" office:value-type="float" office:value="347.4114" calcext:value-type="float">
            <text:p>347.4114</text:p>
          </table:table-cell>
          <table:table-cell table:style-name="ce52" table:formula="of:=[.U346]+[.V346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1161</text:p>
          </table:table-cell>
          <table:table-cell table:style-name="ce18" office:value-type="string" calcext:value-type="string">
            <text:p>EE WKS B1 16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47]*[.R347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7]*[.T347]" office:value-type="float" office:value="1135.86" calcext:value-type="float">
            <text:p><text:s/>1,135.86 </text:p>
          </table:table-cell>
          <table:table-cell table:style-name="ce6" table:formula="of:=ROUND([.$V$4]*[.U347]/[.$U$470];4)" office:value-type="float" office:value="337.1934" calcext:value-type="float">
            <text:p>337.1934</text:p>
          </table:table-cell>
          <table:table-cell table:style-name="ce52" table:formula="of:=[.U347]+[.V347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1171</text:p>
          </table:table-cell>
          <table:table-cell table:style-name="ce18" office:value-type="string" calcext:value-type="string">
            <text:p>EE WKS B1 17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48]*[.R348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8]*[.T348]" office:value-type="float" office:value="1135.86" calcext:value-type="float">
            <text:p><text:s/>1,135.86 </text:p>
          </table:table-cell>
          <table:table-cell table:style-name="ce6" table:formula="of:=ROUND([.$V$4]*[.U348]/[.$U$470];4)" office:value-type="float" office:value="337.1934" calcext:value-type="float">
            <text:p>337.1934</text:p>
          </table:table-cell>
          <table:table-cell table:style-name="ce52" table:formula="of:=[.U348]+[.V348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1181</text:p>
          </table:table-cell>
          <table:table-cell table:style-name="ce18" office:value-type="string" calcext:value-type="string">
            <text:p>EE WKS B1 18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49]*[.R349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49]*[.T349]" office:value-type="float" office:value="1170.28" calcext:value-type="float">
            <text:p><text:s/>1,170.28 </text:p>
          </table:table-cell>
          <table:table-cell table:style-name="ce6" table:formula="of:=ROUND([.$V$4]*[.U349]/[.$U$470];4)" office:value-type="float" office:value="347.4114" calcext:value-type="float">
            <text:p>347.4114</text:p>
          </table:table-cell>
          <table:table-cell table:style-name="ce52" table:formula="of:=[.U349]+[.V349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1191</text:p>
          </table:table-cell>
          <table:table-cell table:style-name="ce18" office:value-type="string" calcext:value-type="string">
            <text:p>EE WKS B1 191</text:p>
          </table:table-cell>
          <table:table-cell table:style-name="ce29" office:value-type="string" calcext:value-type="string">
            <text:p>EE WKS B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50]*[.R350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0]*[.T350]" office:value-type="float" office:value="2340.56" calcext:value-type="float">
            <text:p><text:s/>2,340.56 </text:p>
          </table:table-cell>
          <table:table-cell table:style-name="ce6" table:formula="of:=ROUND([.$V$4]*[.U350]/[.$U$470];4)" office:value-type="float" office:value="694.8228" calcext:value-type="float">
            <text:p>694.8228</text:p>
          </table:table-cell>
          <table:table-cell table:style-name="ce52" table:formula="of:=[.U350]+[.V350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011</text:p>
          </table:table-cell>
          <table:table-cell table:style-name="ce18" office:value-type="string" calcext:value-type="string">
            <text:p>EE WKS B2 01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51]*[.R351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1]*[.T351]" office:value-type="float" office:value="1135.86" calcext:value-type="float">
            <text:p><text:s/>1,135.86 </text:p>
          </table:table-cell>
          <table:table-cell table:style-name="ce6" table:formula="of:=ROUND([.$V$4]*[.U351]/[.$U$470];4)" office:value-type="float" office:value="337.1934" calcext:value-type="float">
            <text:p>337.1934</text:p>
          </table:table-cell>
          <table:table-cell table:style-name="ce52" table:formula="of:=[.U351]+[.V351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2021</text:p>
          </table:table-cell>
          <table:table-cell table:style-name="ce18" office:value-type="string" calcext:value-type="string">
            <text:p>EE WKS B2 02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52]*[.R352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2]*[.T352]" office:value-type="float" office:value="1170.28" calcext:value-type="float">
            <text:p><text:s/>1,170.28 </text:p>
          </table:table-cell>
          <table:table-cell table:style-name="ce6" table:formula="of:=ROUND([.$V$4]*[.U352]/[.$U$470];4)" office:value-type="float" office:value="347.4114" calcext:value-type="float">
            <text:p>347.4114</text:p>
          </table:table-cell>
          <table:table-cell table:style-name="ce52" table:formula="of:=[.U352]+[.V352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041</text:p>
          </table:table-cell>
          <table:table-cell table:style-name="ce18" office:value-type="string" calcext:value-type="string">
            <text:p>EE WKS B2 04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53]*[.R353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3]*[.T353]" office:value-type="float" office:value="1135.86" calcext:value-type="float">
            <text:p><text:s/>1,135.86 </text:p>
          </table:table-cell>
          <table:table-cell table:style-name="ce6" table:formula="of:=ROUND([.$V$4]*[.U353]/[.$U$470];4)" office:value-type="float" office:value="337.1934" calcext:value-type="float">
            <text:p>337.1934</text:p>
          </table:table-cell>
          <table:table-cell table:style-name="ce52" table:formula="of:=[.U353]+[.V353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2051</text:p>
          </table:table-cell>
          <table:table-cell table:style-name="ce18" office:value-type="string" calcext:value-type="string">
            <text:p>EE WKS B2 05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54]*[.R354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4]*[.T354]" office:value-type="float" office:value="1170.28" calcext:value-type="float">
            <text:p><text:s/>1,170.28 </text:p>
          </table:table-cell>
          <table:table-cell table:style-name="ce6" table:formula="of:=ROUND([.$V$4]*[.U354]/[.$U$470];4)" office:value-type="float" office:value="347.4114" calcext:value-type="float">
            <text:p>347.4114</text:p>
          </table:table-cell>
          <table:table-cell table:style-name="ce52" table:formula="of:=[.U354]+[.V354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061</text:p>
          </table:table-cell>
          <table:table-cell table:style-name="ce18" office:value-type="string" calcext:value-type="string">
            <text:p>EE WKS B2 06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55]*[.R355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5]*[.T355]" office:value-type="float" office:value="1135.86" calcext:value-type="float">
            <text:p><text:s/>1,135.86 </text:p>
          </table:table-cell>
          <table:table-cell table:style-name="ce6" table:formula="of:=ROUND([.$V$4]*[.U355]/[.$U$470];4)" office:value-type="float" office:value="337.1934" calcext:value-type="float">
            <text:p>337.1934</text:p>
          </table:table-cell>
          <table:table-cell table:style-name="ce52" table:formula="of:=[.U355]+[.V355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071</text:p>
          </table:table-cell>
          <table:table-cell table:style-name="ce18" office:value-type="string" calcext:value-type="string">
            <text:p>EE WKS B2 07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56]*[.R356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6]*[.T356]" office:value-type="float" office:value="1135.86" calcext:value-type="float">
            <text:p><text:s/>1,135.86 </text:p>
          </table:table-cell>
          <table:table-cell table:style-name="ce6" table:formula="of:=ROUND([.$V$4]*[.U356]/[.$U$470];4)" office:value-type="float" office:value="337.1934" calcext:value-type="float">
            <text:p>337.1934</text:p>
          </table:table-cell>
          <table:table-cell table:style-name="ce52" table:formula="of:=[.U356]+[.V356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081</text:p>
          </table:table-cell>
          <table:table-cell table:style-name="ce18" office:value-type="string" calcext:value-type="string">
            <text:p>EE WKS B2 08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57]*[.R357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7]*[.T357]" office:value-type="float" office:value="1135.86" calcext:value-type="float">
            <text:p><text:s/>1,135.86 </text:p>
          </table:table-cell>
          <table:table-cell table:style-name="ce6" table:formula="of:=ROUND([.$V$4]*[.U357]/[.$U$470];4)" office:value-type="float" office:value="337.1934" calcext:value-type="float">
            <text:p>337.1934</text:p>
          </table:table-cell>
          <table:table-cell table:style-name="ce52" table:formula="of:=[.U357]+[.V357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091</text:p>
          </table:table-cell>
          <table:table-cell table:style-name="ce18" office:value-type="string" calcext:value-type="string">
            <text:p>EE WKS B2 09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58]*[.R358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8]*[.T358]" office:value-type="float" office:value="1135.86" calcext:value-type="float">
            <text:p><text:s/>1,135.86 </text:p>
          </table:table-cell>
          <table:table-cell table:style-name="ce6" table:formula="of:=ROUND([.$V$4]*[.U358]/[.$U$470];4)" office:value-type="float" office:value="337.1934" calcext:value-type="float">
            <text:p>337.1934</text:p>
          </table:table-cell>
          <table:table-cell table:style-name="ce52" table:formula="of:=[.U358]+[.V358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101</text:p>
          </table:table-cell>
          <table:table-cell table:style-name="ce18" office:value-type="string" calcext:value-type="string">
            <text:p>EE WKS B2 10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59]*[.R359])" office:value-type="float" office:value="198" calcext:value-type="float">
            <text:p><text:s/>1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59]*[.T359]" office:value-type="float" office:value="3407.58" calcext:value-type="float">
            <text:p><text:s/>3,407.58 </text:p>
          </table:table-cell>
          <table:table-cell table:style-name="ce6" table:formula="of:=ROUND([.$V$4]*[.U359]/[.$U$470];4)" office:value-type="float" office:value="1011.5802" calcext:value-type="float">
            <text:p>1011.5802</text:p>
          </table:table-cell>
          <table:table-cell table:style-name="ce52" table:formula="of:=[.U359]+[.V359]" office:value-type="float" office:value="4419.1602" calcext:value-type="float">
            <text:p><text:s/>4,419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2111</text:p>
          </table:table-cell>
          <table:table-cell table:style-name="ce18" office:value-type="string" calcext:value-type="string">
            <text:p>EE WKS B2 11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60]*[.R360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0]*[.T360]" office:value-type="float" office:value="2340.56" calcext:value-type="float">
            <text:p><text:s/>2,340.56 </text:p>
          </table:table-cell>
          <table:table-cell table:style-name="ce6" table:formula="of:=ROUND([.$V$4]*[.U360]/[.$U$470];4)" office:value-type="float" office:value="694.8228" calcext:value-type="float">
            <text:p>694.8228</text:p>
          </table:table-cell>
          <table:table-cell table:style-name="ce52" table:formula="of:=[.U360]+[.V360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121</text:p>
          </table:table-cell>
          <table:table-cell table:style-name="ce18" office:value-type="string" calcext:value-type="string">
            <text:p>EE WKS B2 12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61]*[.R361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1]*[.T361]" office:value-type="float" office:value="2271.72" calcext:value-type="float">
            <text:p><text:s/>2,271.72 </text:p>
          </table:table-cell>
          <table:table-cell table:style-name="ce6" table:formula="of:=ROUND([.$V$4]*[.U361]/[.$U$470];4)" office:value-type="float" office:value="674.3868" calcext:value-type="float">
            <text:p>674.3868</text:p>
          </table:table-cell>
          <table:table-cell table:style-name="ce52" table:formula="of:=[.U361]+[.V361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131</text:p>
          </table:table-cell>
          <table:table-cell table:style-name="ce18" office:value-type="string" calcext:value-type="string">
            <text:p>EE WKS B2 13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62]*[.R362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2]*[.T362]" office:value-type="float" office:value="1135.86" calcext:value-type="float">
            <text:p><text:s/>1,135.86 </text:p>
          </table:table-cell>
          <table:table-cell table:style-name="ce6" table:formula="of:=ROUND([.$V$4]*[.U362]/[.$U$470];4)" office:value-type="float" office:value="337.1934" calcext:value-type="float">
            <text:p>337.1934</text:p>
          </table:table-cell>
          <table:table-cell table:style-name="ce52" table:formula="of:=[.U362]+[.V362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141</text:p>
          </table:table-cell>
          <table:table-cell table:style-name="ce18" office:value-type="string" calcext:value-type="string">
            <text:p>EE WKS B2 14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63]*[.R363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3]*[.T363]" office:value-type="float" office:value="1135.86" calcext:value-type="float">
            <text:p><text:s/>1,135.86 </text:p>
          </table:table-cell>
          <table:table-cell table:style-name="ce6" table:formula="of:=ROUND([.$V$4]*[.U363]/[.$U$470];4)" office:value-type="float" office:value="337.1934" calcext:value-type="float">
            <text:p>337.1934</text:p>
          </table:table-cell>
          <table:table-cell table:style-name="ce52" table:formula="of:=[.U363]+[.V363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151</text:p>
          </table:table-cell>
          <table:table-cell table:style-name="ce18" office:value-type="string" calcext:value-type="string">
            <text:p>EE WKS B2 15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64]*[.R364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4]*[.T364]" office:value-type="float" office:value="1135.86" calcext:value-type="float">
            <text:p><text:s/>1,135.86 </text:p>
          </table:table-cell>
          <table:table-cell table:style-name="ce6" table:formula="of:=ROUND([.$V$4]*[.U364]/[.$U$470];4)" office:value-type="float" office:value="337.1934" calcext:value-type="float">
            <text:p>337.1934</text:p>
          </table:table-cell>
          <table:table-cell table:style-name="ce52" table:formula="of:=[.U364]+[.V364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B2161</text:p>
          </table:table-cell>
          <table:table-cell table:style-name="ce18" office:value-type="string" calcext:value-type="string">
            <text:p>EE WKS B2 16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65]*[.R365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5]*[.T365]" office:value-type="float" office:value="1135.86" calcext:value-type="float">
            <text:p><text:s/>1,135.86 </text:p>
          </table:table-cell>
          <table:table-cell table:style-name="ce6" table:formula="of:=ROUND([.$V$4]*[.U365]/[.$U$470];4)" office:value-type="float" office:value="337.1934" calcext:value-type="float">
            <text:p>337.1934</text:p>
          </table:table-cell>
          <table:table-cell table:style-name="ce52" table:formula="of:=[.U365]+[.V365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2171</text:p>
          </table:table-cell>
          <table:table-cell table:style-name="ce18" office:value-type="string" calcext:value-type="string">
            <text:p>EE WKS B2 17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66]*[.R366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6]*[.T366]" office:value-type="float" office:value="1170.28" calcext:value-type="float">
            <text:p><text:s/>1,170.28 </text:p>
          </table:table-cell>
          <table:table-cell table:style-name="ce6" table:formula="of:=ROUND([.$V$4]*[.U366]/[.$U$470];4)" office:value-type="float" office:value="347.4114" calcext:value-type="float">
            <text:p>347.4114</text:p>
          </table:table-cell>
          <table:table-cell table:style-name="ce52" table:formula="of:=[.U366]+[.V366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2181</text:p>
          </table:table-cell>
          <table:table-cell table:style-name="ce18" office:value-type="string" calcext:value-type="string">
            <text:p>EE WKS B2 18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67]*[.R367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7]*[.T367]" office:value-type="float" office:value="1170.28" calcext:value-type="float">
            <text:p><text:s/>1,170.28 </text:p>
          </table:table-cell>
          <table:table-cell table:style-name="ce6" table:formula="of:=ROUND([.$V$4]*[.U367]/[.$U$470];4)" office:value-type="float" office:value="347.4114" calcext:value-type="float">
            <text:p>347.4114</text:p>
          </table:table-cell>
          <table:table-cell table:style-name="ce52" table:formula="of:=[.U367]+[.V367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B2191</text:p>
          </table:table-cell>
          <table:table-cell table:style-name="ce18" office:value-type="string" calcext:value-type="string">
            <text:p>EE WKS B2 191</text:p>
          </table:table-cell>
          <table:table-cell table:style-name="ce28" office:value-type="string" calcext:value-type="string">
            <text:p>EE WKS B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B2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68]*[.R368])" office:value-type="float" office:value="136" calcext:value-type="float">
            <text:p><text:s/>13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8]*[.T368]" office:value-type="float" office:value="2340.56" calcext:value-type="float">
            <text:p><text:s/>2,340.56 </text:p>
          </table:table-cell>
          <table:table-cell table:style-name="ce6" table:formula="of:=ROUND([.$V$4]*[.U368]/[.$U$470];4)" office:value-type="float" office:value="694.8228" calcext:value-type="float">
            <text:p>694.8228</text:p>
          </table:table-cell>
          <table:table-cell table:style-name="ce52" table:formula="of:=[.U368]+[.V368]" office:value-type="float" office:value="3035.3828" calcext:value-type="float">
            <text:p><text:s/>3,035.3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01</text:p>
          </table:table-cell>
          <table:table-cell table:style-name="ce18" office:value-type="string" calcext:value-type="string">
            <text:p>EE WKS C1 00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69]*[.R369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69]*[.T369]" office:value-type="float" office:value="1135.86" calcext:value-type="float">
            <text:p><text:s/>1,135.86 </text:p>
          </table:table-cell>
          <table:table-cell table:style-name="ce6" table:formula="of:=ROUND([.$V$4]*[.U369]/[.$U$470];4)" office:value-type="float" office:value="337.1934" calcext:value-type="float">
            <text:p>337.1934</text:p>
          </table:table-cell>
          <table:table-cell table:style-name="ce52" table:formula="of:=[.U369]+[.V369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11</text:p>
          </table:table-cell>
          <table:table-cell table:style-name="ce18" office:value-type="string" calcext:value-type="string">
            <text:p>EE WKS C1 01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0]*[.R370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0]*[.T370]" office:value-type="float" office:value="1135.86" calcext:value-type="float">
            <text:p><text:s/>1,135.86 </text:p>
          </table:table-cell>
          <table:table-cell table:style-name="ce6" table:formula="of:=ROUND([.$V$4]*[.U370]/[.$U$470];4)" office:value-type="float" office:value="337.1934" calcext:value-type="float">
            <text:p>337.1934</text:p>
          </table:table-cell>
          <table:table-cell table:style-name="ce52" table:formula="of:=[.U370]+[.V370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21</text:p>
          </table:table-cell>
          <table:table-cell table:style-name="ce18" office:value-type="string" calcext:value-type="string">
            <text:p>EE WKS C1 02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1]*[.R371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1]*[.T371]" office:value-type="float" office:value="1135.86" calcext:value-type="float">
            <text:p><text:s/>1,135.86 </text:p>
          </table:table-cell>
          <table:table-cell table:style-name="ce6" table:formula="of:=ROUND([.$V$4]*[.U371]/[.$U$470];4)" office:value-type="float" office:value="337.1934" calcext:value-type="float">
            <text:p>337.1934</text:p>
          </table:table-cell>
          <table:table-cell table:style-name="ce52" table:formula="of:=[.U371]+[.V371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31</text:p>
          </table:table-cell>
          <table:table-cell table:style-name="ce18" office:value-type="string" calcext:value-type="string">
            <text:p>EE WKS C1 03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2]*[.R372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2]*[.T372]" office:value-type="float" office:value="1135.86" calcext:value-type="float">
            <text:p><text:s/>1,135.86 </text:p>
          </table:table-cell>
          <table:table-cell table:style-name="ce6" table:formula="of:=ROUND([.$V$4]*[.U372]/[.$U$470];4)" office:value-type="float" office:value="337.1934" calcext:value-type="float">
            <text:p>337.1934</text:p>
          </table:table-cell>
          <table:table-cell table:style-name="ce52" table:formula="of:=[.U372]+[.V372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41</text:p>
          </table:table-cell>
          <table:table-cell table:style-name="ce18" office:value-type="string" calcext:value-type="string">
            <text:p>EE WKS C1 04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3]*[.R373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3]*[.T373]" office:value-type="float" office:value="1135.86" calcext:value-type="float">
            <text:p><text:s/>1,135.86 </text:p>
          </table:table-cell>
          <table:table-cell table:style-name="ce6" table:formula="of:=ROUND([.$V$4]*[.U373]/[.$U$470];4)" office:value-type="float" office:value="337.1934" calcext:value-type="float">
            <text:p>337.1934</text:p>
          </table:table-cell>
          <table:table-cell table:style-name="ce52" table:formula="of:=[.U373]+[.V373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51</text:p>
          </table:table-cell>
          <table:table-cell table:style-name="ce18" office:value-type="string" calcext:value-type="string">
            <text:p>EE WKS C1 05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4]*[.R374])" office:value-type="float" office:value="198" calcext:value-type="float">
            <text:p><text:s/>1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4]*[.T374]" office:value-type="float" office:value="3407.58" calcext:value-type="float">
            <text:p><text:s/>3,407.58 </text:p>
          </table:table-cell>
          <table:table-cell table:style-name="ce6" table:formula="of:=ROUND([.$V$4]*[.U374]/[.$U$470];4)" office:value-type="float" office:value="1011.5802" calcext:value-type="float">
            <text:p>1011.5802</text:p>
          </table:table-cell>
          <table:table-cell table:style-name="ce52" table:formula="of:=[.U374]+[.V374]" office:value-type="float" office:value="4419.1602" calcext:value-type="float">
            <text:p><text:s/>4,419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61</text:p>
          </table:table-cell>
          <table:table-cell table:style-name="ce18" office:value-type="string" calcext:value-type="string">
            <text:p>EE WKS C1 06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5]*[.R375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5]*[.T375]" office:value-type="float" office:value="2271.72" calcext:value-type="float">
            <text:p><text:s/>2,271.72 </text:p>
          </table:table-cell>
          <table:table-cell table:style-name="ce6" table:formula="of:=ROUND([.$V$4]*[.U375]/[.$U$470];4)" office:value-type="float" office:value="674.3868" calcext:value-type="float">
            <text:p>674.3868</text:p>
          </table:table-cell>
          <table:table-cell table:style-name="ce52" table:formula="of:=[.U375]+[.V375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71</text:p>
          </table:table-cell>
          <table:table-cell table:style-name="ce18" office:value-type="string" calcext:value-type="string">
            <text:p>EE WKS C1 07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6]*[.R376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6]*[.T376]" office:value-type="float" office:value="1135.86" calcext:value-type="float">
            <text:p><text:s/>1,135.86 </text:p>
          </table:table-cell>
          <table:table-cell table:style-name="ce6" table:formula="of:=ROUND([.$V$4]*[.U376]/[.$U$470];4)" office:value-type="float" office:value="337.1934" calcext:value-type="float">
            <text:p>337.1934</text:p>
          </table:table-cell>
          <table:table-cell table:style-name="ce52" table:formula="of:=[.U376]+[.V376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81</text:p>
          </table:table-cell>
          <table:table-cell table:style-name="ce18" office:value-type="string" calcext:value-type="string">
            <text:p>EE WKS C1 08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7]*[.R377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7]*[.T377]" office:value-type="float" office:value="1135.86" calcext:value-type="float">
            <text:p><text:s/>1,135.86 </text:p>
          </table:table-cell>
          <table:table-cell table:style-name="ce6" table:formula="of:=ROUND([.$V$4]*[.U377]/[.$U$470];4)" office:value-type="float" office:value="337.1934" calcext:value-type="float">
            <text:p>337.1934</text:p>
          </table:table-cell>
          <table:table-cell table:style-name="ce52" table:formula="of:=[.U377]+[.V377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091</text:p>
          </table:table-cell>
          <table:table-cell table:style-name="ce18" office:value-type="string" calcext:value-type="string">
            <text:p>EE WKS C1 09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8]*[.R378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8]*[.T378]" office:value-type="float" office:value="2271.72" calcext:value-type="float">
            <text:p><text:s/>2,271.72 </text:p>
          </table:table-cell>
          <table:table-cell table:style-name="ce6" table:formula="of:=ROUND([.$V$4]*[.U378]/[.$U$470];4)" office:value-type="float" office:value="674.3868" calcext:value-type="float">
            <text:p>674.3868</text:p>
          </table:table-cell>
          <table:table-cell table:style-name="ce52" table:formula="of:=[.U378]+[.V378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101</text:p>
          </table:table-cell>
          <table:table-cell table:style-name="ce18" office:value-type="string" calcext:value-type="string">
            <text:p>EE WKS C1 10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79]*[.R379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79]*[.T379]" office:value-type="float" office:value="1135.86" calcext:value-type="float">
            <text:p><text:s/>1,135.86 </text:p>
          </table:table-cell>
          <table:table-cell table:style-name="ce6" table:formula="of:=ROUND([.$V$4]*[.U379]/[.$U$470];4)" office:value-type="float" office:value="337.1934" calcext:value-type="float">
            <text:p>337.1934</text:p>
          </table:table-cell>
          <table:table-cell table:style-name="ce52" table:formula="of:=[.U379]+[.V379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C1111</text:p>
          </table:table-cell>
          <table:table-cell table:style-name="ce18" office:value-type="string" calcext:value-type="string">
            <text:p>EE WKS C1 11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380]*[.R380])" office:value-type="float" office:value="60" calcext:value-type="float">
            <text:p><text:s/>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0]*[.T380]" office:value-type="float" office:value="1032.6" calcext:value-type="float">
            <text:p><text:s/>1,032.60 </text:p>
          </table:table-cell>
          <table:table-cell table:style-name="ce6" table:formula="of:=ROUND([.$V$4]*[.U380]/[.$U$470];4)" office:value-type="float" office:value="306.5395" calcext:value-type="float">
            <text:p>306.5395</text:p>
          </table:table-cell>
          <table:table-cell table:style-name="ce52" table:formula="of:=[.U380]+[.V380]" office:value-type="float" office:value="1339.1395" calcext:value-type="float">
            <text:p><text:s/>1,339.1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121</text:p>
          </table:table-cell>
          <table:table-cell table:style-name="ce18" office:value-type="string" calcext:value-type="string">
            <text:p>EE WKS C1 12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81]*[.R381])" office:value-type="float" office:value="198" calcext:value-type="float">
            <text:p><text:s/>19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1]*[.T381]" office:value-type="float" office:value="3407.58" calcext:value-type="float">
            <text:p><text:s/>3,407.58 </text:p>
          </table:table-cell>
          <table:table-cell table:style-name="ce6" table:formula="of:=ROUND([.$V$4]*[.U381]/[.$U$470];4)" office:value-type="float" office:value="1011.5802" calcext:value-type="float">
            <text:p>1011.5802</text:p>
          </table:table-cell>
          <table:table-cell table:style-name="ce52" table:formula="of:=[.U381]+[.V381]" office:value-type="float" office:value="4419.1602" calcext:value-type="float">
            <text:p><text:s/>4,419.1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131</text:p>
          </table:table-cell>
          <table:table-cell table:style-name="ce18" office:value-type="string" calcext:value-type="string">
            <text:p>EE WKS C1 13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82]*[.R382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2]*[.T382]" office:value-type="float" office:value="1135.86" calcext:value-type="float">
            <text:p><text:s/>1,135.86 </text:p>
          </table:table-cell>
          <table:table-cell table:style-name="ce6" table:formula="of:=ROUND([.$V$4]*[.U382]/[.$U$470];4)" office:value-type="float" office:value="337.1934" calcext:value-type="float">
            <text:p>337.1934</text:p>
          </table:table-cell>
          <table:table-cell table:style-name="ce52" table:formula="of:=[.U382]+[.V382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141</text:p>
          </table:table-cell>
          <table:table-cell table:style-name="ce18" office:value-type="string" calcext:value-type="string">
            <text:p>EE WKS C1 14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83]*[.R383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3]*[.T383]" office:value-type="float" office:value="1135.86" calcext:value-type="float">
            <text:p><text:s/>1,135.86 </text:p>
          </table:table-cell>
          <table:table-cell table:style-name="ce6" table:formula="of:=ROUND([.$V$4]*[.U383]/[.$U$470];4)" office:value-type="float" office:value="337.1934" calcext:value-type="float">
            <text:p>337.1934</text:p>
          </table:table-cell>
          <table:table-cell table:style-name="ce52" table:formula="of:=[.U383]+[.V383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151</text:p>
          </table:table-cell>
          <table:table-cell table:style-name="ce18" office:value-type="string" calcext:value-type="string">
            <text:p>EE WKS C1 15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84]*[.R384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4]*[.T384]" office:value-type="float" office:value="2271.72" calcext:value-type="float">
            <text:p><text:s/>2,271.72 </text:p>
          </table:table-cell>
          <table:table-cell table:style-name="ce6" table:formula="of:=ROUND([.$V$4]*[.U384]/[.$U$470];4)" office:value-type="float" office:value="674.3868" calcext:value-type="float">
            <text:p>674.3868</text:p>
          </table:table-cell>
          <table:table-cell table:style-name="ce52" table:formula="of:=[.U384]+[.V384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161</text:p>
          </table:table-cell>
          <table:table-cell table:style-name="ce18" office:value-type="string" calcext:value-type="string">
            <text:p>EE WKS C1 16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85]*[.R385])" office:value-type="float" office:value="132" calcext:value-type="float">
            <text:p><text:s/>13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5]*[.T385]" office:value-type="float" office:value="2271.72" calcext:value-type="float">
            <text:p><text:s/>2,271.72 </text:p>
          </table:table-cell>
          <table:table-cell table:style-name="ce6" table:formula="of:=ROUND([.$V$4]*[.U385]/[.$U$470];4)" office:value-type="float" office:value="674.3868" calcext:value-type="float">
            <text:p>674.3868</text:p>
          </table:table-cell>
          <table:table-cell table:style-name="ce52" table:formula="of:=[.U385]+[.V385]" office:value-type="float" office:value="2946.1068" calcext:value-type="float">
            <text:p><text:s/>2,946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171</text:p>
          </table:table-cell>
          <table:table-cell table:style-name="ce18" office:value-type="string" calcext:value-type="string">
            <text:p>EE WKS C1 17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86]*[.R386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6]*[.T386]" office:value-type="float" office:value="1135.86" calcext:value-type="float">
            <text:p><text:s/>1,135.86 </text:p>
          </table:table-cell>
          <table:table-cell table:style-name="ce6" table:formula="of:=ROUND([.$V$4]*[.U386]/[.$U$470];4)" office:value-type="float" office:value="337.1934" calcext:value-type="float">
            <text:p>337.1934</text:p>
          </table:table-cell>
          <table:table-cell table:style-name="ce52" table:formula="of:=[.U386]+[.V386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1181</text:p>
          </table:table-cell>
          <table:table-cell table:style-name="ce18" office:value-type="string" calcext:value-type="string">
            <text:p>EE WKS C1 18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87]*[.R387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7]*[.T387]" office:value-type="float" office:value="1135.86" calcext:value-type="float">
            <text:p><text:s/>1,135.86 </text:p>
          </table:table-cell>
          <table:table-cell table:style-name="ce6" table:formula="of:=ROUND([.$V$4]*[.U387]/[.$U$470];4)" office:value-type="float" office:value="337.1934" calcext:value-type="float">
            <text:p>337.1934</text:p>
          </table:table-cell>
          <table:table-cell table:style-name="ce52" table:formula="of:=[.U387]+[.V387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C1191</text:p>
          </table:table-cell>
          <table:table-cell table:style-name="ce18" office:value-type="string" calcext:value-type="string">
            <text:p>EE WKS C1 191</text:p>
          </table:table-cell>
          <table:table-cell table:style-name="ce29" office:value-type="string" calcext:value-type="string">
            <text:p>EE WKS C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388]*[.R388])" office:value-type="float" office:value="60" calcext:value-type="float">
            <text:p><text:s/>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8]*[.T388]" office:value-type="float" office:value="1032.6" calcext:value-type="float">
            <text:p><text:s/>1,032.60 </text:p>
          </table:table-cell>
          <table:table-cell table:style-name="ce6" table:formula="of:=ROUND([.$V$4]*[.U388]/[.$U$470];4)" office:value-type="float" office:value="306.5395" calcext:value-type="float">
            <text:p>306.5395</text:p>
          </table:table-cell>
          <table:table-cell table:style-name="ce52" table:formula="of:=[.U388]+[.V388]" office:value-type="float" office:value="1339.1395" calcext:value-type="float">
            <text:p><text:s/>1,339.1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C2001</text:p>
          </table:table-cell>
          <table:table-cell table:style-name="ce18" office:value-type="string" calcext:value-type="string">
            <text:p>EE WKS C2 001</text:p>
          </table:table-cell>
          <table:table-cell table:style-name="ce29" office:value-type="string" calcext:value-type="string">
            <text:p>EE WKS C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" calcext:value-type="float">
            <text:p><text:s/>0.30 </text:p>
          </table:table-cell>
          <table:table-cell table:style-name="ce48" table:formula="of:=SUM([.P389]*[.R389])" office:value-type="float" office:value="60" calcext:value-type="float">
            <text:p><text:s/>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89]*[.T389]" office:value-type="float" office:value="1032.6" calcext:value-type="float">
            <text:p><text:s/>1,032.60 </text:p>
          </table:table-cell>
          <table:table-cell table:style-name="ce6" table:formula="of:=ROUND([.$V$4]*[.U389]/[.$U$470];4)" office:value-type="float" office:value="306.5395" calcext:value-type="float">
            <text:p>306.5395</text:p>
          </table:table-cell>
          <table:table-cell table:style-name="ce52" table:formula="of:=[.U389]+[.V389]" office:value-type="float" office:value="1339.1395" calcext:value-type="float">
            <text:p><text:s/>1,339.1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C2031</text:p>
          </table:table-cell>
          <table:table-cell table:style-name="ce18" office:value-type="string" calcext:value-type="string">
            <text:p>EE WKS C2 031</text:p>
          </table:table-cell>
          <table:table-cell table:style-name="ce29" office:value-type="string" calcext:value-type="string">
            <text:p>EE WKS C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C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90]*[.R390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0]*[.T390]" office:value-type="float" office:value="1135.86" calcext:value-type="float">
            <text:p><text:s/>1,135.86 </text:p>
          </table:table-cell>
          <table:table-cell table:style-name="ce6" table:formula="of:=ROUND([.$V$4]*[.U390]/[.$U$470];4)" office:value-type="float" office:value="337.1934" calcext:value-type="float">
            <text:p>337.1934</text:p>
          </table:table-cell>
          <table:table-cell table:style-name="ce52" table:formula="of:=[.U390]+[.V390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D1021</text:p>
          </table:table-cell>
          <table:table-cell table:style-name="ce18" office:value-type="string" calcext:value-type="string">
            <text:p>EE WKS D1 021</text:p>
          </table:table-cell>
          <table:table-cell table:style-name="ce22" office:value-type="string" calcext:value-type="string">
            <text:p>EE WKS D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D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91]*[.R391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1]*[.T391]" office:value-type="float" office:value="1170.28" calcext:value-type="float">
            <text:p><text:s/>1,170.28 </text:p>
          </table:table-cell>
          <table:table-cell table:style-name="ce6" table:formula="of:=ROUND([.$V$4]*[.U391]/[.$U$470];4)" office:value-type="float" office:value="347.4114" calcext:value-type="float">
            <text:p>347.4114</text:p>
          </table:table-cell>
          <table:table-cell table:style-name="ce52" table:formula="of:=[.U391]+[.V391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D1081</text:p>
          </table:table-cell>
          <table:table-cell table:style-name="ce18" office:value-type="string" calcext:value-type="string">
            <text:p>EE WKS D1 081</text:p>
          </table:table-cell>
          <table:table-cell table:style-name="ce22" office:value-type="string" calcext:value-type="string">
            <text:p>EE WKS D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D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92]*[.R392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2]*[.T392]" office:value-type="float" office:value="1170.28" calcext:value-type="float">
            <text:p><text:s/>1,170.28 </text:p>
          </table:table-cell>
          <table:table-cell table:style-name="ce6" table:formula="of:=ROUND([.$V$4]*[.U392]/[.$U$470];4)" office:value-type="float" office:value="347.4114" calcext:value-type="float">
            <text:p>347.4114</text:p>
          </table:table-cell>
          <table:table-cell table:style-name="ce52" table:formula="of:=[.U392]+[.V392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D2171</text:p>
          </table:table-cell>
          <table:table-cell table:style-name="ce18" office:value-type="string" calcext:value-type="string">
            <text:p>EE WKS D2 171</text:p>
          </table:table-cell>
          <table:table-cell table:style-name="ce29" office:value-type="string" calcext:value-type="string">
            <text:p>EE WKS D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D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93]*[.R393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3]*[.T393]" office:value-type="float" office:value="1170.28" calcext:value-type="float">
            <text:p><text:s/>1,170.28 </text:p>
          </table:table-cell>
          <table:table-cell table:style-name="ce6" table:formula="of:=ROUND([.$V$4]*[.U393]/[.$U$470];4)" office:value-type="float" office:value="347.4114" calcext:value-type="float">
            <text:p>347.4114</text:p>
          </table:table-cell>
          <table:table-cell table:style-name="ce52" table:formula="of:=[.U393]+[.V393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D2181</text:p>
          </table:table-cell>
          <table:table-cell table:style-name="ce18" office:value-type="string" calcext:value-type="string">
            <text:p>EE WKS D2 181</text:p>
          </table:table-cell>
          <table:table-cell table:style-name="ce29" office:value-type="string" calcext:value-type="string">
            <text:p>EE WKS D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D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4" calcext:value-type="float">
            <text:p><text:s/>0.34 </text:p>
          </table:table-cell>
          <table:table-cell table:style-name="ce48" table:formula="of:=SUM([.P394]*[.R394])" office:value-type="float" office:value="68" calcext:value-type="float">
            <text:p><text:s/>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4]*[.T394]" office:value-type="float" office:value="1170.28" calcext:value-type="float">
            <text:p><text:s/>1,170.28 </text:p>
          </table:table-cell>
          <table:table-cell table:style-name="ce6" table:formula="of:=ROUND([.$V$4]*[.U394]/[.$U$470];4)" office:value-type="float" office:value="347.4114" calcext:value-type="float">
            <text:p>347.4114</text:p>
          </table:table-cell>
          <table:table-cell table:style-name="ce52" table:formula="of:=[.U394]+[.V394]" office:value-type="float" office:value="1517.6914" calcext:value-type="float">
            <text:p><text:s/>1,517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D2191</text:p>
          </table:table-cell>
          <table:table-cell table:style-name="ce18" office:value-type="string" calcext:value-type="string">
            <text:p>EE WKS D2 191</text:p>
          </table:table-cell>
          <table:table-cell table:style-name="ce29" office:value-type="string" calcext:value-type="string">
            <text:p>EE WKS D2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D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6" calcext:value-type="float">
            <text:p><text:s/>0.36 </text:p>
          </table:table-cell>
          <table:table-cell table:style-name="ce48" table:formula="of:=SUM([.P395]*[.R395])" office:value-type="float" office:value="72" calcext:value-type="float">
            <text:p><text:s/>7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5]*[.T395]" office:value-type="float" office:value="1239.12" calcext:value-type="float">
            <text:p><text:s/>1,239.12 </text:p>
          </table:table-cell>
          <table:table-cell table:style-name="ce6" table:formula="of:=ROUND([.$V$4]*[.U395]/[.$U$470];4)" office:value-type="float" office:value="367.8474" calcext:value-type="float">
            <text:p>367.8474</text:p>
          </table:table-cell>
          <table:table-cell table:style-name="ce52" table:formula="of:=[.U395]+[.V395]" office:value-type="float" office:value="1606.9674" calcext:value-type="float">
            <text:p><text:s/>1,606.9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E1151</text:p>
          </table:table-cell>
          <table:table-cell table:style-name="ce18" office:value-type="string" calcext:value-type="string">
            <text:p>EE WKS E1 151</text:p>
          </table:table-cell>
          <table:table-cell table:style-name="ce28" office:value-type="string" calcext:value-type="string">
            <text:p>EE WKS E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E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96]*[.R396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6]*[.T396]" office:value-type="float" office:value="1135.86" calcext:value-type="float">
            <text:p><text:s/>1,135.86 </text:p>
          </table:table-cell>
          <table:table-cell table:style-name="ce6" table:formula="of:=ROUND([.$V$4]*[.U396]/[.$U$470];4)" office:value-type="float" office:value="337.1934" calcext:value-type="float">
            <text:p>337.1934</text:p>
          </table:table-cell>
          <table:table-cell table:style-name="ce52" table:formula="of:=[.U396]+[.V396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E1161</text:p>
          </table:table-cell>
          <table:table-cell table:style-name="ce18" office:value-type="string" calcext:value-type="string">
            <text:p>EE WKS E1 161</text:p>
          </table:table-cell>
          <table:table-cell table:style-name="ce28" office:value-type="string" calcext:value-type="string">
            <text:p>EE WKS E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E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97]*[.R397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7]*[.T397]" office:value-type="float" office:value="1135.86" calcext:value-type="float">
            <text:p><text:s/>1,135.86 </text:p>
          </table:table-cell>
          <table:table-cell table:style-name="ce6" table:formula="of:=ROUND([.$V$4]*[.U397]/[.$U$470];4)" office:value-type="float" office:value="337.1934" calcext:value-type="float">
            <text:p>337.1934</text:p>
          </table:table-cell>
          <table:table-cell table:style-name="ce52" table:formula="of:=[.U397]+[.V397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F1011</text:p>
          </table:table-cell>
          <table:table-cell table:style-name="ce18" office:value-type="string" calcext:value-type="string">
            <text:p>EE WKS F1 011</text:p>
          </table:table-cell>
          <table:table-cell table:style-name="ce28" office:value-type="string" calcext:value-type="string">
            <text:p>EE WKS F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F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98]*[.R398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8]*[.T398]" office:value-type="float" office:value="1135.86" calcext:value-type="float">
            <text:p><text:s/>1,135.86 </text:p>
          </table:table-cell>
          <table:table-cell table:style-name="ce6" table:formula="of:=ROUND([.$V$4]*[.U398]/[.$U$470];4)" office:value-type="float" office:value="337.1934" calcext:value-type="float">
            <text:p>337.1934</text:p>
          </table:table-cell>
          <table:table-cell table:style-name="ce52" table:formula="of:=[.U398]+[.V398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F1031</text:p>
          </table:table-cell>
          <table:table-cell table:style-name="ce18" office:value-type="string" calcext:value-type="string">
            <text:p>EE WKS F1 031</text:p>
          </table:table-cell>
          <table:table-cell table:style-name="ce28" office:value-type="string" calcext:value-type="string">
            <text:p>EE WKS F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F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399]*[.R399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399]*[.T399]" office:value-type="float" office:value="1135.86" calcext:value-type="float">
            <text:p><text:s/>1,135.86 </text:p>
          </table:table-cell>
          <table:table-cell table:style-name="ce6" table:formula="of:=ROUND([.$V$4]*[.U399]/[.$U$470];4)" office:value-type="float" office:value="337.1934" calcext:value-type="float">
            <text:p>337.1934</text:p>
          </table:table-cell>
          <table:table-cell table:style-name="ce52" table:formula="of:=[.U399]+[.V399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F1131</text:p>
          </table:table-cell>
          <table:table-cell table:style-name="ce18" office:value-type="string" calcext:value-type="string">
            <text:p>EE WKS F1 131</text:p>
          </table:table-cell>
          <table:table-cell table:style-name="ce28" office:value-type="string" calcext:value-type="string">
            <text:p>EE WKS F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F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400]*[.R400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0]*[.T400]" office:value-type="float" office:value="1135.86" calcext:value-type="float">
            <text:p><text:s/>1,135.86 </text:p>
          </table:table-cell>
          <table:table-cell table:style-name="ce6" table:formula="of:=ROUND([.$V$4]*[.U400]/[.$U$470];4)" office:value-type="float" office:value="337.1934" calcext:value-type="float">
            <text:p>337.1934</text:p>
          </table:table-cell>
          <table:table-cell table:style-name="ce52" table:formula="of:=[.U400]+[.V400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F1141</text:p>
          </table:table-cell>
          <table:table-cell table:style-name="ce18" office:value-type="string" calcext:value-type="string">
            <text:p>EE WKS F1 141</text:p>
          </table:table-cell>
          <table:table-cell table:style-name="ce28" office:value-type="string" calcext:value-type="string">
            <text:p>EE WKS F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F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401]*[.R401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1]*[.T401]" office:value-type="float" office:value="1135.86" calcext:value-type="float">
            <text:p><text:s/>1,135.86 </text:p>
          </table:table-cell>
          <table:table-cell table:style-name="ce6" table:formula="of:=ROUND([.$V$4]*[.U401]/[.$U$470];4)" office:value-type="float" office:value="337.1934" calcext:value-type="float">
            <text:p>337.1934</text:p>
          </table:table-cell>
          <table:table-cell table:style-name="ce52" table:formula="of:=[.U401]+[.V401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2EEBF1151</text:p>
          </table:table-cell>
          <table:table-cell table:style-name="ce18" office:value-type="string" calcext:value-type="string">
            <text:p>EE WKS F1 151</text:p>
          </table:table-cell>
          <table:table-cell table:style-name="ce28" office:value-type="string" calcext:value-type="string">
            <text:p>EE WKS F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F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6" calcext:value-type="float">
            <text:p><text:s/>0.36 </text:p>
          </table:table-cell>
          <table:table-cell table:style-name="ce48" table:formula="of:=SUM([.P402]*[.R402])" office:value-type="float" office:value="72" calcext:value-type="float">
            <text:p><text:s/>7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2]*[.T402]" office:value-type="float" office:value="1239.12" calcext:value-type="float">
            <text:p><text:s/>1,239.12 </text:p>
          </table:table-cell>
          <table:table-cell table:style-name="ce6" table:formula="of:=ROUND([.$V$4]*[.U402]/[.$U$470];4)" office:value-type="float" office:value="367.8474" calcext:value-type="float">
            <text:p>367.8474</text:p>
          </table:table-cell>
          <table:table-cell table:style-name="ce52" table:formula="of:=[.U402]+[.V402]" office:value-type="float" office:value="1606.9674" calcext:value-type="float">
            <text:p><text:s/>1,606.9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F1161</text:p>
          </table:table-cell>
          <table:table-cell table:style-name="ce18" office:value-type="string" calcext:value-type="string">
            <text:p>EE WKS F1 161</text:p>
          </table:table-cell>
          <table:table-cell table:style-name="ce28" office:value-type="string" calcext:value-type="string">
            <text:p>EE WKS F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F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403]*[.R403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3]*[.T403]" office:value-type="float" office:value="1135.86" calcext:value-type="float">
            <text:p><text:s/>1,135.86 </text:p>
          </table:table-cell>
          <table:table-cell table:style-name="ce6" table:formula="of:=ROUND([.$V$4]*[.U403]/[.$U$470];4)" office:value-type="float" office:value="337.1934" calcext:value-type="float">
            <text:p>337.1934</text:p>
          </table:table-cell>
          <table:table-cell table:style-name="ce52" table:formula="of:=[.U403]+[.V403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F1171</text:p>
          </table:table-cell>
          <table:table-cell table:style-name="ce18" office:value-type="string" calcext:value-type="string">
            <text:p>EE WKS F1 171</text:p>
          </table:table-cell>
          <table:table-cell table:style-name="ce28" office:value-type="string" calcext:value-type="string">
            <text:p>EE WKS F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F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404]*[.R404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4]*[.T404]" office:value-type="float" office:value="1135.86" calcext:value-type="float">
            <text:p><text:s/>1,135.86 </text:p>
          </table:table-cell>
          <table:table-cell table:style-name="ce6" table:formula="of:=ROUND([.$V$4]*[.U404]/[.$U$470];4)" office:value-type="float" office:value="337.1934" calcext:value-type="float">
            <text:p>337.1934</text:p>
          </table:table-cell>
          <table:table-cell table:style-name="ce52" table:formula="of:=[.U404]+[.V404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F1181</text:p>
          </table:table-cell>
          <table:table-cell table:style-name="ce18" office:value-type="string" calcext:value-type="string">
            <text:p>EE WKS F1 181</text:p>
          </table:table-cell>
          <table:table-cell table:style-name="ce28" office:value-type="string" calcext:value-type="string">
            <text:p>EE WKS F1 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F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3" calcext:value-type="float">
            <text:p><text:s/>0.33 </text:p>
          </table:table-cell>
          <table:table-cell table:style-name="ce48" table:formula="of:=SUM([.P405]*[.R405])" office:value-type="float" office:value="66" calcext:value-type="float">
            <text:p><text:s/>6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5]*[.T405]" office:value-type="float" office:value="1135.86" calcext:value-type="float">
            <text:p><text:s/>1,135.86 </text:p>
          </table:table-cell>
          <table:table-cell table:style-name="ce6" table:formula="of:=ROUND([.$V$4]*[.U405]/[.$U$470];4)" office:value-type="float" office:value="337.1934" calcext:value-type="float">
            <text:p>337.1934</text:p>
          </table:table-cell>
          <table:table-cell table:style-name="ce52" table:formula="of:=[.U405]+[.V405]" office:value-type="float" office:value="1473.0534" calcext:value-type="float">
            <text:p><text:s/>1,473.0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H1001</text:p>
          </table:table-cell>
          <table:table-cell table:style-name="ce18" office:value-type="string" calcext:value-type="string">
            <text:p>EE WKS H1 001</text:p>
          </table:table-cell>
          <table:table-cell table:style-name="ce29" office:value-type="string" calcext:value-type="string">
            <text:p>EE WKS H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H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406]*[.R406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6]*[.T406]" office:value-type="float" office:value="1273.54" calcext:value-type="float">
            <text:p><text:s/>1,273.54 </text:p>
          </table:table-cell>
          <table:table-cell table:style-name="ce6" table:formula="of:=ROUND([.$V$4]*[.U406]/[.$U$470];4)" office:value-type="float" office:value="378.0653" calcext:value-type="float">
            <text:p>378.0653</text:p>
          </table:table-cell>
          <table:table-cell table:style-name="ce52" table:formula="of:=[.U406]+[.V406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EEBH1011</text:p>
          </table:table-cell>
          <table:table-cell table:style-name="ce18" office:value-type="string" calcext:value-type="string">
            <text:p>EE WKS H1 011</text:p>
          </table:table-cell>
          <table:table-cell table:style-name="ce29" office:value-type="string" calcext:value-type="string">
            <text:p>EE WKS H1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EEB</text:p>
          </table:table-cell>
          <table:table-cell table:style-name="ce5" office:value-type="string" calcext:value-type="string">
            <text:p>H1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37" calcext:value-type="float">
            <text:p><text:s/>0.37 </text:p>
          </table:table-cell>
          <table:table-cell table:style-name="ce48" table:formula="of:=SUM([.P407]*[.R407])" office:value-type="float" office:value="74" calcext:value-type="float">
            <text:p><text:s/>7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07]*[.T407]" office:value-type="float" office:value="1273.54" calcext:value-type="float">
            <text:p><text:s/>1,273.54 </text:p>
          </table:table-cell>
          <table:table-cell table:style-name="ce6" table:formula="of:=ROUND([.$V$4]*[.U407]/[.$U$470];4)" office:value-type="float" office:value="378.0653" calcext:value-type="float">
            <text:p>378.0653</text:p>
          </table:table-cell>
          <table:table-cell table:style-name="ce52" table:formula="of:=[.U407]+[.V407]" office:value-type="float" office:value="1651.6053" calcext:value-type="float">
            <text:p><text:s/>1,651.6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EEBIP001</text:p>
          </table:table-cell>
          <table:table-cell table:style-name="ce19" office:value-type="string" calcext:value-type="string">
            <text:p>EE CD &amp; TEXT 7A</text:p>
          </table:table-cell>
          <table:table-cell table:style-name="ce18" office:value-type="string" calcext:value-type="string">
            <text:p>EE CD &amp; TEXT 7A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80" calcext:value-type="float">
            <text:p>8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9.24" calcext:value-type="float">
            <text:p><text:s/>9.24 </text:p>
          </table:table-cell>
          <table:table-cell table:style-name="ce48" table:formula="of:=SUM([.P408]*[.R408])" office:value-type="float" office:value="739.2" calcext:value-type="float">
            <text:p><text:s/>739.2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08]*[.T408]" office:value-type="float" office:value="12721.632" calcext:value-type="float">
            <text:p><text:s/>12,721.63 </text:p>
          </table:table-cell>
          <table:table-cell table:style-name="ce6" table:formula="of:=ROUND([.$V$4]*[.U408]/[.$U$470];4)" office:value-type="float" office:value="3776.5663" calcext:value-type="float">
            <text:p>3776.5663</text:p>
          </table:table-cell>
          <table:table-cell table:style-name="ce52" table:formula="of:=[.U408]+[.V408]" office:value-type="float" office:value="16498.1983" calcext:value-type="float">
            <text:p><text:s/>16,498.2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EEBIP002</text:p>
          </table:table-cell>
          <table:table-cell table:style-name="ce19" office:value-type="string" calcext:value-type="string">
            <text:p>EE CD &amp; TEXT 6A</text:p>
          </table:table-cell>
          <table:table-cell table:style-name="ce18" office:value-type="string" calcext:value-type="string">
            <text:p>EE CD &amp; TEXT 6A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9.24" calcext:value-type="float">
            <text:p><text:s/>9.24 </text:p>
          </table:table-cell>
          <table:table-cell table:style-name="ce48" table:formula="of:=SUM([.P409]*[.R409])" office:value-type="float" office:value="369.6" calcext:value-type="float">
            <text:p><text:s/>369.6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09]*[.T409]" office:value-type="float" office:value="6360.816" calcext:value-type="float">
            <text:p><text:s/>6,360.82 </text:p>
          </table:table-cell>
          <table:table-cell table:style-name="ce6" table:formula="of:=ROUND([.$V$4]*[.U409]/[.$U$470];4)" office:value-type="float" office:value="1888.2831" calcext:value-type="float">
            <text:p>1888.2831</text:p>
          </table:table-cell>
          <table:table-cell table:style-name="ce52" table:formula="of:=[.U409]+[.V409]" office:value-type="float" office:value="8249.0991" calcext:value-type="float">
            <text:p><text:s/>8,249.1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EEBIP003</text:p>
          </table:table-cell>
          <table:table-cell table:style-name="ce19" office:value-type="string" calcext:value-type="string">
            <text:p>EE CD &amp; TEXT 5A</text:p>
          </table:table-cell>
          <table:table-cell table:style-name="ce18" office:value-type="string" calcext:value-type="string">
            <text:p>EE CD &amp; TEXT 5A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80" calcext:value-type="float">
            <text:p>8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8.72" calcext:value-type="float">
            <text:p><text:s/>8.72 </text:p>
          </table:table-cell>
          <table:table-cell table:style-name="ce48" table:formula="of:=SUM([.P410]*[.R410])" office:value-type="float" office:value="697.6" calcext:value-type="float">
            <text:p><text:s/>697.6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0]*[.T410]" office:value-type="float" office:value="12005.696" calcext:value-type="float">
            <text:p><text:s/>12,005.70 </text:p>
          </table:table-cell>
          <table:table-cell table:style-name="ce6" table:formula="of:=ROUND([.$V$4]*[.U410]/[.$U$470];4)" office:value-type="float" office:value="3564.0322" calcext:value-type="float">
            <text:p>3564.0322</text:p>
          </table:table-cell>
          <table:table-cell table:style-name="ce52" table:formula="of:=[.U410]+[.V410]" office:value-type="float" office:value="15569.7282" calcext:value-type="float">
            <text:p><text:s/>15,569.7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EEBIP004</text:p>
          </table:table-cell>
          <table:table-cell table:style-name="ce19" office:value-type="string" calcext:value-type="string">
            <text:p>EE CD &amp; TEXT 4A</text:p>
          </table:table-cell>
          <table:table-cell table:style-name="ce18" office:value-type="string" calcext:value-type="string">
            <text:p>EE CD &amp; TEXT 4A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80" calcext:value-type="float">
            <text:p>8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9.24" calcext:value-type="float">
            <text:p><text:s/>9.24 </text:p>
          </table:table-cell>
          <table:table-cell table:style-name="ce48" table:formula="of:=SUM([.P411]*[.R411])" office:value-type="float" office:value="739.2" calcext:value-type="float">
            <text:p><text:s/>739.2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1]*[.T411]" office:value-type="float" office:value="12721.632" calcext:value-type="float">
            <text:p><text:s/>12,721.63 </text:p>
          </table:table-cell>
          <table:table-cell table:style-name="ce6" table:formula="of:=ROUND([.$V$4]*[.U411]/[.$U$470];4)" office:value-type="float" office:value="3776.5663" calcext:value-type="float">
            <text:p>3776.5663</text:p>
          </table:table-cell>
          <table:table-cell table:style-name="ce52" table:formula="of:=[.U411]+[.V411]" office:value-type="float" office:value="16498.1983" calcext:value-type="float">
            <text:p><text:s/>16,498.2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EEBIP005</text:p>
          </table:table-cell>
          <table:table-cell table:style-name="ce19" office:value-type="string" calcext:value-type="string">
            <text:p>EE CD &amp; TEXT 3A</text:p>
          </table:table-cell>
          <table:table-cell table:style-name="ce18" office:value-type="string" calcext:value-type="string">
            <text:p>EE CD &amp; TEXT 3A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9.24" calcext:value-type="float">
            <text:p><text:s/>9.24 </text:p>
          </table:table-cell>
          <table:table-cell table:style-name="ce48" table:formula="of:=SUM([.P412]*[.R412])" office:value-type="float" office:value="369.6" calcext:value-type="float">
            <text:p><text:s/>369.6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2]*[.T412]" office:value-type="float" office:value="6360.816" calcext:value-type="float">
            <text:p><text:s/>6,360.82 </text:p>
          </table:table-cell>
          <table:table-cell table:style-name="ce6" table:formula="of:=ROUND([.$V$4]*[.U412]/[.$U$470];4)" office:value-type="float" office:value="1888.2831" calcext:value-type="float">
            <text:p>1888.2831</text:p>
          </table:table-cell>
          <table:table-cell table:style-name="ce52" table:formula="of:=[.U412]+[.V412]" office:value-type="float" office:value="8249.0991" calcext:value-type="float">
            <text:p><text:s/>8,249.1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EEBIP006</text:p>
          </table:table-cell>
          <table:table-cell table:style-name="ce19" office:value-type="string" calcext:value-type="string">
            <text:p>EE CD &amp; TEXT 2A</text:p>
          </table:table-cell>
          <table:table-cell table:style-name="ce18" office:value-type="string" calcext:value-type="string">
            <text:p>EE CD &amp; TEXT 2A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11.97" calcext:value-type="float">
            <text:p><text:s/>11.97 </text:p>
          </table:table-cell>
          <table:table-cell table:style-name="ce48" table:formula="of:=SUM([.P413]*[.R413])" office:value-type="float" office:value="478.8" calcext:value-type="float">
            <text:p><text:s/>478.8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3]*[.T413]" office:value-type="float" office:value="8240.148" calcext:value-type="float">
            <text:p><text:s/>8,240.15 </text:p>
          </table:table-cell>
          <table:table-cell table:style-name="ce6" table:formula="of:=ROUND([.$V$4]*[.U413]/[.$U$470];4)" office:value-type="float" office:value="2446.185" calcext:value-type="float">
            <text:p>2446.185</text:p>
          </table:table-cell>
          <table:table-cell table:style-name="ce52" table:formula="of:=[.U413]+[.V413]" office:value-type="float" office:value="10686.333" calcext:value-type="float">
            <text:p><text:s/>10,686.33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ME-AB001</text:p>
          </table:table-cell>
          <table:table-cell table:style-name="ce19" office:value-type="string" calcext:value-type="string">
            <text:p>ME AB 3A - A</text:p>
          </table:table-cell>
          <table:table-cell table:style-name="ce18" office:value-type="string" calcext:value-type="string">
            <text:p>ME AB 3A - A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45" office:value-type="float" office:value="5.34" calcext:value-type="float">
            <text:p><text:s/>5.34 </text:p>
          </table:table-cell>
          <table:table-cell table:style-name="ce48" table:formula="of:=SUM([.P414]*[.R414])" office:value-type="float" office:value="106.8" calcext:value-type="float">
            <text:p><text:s/>106.8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4]*[.T414]" office:value-type="float" office:value="1838.028" calcext:value-type="float">
            <text:p><text:s/>1,838.03 </text:p>
          </table:table-cell>
          <table:table-cell table:style-name="ce6" table:formula="of:=ROUND([.$V$4]*[.U414]/[.$U$470];4)" office:value-type="float" office:value="545.6403" calcext:value-type="float">
            <text:p>545.6403</text:p>
          </table:table-cell>
          <table:table-cell table:style-name="ce52" table:formula="of:=[.U414]+[.V414]" office:value-type="float" office:value="2383.6683" calcext:value-type="float">
            <text:p><text:s/>2,383.6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ME-AB005</text:p>
          </table:table-cell>
          <table:table-cell table:style-name="ce19" office:value-type="string" calcext:value-type="string">
            <text:p>ME AB E</text:p>
          </table:table-cell>
          <table:table-cell table:style-name="ce18" office:value-type="string" calcext:value-type="string">
            <text:p>ME AB E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45" office:value-type="float" office:value="5.46" calcext:value-type="float">
            <text:p><text:s/>5.46 </text:p>
          </table:table-cell>
          <table:table-cell table:style-name="ce48" table:formula="of:=SUM([.P415]*[.R415])" office:value-type="float" office:value="54.6" calcext:value-type="float">
            <text:p><text:s/>54.6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5]*[.T415]" office:value-type="float" office:value="939.666" calcext:value-type="float">
            <text:p><text:s/>939.67 </text:p>
          </table:table-cell>
          <table:table-cell table:style-name="ce6" table:formula="of:=ROUND([.$V$4]*[.U415]/[.$U$470];4)" office:value-type="float" office:value="278.9509" calcext:value-type="float">
            <text:p>278.9509</text:p>
          </table:table-cell>
          <table:table-cell table:style-name="ce52" table:formula="of:=[.U415]+[.V415]" office:value-type="float" office:value="1218.6169" calcext:value-type="float">
            <text:p><text:s/>1,218.6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1ME-AB006</text:p>
          </table:table-cell>
          <table:table-cell table:style-name="ce19" office:value-type="string" calcext:value-type="string">
            <text:p>ME AB F</text:p>
          </table:table-cell>
          <table:table-cell table:style-name="ce18" office:value-type="string" calcext:value-type="string">
            <text:p>ME AB F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45" office:value-type="float" office:value="5.46" calcext:value-type="float">
            <text:p><text:s/>5.46 </text:p>
          </table:table-cell>
          <table:table-cell table:style-name="ce48" table:formula="of:=SUM([.P416]*[.R416])" office:value-type="float" office:value="54.6" calcext:value-type="float">
            <text:p><text:s/>54.6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6]*[.T416]" office:value-type="float" office:value="939.666" calcext:value-type="float">
            <text:p><text:s/>939.67 </text:p>
          </table:table-cell>
          <table:table-cell table:style-name="ce6" table:formula="of:=ROUND([.$V$4]*[.U416]/[.$U$470];4)" office:value-type="float" office:value="278.9509" calcext:value-type="float">
            <text:p>278.9509</text:p>
          </table:table-cell>
          <table:table-cell table:style-name="ce52" table:formula="of:=[.U416]+[.V416]" office:value-type="float" office:value="1218.6169" calcext:value-type="float">
            <text:p><text:s/>1,218.6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2EEBIP007</text:p>
          </table:table-cell>
          <table:table-cell table:style-name="ce19" office:value-type="string" calcext:value-type="string">
            <text:p>EE CD &amp; TEXT A1</text:p>
          </table:table-cell>
          <table:table-cell table:style-name="ce18" office:value-type="string" calcext:value-type="string">
            <text:p>EE CD &amp; TEXT A1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80" calcext:value-type="float">
            <text:p>8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9.9" calcext:value-type="float">
            <text:p><text:s/>9.90 </text:p>
          </table:table-cell>
          <table:table-cell table:style-name="ce48" table:formula="of:=SUM([.P417]*[.R417])" office:value-type="float" office:value="792" calcext:value-type="float">
            <text:p><text:s/>7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7]*[.T417]" office:value-type="float" office:value="13630.32" calcext:value-type="float">
            <text:p><text:s/>13,630.32 </text:p>
          </table:table-cell>
          <table:table-cell table:style-name="ce6" table:formula="of:=ROUND([.$V$4]*[.U417]/[.$U$470];4)" office:value-type="float" office:value="4046.321" calcext:value-type="float">
            <text:p>4046.321</text:p>
          </table:table-cell>
          <table:table-cell table:style-name="ce52" table:formula="of:=[.U417]+[.V417]" office:value-type="float" office:value="17676.641" calcext:value-type="float">
            <text:p><text:s/>17,676.6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2EEBIP010</text:p>
          </table:table-cell>
          <table:table-cell table:style-name="ce19" office:value-type="string" calcext:value-type="string">
            <text:p>EE CD &amp; TEXT B2</text:p>
          </table:table-cell>
          <table:table-cell table:style-name="ce18" office:value-type="string" calcext:value-type="string">
            <text:p>EE CD &amp; TEXT B2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80" calcext:value-type="float">
            <text:p>8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14.4" calcext:value-type="float">
            <text:p><text:s/>14.40 </text:p>
          </table:table-cell>
          <table:table-cell table:style-name="ce48" table:formula="of:=SUM([.P418]*[.R418])" office:value-type="float" office:value="1152" calcext:value-type="float">
            <text:p><text:s/>1,15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8]*[.T418]" office:value-type="float" office:value="19825.92" calcext:value-type="float">
            <text:p><text:s/>19,825.92 </text:p>
          </table:table-cell>
          <table:table-cell table:style-name="ce6" table:formula="of:=ROUND([.$V$4]*[.U418]/[.$U$470];4)" office:value-type="float" office:value="5885.5578" calcext:value-type="float">
            <text:p>5885.5578</text:p>
          </table:table-cell>
          <table:table-cell table:style-name="ce52" table:formula="of:=[.U418]+[.V418]" office:value-type="float" office:value="25711.4778" calcext:value-type="float">
            <text:p><text:s/>25,711.4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9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9" office:value-type="string" calcext:value-type="string">
            <text:p>C2EEBIP011</text:p>
          </table:table-cell>
          <table:table-cell table:style-name="ce19" office:value-type="string" calcext:value-type="string">
            <text:p>EE CD &amp; TEXT C1</text:p>
          </table:table-cell>
          <table:table-cell table:style-name="ce18" office:value-type="string" calcext:value-type="string">
            <text:p>EE CD &amp; TEXT C1</text:p>
          </table:table-cell>
          <table:table-cell table:style-name="ce19" office:value-type="string" calcext:value-type="string">
            <text:p>CI</text:p>
          </table:table-cell>
          <table:table-cell table:style-name="ce5" office:value-type="string" calcext:value-type="string">
            <text:p>CI</text:p>
          </table:table-cell>
          <table:table-cell table:style-name="ce5"/>
          <table:table-cell table:style-name="ce19"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 table:style-name="ce45" office:value-type="float" office:value="11.88" calcext:value-type="float">
            <text:p><text:s/>11.88 </text:p>
          </table:table-cell>
          <table:table-cell table:style-name="ce48" table:formula="of:=SUM([.P419]*[.R419])" office:value-type="float" office:value="475.2" calcext:value-type="float">
            <text:p><text:s/>475.2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46" table:formula="of:=[.S419]*[.T419]" office:value-type="float" office:value="8178.192" calcext:value-type="float">
            <text:p><text:s/>8,178.19 </text:p>
          </table:table-cell>
          <table:table-cell table:style-name="ce6" table:formula="of:=ROUND([.$V$4]*[.U419]/[.$U$470];4)" office:value-type="float" office:value="2427.7926" calcext:value-type="float">
            <text:p>2427.7926</text:p>
          </table:table-cell>
          <table:table-cell table:style-name="ce52" table:formula="of:=[.U419]+[.V419]" office:value-type="float" office:value="10605.9846" calcext:value-type="float">
            <text:p><text:s/>10,605.98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AT001</text:p>
          </table:table-cell>
          <table:table-cell table:number-columns-repeated="2" table:style-name="ce18" office:value-type="string" calcext:value-type="string">
            <text:p>EE AT 2A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9" calcext:value-type="float">
            <text:p><text:s/>0.90 </text:p>
          </table:table-cell>
          <table:table-cell table:style-name="ce48" table:formula="of:=SUM([.P420]*[.R420])" office:value-type="float" office:value="360" calcext:value-type="float">
            <text:p><text:s/>3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0]*[.T420]" office:value-type="float" office:value="6195.6" calcext:value-type="float">
            <text:p><text:s/>6,195.60 </text:p>
          </table:table-cell>
          <table:table-cell table:style-name="ce6" table:formula="of:=ROUND([.$V$4]*[.U420]/[.$U$470];4)" office:value-type="float" office:value="1839.2368" calcext:value-type="float">
            <text:p>1839.2368</text:p>
          </table:table-cell>
          <table:table-cell table:style-name="ce52" table:formula="of:=[.U420]+[.V420]" office:value-type="float" office:value="8034.8368" calcext:value-type="float">
            <text:p><text:s/>8,034.8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AT002</text:p>
          </table:table-cell>
          <table:table-cell table:number-columns-repeated="2" table:style-name="ce18" office:value-type="string" calcext:value-type="string">
            <text:p>EE AT A1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1.23" calcext:value-type="float">
            <text:p><text:s/>1.23 </text:p>
          </table:table-cell>
          <table:table-cell table:style-name="ce48" table:formula="of:=SUM([.P421]*[.R421])" office:value-type="float" office:value="246" calcext:value-type="float">
            <text:p><text:s/>24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1]*[.T421]" office:value-type="float" office:value="4233.66" calcext:value-type="float">
            <text:p><text:s/>4,233.66 </text:p>
          </table:table-cell>
          <table:table-cell table:style-name="ce6" table:formula="of:=ROUND([.$V$4]*[.U421]/[.$U$470];4)" office:value-type="float" office:value="1256.8118" calcext:value-type="float">
            <text:p>1256.8118</text:p>
          </table:table-cell>
          <table:table-cell table:style-name="ce52" table:formula="of:=[.U421]+[.V421]" office:value-type="float" office:value="5490.4718" calcext:value-type="float">
            <text:p><text:s/>5,490.4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AT004</text:p>
          </table:table-cell>
          <table:table-cell table:number-columns-repeated="2" table:style-name="ce18" office:value-type="string" calcext:value-type="string">
            <text:p>EE AT B1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1.24" calcext:value-type="float">
            <text:p><text:s/>1.24 </text:p>
          </table:table-cell>
          <table:table-cell table:style-name="ce48" table:formula="of:=SUM([.P422]*[.R422])" office:value-type="float" office:value="248" calcext:value-type="float">
            <text:p><text:s/>2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2]*[.T422]" office:value-type="float" office:value="4268.08" calcext:value-type="float">
            <text:p><text:s/>4,268.08 </text:p>
          </table:table-cell>
          <table:table-cell table:style-name="ce6" table:formula="of:=ROUND([.$V$4]*[.U422]/[.$U$470];4)" office:value-type="float" office:value="1267.0298" calcext:value-type="float">
            <text:p>1267.0298</text:p>
          </table:table-cell>
          <table:table-cell table:style-name="ce52" table:formula="of:=[.U422]+[.V422]" office:value-type="float" office:value="5535.1098" calcext:value-type="float">
            <text:p><text:s/>5,535.11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AT006</text:p>
          </table:table-cell>
          <table:table-cell table:number-columns-repeated="2" table:style-name="ce18" office:value-type="string" calcext:value-type="string">
            <text:p>EE AT C1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1.23" calcext:value-type="float">
            <text:p><text:s/>1.23 </text:p>
          </table:table-cell>
          <table:table-cell table:style-name="ce48" table:formula="of:=SUM([.P423]*[.R423])" office:value-type="float" office:value="246" calcext:value-type="float">
            <text:p><text:s/>24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3]*[.T423]" office:value-type="float" office:value="4233.66" calcext:value-type="float">
            <text:p><text:s/>4,233.66 </text:p>
          </table:table-cell>
          <table:table-cell table:style-name="ce6" table:formula="of:=ROUND([.$V$4]*[.U423]/[.$U$470];4)" office:value-type="float" office:value="1256.8118" calcext:value-type="float">
            <text:p>1256.8118</text:p>
          </table:table-cell>
          <table:table-cell table:style-name="ce52" table:formula="of:=[.U423]+[.V423]" office:value-type="float" office:value="5490.4718" calcext:value-type="float">
            <text:p><text:s/>5,490.4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DT001</text:p>
          </table:table-cell>
          <table:table-cell table:number-columns-repeated="2" table:style-name="ce18" office:value-type="string" calcext:value-type="string">
            <text:p>EE DT K1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2.08" calcext:value-type="float">
            <text:p><text:s/>2.08 </text:p>
          </table:table-cell>
          <table:table-cell table:style-name="ce48" table:formula="of:=SUM([.P424]*[.R424])" office:value-type="float" office:value="1248" calcext:value-type="float">
            <text:p><text:s/>1,2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4]*[.T424]" office:value-type="float" office:value="21478.08" calcext:value-type="float">
            <text:p><text:s/>21,478.08 </text:p>
          </table:table-cell>
          <table:table-cell table:style-name="ce6" table:formula="of:=ROUND([.$V$4]*[.U424]/[.$U$470];4)" office:value-type="float" office:value="6376.021" calcext:value-type="float">
            <text:p>6376.021</text:p>
          </table:table-cell>
          <table:table-cell table:style-name="ce52" table:formula="of:=[.U424]+[.V424]" office:value-type="float" office:value="27854.101" calcext:value-type="float">
            <text:p><text:s/>27,854.1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DT003</text:p>
          </table:table-cell>
          <table:table-cell table:number-columns-repeated="2" table:style-name="ce18" office:value-type="string" calcext:value-type="string">
            <text:p>EE DT P1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91" calcext:value-type="float">
            <text:p><text:s/>0.91 </text:p>
          </table:table-cell>
          <table:table-cell table:style-name="ce48" table:formula="of:=SUM([.P425]*[.R425])" office:value-type="float" office:value="182" calcext:value-type="float">
            <text:p><text:s/>1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5]*[.T425]" office:value-type="float" office:value="3132.22" calcext:value-type="float">
            <text:p><text:s/>3,132.22 </text:p>
          </table:table-cell>
          <table:table-cell table:style-name="ce6" table:formula="of:=ROUND([.$V$4]*[.U425]/[.$U$470];4)" office:value-type="float" office:value="929.8364" calcext:value-type="float">
            <text:p>929.8364</text:p>
          </table:table-cell>
          <table:table-cell table:style-name="ce52" table:formula="of:=[.U425]+[.V425]" office:value-type="float" office:value="4062.0564" calcext:value-type="float">
            <text:p><text:s/>4,062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DT004</text:p>
          </table:table-cell>
          <table:table-cell table:number-columns-repeated="2" table:style-name="ce18" office:value-type="string" calcext:value-type="string">
            <text:p>EE DT P2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91" calcext:value-type="float">
            <text:p><text:s/>0.91 </text:p>
          </table:table-cell>
          <table:table-cell table:style-name="ce48" table:formula="of:=SUM([.P426]*[.R426])" office:value-type="float" office:value="182" calcext:value-type="float">
            <text:p><text:s/>1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6]*[.T426]" office:value-type="float" office:value="3132.22" calcext:value-type="float">
            <text:p><text:s/>3,132.22 </text:p>
          </table:table-cell>
          <table:table-cell table:style-name="ce6" table:formula="of:=ROUND([.$V$4]*[.U426]/[.$U$470];4)" office:value-type="float" office:value="929.8364" calcext:value-type="float">
            <text:p>929.8364</text:p>
          </table:table-cell>
          <table:table-cell table:style-name="ce52" table:formula="of:=[.U426]+[.V426]" office:value-type="float" office:value="4062.0564" calcext:value-type="float">
            <text:p><text:s/>4,062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DT005</text:p>
          </table:table-cell>
          <table:table-cell table:number-columns-repeated="2" table:style-name="ce18" office:value-type="string" calcext:value-type="string">
            <text:p>EE DT P3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91" calcext:value-type="float">
            <text:p><text:s/>0.91 </text:p>
          </table:table-cell>
          <table:table-cell table:style-name="ce48" table:formula="of:=SUM([.P427]*[.R427])" office:value-type="float" office:value="182" calcext:value-type="float">
            <text:p><text:s/>1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7]*[.T427]" office:value-type="float" office:value="3132.22" calcext:value-type="float">
            <text:p><text:s/>3,132.22 </text:p>
          </table:table-cell>
          <table:table-cell table:style-name="ce6" table:formula="of:=ROUND([.$V$4]*[.U427]/[.$U$470];4)" office:value-type="float" office:value="929.8364" calcext:value-type="float">
            <text:p>929.8364</text:p>
          </table:table-cell>
          <table:table-cell table:style-name="ce52" table:formula="of:=[.U427]+[.V427]" office:value-type="float" office:value="4062.0564" calcext:value-type="float">
            <text:p><text:s/>4,062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DT006</text:p>
          </table:table-cell>
          <table:table-cell table:number-columns-repeated="2" table:style-name="ce18" office:value-type="string" calcext:value-type="string">
            <text:p>EE DT P4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91" calcext:value-type="float">
            <text:p><text:s/>0.91 </text:p>
          </table:table-cell>
          <table:table-cell table:style-name="ce48" table:formula="of:=SUM([.P428]*[.R428])" office:value-type="float" office:value="182" calcext:value-type="float">
            <text:p><text:s/>1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8]*[.T428]" office:value-type="float" office:value="3132.22" calcext:value-type="float">
            <text:p><text:s/>3,132.22 </text:p>
          </table:table-cell>
          <table:table-cell table:style-name="ce6" table:formula="of:=ROUND([.$V$4]*[.U428]/[.$U$470];4)" office:value-type="float" office:value="929.8364" calcext:value-type="float">
            <text:p>929.8364</text:p>
          </table:table-cell>
          <table:table-cell table:style-name="ce52" table:formula="of:=[.U428]+[.V428]" office:value-type="float" office:value="4062.0564" calcext:value-type="float">
            <text:p><text:s/>4,062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DT007</text:p>
          </table:table-cell>
          <table:table-cell table:number-columns-repeated="2" table:style-name="ce18" office:value-type="string" calcext:value-type="string">
            <text:p>EE DT P5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91" calcext:value-type="float">
            <text:p><text:s/>0.91 </text:p>
          </table:table-cell>
          <table:table-cell table:style-name="ce48" table:formula="of:=SUM([.P429]*[.R429])" office:value-type="float" office:value="182" calcext:value-type="float">
            <text:p><text:s/>1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29]*[.T429]" office:value-type="float" office:value="3132.22" calcext:value-type="float">
            <text:p><text:s/>3,132.22 </text:p>
          </table:table-cell>
          <table:table-cell table:style-name="ce6" table:formula="of:=ROUND([.$V$4]*[.U429]/[.$U$470];4)" office:value-type="float" office:value="929.8364" calcext:value-type="float">
            <text:p>929.8364</text:p>
          </table:table-cell>
          <table:table-cell table:style-name="ce52" table:formula="of:=[.U429]+[.V429]" office:value-type="float" office:value="4062.0564" calcext:value-type="float">
            <text:p><text:s/>4,062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DT009</text:p>
          </table:table-cell>
          <table:table-cell table:number-columns-repeated="2" table:style-name="ce18" office:value-type="string" calcext:value-type="string">
            <text:p>EE DT M1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91" calcext:value-type="float">
            <text:p><text:s/>0.91 </text:p>
          </table:table-cell>
          <table:table-cell table:style-name="ce48" table:formula="of:=SUM([.P430]*[.R430])" office:value-type="float" office:value="182" calcext:value-type="float">
            <text:p><text:s/>1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0]*[.T430]" office:value-type="float" office:value="3132.22" calcext:value-type="float">
            <text:p><text:s/>3,132.22 </text:p>
          </table:table-cell>
          <table:table-cell table:style-name="ce6" table:formula="of:=ROUND([.$V$4]*[.U430]/[.$U$470];4)" office:value-type="float" office:value="929.8364" calcext:value-type="float">
            <text:p>929.8364</text:p>
          </table:table-cell>
          <table:table-cell table:style-name="ce52" table:formula="of:=[.U430]+[.V430]" office:value-type="float" office:value="4062.0564" calcext:value-type="float">
            <text:p><text:s/>4,062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EEBTM002</text:p>
          </table:table-cell>
          <table:table-cell table:number-columns-repeated="2" table:style-name="ce18" office:value-type="string" calcext:value-type="string">
            <text:p>EE TLM2 D1 - L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1500" calcext:value-type="float">
            <text:p>1500</text:p>
          </table:table-cell>
          <table:table-cell table:style-name="ce5" office:value-type="float" office:value="500" calcext:value-type="float">
            <text:p>5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31]*[.R431])" office:value-type="float" office:value="690" calcext:value-type="float">
            <text:p><text:s/>69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1]*[.T431]" office:value-type="float" office:value="11874.9" calcext:value-type="float">
            <text:p><text:s/>11,874.90 </text:p>
          </table:table-cell>
          <table:table-cell table:style-name="ce6" table:formula="of:=ROUND([.$V$4]*[.U431]/[.$U$470];4)" office:value-type="float" office:value="3525.2039" calcext:value-type="float">
            <text:p>3525.2039</text:p>
          </table:table-cell>
          <table:table-cell table:style-name="ce52" table:formula="of:=[.U431]+[.V431]" office:value-type="float" office:value="15400.1039" calcext:value-type="float">
            <text:p><text:s/>15,400.1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ME-AT001</text:p>
          </table:table-cell>
          <table:table-cell table:number-columns-repeated="2" table:style-name="ce18" office:value-type="string" calcext:value-type="string">
            <text:p>ME AT 4A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69" calcext:value-type="float">
            <text:p><text:s/>0.69 </text:p>
          </table:table-cell>
          <table:table-cell table:style-name="ce48" table:formula="of:=SUM([.P432]*[.R432])" office:value-type="float" office:value="138" calcext:value-type="float">
            <text:p><text:s/>13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2]*[.T432]" office:value-type="float" office:value="2374.98" calcext:value-type="float">
            <text:p><text:s/>2,374.98 </text:p>
          </table:table-cell>
          <table:table-cell table:style-name="ce6" table:formula="of:=ROUND([.$V$4]*[.U432]/[.$U$470];4)" office:value-type="float" office:value="705.0408" calcext:value-type="float">
            <text:p>705.0408</text:p>
          </table:table-cell>
          <table:table-cell table:style-name="ce52" table:formula="of:=[.U432]+[.V432]" office:value-type="float" office:value="3080.0208" calcext:value-type="float">
            <text:p><text:s/>3,080.0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ME-AT002</text:p>
          </table:table-cell>
          <table:table-cell table:number-columns-repeated="2" table:style-name="ce18" office:value-type="string" calcext:value-type="string">
            <text:p>ME AT 3A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1200" calcext:value-type="float">
            <text:p>1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69" calcext:value-type="float">
            <text:p><text:s/>0.69 </text:p>
          </table:table-cell>
          <table:table-cell table:style-name="ce48" table:formula="of:=SUM([.P433]*[.R433])" office:value-type="float" office:value="828" calcext:value-type="float">
            <text:p><text:s/>82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3]*[.T433]" office:value-type="float" office:value="14249.88" calcext:value-type="float">
            <text:p><text:s/>14,249.88 </text:p>
          </table:table-cell>
          <table:table-cell table:style-name="ce6" table:formula="of:=ROUND([.$V$4]*[.U433]/[.$U$470];4)" office:value-type="float" office:value="4230.2447" calcext:value-type="float">
            <text:p>4230.2447</text:p>
          </table:table-cell>
          <table:table-cell table:style-name="ce52" table:formula="of:=[.U433]+[.V433]" office:value-type="float" office:value="18480.1247" calcext:value-type="float">
            <text:p><text:s/>18,480.12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ME-AT003</text:p>
          </table:table-cell>
          <table:table-cell table:number-columns-repeated="2" table:style-name="ce18" office:value-type="string" calcext:value-type="string">
            <text:p>ME AT 2A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69" calcext:value-type="float">
            <text:p><text:s/>0.69 </text:p>
          </table:table-cell>
          <table:table-cell table:style-name="ce48" table:formula="of:=SUM([.P434]*[.R434])" office:value-type="float" office:value="414" calcext:value-type="float">
            <text:p><text:s/>41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4]*[.T434]" office:value-type="float" office:value="7124.94" calcext:value-type="float">
            <text:p><text:s/>7,124.94 </text:p>
          </table:table-cell>
          <table:table-cell table:style-name="ce6" table:formula="of:=ROUND([.$V$4]*[.U434]/[.$U$470];4)" office:value-type="float" office:value="2115.1223" calcext:value-type="float">
            <text:p>2115.1223</text:p>
          </table:table-cell>
          <table:table-cell table:style-name="ce52" table:formula="of:=[.U434]+[.V434]" office:value-type="float" office:value="9240.0623" calcext:value-type="float">
            <text:p><text:s/>9,240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ME-AT008</text:p>
          </table:table-cell>
          <table:table-cell table:number-columns-repeated="2" table:style-name="ce18" office:value-type="string" calcext:value-type="string">
            <text:p>ME AT E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69" calcext:value-type="float">
            <text:p><text:s/>0.69 </text:p>
          </table:table-cell>
          <table:table-cell table:style-name="ce48" table:formula="of:=SUM([.P435]*[.R435])" office:value-type="float" office:value="414" calcext:value-type="float">
            <text:p><text:s/>41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5]*[.T435]" office:value-type="float" office:value="7124.94" calcext:value-type="float">
            <text:p><text:s/>7,124.94 </text:p>
          </table:table-cell>
          <table:table-cell table:style-name="ce6" table:formula="of:=ROUND([.$V$4]*[.U435]/[.$U$470];4)" office:value-type="float" office:value="2115.1223" calcext:value-type="float">
            <text:p>2115.1223</text:p>
          </table:table-cell>
          <table:table-cell table:style-name="ce52" table:formula="of:=[.U435]+[.V435]" office:value-type="float" office:value="9240.0623" calcext:value-type="float">
            <text:p><text:s/>9,240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ME-AT009</text:p>
          </table:table-cell>
          <table:table-cell table:number-columns-repeated="2" table:style-name="ce18" office:value-type="string" calcext:value-type="string">
            <text:p>ME AT F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69" calcext:value-type="float">
            <text:p><text:s/>0.69 </text:p>
          </table:table-cell>
          <table:table-cell table:style-name="ce48" table:formula="of:=SUM([.P436]*[.R436])" office:value-type="float" office:value="414" calcext:value-type="float">
            <text:p><text:s/>41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6]*[.T436]" office:value-type="float" office:value="7124.94" calcext:value-type="float">
            <text:p><text:s/>7,124.94 </text:p>
          </table:table-cell>
          <table:table-cell table:style-name="ce6" table:formula="of:=ROUND([.$V$4]*[.U436]/[.$U$470];4)" office:value-type="float" office:value="2115.1223" calcext:value-type="float">
            <text:p>2115.1223</text:p>
          </table:table-cell>
          <table:table-cell table:style-name="ce52" table:formula="of:=[.U436]+[.V436]" office:value-type="float" office:value="9240.0623" calcext:value-type="float">
            <text:p><text:s/>9,240.0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1ME-TM002</text:p>
          </table:table-cell>
          <table:table-cell table:number-columns-repeated="2" table:style-name="ce18" office:value-type="string" calcext:value-type="string">
            <text:p>ME TLM2 G - X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1500" calcext:value-type="float">
            <text:p>1500</text:p>
          </table:table-cell>
          <table:table-cell table:style-name="ce5" office:value-type="float" office:value="500" calcext:value-type="float">
            <text:p>5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37]*[.R437])" office:value-type="float" office:value="690" calcext:value-type="float">
            <text:p><text:s/>69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7]*[.T437]" office:value-type="float" office:value="11874.9" calcext:value-type="float">
            <text:p><text:s/>11,874.90 </text:p>
          </table:table-cell>
          <table:table-cell table:style-name="ce6" table:formula="of:=ROUND([.$V$4]*[.U437]/[.$U$470];4)" office:value-type="float" office:value="3525.2039" calcext:value-type="float">
            <text:p>3525.2039</text:p>
          </table:table-cell>
          <table:table-cell table:style-name="ce52" table:formula="of:=[.U437]+[.V437]" office:value-type="float" office:value="15400.1039" calcext:value-type="float">
            <text:p><text:s/>15,400.1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EEBAT003</text:p>
          </table:table-cell>
          <table:table-cell table:number-columns-repeated="2" table:style-name="ce18" office:value-type="string" calcext:value-type="string">
            <text:p>EE AT A2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1.23" calcext:value-type="float">
            <text:p><text:s/>1.23 </text:p>
          </table:table-cell>
          <table:table-cell table:style-name="ce48" table:formula="of:=SUM([.P438]*[.R438])" office:value-type="float" office:value="246" calcext:value-type="float">
            <text:p><text:s/>24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8]*[.T438]" office:value-type="float" office:value="4233.66" calcext:value-type="float">
            <text:p><text:s/>4,233.66 </text:p>
          </table:table-cell>
          <table:table-cell table:style-name="ce6" table:formula="of:=ROUND([.$V$4]*[.U438]/[.$U$470];4)" office:value-type="float" office:value="1256.8118" calcext:value-type="float">
            <text:p>1256.8118</text:p>
          </table:table-cell>
          <table:table-cell table:style-name="ce52" table:formula="of:=[.U438]+[.V438]" office:value-type="float" office:value="5490.4718" calcext:value-type="float">
            <text:p><text:s/>5,490.4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EEBAT005</text:p>
          </table:table-cell>
          <table:table-cell table:number-columns-repeated="2" table:style-name="ce18" office:value-type="string" calcext:value-type="string">
            <text:p>EE AT B2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1.23" calcext:value-type="float">
            <text:p><text:s/>1.23 </text:p>
          </table:table-cell>
          <table:table-cell table:style-name="ce48" table:formula="of:=SUM([.P439]*[.R439])" office:value-type="float" office:value="246" calcext:value-type="float">
            <text:p><text:s/>24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39]*[.T439]" office:value-type="float" office:value="4233.66" calcext:value-type="float">
            <text:p><text:s/>4,233.66 </text:p>
          </table:table-cell>
          <table:table-cell table:style-name="ce6" table:formula="of:=ROUND([.$V$4]*[.U439]/[.$U$470];4)" office:value-type="float" office:value="1256.8118" calcext:value-type="float">
            <text:p>1256.8118</text:p>
          </table:table-cell>
          <table:table-cell table:style-name="ce52" table:formula="of:=[.U439]+[.V439]" office:value-type="float" office:value="5490.4718" calcext:value-type="float">
            <text:p><text:s/>5,490.47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EEBDT002</text:p>
          </table:table-cell>
          <table:table-cell table:number-columns-repeated="2" table:style-name="ce18" office:value-type="string" calcext:value-type="string">
            <text:p>EE DT K2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2.06" calcext:value-type="float">
            <text:p><text:s/>2.06 </text:p>
          </table:table-cell>
          <table:table-cell table:style-name="ce48" table:formula="of:=SUM([.P440]*[.R440])" office:value-type="float" office:value="1648" calcext:value-type="float">
            <text:p><text:s/>1,64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0]*[.T440]" office:value-type="float" office:value="28362.08" calcext:value-type="float">
            <text:p><text:s/>28,362.08 </text:p>
          </table:table-cell>
          <table:table-cell table:style-name="ce6" table:formula="of:=ROUND([.$V$4]*[.U440]/[.$U$470];4)" office:value-type="float" office:value="8419.6174" calcext:value-type="float">
            <text:p>8419.6174</text:p>
          </table:table-cell>
          <table:table-cell table:style-name="ce52" table:formula="of:=[.U440]+[.V440]" office:value-type="float" office:value="36781.6974" calcext:value-type="float">
            <text:p><text:s/>36,781.7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EEBTM001</text:p>
          </table:table-cell>
          <table:table-cell table:number-columns-repeated="2" table:style-name="ce18" office:value-type="string" calcext:value-type="string">
            <text:p>EE TLM1 Z1 - C2 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1500" calcext:value-type="float">
            <text:p>1500</text:p>
          </table:table-cell>
          <table:table-cell table:style-name="ce5" office:value-type="float" office:value="500" calcext:value-type="float">
            <text:p>5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41]*[.R441])" office:value-type="float" office:value="690" calcext:value-type="float">
            <text:p><text:s/>69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1]*[.T441]" office:value-type="float" office:value="11874.9" calcext:value-type="float">
            <text:p><text:s/>11,874.90 </text:p>
          </table:table-cell>
          <table:table-cell table:style-name="ce6" table:formula="of:=ROUND([.$V$4]*[.U441]/[.$U$470];4)" office:value-type="float" office:value="3525.2039" calcext:value-type="float">
            <text:p>3525.2039</text:p>
          </table:table-cell>
          <table:table-cell table:style-name="ce52" table:formula="of:=[.U441]+[.V441]" office:value-type="float" office:value="15400.1039" calcext:value-type="float">
            <text:p><text:s/>15,400.1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AT004</text:p>
          </table:table-cell>
          <table:table-cell table:number-columns-repeated="2" table:style-name="ce18" office:value-type="string" calcext:value-type="string">
            <text:p>ME AT A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5" calcext:value-type="float">
            <text:p><text:s/>0.50 </text:p>
          </table:table-cell>
          <table:table-cell table:style-name="ce48" table:formula="of:=SUM([.P442]*[.R442])" office:value-type="float" office:value="300" calcext:value-type="float">
            <text:p><text:s/>3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2]*[.T442]" office:value-type="float" office:value="5163" calcext:value-type="float">
            <text:p><text:s/>5,163.00 </text:p>
          </table:table-cell>
          <table:table-cell table:style-name="ce6" table:formula="of:=ROUND([.$V$4]*[.U442]/[.$U$470];4)" office:value-type="float" office:value="1532.6973" calcext:value-type="float">
            <text:p>1532.6973</text:p>
          </table:table-cell>
          <table:table-cell table:style-name="ce52" table:formula="of:=[.U442]+[.V442]" office:value-type="float" office:value="6695.6973" calcext:value-type="float">
            <text:p><text:s/>6,695.7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AT005</text:p>
          </table:table-cell>
          <table:table-cell table:number-columns-repeated="2" table:style-name="ce18" office:value-type="string" calcext:value-type="string">
            <text:p>ME AT B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5" calcext:value-type="float">
            <text:p><text:s/>0.50 </text:p>
          </table:table-cell>
          <table:table-cell table:style-name="ce48" table:formula="of:=SUM([.P443]*[.R443])" office:value-type="float" office:value="200" calcext:value-type="float">
            <text:p><text:s/>2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3]*[.T443]" office:value-type="float" office:value="3442" calcext:value-type="float">
            <text:p><text:s/>3,442.00 </text:p>
          </table:table-cell>
          <table:table-cell table:style-name="ce6" table:formula="of:=ROUND([.$V$4]*[.U443]/[.$U$470];4)" office:value-type="float" office:value="1021.7982" calcext:value-type="float">
            <text:p>1021.7982</text:p>
          </table:table-cell>
          <table:table-cell table:style-name="ce52" table:formula="of:=[.U443]+[.V443]" office:value-type="float" office:value="4463.7982" calcext:value-type="float">
            <text:p><text:s/>4,463.8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AT006</text:p>
          </table:table-cell>
          <table:table-cell table:number-columns-repeated="2" table:style-name="ce18" office:value-type="string" calcext:value-type="string">
            <text:p>ME AT C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5" calcext:value-type="float">
            <text:p><text:s/>0.50 </text:p>
          </table:table-cell>
          <table:table-cell table:style-name="ce48" table:formula="of:=SUM([.P444]*[.R444])" office:value-type="float" office:value="200" calcext:value-type="float">
            <text:p><text:s/>2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4]*[.T444]" office:value-type="float" office:value="3442" calcext:value-type="float">
            <text:p><text:s/>3,442.00 </text:p>
          </table:table-cell>
          <table:table-cell table:style-name="ce6" table:formula="of:=ROUND([.$V$4]*[.U444]/[.$U$470];4)" office:value-type="float" office:value="1021.7982" calcext:value-type="float">
            <text:p>1021.7982</text:p>
          </table:table-cell>
          <table:table-cell table:style-name="ce52" table:formula="of:=[.U444]+[.V444]" office:value-type="float" office:value="4463.7982" calcext:value-type="float">
            <text:p><text:s/>4,463.8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DT001</text:p>
          </table:table-cell>
          <table:table-cell table:number-columns-repeated="2" table:style-name="ce18" office:value-type="string" calcext:value-type="string">
            <text:p>ME DT K2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97" calcext:value-type="float">
            <text:p><text:s/>0.97 </text:p>
          </table:table-cell>
          <table:table-cell table:style-name="ce48" table:formula="of:=SUM([.P445]*[.R445])" office:value-type="float" office:value="582" calcext:value-type="float">
            <text:p><text:s/>58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5]*[.T445]" office:value-type="float" office:value="10016.22" calcext:value-type="float">
            <text:p><text:s/>10,016.22 </text:p>
          </table:table-cell>
          <table:table-cell table:style-name="ce6" table:formula="of:=ROUND([.$V$4]*[.U445]/[.$U$470];4)" office:value-type="float" office:value="2973.4328" calcext:value-type="float">
            <text:p>2973.4328</text:p>
          </table:table-cell>
          <table:table-cell table:style-name="ce52" table:formula="of:=[.U445]+[.V445]" office:value-type="float" office:value="12989.6528" calcext:value-type="float">
            <text:p><text:s/>12,989.6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DT002</text:p>
          </table:table-cell>
          <table:table-cell table:number-columns-repeated="2" table:style-name="ce18" office:value-type="string" calcext:value-type="string">
            <text:p>ME DT K1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76" calcext:value-type="float">
            <text:p><text:s/>0.76 </text:p>
          </table:table-cell>
          <table:table-cell table:style-name="ce48" table:formula="of:=SUM([.P446]*[.R446])" office:value-type="float" office:value="608" calcext:value-type="float">
            <text:p><text:s/>60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6]*[.T446]" office:value-type="float" office:value="10463.68" calcext:value-type="float">
            <text:p><text:s/>10,463.68 </text:p>
          </table:table-cell>
          <table:table-cell table:style-name="ce6" table:formula="of:=ROUND([.$V$4]*[.U446]/[.$U$470];4)" office:value-type="float" office:value="3106.2666" calcext:value-type="float">
            <text:p>3106.2666</text:p>
          </table:table-cell>
          <table:table-cell table:style-name="ce52" table:formula="of:=[.U446]+[.V446]" office:value-type="float" office:value="13569.9466" calcext:value-type="float">
            <text:p><text:s/>13,569.9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DT003</text:p>
          </table:table-cell>
          <table:table-cell table:number-columns-repeated="2" table:style-name="ce18" office:value-type="string" calcext:value-type="string">
            <text:p>ME DT P1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5" calcext:value-type="float">
            <text:p><text:s/>0.50 </text:p>
          </table:table-cell>
          <table:table-cell table:style-name="ce48" table:formula="of:=SUM([.P447]*[.R447])" office:value-type="float" office:value="300" calcext:value-type="float">
            <text:p><text:s/>3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7]*[.T447]" office:value-type="float" office:value="5163" calcext:value-type="float">
            <text:p><text:s/>5,163.00 </text:p>
          </table:table-cell>
          <table:table-cell table:style-name="ce6" table:formula="of:=ROUND([.$V$4]*[.U447]/[.$U$470];4)" office:value-type="float" office:value="1532.6973" calcext:value-type="float">
            <text:p>1532.6973</text:p>
          </table:table-cell>
          <table:table-cell table:style-name="ce52" table:formula="of:=[.U447]+[.V447]" office:value-type="float" office:value="6695.6973" calcext:value-type="float">
            <text:p><text:s/>6,695.7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DT004</text:p>
          </table:table-cell>
          <table:table-cell table:number-columns-repeated="2" table:style-name="ce18" office:value-type="string" calcext:value-type="string">
            <text:p>ME DT P2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5" calcext:value-type="float">
            <text:p><text:s/>0.50 </text:p>
          </table:table-cell>
          <table:table-cell table:style-name="ce48" table:formula="of:=SUM([.P448]*[.R448])" office:value-type="float" office:value="300" calcext:value-type="float">
            <text:p><text:s/>3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8]*[.T448]" office:value-type="float" office:value="5163" calcext:value-type="float">
            <text:p><text:s/>5,163.00 </text:p>
          </table:table-cell>
          <table:table-cell table:style-name="ce6" table:formula="of:=ROUND([.$V$4]*[.U448]/[.$U$470];4)" office:value-type="float" office:value="1532.6973" calcext:value-type="float">
            <text:p>1532.6973</text:p>
          </table:table-cell>
          <table:table-cell table:style-name="ce52" table:formula="of:=[.U448]+[.V448]" office:value-type="float" office:value="6695.6973" calcext:value-type="float">
            <text:p><text:s/>6,695.7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DT005</text:p>
          </table:table-cell>
          <table:table-cell table:number-columns-repeated="2" table:style-name="ce18" office:value-type="string" calcext:value-type="string">
            <text:p>ME DT P3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5" calcext:value-type="float">
            <text:p><text:s/>0.50 </text:p>
          </table:table-cell>
          <table:table-cell table:style-name="ce48" table:formula="of:=SUM([.P449]*[.R449])" office:value-type="float" office:value="300" calcext:value-type="float">
            <text:p><text:s/>3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49]*[.T449]" office:value-type="float" office:value="5163" calcext:value-type="float">
            <text:p><text:s/>5,163.00 </text:p>
          </table:table-cell>
          <table:table-cell table:style-name="ce6" table:formula="of:=ROUND([.$V$4]*[.U449]/[.$U$470];4)" office:value-type="float" office:value="1532.6973" calcext:value-type="float">
            <text:p>1532.6973</text:p>
          </table:table-cell>
          <table:table-cell table:style-name="ce52" table:formula="of:=[.U449]+[.V449]" office:value-type="float" office:value="6695.6973" calcext:value-type="float">
            <text:p><text:s/>6,695.7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DT006</text:p>
          </table:table-cell>
          <table:table-cell table:number-columns-repeated="2" table:style-name="ce18" office:value-type="string" calcext:value-type="string">
            <text:p>ME DT P4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5" calcext:value-type="float">
            <text:p><text:s/>0.50 </text:p>
          </table:table-cell>
          <table:table-cell table:style-name="ce48" table:formula="of:=SUM([.P450]*[.R450])" office:value-type="float" office:value="100" calcext:value-type="float">
            <text:p><text:s/>1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0]*[.T450]" office:value-type="float" office:value="1721" calcext:value-type="float">
            <text:p><text:s/>1,721.00 </text:p>
          </table:table-cell>
          <table:table-cell table:style-name="ce6" table:formula="of:=ROUND([.$V$4]*[.U450]/[.$U$470];4)" office:value-type="float" office:value="510.8991" calcext:value-type="float">
            <text:p>510.8991</text:p>
          </table:table-cell>
          <table:table-cell table:style-name="ce52" table:formula="of:=[.U450]+[.V450]" office:value-type="float" office:value="2231.8991" calcext:value-type="float">
            <text:p><text:s/>2,231.9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2ME-DT007</text:p>
          </table:table-cell>
          <table:table-cell table:number-columns-repeated="2" table:style-name="ce18" office:value-type="string" calcext:value-type="string">
            <text:p>ME DT P5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5" calcext:value-type="float">
            <text:p><text:s/>0.50 </text:p>
          </table:table-cell>
          <table:table-cell table:style-name="ce48" table:formula="of:=SUM([.P451]*[.R451])" office:value-type="float" office:value="200" calcext:value-type="float">
            <text:p><text:s/>20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1]*[.T451]" office:value-type="float" office:value="3442" calcext:value-type="float">
            <text:p><text:s/>3,442.00 </text:p>
          </table:table-cell>
          <table:table-cell table:style-name="ce6" table:formula="of:=ROUND([.$V$4]*[.U451]/[.$U$470];4)" office:value-type="float" office:value="1021.7982" calcext:value-type="float">
            <text:p>1021.7982</text:p>
          </table:table-cell>
          <table:table-cell table:style-name="ce52" table:formula="of:=[.U451]+[.V451]" office:value-type="float" office:value="4463.7982" calcext:value-type="float">
            <text:p><text:s/>4,463.8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N3ME-TM001</text:p>
          </table:table-cell>
          <table:table-cell table:number-columns-repeated="2" table:style-name="ce18" office:value-type="string" calcext:value-type="string">
            <text:p>ME TLM1 Z1 - F</text:p>
          </table:table-cell>
          <table:table-cell table:style-name="ce18" office:value-type="string" calcext:value-type="string">
            <text:p>NCI</text:p>
          </table:table-cell>
          <table:table-cell table:style-name="ce5" office:value-type="string" calcext:value-type="string">
            <text:p>NCI</text:p>
          </table:table-cell>
          <table:table-cell table:style-name="ce5"/>
          <table:table-cell table:style-name="ce18" office:value-type="float" office:value="1500" calcext:value-type="float">
            <text:p>1500</text:p>
          </table:table-cell>
          <table:table-cell table:style-name="ce5" office:value-type="float" office:value="500" calcext:value-type="float">
            <text:p>500</text:p>
          </table:table-cell>
          <table:table-cell table:style-name="ce45" office:value-type="float" office:value="0.29" calcext:value-type="float">
            <text:p><text:s/>0.29 </text:p>
          </table:table-cell>
          <table:table-cell table:style-name="ce48" table:formula="of:=SUM([.P452]*[.R452])" office:value-type="float" office:value="435" calcext:value-type="float">
            <text:p><text:s/>435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2]*[.T452]" office:value-type="float" office:value="7486.35" calcext:value-type="float">
            <text:p><text:s/>7,486.35 </text:p>
          </table:table-cell>
          <table:table-cell table:style-name="ce6" table:formula="of:=ROUND([.$V$4]*[.U452]/[.$U$470];4)" office:value-type="float" office:value="2222.4112" calcext:value-type="float">
            <text:p>2222.4112</text:p>
          </table:table-cell>
          <table:table-cell table:style-name="ce52" table:formula="of:=[.U452]+[.V452]" office:value-type="float" office:value="9708.7612" calcext:value-type="float">
            <text:p><text:s/>9,708.76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1021</text:p>
          </table:table-cell>
          <table:table-cell table:style-name="ce18" office:value-type="string" calcext:value-type="string">
            <text:p>PSE WKS Z1 02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1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53]*[.R453])" office:value-type="float" office:value="368" calcext:value-type="float">
            <text:p><text:s/>3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3]*[.T453]" office:value-type="float" office:value="6333.28" calcext:value-type="float">
            <text:p><text:s/>6,333.28 </text:p>
          </table:table-cell>
          <table:table-cell table:style-name="ce6" table:formula="of:=ROUND([.$V$4]*[.U453]/[.$U$470];4)" office:value-type="float" office:value="1880.1087" calcext:value-type="float">
            <text:p>1880.1087</text:p>
          </table:table-cell>
          <table:table-cell table:style-name="ce52" table:formula="of:=[.U453]+[.V453]" office:value-type="float" office:value="8213.3887" calcext:value-type="float">
            <text:p><text:s/>8,213.3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1031</text:p>
          </table:table-cell>
          <table:table-cell table:style-name="ce18" office:value-type="string" calcext:value-type="string">
            <text:p>PSE WKS Z1 03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1</text:p>
          </table:table-cell>
          <table:table-cell table:style-name="ce18" office:value-type="float" office:value="1000" calcext:value-type="float">
            <text:p>10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54]*[.R454])" office:value-type="float" office:value="460" calcext:value-type="float">
            <text:p><text:s/>4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4]*[.T454]" office:value-type="float" office:value="7916.6" calcext:value-type="float">
            <text:p><text:s/>7,916.60 </text:p>
          </table:table-cell>
          <table:table-cell table:style-name="ce6" table:formula="of:=ROUND([.$V$4]*[.U454]/[.$U$470];4)" office:value-type="float" office:value="2350.1359" calcext:value-type="float">
            <text:p>2350.1359</text:p>
          </table:table-cell>
          <table:table-cell table:style-name="ce52" table:formula="of:=[.U454]+[.V454]" office:value-type="float" office:value="10266.7359" calcext:value-type="float">
            <text:p><text:s/>10,266.7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1041</text:p>
          </table:table-cell>
          <table:table-cell table:style-name="ce18" office:value-type="string" calcext:value-type="string">
            <text:p>PSE WKS Z1 04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1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55]*[.R455])" office:value-type="float" office:value="368" calcext:value-type="float">
            <text:p><text:s/>3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5]*[.T455]" office:value-type="float" office:value="6333.28" calcext:value-type="float">
            <text:p><text:s/>6,333.28 </text:p>
          </table:table-cell>
          <table:table-cell table:style-name="ce6" table:formula="of:=ROUND([.$V$4]*[.U455]/[.$U$470];4)" office:value-type="float" office:value="1880.1087" calcext:value-type="float">
            <text:p>1880.1087</text:p>
          </table:table-cell>
          <table:table-cell table:style-name="ce52" table:formula="of:=[.U455]+[.V455]" office:value-type="float" office:value="8213.3887" calcext:value-type="float">
            <text:p><text:s/>8,213.3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1051</text:p>
          </table:table-cell>
          <table:table-cell table:style-name="ce18" office:value-type="string" calcext:value-type="string">
            <text:p>PSE WKS Z1 05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1</text:p>
          </table:table-cell>
          <table:table-cell table:style-name="ce18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56]*[.R456])" office:value-type="float" office:value="368" calcext:value-type="float">
            <text:p><text:s/>368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6]*[.T456]" office:value-type="float" office:value="6333.28" calcext:value-type="float">
            <text:p><text:s/>6,333.28 </text:p>
          </table:table-cell>
          <table:table-cell table:style-name="ce6" table:formula="of:=ROUND([.$V$4]*[.U456]/[.$U$470];4)" office:value-type="float" office:value="1880.1087" calcext:value-type="float">
            <text:p>1880.1087</text:p>
          </table:table-cell>
          <table:table-cell table:style-name="ce52" table:formula="of:=[.U456]+[.V456]" office:value-type="float" office:value="8213.3887" calcext:value-type="float">
            <text:p><text:s/>8,213.3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1061</text:p>
          </table:table-cell>
          <table:table-cell table:style-name="ce18" office:value-type="string" calcext:value-type="string">
            <text:p>PSE WKS Z1 06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1</text:p>
          </table:table-cell>
          <table:table-cell table:style-name="ce18" office:value-type="float" office:value="1000" calcext:value-type="float">
            <text:p>10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57]*[.R457])" office:value-type="float" office:value="460" calcext:value-type="float">
            <text:p><text:s/>460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7]*[.T457]" office:value-type="float" office:value="7916.6" calcext:value-type="float">
            <text:p><text:s/>7,916.60 </text:p>
          </table:table-cell>
          <table:table-cell table:style-name="ce6" table:formula="of:=ROUND([.$V$4]*[.U457]/[.$U$470];4)" office:value-type="float" office:value="2350.1359" calcext:value-type="float">
            <text:p>2350.1359</text:p>
          </table:table-cell>
          <table:table-cell table:style-name="ce52" table:formula="of:=[.U457]+[.V457]" office:value-type="float" office:value="10266.7359" calcext:value-type="float">
            <text:p><text:s/>10,266.7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1071</text:p>
          </table:table-cell>
          <table:table-cell table:style-name="ce18" office:value-type="string" calcext:value-type="string">
            <text:p>PSE WKS Z1 07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58]*[.R458])" office:value-type="float" office:value="276" calcext:value-type="float">
            <text:p><text:s/>27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8]*[.T458]" office:value-type="float" office:value="4749.96" calcext:value-type="float">
            <text:p><text:s/>4,749.96 </text:p>
          </table:table-cell>
          <table:table-cell table:style-name="ce6" table:formula="of:=ROUND([.$V$4]*[.U458]/[.$U$470];4)" office:value-type="float" office:value="1410.0816" calcext:value-type="float">
            <text:p>1410.0816</text:p>
          </table:table-cell>
          <table:table-cell table:style-name="ce52" table:formula="of:=[.U458]+[.V458]" office:value-type="float" office:value="6160.0416" calcext:value-type="float">
            <text:p><text:s/>6,160.0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1081</text:p>
          </table:table-cell>
          <table:table-cell table:style-name="ce18" office:value-type="string" calcext:value-type="string">
            <text:p>PSE WKS Z1 08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1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59]*[.R459])" office:value-type="float" office:value="184" calcext:value-type="float">
            <text:p><text:s/>18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59]*[.T459]" office:value-type="float" office:value="3166.64" calcext:value-type="float">
            <text:p><text:s/>3,166.64 </text:p>
          </table:table-cell>
          <table:table-cell table:style-name="ce6" table:formula="of:=ROUND([.$V$4]*[.U459]/[.$U$470];4)" office:value-type="float" office:value="940.0544" calcext:value-type="float">
            <text:p>940.0544</text:p>
          </table:table-cell>
          <table:table-cell table:style-name="ce52" table:formula="of:=[.U459]+[.V459]" office:value-type="float" office:value="4106.6944" calcext:value-type="float">
            <text:p><text:s/>4,106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1091</text:p>
          </table:table-cell>
          <table:table-cell table:style-name="ce18" office:value-type="string" calcext:value-type="string">
            <text:p>PSE WKS Z1 09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1</text:p>
          </table:table-cell>
          <table:table-cell table:style-name="ce18" office:value-type="float" office:value="600" calcext:value-type="float">
            <text:p>6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0]*[.R460])" office:value-type="float" office:value="276" calcext:value-type="float">
            <text:p><text:s/>276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0]*[.T460]" office:value-type="float" office:value="4749.96" calcext:value-type="float">
            <text:p><text:s/>4,749.96 </text:p>
          </table:table-cell>
          <table:table-cell table:style-name="ce6" table:formula="of:=ROUND([.$V$4]*[.U460]/[.$U$470];4)" office:value-type="float" office:value="1410.0816" calcext:value-type="float">
            <text:p>1410.0816</text:p>
          </table:table-cell>
          <table:table-cell table:style-name="ce52" table:formula="of:=[.U460]+[.V460]" office:value-type="float" office:value="6160.0416" calcext:value-type="float">
            <text:p><text:s/>6,160.04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2001</text:p>
          </table:table-cell>
          <table:table-cell table:style-name="ce18" office:value-type="string" calcext:value-type="string">
            <text:p>PSE WKS Z2 00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2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1]*[.R461])" office:value-type="float" office:value="184" calcext:value-type="float">
            <text:p><text:s/>18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1]*[.T461]" office:value-type="float" office:value="3166.64" calcext:value-type="float">
            <text:p><text:s/>3,166.64 </text:p>
          </table:table-cell>
          <table:table-cell table:style-name="ce6" table:formula="of:=ROUND([.$V$4]*[.U461]/[.$U$470];4)" office:value-type="float" office:value="940.0544" calcext:value-type="float">
            <text:p>940.0544</text:p>
          </table:table-cell>
          <table:table-cell table:style-name="ce52" table:formula="of:=[.U461]+[.V461]" office:value-type="float" office:value="4106.6944" calcext:value-type="float">
            <text:p><text:s/>4,106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2011</text:p>
          </table:table-cell>
          <table:table-cell table:style-name="ce18" office:value-type="string" calcext:value-type="string">
            <text:p>PSE WKS Z2 01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2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2]*[.R462])" office:value-type="float" office:value="184" calcext:value-type="float">
            <text:p><text:s/>18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2]*[.T462]" office:value-type="float" office:value="3166.64" calcext:value-type="float">
            <text:p><text:s/>3,166.64 </text:p>
          </table:table-cell>
          <table:table-cell table:style-name="ce6" table:formula="of:=ROUND([.$V$4]*[.U462]/[.$U$470];4)" office:value-type="float" office:value="940.0544" calcext:value-type="float">
            <text:p>940.0544</text:p>
          </table:table-cell>
          <table:table-cell table:style-name="ce52" table:formula="of:=[.U462]+[.V462]" office:value-type="float" office:value="4106.6944" calcext:value-type="float">
            <text:p><text:s/>4,106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2021</text:p>
          </table:table-cell>
          <table:table-cell table:style-name="ce18" office:value-type="string" calcext:value-type="string">
            <text:p>PSE WKS Z2 02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3]*[.R463])" office:value-type="float" office:value="92" calcext:value-type="float">
            <text:p><text:s/>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3]*[.T463]" office:value-type="float" office:value="1583.32" calcext:value-type="float">
            <text:p><text:s/>1,583.32 </text:p>
          </table:table-cell>
          <table:table-cell table:style-name="ce6" table:formula="of:=ROUND([.$V$4]*[.U463]/[.$U$470];4)" office:value-type="float" office:value="470.0272" calcext:value-type="float">
            <text:p>470.0272</text:p>
          </table:table-cell>
          <table:table-cell table:style-name="ce52" table:formula="of:=[.U463]+[.V463]" office:value-type="float" office:value="2053.3472" calcext:value-type="float">
            <text:p><text:s/>2,053.3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2031</text:p>
          </table:table-cell>
          <table:table-cell table:style-name="ce18" office:value-type="string" calcext:value-type="string">
            <text:p>PSE WKS Z2 03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2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4]*[.R464])" office:value-type="float" office:value="184" calcext:value-type="float">
            <text:p><text:s/>184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4]*[.T464]" office:value-type="float" office:value="3166.64" calcext:value-type="float">
            <text:p><text:s/>3,166.64 </text:p>
          </table:table-cell>
          <table:table-cell table:style-name="ce6" table:formula="of:=ROUND([.$V$4]*[.U464]/[.$U$470];4)" office:value-type="float" office:value="940.0544" calcext:value-type="float">
            <text:p>940.0544</text:p>
          </table:table-cell>
          <table:table-cell table:style-name="ce52" table:formula="of:=[.U464]+[.V464]" office:value-type="float" office:value="4106.6944" calcext:value-type="float">
            <text:p><text:s/>4,106.69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2041</text:p>
          </table:table-cell>
          <table:table-cell table:style-name="ce18" office:value-type="string" calcext:value-type="string">
            <text:p>PSE WKS Z2 04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5]*[.R465])" office:value-type="float" office:value="92" calcext:value-type="float">
            <text:p><text:s/>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5]*[.T465]" office:value-type="float" office:value="1583.32" calcext:value-type="float">
            <text:p><text:s/>1,583.32 </text:p>
          </table:table-cell>
          <table:table-cell table:style-name="ce6" table:formula="of:=ROUND([.$V$4]*[.U465]/[.$U$470];4)" office:value-type="float" office:value="470.0272" calcext:value-type="float">
            <text:p>470.0272</text:p>
          </table:table-cell>
          <table:table-cell table:style-name="ce52" table:formula="of:=[.U465]+[.V465]" office:value-type="float" office:value="2053.3472" calcext:value-type="float">
            <text:p><text:s/>2,053.3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2051</text:p>
          </table:table-cell>
          <table:table-cell table:style-name="ce18" office:value-type="string" calcext:value-type="string">
            <text:p>PSE WKS Z2 05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6]*[.R466])" office:value-type="float" office:value="92" calcext:value-type="float">
            <text:p><text:s/>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6]*[.T466]" office:value-type="float" office:value="1583.32" calcext:value-type="float">
            <text:p><text:s/>1,583.32 </text:p>
          </table:table-cell>
          <table:table-cell table:style-name="ce6" table:formula="of:=ROUND([.$V$4]*[.U466]/[.$U$470];4)" office:value-type="float" office:value="470.0272" calcext:value-type="float">
            <text:p>470.0272</text:p>
          </table:table-cell>
          <table:table-cell table:style-name="ce52" table:formula="of:=[.U466]+[.V466]" office:value-type="float" office:value="2053.3472" calcext:value-type="float">
            <text:p><text:s/>2,053.3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2081</text:p>
          </table:table-cell>
          <table:table-cell table:style-name="ce18" office:value-type="string" calcext:value-type="string">
            <text:p>PSE WKS Z2 08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7]*[.R467])" office:value-type="float" office:value="92" calcext:value-type="float">
            <text:p><text:s/>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7]*[.T467]" office:value-type="float" office:value="1583.32" calcext:value-type="float">
            <text:p><text:s/>1,583.32 </text:p>
          </table:table-cell>
          <table:table-cell table:style-name="ce6" table:formula="of:=ROUND([.$V$4]*[.U467]/[.$U$470];4)" office:value-type="float" office:value="470.0272" calcext:value-type="float">
            <text:p>470.0272</text:p>
          </table:table-cell>
          <table:table-cell table:style-name="ce52" table:formula="of:=[.U467]+[.V467]" office:value-type="float" office:value="2053.3472" calcext:value-type="float">
            <text:p><text:s/>2,053.3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5" office:value-type="string" calcext:value-type="string">
            <text:p>KUL2</text:p>
          </table:table-cell>
          <table:table-cell table:style-name="ce5" office:value-type="float" office:value="51433" calcext:value-type="float">
            <text:p>51433</text:p>
          </table:table-cell>
          <table:table-cell table:style-name="ce7" office:value-type="date" office:date-value="2015-04-20" calcext:value-type="date">
            <text:p>20/04/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91A00002</text:p>
          </table:table-cell>
          <table:table-cell table:style-name="ce14" office:value-type="string" calcext:value-type="string">
            <text:p>Kumon India Education Pvt. Ltd. (Bangalore)</text:p>
          </table:table-cell>
          <table:table-cell table:style-name="ce18" office:value-type="float" office:value="51433" calcext:value-type="float">
            <text:p>51433</text:p>
          </table:table-cell>
          <table:table-cell table:style-name="ce7" office:value-type="date" office:date-value="2015-04-22" calcext:value-type="date">
            <text:p>22/04/2015</text:p>
          </table:table-cell>
          <table:table-cell table:style-name="ce18" office:value-type="string" calcext:value-type="string">
            <text:p>W1PSEZ2091</text:p>
          </table:table-cell>
          <table:table-cell table:style-name="ce18" office:value-type="string" calcext:value-type="string">
            <text:p>PSE WKS Z2 091</text:p>
          </table:table-cell>
          <table:table-cell table:style-name="ce29" office:value-type="string" calcext:value-type="string">
            <text:p>PSE WKS <text:s/>Z1-Z2</text:p>
          </table:table-cell>
          <table:table-cell table:style-name="ce18" office:value-type="string" calcext:value-type="string">
            <text:p>WKS</text:p>
          </table:table-cell>
          <table:table-cell table:style-name="ce5" office:value-type="string" calcext:value-type="string">
            <text:p>PSE</text:p>
          </table:table-cell>
          <table:table-cell table:style-name="ce5" office:value-type="string" calcext:value-type="string">
            <text:p>Z2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00" calcext:value-type="float">
            <text:p>200</text:p>
          </table:table-cell>
          <table:table-cell table:style-name="ce45" office:value-type="float" office:value="0.46" calcext:value-type="float">
            <text:p><text:s/>0.46 </text:p>
          </table:table-cell>
          <table:table-cell table:style-name="ce48" table:formula="of:=SUM([.P468]*[.R468])" office:value-type="float" office:value="92" calcext:value-type="float">
            <text:p><text:s/>92.00 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51" table:formula="of:=[.S468]*[.T468]" office:value-type="float" office:value="1583.32" calcext:value-type="float">
            <text:p><text:s/>1,583.32 </text:p>
          </table:table-cell>
          <table:table-cell table:style-name="ce6" table:formula="of:=ROUND([.$V$4]*[.U468]/[.$U$470];4)" office:value-type="float" office:value="470.0272" calcext:value-type="float">
            <text:p>470.0272</text:p>
          </table:table-cell>
          <table:table-cell table:style-name="ce52" table:formula="of:=[.U468]+[.V468]" office:value-type="float" office:value="2053.3472" calcext:value-type="float">
            <text:p><text:s/>2,053.35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6" table:number-columns-repeated="17"/>
          <table:table-cell table:style-name="ce11"/>
          <table:table-cell table:style-name="ce46"/>
          <table:table-cell table:style-name="ce15"/>
          <table:table-cell table:style-name="ce6"/>
          <table:table-cell table:style-name="ce6" table:formula="of:=SUM([.V7:.V468])" office:value-type="float" office:value="453658.996399999" calcext:value-type="float">
            <text:p>453658.996399999</text:p>
          </table:table-cell>
          <table:table-cell table:style-name="ce52" table:formula="of:=SUM([.W7:.W468])" office:value-type="float" office:value="1981841.59840001" calcext:value-type="float">
            <text:p><text:s/>19,81,841.60 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6" table:number-columns-repeated="7"/>
          <table:table-cell table:style-name="ce15"/>
          <table:table-cell table:style-name="ce6"/>
          <table:table-cell table:style-name="ce15" table:number-columns-repeated="2"/>
          <table:table-cell table:style-name="ce6"/>
          <table:table-cell table:style-name="ce15"/>
          <table:table-cell table:style-name="ce6"/>
          <table:table-cell table:style-name="ce38" office:value-type="string" calcext:value-type="string">
            <text:p>TOTAL</text:p>
          </table:table-cell>
          <table:table-cell table:style-name="ce40" table:formula="of:=SUBTOTAL(9;[.P7:.P469])" office:value-type="float" office:value="217600" calcext:value-type="float">
            <text:p><text:s/>2,17,600 </text:p>
          </table:table-cell>
          <table:table-cell table:style-name="ce42" table:number-columns-repeated="2"/>
          <table:table-cell table:style-name="ce49" table:formula="of:=SUBTOTAL(9;[.S7:.S469])" office:value-type="float" office:value="88796.2" calcext:value-type="float">
            <text:p><text:s/>88,796.20 </text:p>
          </table:table-cell>
          <table:table-cell table:style-name="ce15"/>
          <table:table-cell table:style-name="ce49" table:formula="of:=SUBTOTAL(9;[.U7:.U469])" office:value-type="float" office:value="1528182.602" calcext:value-type="float">
            <text:p><text:s/>15,28,182.60 </text:p>
          </table:table-cell>
          <table:table-cell table:style-name="ce6" table:formula="of:=[.V469]-[.V4]" office:value-type="float" office:value="-0.00360000104410574" calcext:value-type="float">
            <text:p>-0.003600001</text:p>
          </table:table-cell>
          <table:table-cell table:style-name="ce53" table:formula="of:=[.U470]+[.V469]-[.W469]" office:value-type="float" office:value="0" calcext:value-type="float">
            <text:p><text:s/>- <text:s text:c="2"/>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6" table:number-columns-repeated="7"/>
          <table:table-cell table:style-name="ce15"/>
          <table:table-cell table:style-name="ce6"/>
          <table:table-cell table:style-name="ce15" table:number-columns-repeated="2"/>
          <table:table-cell table:style-name="ce6"/>
          <table:table-cell table:style-name="ce33"/>
          <table:table-cell table:style-name="ce6"/>
          <table:table-cell table:style-name="ce39"/>
          <table:table-cell table:style-name="ce41"/>
          <table:table-cell table:style-name="ce43" table:number-columns-repeated="2"/>
          <table:table-cell table:style-name="ce50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6" table:number-columns-repeated="7"/>
          <table:table-cell table:style-name="ce15"/>
          <table:table-cell table:style-name="ce20"/>
          <table:table-cell table:style-name="ce23" office:value-type="string" calcext:value-type="string">
            <text:p>Values</text:p>
          </table:table-cell>
          <table:table-cell table:style-name="ce23"/>
          <table:table-cell table:style-name="ce20"/>
          <table:table-cell table:style-name="ce15"/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4">
          <table:table-cell table:style-name="ce6" table:number-columns-repeated="4"/>
          <table:table-cell table:style-name="ce8" office:value-type="string" calcext:value-type="string">
            <text:p>Invoice No</text:p>
          </table:table-cell>
          <table:table-cell table:style-name="ce10" office:value-type="string" calcext:value-type="string">
            <text:p>Value (MYR)</text:p>
          </table:table-cell>
          <table:table-cell table:style-name="ce6"/>
          <table:table-cell table:style-name="ce15"/>
          <table:table-cell table:style-name="ce20" office:value-type="string" calcext:value-type="string">
            <text:p>Row Labels</text:p>
          </table:table-cell>
          <table:table-cell table:style-name="ce24" office:value-type="string" calcext:value-type="string">
            <text:p>Sum of Order Quantity</text:p>
          </table:table-cell>
          <table:table-cell table:style-name="ce24" office:value-type="string" calcext:value-type="string">
            <text:p>Sum of Amount (MYR)</text:p>
          </table:table-cell>
          <table:table-cell table:style-name="ce31"/>
          <table:table-cell table:style-name="ce34" office:value-type="string" calcext:value-type="string">
            <text:p>AMOUNT in INR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IVX1504 09 IN</text:p>
          </table:table-cell>
          <table:table-cell table:style-name="ce11" office:value-type="float" office:value="88796.2" calcext:value-type="float">
            <text:p><text:s/>88,796.20 </text:p>
          </table:table-cell>
          <table:table-cell table:style-name="ce6"/>
          <table:table-cell table:style-name="ce15"/>
          <table:table-cell table:style-name="ce21" office:value-type="string" calcext:value-type="string">
            <text:p>WKS</text:p>
          </table:table-cell>
          <table:table-cell table:style-name="ce25" office:value-type="float" office:value="198600" calcext:value-type="float">
            <text:p><text:s/>1,98,600 </text:p>
          </table:table-cell>
          <table:table-cell table:style-name="ce27" office:value-type="float" office:value="69384" calcext:value-type="float">
            <text:p><text:s/>69,384.00 </text:p>
          </table:table-cell>
          <table:table-cell table:style-name="ce32"/>
          <table:table-cell table:style-name="ce15" table:formula="of:=ROUND(GETPIVOTDATA(&quot;Sum of Amount (MYR)&quot;;[.$I$472];&quot;Subject&quot;;&quot;WKS&quot;)*17.21;0)" office:value-type="string" office:string-value="" calcext:value-type="error">
            <text:p>#REF!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9" office:value-type="string" calcext:value-type="string">
            <text:p>Grand Total</text:p>
          </table:table-cell>
          <table:table-cell table:style-name="ce12" table:formula="of:=SUM([.F474])" office:value-type="float" office:value="88796.2" calcext:value-type="float">
            <text:p><text:s/>88,796.20 </text:p>
          </table:table-cell>
          <table:table-cell table:style-name="ce6"/>
          <table:table-cell table:style-name="ce15"/>
          <table:table-cell table:style-name="ce21" office:value-type="string" calcext:value-type="string">
            <text:p>CI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27" office:value-type="float" office:value="6029.2" calcext:value-type="float">
            <text:p><text:s/>6,029.20 </text:p>
          </table:table-cell>
          <table:table-cell table:style-name="ce32"/>
          <table:table-cell table:style-name="ce15" table:formula="of:=ROUND(GETPIVOTDATA(&quot;Sum of Amount (MYR)&quot;;[.$I$472];&quot;Subject&quot;;&quot;CI&quot;)*17.21;0)" office:value-type="string" office:string-value="" calcext:value-type="error">
            <text:p>#REF!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6" table:number-columns-repeated="7"/>
          <table:table-cell table:style-name="ce15"/>
          <table:table-cell table:style-name="ce21" office:value-type="string" calcext:value-type="string">
            <text:p>NCI</text:p>
          </table:table-cell>
          <table:table-cell table:style-name="ce25" office:value-type="float" office:value="18400" calcext:value-type="float">
            <text:p><text:s/>18,400 </text:p>
          </table:table-cell>
          <table:table-cell table:style-name="ce27" office:value-type="float" office:value="13383" calcext:value-type="float">
            <text:p><text:s/>13,383.00 </text:p>
          </table:table-cell>
          <table:table-cell table:style-name="ce32"/>
          <table:table-cell table:style-name="ce15" table:formula="of:=ROUND(GETPIVOTDATA(&quot;Sum of Amount (MYR)&quot;;[.$I$472];&quot;Subject&quot;;&quot;NCI&quot;)*17.21;0)" office:value-type="string" office:string-value="" calcext:value-type="error">
            <text:p>#REF!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6" table:number-columns-repeated="7"/>
          <table:table-cell table:style-name="ce15"/>
          <table:table-cell table:style-name="ce21" office:value-type="string" calcext:value-type="string">
            <text:p>Grand Total</text:p>
          </table:table-cell>
          <table:table-cell table:style-name="ce25" office:value-type="float" office:value="217600" calcext:value-type="float">
            <text:p><text:s/>2,17,600 </text:p>
          </table:table-cell>
          <table:table-cell table:style-name="ce27" office:value-type="float" office:value="88796.2" calcext:value-type="float">
            <text:p><text:s/>88,796.20 </text:p>
          </table:table-cell>
          <table:table-cell table:style-name="ce32"/>
          <table:table-cell table:style-name="ce35" table:formula="of:=SUM([.M474:.M476])" office:value-type="string" office:string-value="" calcext:value-type="error">
            <text:p>#REF!</text:p>
          </table:table-cell>
          <table:table-cell table:style-name="ce36" table:formula="of:=[.M477]-[.U470]" office:value-type="string" office:string-value="" calcext:value-type="error">
            <office:annotation draw:style-name="gr1" draw:text-style-name="P2" svg:width="75.93mm" svg:height="12.17mm" svg:x="486.09mm" svg:y="3293mm" draw:caption-point-x="-4.07mm" draw:caption-point-y="-9.43mm">
              <dc:date>2017-01-31T00:00:00</dc:date>
              <text:p text:style-name="P1">Author:</text:p>
              <text:p text:style-name="P1">control check</text:p>
            </office:annotation>
            <text:p>#REF!</text:p>
          </table:table-cell>
          <table:table-cell table:style-name="ce6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6" table:number-columns-repeated="7"/>
          <table:table-cell table:style-name="ce15"/>
          <table:table-cell table:style-name="ce22"/>
          <table:table-cell table:style-name="ce26" table:number-columns-repeated="2"/>
          <table:table-cell table:style-name="ce22"/>
          <table:table-cell table:style-name="ce15"/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6" table:number-columns-repeated="7"/>
          <table:table-cell table:style-name="ce15"/>
          <table:table-cell table:style-name="ce22"/>
          <table:table-cell table:style-name="ce26" table:number-columns-repeated="2"/>
          <table:table-cell table:style-name="ce22"/>
          <table:table-cell table:style-name="ce15"/>
          <table:table-cell table:style-name="ce37"/>
          <table:table-cell table:style-name="ce6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>
          <table:table-cell table:style-name="ce6" table:number-columns-repeated="7"/>
          <table:table-cell table:style-name="ce15"/>
          <table:table-cell table:style-name="ce22"/>
          <table:table-cell table:style-name="ce26" table:number-columns-repeated="2"/>
          <table:table-cell table:style-name="ce22"/>
          <table:table-cell table:style-name="ce15"/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1" table:number-rows-repeated="520">
          <table:table-cell table:style-name="ce6" table:number-columns-repeated="7"/>
          <table:table-cell table:style-name="ce15"/>
          <table:table-cell table:style-name="ce6"/>
          <table:table-cell table:style-name="ce15" table:number-columns-repeated="2"/>
          <table:table-cell table:style-name="ce6"/>
          <table:table-cell table:style-name="ce15"/>
          <table:table-cell table:style-name="ce6" table:number-columns-repeated="2"/>
          <table:table-cell table:style-name="ce15"/>
          <table:table-cell table:style-name="ce6"/>
          <table:table-cell table:style-name="ce11"/>
          <table:table-cell table:style-name="ce46"/>
          <table:table-cell table:style-name="ce15" table:number-columns-repeated="2"/>
          <table:table-cell table:style-name="ce6" table:number-columns-repeated="5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4:15:08.107467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4:15:21.214178779</meta:creation-date>
    <meta:editing-duration>PT1H14M26S</meta:editing-duration>
    <meta:editing-cycles>2</meta:editing-cycles>
    <meta:generator>LibreOffice/5.1.4.2$Linux_X86_64 LibreOffice_project/10m0$Build-2</meta:generator>
    <dc:date>2017-01-31T15:43:52.022778827</dc:date>
    <meta:document-statistic meta:table-count="1" meta:cell-count="10645" meta:object-count="0"/>
  </office:meta>
</office:document-meta>
</file>